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399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035cm"/>
    </style:style>
    <style:style style:name="co14" style:family="table-column">
      <style:table-column-properties fo:break-before="auto" style:column-width="2.125cm"/>
    </style:style>
    <style:style style:name="co15" style:family="table-column">
      <style:table-column-properties fo:break-before="auto" style:column-width="1.258cm"/>
    </style:style>
    <style:style style:name="co16" style:family="table-column">
      <style:table-column-properties fo:break-before="auto" style:column-width="1.147cm"/>
    </style:style>
    <style:style style:name="co17" style:family="table-column">
      <style:table-column-properties fo:break-before="auto" style:column-width="0.755cm"/>
    </style:style>
    <style:style style:name="co18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1.274cm"/>
    </style:style>
    <style:style style:name="co20" style:family="table-column">
      <style:table-column-properties fo:break-before="auto" style:column-width="0.894cm"/>
    </style:style>
    <style:style style:name="co21" style:family="table-column">
      <style:table-column-properties fo:break-before="auto" style:column-width="0.811cm"/>
    </style:style>
    <style:style style:name="co22" style:family="table-column">
      <style:table-column-properties fo:break-before="auto" style:column-width="1.706cm"/>
    </style:style>
    <style:style style:name="co23" style:family="table-column">
      <style:table-column-properties fo:break-before="auto" style:column-width="0.392cm"/>
    </style:style>
    <style:style style:name="co24" style:family="table-column">
      <style:table-column-properties fo:break-before="auto" style:column-width="1.774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map style:condition="cell-content()&lt;40" style:apply-style-name="Default" style:base-cell-address="Sheet2.N6"/>
      <style:map style:condition="cell-content()=0" style:apply-style-name="Default" style:base-cell-address="Sheet2.N6"/>
      <style:map style:condition="cell-content()=0" style:apply-style-name="Default" style:base-cell-address="Sheet2.N6"/>
    </style:style>
    <style:style style:name="ce6" style:family="table-cell" style:parent-style-name="Default">
      <style:map style:condition="cell-content()&lt;[$Sheet2.$P$4]" style:apply-style-name="Heading" style:base-cell-address="Sheet2.O15"/>
      <style:map style:condition="cell-content()&lt;[$Sheet2.$P$4]" style:apply-style-name="Default" style:base-cell-address="Sheet2.O15"/>
    </style:style>
    <style:style style:name="ce7" style:family="table-cell" style:parent-style-name="Default">
      <style:map style:condition="cell-content()&lt;[$Sheet2.$P$4]" style:apply-style-name="Default" style:base-cell-address="Sheet2.P4"/>
      <style:map style:condition="cell-content()&lt;[$Sheet2.$P$4]" style:apply-style-name="Default" style:base-cell-address="Sheet2.P4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11" table:default-cell-style-name="ce2"/>
        <table:table-column table:style-name="co9" table:number-columns-repeated="234" table:default-cell-style-name="ce2"/>
        <table:table-row-group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101</text:p>
            </table:table-cell>
            <table:table-cell office:value-type="string">
              <text:p>A</text:p>
            </table:table-cell>
            <table:table-cell office:value-type="string">
              <text:p>ZEYCUDE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306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6.6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DENAPO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102</text:p>
            </table:table-cell>
            <table:table-cell office:value-type="string">
              <text:p>A</text:p>
            </table:table-cell>
            <table:table-cell office:value-type="string">
              <text:p>RENO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90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60M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DENAPO</text:p>
            </table:table-cell>
            <table:table-cell office:value-type="string">
              <text:p>G8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103</text:p>
            </table:table-cell>
            <table:table-cell office:value-type="string">
              <text:p>A</text:p>
            </table:table-cell>
            <table:table-cell office:value-type="string">
              <text:p>ERRERE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232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27</text:p>
            </table:table-cell>
            <table:table-cell office:value-type="string">
              <text:p>WARM</text:p>
            </table:table-cell>
            <table:table-cell office:value-type="string">
              <text:p>9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RI</text:p>
            </table:table-cell>
            <table:table-cell office:value-type="string">
              <text:p>M1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104</text:p>
            </table:table-cell>
            <table:table-cell office:value-type="string">
              <text:p>A</text:p>
            </table:table-cell>
            <table:table-cell office:value-type="string">
              <text:p>CANTREL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00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6</text:p>
            </table:table-cell>
            <table:table-cell office:value-type="string">
              <text:p>WARM</text:p>
            </table:table-cell>
            <table:table-cell office:value-type="string">
              <text:p>619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F1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108</text:p>
            </table:table-cell>
            <table:table-cell office:value-type="string">
              <text:p>A</text:p>
            </table:table-cell>
            <table:table-cell office:value-type="string">
              <text:p>GYOMAR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7620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20</text:p>
            </table:table-cell>
            <table:table-cell office:value-type="string">
              <text:p>VCOLD</text:p>
            </table:table-cell>
            <table:table-cell office:value-type="string">
              <text:p>8.03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FLNI</text:p>
            </table:table-cell>
            <table:table-cell office:value-type="string">
              <text:p>A8I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202</text:p>
            </table:table-cell>
            <table:table-cell office:value-type="string">
              <text:p>A</text:p>
            </table:table-cell>
            <table:table-cell office:value-type="string">
              <text:p>THENGO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46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84</text:p>
            </table:table-cell>
            <table:table-cell office:value-type="string">
              <text:p>WARM</text:p>
            </table:table-cell>
            <table:table-cell office:value-type="string">
              <text:p>800K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G5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301</text:p>
            </table:table-cell>
            <table:table-cell office:value-type="string">
              <text:p>A</text:p>
            </table:table-cell>
            <table:table-cell office:value-type="string">
              <text:p>RIO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21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2</text:p>
            </table:table-cell>
            <table:table-cell office:value-type="string">
              <text:p>COLD</text:p>
            </table:table-cell>
            <table:table-cell office:value-type="string">
              <text:p>1.1B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4.5</text:p>
            </table:table-cell>
            <table:table-cell office:value-type="string">
              <text:p>HI</text:p>
            </table:table-cell>
            <table:table-cell office:value-type="string">
              <text:p>M1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303</text:p>
            </table:table-cell>
            <table:table-cell office:value-type="string">
              <text:p>A</text:p>
            </table:table-cell>
            <table:table-cell office:value-type="string">
              <text:p>GESENTOWN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529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5</text:p>
            </table:table-cell>
            <table:table-cell office:value-type="string">
              <text:p>VCOLD</text:p>
            </table:table-cell>
            <table:table-cell office:value-type="string">
              <text:p>8.045M</text:p>
            </table:table-cell>
            <table:table-cell office:value-type="string">
              <text:p>MILIT</text:p>
            </table:table-cell>
            <table:table-cell office:value-type="string">
              <text:p>5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ICNANI</text:p>
            </table:table-cell>
            <table:table-cell table:number-columns-repeated="2"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304</text:p>
            </table:table-cell>
            <table:table-cell office:value-type="string">
              <text:p>A</text:p>
            </table:table-cell>
            <table:table-cell office:value-type="string">
              <text:p>CHRONOR*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571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60</text:p>
            </table:table-cell>
            <table:table-cell office:value-type="string">
              <text:p>VCOLD</text:p>
            </table:table-cell>
            <table:table-cell office:value-type="string">
              <text:p>8B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CPH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307</text:p>
            </table:table-cell>
            <table:table-cell office:value-type="string">
              <text:p>A</text:p>
            </table:table-cell>
            <table:table-cell office:value-type="string">
              <text:p>ATSA/CR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426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2</text:p>
            </table:table-cell>
            <table:table-cell office:value-type="string">
              <text:p>COOL</text:p>
            </table:table-cell>
            <table:table-cell office:value-type="string">
              <text:p>62M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NAPO</text:p>
            </table:table-cell>
            <table:table-cell office:value-type="string">
              <text:p>F7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03</text:p>
            </table:table-cell>
            <table:table-cell office:value-type="string">
              <text:p>A</text:p>
            </table:table-cell>
            <table:table-cell office:value-type="string">
              <text:p>WHENGE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6224</text:p>
            </table:table-cell>
            <table:table-cell/>
            <table:table-cell office:value-type="string">
              <text:p>THIN-T</text:p>
            </table:table-cell>
            <table:table-cell office:value-type="string">
              <text:p>80</text:p>
            </table:table-cell>
            <table:table-cell office:value-type="string">
              <text:p>COOL</text:p>
            </table:table-cell>
            <table:table-cell office:value-type="string">
              <text:p>500K</text:p>
            </table:table-cell>
            <table:table-cell office:value-type="string">
              <text:p>TRIB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01</text:p>
            </table:table-cell>
            <table:table-cell office:value-type="string">
              <text:p>A</text:p>
            </table:table-cell>
            <table:table-cell office:value-type="string">
              <text:p>ENLAS-DU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87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3</text:p>
            </table:table-cell>
            <table:table-cell office:value-type="string">
              <text:p>NORM</text:p>
            </table:table-cell>
            <table:table-cell office:value-type="string">
              <text:p>31B</text:p>
            </table:table-cell>
            <table:table-cell office:value-type="string">
              <text:p>MULTI</text:p>
            </table:table-cell>
            <table:table-cell office:value-type="string">
              <text:p>1-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F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605</text:p>
            </table:table-cell>
            <table:table-cell office:value-type="string">
              <text:p>A</text:p>
            </table:table-cell>
            <table:table-cell office:value-type="string">
              <text:p>ALGEBASTER</text:p>
            </table:table-cell>
            <table:table-cell office:value-type="string">
              <text:p>Z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50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4.4M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RI</text:p>
            </table:table-cell>
            <table:table-cell office:value-type="string">
              <text:p>M0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07</text:p>
            </table:table-cell>
            <table:table-cell office:value-type="string">
              <text:p>A</text:p>
            </table:table-cell>
            <table:table-cell office:value-type="string">
              <text:p>RASATT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0</text:p>
            </table:table-cell>
            <table:table-cell office:value-type="string">
              <text:p>821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25</text:p>
            </table:table-cell>
            <table:table-cell office:value-type="string">
              <text:p>TROPI</text:p>
            </table:table-cell>
            <table:table-cell office:value-type="string">
              <text:p>90K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0</text:p>
            </table:table-cell>
            <table:table-cell office:value-type="string">
              <text:p>NIR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08</text:p>
            </table:table-cell>
            <table:table-cell office:value-type="string">
              <text:p>A</text:p>
            </table:table-cell>
            <table:table-cell office:value-type="string">
              <text:p>NINJAR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1618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5</text:p>
            </table:table-cell>
            <table:table-cell office:value-type="string">
              <text:p>VCOLD</text:p>
            </table:table-cell>
            <table:table-cell office:value-type="string">
              <text:p>4.1M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ICNANI</text:p>
            </table:table-cell>
            <table:table-cell office:value-type="string">
              <text:p>A4D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10</text:p>
            </table:table-cell>
            <table:table-cell office:value-type="string">
              <text:p>A</text:p>
            </table:table-cell>
            <table:table-cell office:value-type="string">
              <text:p>SHEYOU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648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63</text:p>
            </table:table-cell>
            <table:table-cell office:value-type="string">
              <text:p>COOL</text:p>
            </table:table-cell>
            <table:table-cell office:value-type="string">
              <text:p>10M</text:p>
            </table:table-cell>
            <table:table-cell office:value-type="string">
              <text:p>MULTI</text:p>
            </table:table-cell>
            <table:table-cell office:value-type="string">
              <text:p>3-4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</text:p>
            </table:table-cell>
            <table:table-cell office:value-type="string">
              <text:p>F4V</text:p>
            </table:table-cell>
            <table:table-cell office:value-type="string">
              <text:p>M0D</text:p>
            </table:table-cell>
            <table:table-cell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703</text:p>
            </table:table-cell>
            <table:table-cell office:value-type="string">
              <text:p>A</text:p>
            </table:table-cell>
            <table:table-cell office:value-type="string">
              <text:p>INDO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52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7</text:p>
            </table:table-cell>
            <table:table-cell office:value-type="string">
              <text:p>COLD</text:p>
            </table:table-cell>
            <table:table-cell office:value-type="string">
              <text:p>3M</text:p>
            </table:table-cell>
            <table:table-cell office:value-type="string">
              <text:p>MERIT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ANI</text:p>
            </table:table-cell>
            <table:table-cell office:value-type="string">
              <text:p>F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04</text:p>
            </table:table-cell>
            <table:table-cell office:value-type="string">
              <text:p>A</text:p>
            </table:table-cell>
            <table:table-cell office:value-type="string">
              <text:p>NEREWH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429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78</text:p>
            </table:table-cell>
            <table:table-cell office:value-type="string">
              <text:p>COLD</text:p>
            </table:table-cell>
            <table:table-cell office:value-type="string">
              <text:p>80K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RI</text:p>
            </table:table-cell>
            <table:table-cell office:value-type="string">
              <text:p>K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05</text:p>
            </table:table-cell>
            <table:table-cell office:value-type="string">
              <text:p>A</text:p>
            </table:table-cell>
            <table:table-cell office:value-type="string">
              <text:p>CIPANGO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767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4</text:p>
            </table:table-cell>
            <table:table-cell office:value-type="string">
              <text:p>NORM</text:p>
            </table:table-cell>
            <table:table-cell office:value-type="string">
              <text:p>100M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G2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10</text:p>
            </table:table-cell>
            <table:table-cell office:value-type="string">
              <text:p>A</text:p>
            </table:table-cell>
            <table:table-cell office:value-type="string">
              <text:p>STAVE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511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1</text:p>
            </table:table-cell>
            <table:table-cell office:value-type="string">
              <text:p>NORM</text:p>
            </table:table-cell>
            <table:table-cell office:value-type="string">
              <text:p>80M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AGRI</text:p>
            </table:table-cell>
            <table:table-cell office:value-type="string">
              <text:p>M9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05</text:p>
            </table:table-cell>
            <table:table-cell office:value-type="string">
              <text:p>A</text:p>
            </table:table-cell>
            <table:table-cell office:value-type="string">
              <text:p>NARVAL</text:p>
            </table:table-cell>
            <table:table-cell office:value-type="string">
              <text:p>ZCS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4537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45</text:p>
            </table:table-cell>
            <table:table-cell office:value-type="string">
              <text:p>VCOLD</text:p>
            </table:table-cell>
            <table:table-cell office:value-type="string">
              <text:p>6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NANI</text:p>
            </table:table-cell>
            <table:table-cell office:value-type="string">
              <text:p>G4V</text:p>
            </table:table-cell>
            <table:table-cell office:value-type="string">
              <text:p>M6VI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07</text:p>
            </table:table-cell>
            <table:table-cell office:value-type="string">
              <text:p>A</text:p>
            </table:table-cell>
            <table:table-cell office:value-type="string">
              <text:p>PLAVE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528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8</text:p>
            </table:table-cell>
            <table:table-cell office:value-type="string">
              <text:p>VARIA</text:p>
            </table:table-cell>
            <table:table-cell office:value-type="string">
              <text:p>9486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G8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808</text:p>
            </table:table-cell>
            <table:table-cell office:value-type="string">
              <text:p>A</text:p>
            </table:table-cell>
            <table:table-cell office:value-type="string">
              <text:p>QUAR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-N</text:p>
            </table:table-cell>
            <table:table-cell office:value-type="string">
              <text:p>4575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8</text:p>
            </table:table-cell>
            <table:table-cell office:value-type="string">
              <text:p>COLD</text:p>
            </table:table-cell>
            <table:table-cell office:value-type="string">
              <text:p>40M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NAPO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10</text:p>
            </table:table-cell>
            <table:table-cell office:value-type="string">
              <text:p>A</text:p>
            </table:table-cell>
            <table:table-cell office:value-type="string">
              <text:p>FROND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844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39</text:p>
            </table:table-cell>
            <table:table-cell office:value-type="string">
              <text:p>VCOLD</text:p>
            </table:table-cell>
            <table:table-cell office:value-type="string">
              <text:p>1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FLEONI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901</text:p>
            </table:table-cell>
            <table:table-cell office:value-type="string">
              <text:p>B</text:p>
            </table:table-cell>
            <table:table-cell office:value-type="string">
              <text:p>CONDOYLE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7023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</text:p>
            </table:table-cell>
            <table:table-cell office:value-type="string">
              <text:p>HOT</text:p>
            </table:table-cell>
            <table:table-cell office:value-type="string">
              <text:p>930K</text:p>
            </table:table-cell>
            <table:table-cell office:value-type="string">
              <text:p>REPDE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NANI</text:p>
            </table:table-cell>
            <table:table-cell office:value-type="string">
              <text:p>F8III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02</text:p>
            </table:table-cell>
            <table:table-cell office:value-type="string">
              <text:p>B</text:p>
            </table:table-cell>
            <table:table-cell office:value-type="string">
              <text:p>PUPARKIN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665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26</text:p>
            </table:table-cell>
            <table:table-cell office:value-type="string">
              <text:p>VCOLD</text:p>
            </table:table-cell>
            <table:table-cell office:value-type="string">
              <text:p>5.3K</text:p>
            </table:table-cell>
            <table:table-cell office:value-type="string">
              <text:p>BUREA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EO0NI</text:p>
            </table:table-cell>
            <table:table-cell office:value-type="string">
              <text:p>K8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904</text:p>
            </table:table-cell>
            <table:table-cell office:value-type="string">
              <text:p>B</text:p>
            </table:table-cell>
            <table:table-cell office:value-type="string">
              <text:p>CHWISTYOCH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7396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7</text:p>
            </table:table-cell>
            <table:table-cell office:value-type="string">
              <text:p>NORM</text:p>
            </table:table-cell>
            <table:table-cell office:value-type="string">
              <text:p>44.5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AGR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09</text:p>
            </table:table-cell>
            <table:table-cell office:value-type="string">
              <text:p>B</text:p>
            </table:table-cell>
            <table:table-cell office:value-type="string">
              <text:p>GOUGESTE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251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6</text:p>
            </table:table-cell>
            <table:table-cell office:value-type="string">
              <text:p>WARM</text:p>
            </table:table-cell>
            <table:table-cell office:value-type="string">
              <text:p>419K</text:p>
            </table:table-cell>
            <table:table-cell office:value-type="string">
              <text:p>OLIGA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004</text:p>
            </table:table-cell>
            <table:table-cell office:value-type="string">
              <text:p>B</text:p>
            </table:table-cell>
            <table:table-cell office:value-type="string">
              <text:p>ESAL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723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2M</text:p>
            </table:table-cell>
            <table:table-cell office:value-type="string">
              <text:p>DICTA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F3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005</text:p>
            </table:table-cell>
            <table:table-cell office:value-type="string">
              <text:p>B</text:p>
            </table:table-cell>
            <table:table-cell office:value-type="string">
              <text:p>RUB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435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21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M1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006</text:p>
            </table:table-cell>
            <table:table-cell office:value-type="string">
              <text:p>B</text:p>
            </table:table-cell>
            <table:table-cell office:value-type="string">
              <text:p>EMERAL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02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1</text:p>
            </table:table-cell>
            <table:table-cell office:value-type="string">
              <text:p>WARM</text:p>
            </table:table-cell>
            <table:table-cell office:value-type="string">
              <text:p>530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1V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010</text:p>
            </table:table-cell>
            <table:table-cell office:value-type="string">
              <text:p>B</text:p>
            </table:table-cell>
            <table:table-cell office:value-type="string">
              <text:p>ZENOPIT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76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</text:p>
            </table:table-cell>
            <table:table-cell office:value-type="string">
              <text:p>WARM</text:p>
            </table:table-cell>
            <table:table-cell office:value-type="string">
              <text:p>635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DENIPO</text:p>
            </table:table-cell>
            <table:table-cell office:value-type="string">
              <text:p>M8D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102</text:p>
            </table:table-cell>
            <table:table-cell office:value-type="string">
              <text:p>B</text:p>
            </table:table-cell>
            <table:table-cell office:value-type="string">
              <text:p>RIVERLAND*</text:p>
            </table:table-cell>
            <table:table-cell office:value-type="string">
              <text:p>ZHO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447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20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CPRI</text:p>
            </table:table-cell>
            <table:table-cell office:value-type="string">
              <text:p>M7II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03</text:p>
            </table:table-cell>
            <table:table-cell office:value-type="string">
              <text:p>B</text:p>
            </table:table-cell>
            <table:table-cell office:value-type="string">
              <text:p>CLAN</text:p>
            </table:table-cell>
            <table:table-cell office:value-type="string">
              <text:p>ZHO</text:p>
            </table:table-cell>
            <table:table-cell office:value-type="string">
              <text:p>AMB</text:p>
            </table:table-cell>
            <table:table-cell office:value-type="string">
              <text:p>IV-N</text:p>
            </table:table-cell>
            <table:table-cell office:value-type="string">
              <text:p>6464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5</text:p>
            </table:table-cell>
            <table:table-cell office:value-type="string">
              <text:p>WARM</text:p>
            </table:table-cell>
            <table:table-cell office:value-type="string">
              <text:p>900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06</text:p>
            </table:table-cell>
            <table:table-cell office:value-type="string">
              <text:p>B</text:p>
            </table:table-cell>
            <table:table-cell office:value-type="string">
              <text:p>JEWELL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6588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66</text:p>
            </table:table-cell>
            <table:table-cell office:value-type="string">
              <text:p>HOT</text:p>
            </table:table-cell>
            <table:table-cell office:value-type="string">
              <text:p>6.3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CPHIIN</text:p>
            </table:table-cell>
            <table:table-cell office:value-type="string">
              <text:p>G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110</text:p>
            </table:table-cell>
            <table:table-cell office:value-type="string">
              <text:p>B</text:p>
            </table:table-cell>
            <table:table-cell office:value-type="string">
              <text:p>ZIRCON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05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22</text:p>
            </table:table-cell>
            <table:table-cell office:value-type="string">
              <text:p>COOL</text:p>
            </table:table-cell>
            <table:table-cell office:value-type="string">
              <text:p>6.378M</text:p>
            </table:table-cell>
            <table:table-cell office:value-type="string">
              <text:p>SUBJU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01</text:p>
            </table:table-cell>
            <table:table-cell office:value-type="string">
              <text:p>B</text:p>
            </table:table-cell>
            <table:table-cell table:style-name="ce2" office:value-type="string">
              <text:p>AO-DAI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729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3.3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ANI</text:p>
            </table:table-cell>
            <table:table-cell office:value-type="string">
              <text:p>K2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04</text:p>
            </table:table-cell>
            <table:table-cell office:value-type="string">
              <text:p>B</text:p>
            </table:table-cell>
            <table:table-cell office:value-type="string">
              <text:p>MONG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201</text:p>
            </table:table-cell>
            <table:table-cell/>
            <table:table-cell office:value-type="string">
              <text:p>STD</text:p>
            </table:table-cell>
            <table:table-cell office:value-type="string">
              <text:p>80</text:p>
            </table:table-cell>
            <table:table-cell office:value-type="string">
              <text:p>NORM</text:p>
            </table:table-cell>
            <table:table-cell office:value-type="string">
              <text:p>6.206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NIRI</text:p>
            </table:table-cell>
            <table:table-cell office:value-type="string">
              <text:p>M5III</text:p>
            </table:table-cell>
            <table:table-cell office:value-type="string">
              <text:p>M0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209</text:p>
            </table:table-cell>
            <table:table-cell office:value-type="string">
              <text:p>B</text:p>
            </table:table-cell>
            <table:table-cell office:value-type="string">
              <text:p>UTOLAND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928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4</text:p>
            </table:table-cell>
            <table:table-cell office:value-type="string">
              <text:p>NORM</text:p>
            </table:table-cell>
            <table:table-cell office:value-type="string">
              <text:p>4.3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10</text:p>
            </table:table-cell>
            <table:table-cell office:value-type="string">
              <text:p>B</text:p>
            </table:table-cell>
            <table:table-cell office:value-type="string">
              <text:p>PEQUAN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86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8N</text:p>
            </table:table-cell>
            <table:table-cell office:value-type="string">
              <text:p>NORM</text:p>
            </table:table-cell>
            <table:table-cell office:value-type="string">
              <text:p>7.653M</text:p>
            </table:table-cell>
            <table:table-cell office:value-type="string">
              <text:p>DICTA</text:p>
            </table:table-cell>
            <table:table-cell table:number-columns-repeated="2"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R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05</text:p>
            </table:table-cell>
            <table:table-cell office:value-type="string">
              <text:p>B</text:p>
            </table:table-cell>
            <table:table-cell office:value-type="string">
              <text:p>NAKEG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5099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0</text:p>
            </table:table-cell>
            <table:table-cell office:value-type="string">
              <text:p>WARM</text:p>
            </table:table-cell>
            <table:table-cell office:value-type="string">
              <text:p>5.6K</text:p>
            </table:table-cell>
            <table:table-cell office:value-type="string">
              <text:p>SUBJU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07</text:p>
            </table:table-cell>
            <table:table-cell office:value-type="string">
              <text:p>B</text:p>
            </table:table-cell>
            <table:table-cell office:value-type="string">
              <text:p>LYS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723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5</text:p>
            </table:table-cell>
            <table:table-cell office:value-type="string">
              <text:p>VWARM</text:p>
            </table:table-cell>
            <table:table-cell office:value-type="string">
              <text:p>6.531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401</text:p>
            </table:table-cell>
            <table:table-cell office:value-type="string">
              <text:p>B</text:p>
            </table:table-cell>
            <table:table-cell office:value-type="string">
              <text:p>FOELON</text:p>
            </table:table-cell>
            <table:table-cell office:value-type="string">
              <text:p>ZHO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627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83</text:p>
            </table:table-cell>
            <table:table-cell office:value-type="string">
              <text:p>VCOLD</text:p>
            </table:table-cell>
            <table:table-cell office:value-type="string">
              <text:p>9.476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K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402</text:p>
            </table:table-cell>
            <table:table-cell office:value-type="string">
              <text:p>B</text:p>
            </table:table-cell>
            <table:table-cell office:value-type="string">
              <text:p>FARREACH</text:p>
            </table:table-cell>
            <table:table-cell office:value-type="string">
              <text:p>ZHO</text:p>
            </table:table-cell>
            <table:table-cell office:value-type="string">
              <text:p>AMB</text:p>
            </table:table-cell>
            <table:table-cell office:value-type="string">
              <text:p>V</text:p>
            </table:table-cell>
            <table:table-cell office:value-type="string">
              <text:p>1865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40K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M3II</text:p>
            </table:table-cell>
            <table:table-cell office:value-type="string">
              <text:p>M0V</text:p>
            </table:table-cell>
            <table:table-cell/>
            <table:table-cell office:value-type="string">
              <text:p>5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10</text:p>
            </table:table-cell>
            <table:table-cell office:value-type="string">
              <text:p>B</text:p>
            </table:table-cell>
            <table:table-cell office:value-type="string">
              <text:p>871-438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961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15</text:p>
            </table:table-cell>
            <table:table-cell/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NIL</text:p>
            </table:table-cell>
            <table:table-cell office:value-type="string">
              <text:p>BAEONIPO</text:p>
            </table:table-cell>
            <table:table-cell office:value-type="string">
              <text:p>M9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04</text:p>
            </table:table-cell>
            <table:table-cell office:value-type="string">
              <text:p>B</text:p>
            </table:table-cell>
            <table:table-cell office:value-type="string">
              <text:p>LOUZ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356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16</text:p>
            </table:table-cell>
            <table:table-cell office:value-type="string">
              <text:p>FROZE</text:p>
            </table:table-cell>
            <table:table-cell office:value-type="string">
              <text:p>10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4.5</text:p>
            </table:table-cell>
            <table:table-cell office:value-type="string">
              <text:p>HIINPO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607</text:p>
            </table:table-cell>
            <table:table-cell office:value-type="string">
              <text:p>B</text:p>
            </table:table-cell>
            <table:table-cell office:value-type="string">
              <text:p>GRANT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633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20</text:p>
            </table:table-cell>
            <table:table-cell office:value-type="string">
              <text:p>NONE</text:p>
            </table:table-cell>
            <table:table-cell table:number-columns-repeated="3" office:value-type="string">
              <text:p>0</text:p>
            </table:table-cell>
            <table:table-cell office:value-type="string">
              <text:p>EONI</text:p>
            </table:table-cell>
            <table:table-cell office:value-type="string">
              <text:p>K6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1705</text:p>
            </table:table-cell>
            <table:table-cell office:value-type="string">
              <text:p>C</text:p>
            </table:table-cell>
            <table:table-cell office:value-type="string">
              <text:p>EFA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W</text:p>
            </table:table-cell>
            <table:table-cell office:value-type="string">
              <text:p>6339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0</text:p>
            </table:table-cell>
            <table:table-cell office:value-type="string">
              <text:p>COLD</text:p>
            </table:table-cell>
            <table:table-cell office:value-type="string">
              <text:p>8.373B</text:p>
            </table:table-cell>
            <table:table-cell office:value-type="string">
              <text:p>MILIT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HIIN</text:p>
            </table:table-cell>
            <table:table-cell office:value-type="string">
              <text:p>K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706</text:p>
            </table:table-cell>
            <table:table-cell office:value-type="string">
              <text:p>C</text:p>
            </table:table-cell>
            <table:table-cell office:value-type="string">
              <text:p>ALEL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791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8</text:p>
            </table:table-cell>
            <table:table-cell office:value-type="string">
              <text:p>NORM</text:p>
            </table:table-cell>
            <table:table-cell office:value-type="string">
              <text:p>400M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M7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02</text:p>
            </table:table-cell>
            <table:table-cell office:value-type="string">
              <text:p>C</text:p>
            </table:table-cell>
            <table:table-cell office:value-type="string">
              <text:p>YRES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982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61</text:p>
            </table:table-cell>
            <table:table-cell office:value-type="string">
              <text:p>NORM</text:p>
            </table:table-cell>
            <table:table-cell office:value-type="string">
              <text:p>1.843B</text:p>
            </table:table-cell>
            <table:table-cell office:value-type="string">
              <text:p>OLIGA</text:p>
            </table:table-cell>
            <table:table-cell office:value-type="string">
              <text:p>3</text:p>
            </table:table-cell>
            <table:table-cell office:value-type="string">
              <text:p>7</text:p>
            </table:table-cell>
            <table:table-cell office:value-type="string">
              <text:p>5</text:p>
            </table:table-cell>
            <table:table-cell office:value-type="string">
              <text:p>HIIN</text:p>
            </table:table-cell>
            <table:table-cell office:value-type="string">
              <text:p>G5V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803</text:p>
            </table:table-cell>
            <table:table-cell office:value-type="string">
              <text:p>C</text:p>
            </table:table-cell>
            <table:table-cell office:value-type="string">
              <text:p>MENOR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718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20</text:p>
            </table:table-cell>
            <table:table-cell office:value-type="string">
              <text:p>COOL</text:p>
            </table:table-cell>
            <table:table-cell office:value-type="string">
              <text:p>3.747B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HIPO</text:p>
            </table:table-cell>
            <table:table-cell office:value-type="string">
              <text:p>M5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05</text:p>
            </table:table-cell>
            <table:table-cell office:value-type="string">
              <text:p>C</text:p>
            </table:table-cell>
            <table:table-cell office:value-type="string">
              <text:p>UAKY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66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90</text:p>
            </table:table-cell>
            <table:table-cell office:value-type="string">
              <text:p>COLD</text:p>
            </table:table-cell>
            <table:table-cell office:value-type="string">
              <text:p>303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806</text:p>
            </table:table-cell>
            <table:table-cell office:value-type="string">
              <text:p>C</text:p>
            </table:table-cell>
            <table:table-cell office:value-type="string">
              <text:p>WHANG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21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5</text:p>
            </table:table-cell>
            <table:table-cell office:value-type="string">
              <text:p>WARM</text:p>
            </table:table-cell>
            <table:table-cell office:value-type="string">
              <text:p>20</text:p>
            </table:table-cell>
            <table:table-cell office:value-type="string">
              <text:p>ATHDE</text:p>
            </table:table-cell>
            <table:table-cell office:value-type="string">
              <text:p>3</text:p>
            </table:table-cell>
            <table:table-cell office:value-type="string">
              <text:p>7</text:p>
            </table:table-cell>
            <table:table-cell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A1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807</text:p>
            </table:table-cell>
            <table:table-cell office:value-type="string">
              <text:p>C</text:p>
            </table:table-cell>
            <table:table-cell office:value-type="string">
              <text:p>KNORBE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95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1</text:p>
            </table:table-cell>
            <table:table-cell office:value-type="string">
              <text:p>WARM</text:p>
            </table:table-cell>
            <table:table-cell office:value-type="string">
              <text:p>82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4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D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808</text:p>
            </table:table-cell>
            <table:table-cell office:value-type="string">
              <text:p>C</text:p>
            </table:table-cell>
            <table:table-cell office:value-type="string">
              <text:p>FORBOLD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08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26</text:p>
            </table:table-cell>
            <table:table-cell office:value-type="string">
              <text:p>HOT</text:p>
            </table:table-cell>
            <table:table-cell office:value-type="string">
              <text:p>3M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RI</text:p>
            </table:table-cell>
            <table:table-cell office:value-type="string">
              <text:p>G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09</text:p>
            </table:table-cell>
            <table:table-cell office:value-type="string">
              <text:p>C</text:p>
            </table:table-cell>
            <table:table-cell office:value-type="string">
              <text:p>RUI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745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8</text:p>
            </table:table-cell>
            <table:table-cell office:value-type="string">
              <text:p>NORM</text:p>
            </table:table-cell>
            <table:table-cell office:value-type="string">
              <text:p>7.763B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HIIN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10</text:p>
            </table:table-cell>
            <table:table-cell office:value-type="string">
              <text:p>C</text:p>
            </table:table-cell>
            <table:table-cell office:value-type="string">
              <text:p>JENG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99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92</text:p>
            </table:table-cell>
            <table:table-cell office:value-type="string">
              <text:p>WARM</text:p>
            </table:table-cell>
            <table:table-cell office:value-type="string">
              <text:p>3.463M</text:p>
            </table:table-cell>
            <table:table-cell office:value-type="string">
              <text:p>DICT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03</text:p>
            </table:table-cell>
            <table:table-cell office:value-type="string">
              <text:p>C</text:p>
            </table:table-cell>
            <table:table-cell office:value-type="string">
              <text:p>PIXI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9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90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2.5</text:p>
            </table:table-cell>
            <table:table-cell office:value-type="string">
              <text:p>EONIVA</text:p>
            </table:table-cell>
            <table:table-cell office:value-type="string">
              <text:p>M1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04</text:p>
            </table:table-cell>
            <table:table-cell office:value-type="string">
              <text:p>C</text:p>
            </table:table-cell>
            <table:table-cell office:value-type="string">
              <text:p>BOUGHE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8328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30</text:p>
            </table:table-cell>
            <table:table-cell office:value-type="string">
              <text:p>COOL</text:p>
            </table:table-cell>
            <table:table-cell office:value-type="string">
              <text:p>630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FL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09</text:p>
            </table:table-cell>
            <table:table-cell office:value-type="string">
              <text:p>C</text:p>
            </table:table-cell>
            <table:table-cell office:value-type="string">
              <text:p>HEFR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174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FROZE</text:p>
            </table:table-cell>
            <table:table-cell office:value-type="string">
              <text:p>32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VA</text:p>
            </table:table-cell>
            <table:table-cell office:value-type="string">
              <text:p>K6I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10</text:p>
            </table:table-cell>
            <table:table-cell office:value-type="string">
              <text:p>C</text:p>
            </table:table-cell>
            <table:table-cell office:value-type="string">
              <text:p>REGINA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652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0</text:p>
            </table:table-cell>
            <table:table-cell office:value-type="string">
              <text:p>WARM</text:p>
            </table:table-cell>
            <table:table-cell office:value-type="string">
              <text:p>734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CPRI</text:p>
            </table:table-cell>
            <table:table-cell office:value-type="string">
              <text:p>F5V</text:p>
            </table:table-cell>
            <table:table-cell office:value-type="string">
              <text:p>M8D</text:p>
            </table:table-cell>
            <table:table-cell office:value-type="string">
              <text:p>M6V</text:p>
            </table:table-cell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005</text:p>
            </table:table-cell>
            <table:table-cell office:value-type="string">
              <text:p>C</text:p>
            </table:table-cell>
            <table:table-cell office:value-type="string">
              <text:p>FERI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304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36</text:p>
            </table:table-cell>
            <table:table-cell office:value-type="string">
              <text:p>NORM</text:p>
            </table:table-cell>
            <table:table-cell office:value-type="string">
              <text:p>600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G4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007</text:p>
            </table:table-cell>
            <table:table-cell office:value-type="string">
              <text:p>C</text:p>
            </table:table-cell>
            <table:table-cell office:value-type="string">
              <text:p>ROUP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683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00</text:p>
            </table:table-cell>
            <table:table-cell office:value-type="string">
              <text:p>WARM</text:p>
            </table:table-cell>
            <table:table-cell office:value-type="string">
              <text:p>3.472B</text:p>
            </table:table-cell>
            <table:table-cell office:value-type="string">
              <text:p>DICTA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HIINWA</text:p>
            </table:table-cell>
            <table:table-cell office:value-type="string">
              <text:p>F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06</text:p>
            </table:table-cell>
            <table:table-cell office:value-type="string">
              <text:p>C</text:p>
            </table:table-cell>
            <table:table-cell office:value-type="string">
              <text:p>PSCIAS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3170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6</text:p>
            </table:table-cell>
            <table:table-cell office:value-type="string">
              <text:p>COOL</text:p>
            </table:table-cell>
            <table:table-cell office:value-type="string">
              <text:p>50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4</text:p>
            </table:table-cell>
            <table:table-cell office:value-type="string">
              <text:p>-0.5</text:p>
            </table:table-cell>
            <table:table-cell office:value-type="string">
              <text:p>NI</text:p>
            </table:table-cell>
            <table:table-cell office:value-type="string">
              <text:p>M5VI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110</text:p>
            </table:table-cell>
            <table:table-cell office:value-type="string">
              <text:p>C</text:p>
            </table:table-cell>
            <table:table-cell office:value-type="string">
              <text:p>YOR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79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0</text:p>
            </table:table-cell>
            <table:table-cell office:value-type="string">
              <text:p>HOT</text:p>
            </table:table-cell>
            <table:table-cell office:value-type="string">
              <text:p>70.8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DERI</text:p>
            </table:table-cell>
            <table:table-cell office:value-type="string">
              <text:p>F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201</text:p>
            </table:table-cell>
            <table:table-cell office:value-type="string">
              <text:p>C</text:p>
            </table:table-cell>
            <table:table-cell office:value-type="string">
              <text:p>DENTUS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III-S</text:p>
            </table:table-cell>
            <table:table-cell office:value-type="string">
              <text:p>8888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86</text:p>
            </table:table-cell>
            <table:table-cell office:value-type="string">
              <text:p>HOT</text:p>
            </table:table-cell>
            <table:table-cell office:value-type="string">
              <text:p>900K</text:p>
            </table:table-cell>
            <table:table-cell office:value-type="string">
              <text:p>MILIT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02</text:p>
            </table:table-cell>
            <table:table-cell office:value-type="string">
              <text:p>C</text:p>
            </table:table-cell>
            <table:table-cell office:value-type="string">
              <text:p>KINOR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621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4</text:p>
            </table:table-cell>
            <table:table-cell office:value-type="string">
              <text:p>WARM</text:p>
            </table:table-cell>
            <table:table-cell office:value-type="string">
              <text:p>6.721M</text:p>
            </table:table-cell>
            <table:table-cell office:value-type="string">
              <text:p>TECHN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NIRI</text:p>
            </table:table-cell>
            <table:table-cell office:value-type="string">
              <text:p>M7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04</text:p>
            </table:table-cell>
            <table:table-cell office:value-type="string">
              <text:p>C</text:p>
            </table:table-cell>
            <table:table-cell office:value-type="string">
              <text:p>BECKS_WORL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839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26</text:p>
            </table:table-cell>
            <table:table-cell office:value-type="string">
              <text:p>NORM</text:p>
            </table:table-cell>
            <table:table-cell office:value-type="string">
              <text:p>70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M0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05</text:p>
            </table:table-cell>
            <table:table-cell office:value-type="string">
              <text:p>C</text:p>
            </table:table-cell>
            <table:table-cell office:value-type="string">
              <text:p>ENOP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251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5</text:p>
            </table:table-cell>
            <table:table-cell office:value-type="string">
              <text:p>VCOLD</text:p>
            </table:table-cell>
            <table:table-cell office:value-type="string">
              <text:p>6.376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4.5</text:p>
            </table:table-cell>
            <table:table-cell office:value-type="string">
              <text:p>HIICIN</text:p>
            </table:table-cell>
            <table:table-cell office:value-type="string">
              <text:p>M6V</text:p>
            </table:table-cell>
            <table:table-cell office:value-type="string">
              <text:p>M5D</text:p>
            </table:table-cell>
            <table:table-cell/>
            <table:table-cell table:number-columns-repeated="2"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07</text:p>
            </table:table-cell>
            <table:table-cell office:value-type="string">
              <text:p>C</text:p>
            </table:table-cell>
            <table:table-cell office:value-type="string">
              <text:p>WOCHIER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571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24</text:p>
            </table:table-cell>
            <table:table-cell office:value-type="string">
              <text:p>HOT</text:p>
            </table:table-cell>
            <table:table-cell office:value-type="string">
              <text:p>740M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-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03</text:p>
            </table:table-cell>
            <table:table-cell office:value-type="string">
              <text:p>C</text:p>
            </table:table-cell>
            <table:table-cell office:value-type="string">
              <text:p>YORBUN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650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60</text:p>
            </table:table-cell>
            <table:table-cell office:value-type="string">
              <text:p>WARM</text:p>
            </table:table-cell>
            <table:table-cell office:value-type="string">
              <text:p>200K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M8V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06</text:p>
            </table:table-cell>
            <table:table-cell office:value-type="string">
              <text:p>C</text:p>
            </table:table-cell>
            <table:table-cell office:value-type="string">
              <text:p>SHINOTHY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70M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0.5</text:p>
            </table:table-cell>
            <table:table-cell office:value-type="string">
              <text:p>ASVA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08</text:p>
            </table:table-cell>
            <table:table-cell office:value-type="string">
              <text:p>C</text:p>
            </table:table-cell>
            <table:table-cell office:value-type="string">
              <text:p>ALGINE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658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8</text:p>
            </table:table-cell>
            <table:table-cell office:value-type="string">
              <text:p>NORM</text:p>
            </table:table-cell>
            <table:table-cell office:value-type="string">
              <text:p>7.393B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1</text:p>
            </table:table-cell>
            <table:table-cell office:value-type="string">
              <text:p>HI</text:p>
            </table:table-cell>
            <table:table-cell office:value-type="string">
              <text:p>M9VI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09</text:p>
            </table:table-cell>
            <table:table-cell office:value-type="string">
              <text:p>C</text:p>
            </table:table-cell>
            <table:table-cell office:value-type="string">
              <text:p>YURS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334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1</text:p>
            </table:table-cell>
            <table:table-cell office:value-type="string">
              <text:p>WARM</text:p>
            </table:table-cell>
            <table:table-cell office:value-type="string">
              <text:p>8.442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K9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402</text:p>
            </table:table-cell>
            <table:table-cell office:value-type="string">
              <text:p>C</text:p>
            </table:table-cell>
            <table:table-cell office:value-type="string">
              <text:p>HEY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65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0</text:p>
            </table:table-cell>
            <table:table-cell office:value-type="string">
              <text:p>COOL</text:p>
            </table:table-cell>
            <table:table-cell office:value-type="string">
              <text:p>71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RI</text:p>
            </table:table-cell>
            <table:table-cell office:value-type="string">
              <text:p>K6II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405</text:p>
            </table:table-cell>
            <table:table-cell office:value-type="string">
              <text:p>C</text:p>
            </table:table-cell>
            <table:table-cell office:value-type="string">
              <text:p>KENG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0</text:p>
            </table:table-cell>
            <table:table-cell office:value-type="string">
              <text:p>WARM</text:p>
            </table:table-cell>
            <table:table-cell office:value-type="string">
              <text:p>820M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-</text:p>
            </table:table-cell>
            <table:table-cell office:value-type="string">
              <text:p>G5III</text:p>
            </table:table-cell>
            <table:table-cell office:value-type="string">
              <text:p>M9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06</text:p>
            </table:table-cell>
            <table:table-cell office:value-type="string">
              <text:p>C</text:p>
            </table:table-cell>
            <table:table-cell office:value-type="string">
              <text:p>MOUGHA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019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860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WA</text:p>
            </table:table-cell>
            <table:table-cell office:value-type="string">
              <text:p>M9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08</text:p>
            </table:table-cell>
            <table:table-cell office:value-type="string">
              <text:p>C</text:p>
            </table:table-cell>
            <table:table-cell office:value-type="string">
              <text:p>RET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VARIA</text:p>
            </table:table-cell>
            <table:table-cell office:value-type="string">
              <text:p>31.882B</text:p>
            </table:table-cell>
            <table:table-cell office:value-type="string">
              <text:p>DICT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4.5</text:p>
            </table:table-cell>
            <table:table-cell office:value-type="string">
              <text:p>DEHIIN</text:p>
            </table:table-cell>
            <table:table-cell office:value-type="string">
              <text:p>G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410</text:p>
            </table:table-cell>
            <table:table-cell office:value-type="string">
              <text:p>C</text:p>
            </table:table-cell>
            <table:table-cell office:value-type="string">
              <text:p>INT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S</text:p>
            </table:table-cell>
            <table:table-cell office:value-type="string">
              <text:p>503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72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</text:p>
            </table:table-cell>
            <table:table-cell office:value-type="string">
              <text:p>M2D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2509</text:p>
            </table:table-cell>
            <table:table-cell office:value-type="string">
              <text:p>D</text:p>
            </table:table-cell>
            <table:table-cell office:value-type="string">
              <text:p>PAY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979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52</text:p>
            </table:table-cell>
            <table:table-cell office:value-type="string">
              <text:p>COLD</text:p>
            </table:table-cell>
            <table:table-cell office:value-type="string">
              <text:p>620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10</text:p>
            </table:table-cell>
            <table:table-cell office:value-type="string">
              <text:p>D</text:p>
            </table:table-cell>
            <table:table-cell office:value-type="string">
              <text:p>DHI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904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8</text:p>
            </table:table-cell>
            <table:table-cell office:value-type="string">
              <text:p>TROPI</text:p>
            </table:table-cell>
            <table:table-cell office:value-type="string">
              <text:p>2.264M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602</text:p>
            </table:table-cell>
            <table:table-cell office:value-type="string">
              <text:p>D</text:p>
            </table:table-cell>
            <table:table-cell office:value-type="string">
              <text:p>CORFU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8173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0</text:p>
            </table:table-cell>
            <table:table-cell office:value-type="string">
              <text:p>NORM</text:p>
            </table:table-cell>
            <table:table-cell office:value-type="string">
              <text:p>2.427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RI</text:p>
            </table:table-cell>
            <table:table-cell office:value-type="string">
              <text:p>M0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607</text:p>
            </table:table-cell>
            <table:table-cell office:value-type="string">
              <text:p>D</text:p>
            </table:table-cell>
            <table:table-cell office:value-type="string">
              <text:p>FOCALI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0124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4</text:p>
            </table:table-cell>
            <table:table-cell office:value-type="string">
              <text:p>COOL</text:p>
            </table:table-cell>
            <table:table-cell office:value-type="string">
              <text:p>712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F3M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701</text:p>
            </table:table-cell>
            <table:table-cell office:value-type="string">
              <text:p>D</text:p>
            </table:table-cell>
            <table:table-cell office:value-type="string">
              <text:p>LABL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531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56</text:p>
            </table:table-cell>
            <table:table-cell office:value-type="string">
              <text:p>COOL</text:p>
            </table:table-cell>
            <table:table-cell office:value-type="string">
              <text:p>503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2III</text:p>
            </table:table-cell>
            <table:table-cell office:value-type="string">
              <text:p>M4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06</text:p>
            </table:table-cell>
            <table:table-cell office:value-type="string">
              <text:p>D</text:p>
            </table:table-cell>
            <table:table-cell office:value-type="string">
              <text:p>HEGU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79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500</text:p>
            </table:table-cell>
            <table:table-cell office:value-type="string">
              <text:p>ATHDE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2</text:p>
            </table:table-cell>
            <table:table-cell office:value-type="string">
              <text:p>EONIWA</text:p>
            </table:table-cell>
            <table:table-cell office:value-type="string">
              <text:p>M5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708</text:p>
            </table:table-cell>
            <table:table-cell office:value-type="string">
              <text:p>D</text:p>
            </table:table-cell>
            <table:table-cell office:value-type="string">
              <text:p>VIOLAN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29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3</text:p>
            </table:table-cell>
            <table:table-cell office:value-type="string">
              <text:p>WARM</text:p>
            </table:table-cell>
            <table:table-cell office:value-type="string">
              <text:p>43K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905</text:p>
            </table:table-cell>
            <table:table-cell office:value-type="string">
              <text:p>D</text:p>
            </table:table-cell>
            <table:table-cell office:value-type="string">
              <text:p>PAVAN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014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G2V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906</text:p>
            </table:table-cell>
            <table:table-cell office:value-type="string">
              <text:p>D</text:p>
            </table:table-cell>
            <table:table-cell office:value-type="string">
              <text:p>CARST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164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74</text:p>
            </table:table-cell>
            <table:table-cell office:value-type="string">
              <text:p>VCOLD</text:p>
            </table:table-cell>
            <table:table-cell office:value-type="string">
              <text:p>82K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08</text:p>
            </table:table-cell>
            <table:table-cell office:value-type="string">
              <text:p>D</text:p>
            </table:table-cell>
            <table:table-cell office:value-type="string">
              <text:p>ZILA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61</text:p>
            </table:table-cell>
            <table:table-cell office:value-type="string">
              <text:p>WARM</text:p>
            </table:table-cell>
            <table:table-cell office:value-type="string">
              <text:p>66M</text:p>
            </table:table-cell>
            <table:table-cell office:value-type="string">
              <text:p>ATHDE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AG</text:p>
            </table:table-cell>
            <table:table-cell office:value-type="string">
              <text:p>M6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01</text:p>
            </table:table-cell>
            <table:table-cell office:value-type="string">
              <text:p>D</text:p>
            </table:table-cell>
            <table:table-cell office:value-type="string">
              <text:p>JESEDIPER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11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3</text:p>
            </table:table-cell>
            <table:table-cell office:value-type="string">
              <text:p>WARM</text:p>
            </table:table-cell>
            <table:table-cell office:value-type="string">
              <text:p>4.1K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table:number-columns-repeated="3"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02</text:p>
            </table:table-cell>
            <table:table-cell office:value-type="string">
              <text:p>D</text:p>
            </table:table-cell>
            <table:table-cell office:value-type="string">
              <text:p>YEBA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932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41</text:p>
            </table:table-cell>
            <table:table-cell office:value-type="string">
              <text:p>COLD</text:p>
            </table:table-cell>
            <table:table-cell office:value-type="string">
              <text:p>732B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FL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03</text:p>
            </table:table-cell>
            <table:table-cell office:value-type="string">
              <text:p>D</text:p>
            </table:table-cell>
            <table:table-cell office:value-type="string">
              <text:p>NASEM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9074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60.3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WA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04</text:p>
            </table:table-cell>
            <table:table-cell office:value-type="string">
              <text:p>D</text:p>
            </table:table-cell>
            <table:table-cell office:value-type="string">
              <text:p>ZYKOCA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I</text:p>
            </table:table-cell>
            <table:table-cell office:value-type="string">
              <text:p>9105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1</text:p>
            </table:table-cell>
            <table:table-cell office:value-type="string">
              <text:p>HOT</text:p>
            </table:table-cell>
            <table:table-cell office:value-type="string">
              <text:p>340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05</text:p>
            </table:table-cell>
            <table:table-cell office:value-type="string">
              <text:p>D</text:p>
            </table:table-cell>
            <table:table-cell office:value-type="string">
              <text:p>ARAMANX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6209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70</text:p>
            </table:table-cell>
            <table:table-cell office:value-type="string">
              <text:p>NORM</text:p>
            </table:table-cell>
            <table:table-cell office:value-type="string">
              <text:p>1.58B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HI</text:p>
            </table:table-cell>
            <table:table-cell office:value-type="string">
              <text:p>G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08</text:p>
            </table:table-cell>
            <table:table-cell office:value-type="string">
              <text:p>D</text:p>
            </table:table-cell>
            <table:table-cell office:value-type="string">
              <text:p>PYSAD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866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62</text:p>
            </table:table-cell>
            <table:table-cell office:value-type="string">
              <text:p>NORM</text:p>
            </table:table-cell>
            <table:table-cell office:value-type="string">
              <text:p>1.9M</text:p>
            </table:table-cell>
            <table:table-cell office:value-type="string">
              <text:p>THEOC</text:p>
            </table:table-cell>
            <table:table-cell table:number-columns-repeated="2"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AGNIRI</text:p>
            </table:table-cell>
            <table:table-cell office:value-type="string">
              <text:p>K9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10</text:p>
            </table:table-cell>
            <table:table-cell office:value-type="string">
              <text:p>D</text:p>
            </table:table-cell>
            <table:table-cell office:value-type="string">
              <text:p>L`OUEL_D`DIEU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8798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99</text:p>
            </table:table-cell>
            <table:table-cell office:value-type="string">
              <text:p>WARM</text:p>
            </table:table-cell>
            <table:table-cell office:value-type="string">
              <text:p>523K</text:p>
            </table:table-cell>
            <table:table-cell office:value-type="string">
              <text:p>CORPO</text:p>
            </table:table-cell>
            <table:table-cell office:value-type="string">
              <text:p>O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WA</text:p>
            </table:table-cell>
            <table:table-cell office:value-type="string">
              <text:p>G1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02</text:p>
            </table:table-cell>
            <table:table-cell office:value-type="string">
              <text:p>D</text:p>
            </table:table-cell>
            <table:table-cell office:value-type="string">
              <text:p>RUGBIRD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10429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53</text:p>
            </table:table-cell>
            <table:table-cell office:value-type="string">
              <text:p>VCOLD</text:p>
            </table:table-cell>
            <table:table-cell office:value-type="string">
              <text:p>8.384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FLNI</text:p>
            </table:table-cell>
            <table:table-cell office:value-type="string">
              <text:p>M1V</text:p>
            </table:table-cell>
            <table:table-cell table:number-columns-repeated="2"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103</text:p>
            </table:table-cell>
            <table:table-cell office:value-type="string">
              <text:p>D</text:p>
            </table:table-cell>
            <table:table-cell office:value-type="string">
              <text:p>TOWERS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-S</text:p>
            </table:table-cell>
            <table:table-cell office:value-type="string">
              <text:p>410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5</text:p>
            </table:table-cell>
            <table:table-cell office:value-type="string">
              <text:p>COOL</text:p>
            </table:table-cell>
            <table:table-cell office:value-type="string">
              <text:p>72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A8III</text:p>
            </table:table-cell>
            <table:table-cell office:value-type="string">
              <text:p>K6D</text:p>
            </table:table-cell>
            <table:table-cell/>
            <table:table-cell office:value-type="string">
              <text:p>5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3104</text:p>
            </table:table-cell>
            <table:table-cell office:value-type="string">
              <text:p>D</text:p>
            </table:table-cell>
            <table:table-cell office:value-type="string">
              <text:p>FENETEM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991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20</text:p>
            </table:table-cell>
            <table:table-cell office:value-type="string">
              <text:p>VCOLD</text:p>
            </table:table-cell>
            <table:table-cell office:value-type="string">
              <text:p>93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2.5</text:p>
            </table:table-cell>
            <table:table-cell office:value-type="string">
              <text:p>EONIPO</text:p>
            </table:table-cell>
            <table:table-cell office:value-type="string">
              <text:p>G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107</text:p>
            </table:table-cell>
            <table:table-cell office:value-type="string">
              <text:p>D</text:p>
            </table:table-cell>
            <table:table-cell office:value-type="string">
              <text:p>LEWI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978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71</text:p>
            </table:table-cell>
            <table:table-cell/>
            <table:table-cell office:value-type="string">
              <text:p>24K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10</text:p>
            </table:table-cell>
            <table:table-cell office:value-type="string">
              <text:p>D</text:p>
            </table:table-cell>
            <table:table-cell office:value-type="string">
              <text:p>ARAMIS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904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0</text:p>
            </table:table-cell>
            <table:table-cell office:value-type="string">
              <text:p>HOT</text:p>
            </table:table-cell>
            <table:table-cell office:value-type="string">
              <text:p>620K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CPNI</text:p>
            </table:table-cell>
            <table:table-cell office:value-type="string">
              <text:p>M9V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202</text:p>
            </table:table-cell>
            <table:table-cell office:value-type="string">
              <text:p>D</text:p>
            </table:table-cell>
            <table:table-cell office:value-type="string">
              <text:p>JUNIDY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3866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8</text:p>
            </table:table-cell>
            <table:table-cell office:value-type="string">
              <text:p>COOL</text:p>
            </table:table-cell>
            <table:table-cell office:value-type="string">
              <text:p>28B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HINA</text:p>
            </table:table-cell>
            <table:table-cell office:value-type="string">
              <text:p>F7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207</text:p>
            </table:table-cell>
            <table:table-cell office:value-type="string">
              <text:p>D</text:p>
            </table:table-cell>
            <table:table-cell office:value-type="string">
              <text:p>PATINI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3.24M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SNANIVA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09</text:p>
            </table:table-cell>
            <table:table-cell office:value-type="string">
              <text:p>D</text:p>
            </table:table-cell>
            <table:table-cell office:value-type="string">
              <text:p>NATOK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9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21</text:p>
            </table:table-cell>
            <table:table-cell office:value-type="string">
              <text:p>WARM</text:p>
            </table:table-cell>
            <table:table-cell office:value-type="string">
              <text:p>806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2V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210</text:p>
            </table:table-cell>
            <table:table-cell office:value-type="string">
              <text:p>D</text:p>
            </table:table-cell>
            <table:table-cell office:value-type="string">
              <text:p>REACHER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8987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76</text:p>
            </table:table-cell>
            <table:table-cell office:value-type="string">
              <text:p>HOT</text:p>
            </table:table-cell>
            <table:table-cell office:value-type="string">
              <text:p>364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G4D</text:p>
            </table:table-cell>
            <table:table-cell table:number-columns-repeated="2"/>
            <table:table-cell table:number-columns-repeated="2" office:value-type="string">
              <text:p>3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111</text:p>
            </table:table-cell>
            <table:table-cell office:value-type="string">
              <text:p>E</text:p>
            </table:table-cell>
            <table:table-cell office:value-type="string">
              <text:p>ATS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045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900K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K8VI</text:p>
            </table:table-cell>
            <table:table-cell table:number-columns-repeated="2"/>
            <table:table-cell table:number-columns-repeated="2"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0114</text:p>
            </table:table-cell>
            <table:table-cell office:value-type="string">
              <text:p>E</text:p>
            </table:table-cell>
            <table:table-cell office:value-type="string">
              <text:p>YIKTOR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25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1</text:p>
            </table:table-cell>
            <table:table-cell office:value-type="string">
              <text:p>VHOT</text:p>
            </table:table-cell>
            <table:table-cell office:value-type="string">
              <text:p>10.7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G4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115</text:p>
            </table:table-cell>
            <table:table-cell office:value-type="string">
              <text:p>E</text:p>
            </table:table-cell>
            <table:table-cell office:value-type="string">
              <text:p>XHOSA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82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2</text:p>
            </table:table-cell>
            <table:table-cell office:value-type="string">
              <text:p>WARM</text:p>
            </table:table-cell>
            <table:table-cell office:value-type="string">
              <text:p>9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M0III</text:p>
            </table:table-cell>
            <table:table-cell table:number-columns-repeated="2"/>
            <table:table-cell office:value-type="string">
              <text:p>M2D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212</text:p>
            </table:table-cell>
            <table:table-cell office:value-type="string">
              <text:p>E</text:p>
            </table:table-cell>
            <table:table-cell office:value-type="string">
              <text:p>PRINX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915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60</text:p>
            </table:table-cell>
            <table:table-cell office:value-type="string">
              <text:p>COOL</text:p>
            </table:table-cell>
            <table:table-cell office:value-type="string">
              <text:p>7.35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NANI</text:p>
            </table:table-cell>
            <table:table-cell office:value-type="string">
              <text:p>A9V</text:p>
            </table:table-cell>
            <table:table-cell office:value-type="string">
              <text:p>K8VI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215</text:p>
            </table:table-cell>
            <table:table-cell office:value-type="string">
              <text:p>E</text:p>
            </table:table-cell>
            <table:table-cell office:value-type="string">
              <text:p>RUSHU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71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5</text:p>
            </table:table-cell>
            <table:table-cell office:value-type="string">
              <text:p>NORM</text:p>
            </table:table-cell>
            <table:table-cell office:value-type="string">
              <text:p>9.3M</text:p>
            </table:table-cell>
            <table:table-cell office:value-type="string">
              <text:p>DICTA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A0I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218</text:p>
            </table:table-cell>
            <table:table-cell office:value-type="string">
              <text:p>E</text:p>
            </table:table-cell>
            <table:table-cell office:value-type="string">
              <text:p>BAEL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523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80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1</text:p>
            </table:table-cell>
            <table:table-cell office:value-type="string">
              <text:p>EONIVA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311</text:p>
            </table:table-cell>
            <table:table-cell office:value-type="string">
              <text:p>E</text:p>
            </table:table-cell>
            <table:table-cell office:value-type="string">
              <text:p>MIZEN-FEL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04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20</text:p>
            </table:table-cell>
            <table:table-cell office:value-type="string">
              <text:p>NORM</text:p>
            </table:table-cell>
            <table:table-cell office:value-type="string">
              <text:p>309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412</text:p>
            </table:table-cell>
            <table:table-cell office:value-type="string">
              <text:p>E</text:p>
            </table:table-cell>
            <table:table-cell office:value-type="string">
              <text:p>SANSIBAR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205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7K</text:p>
            </table:table-cell>
            <table:table-cell office:value-type="string">
              <text:p>ZCOMP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VA</text:p>
            </table:table-cell>
            <table:table-cell office:value-type="string">
              <text:p>M3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414</text:p>
            </table:table-cell>
            <table:table-cell office:value-type="string">
              <text:p>E</text:p>
            </table:table-cell>
            <table:table-cell office:value-type="string">
              <text:p>ATTICA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04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802K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VA</text:p>
            </table:table-cell>
            <table:table-cell office:value-type="string">
              <text:p>K1V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416</text:p>
            </table:table-cell>
            <table:table-cell office:value-type="string">
              <text:p>E</text:p>
            </table:table-cell>
            <table:table-cell office:value-type="string">
              <text:p>RETINA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39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5</text:p>
            </table:table-cell>
            <table:table-cell office:value-type="string">
              <text:p>VHOT</text:p>
            </table:table-cell>
            <table:table-cell office:value-type="string">
              <text:p>9M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11</text:p>
            </table:table-cell>
            <table:table-cell office:value-type="string">
              <text:p>E</text:p>
            </table:table-cell>
            <table:table-cell office:value-type="string">
              <text:p>TERRA-NOVA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899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1</text:p>
            </table:table-cell>
            <table:table-cell office:value-type="string">
              <text:p>NORM</text:p>
            </table:table-cell>
            <table:table-cell office:value-type="string">
              <text:p>8800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7D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12</text:p>
            </table:table-cell>
            <table:table-cell office:value-type="string">
              <text:p>E</text:p>
            </table:table-cell>
            <table:table-cell office:value-type="string">
              <text:p>ASMODEUS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469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60</text:p>
            </table:table-cell>
            <table:table-cell office:value-type="string">
              <text:p>NORM</text:p>
            </table:table-cell>
            <table:table-cell office:value-type="string">
              <text:p>20K</text:p>
            </table:table-cell>
            <table:table-cell office:value-type="string">
              <text:p>FAMIL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K8VI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518</text:p>
            </table:table-cell>
            <table:table-cell office:value-type="string">
              <text:p>E</text:p>
            </table:table-cell>
            <table:table-cell office:value-type="string">
              <text:p>FAISAL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60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7</text:p>
            </table:table-cell>
            <table:table-cell office:value-type="string">
              <text:p>HOT</text:p>
            </table:table-cell>
            <table:table-cell office:value-type="string">
              <text:p>82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K9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13</text:p>
            </table:table-cell>
            <table:table-cell office:value-type="string">
              <text:p>E</text:p>
            </table:table-cell>
            <table:table-cell office:value-type="string">
              <text:p>LEBEAU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801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4</text:p>
            </table:table-cell>
            <table:table-cell office:value-type="string">
              <text:p>MILD</text:p>
            </table:table-cell>
            <table:table-cell office:value-type="string">
              <text:p>900K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IWA</text:p>
            </table:table-cell>
            <table:table-cell office:value-type="string">
              <text:p>G8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614</text:p>
            </table:table-cell>
            <table:table-cell office:value-type="string">
              <text:p>E</text:p>
            </table:table-cell>
            <table:table-cell office:value-type="string">
              <text:p>QUERION*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11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0</text:p>
            </table:table-cell>
            <table:table-cell office:value-type="string">
              <text:p>COOL</text:p>
            </table:table-cell>
            <table:table-cell office:value-type="string">
              <text:p>82.3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CP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618</text:p>
            </table:table-cell>
            <table:table-cell office:value-type="string">
              <text:p>E</text:p>
            </table:table-cell>
            <table:table-cell office:value-type="string">
              <text:p>DEKALB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69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100</text:p>
            </table:table-cell>
            <table:table-cell office:value-type="string">
              <text:p>WARM</text:p>
            </table:table-cell>
            <table:table-cell office:value-type="string">
              <text:p>30.4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RIWA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620</text:p>
            </table:table-cell>
            <table:table-cell office:value-type="string">
              <text:p>E</text:p>
            </table:table-cell>
            <table:table-cell office:value-type="string">
              <text:p>WINSTON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644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8</text:p>
            </table:table-cell>
            <table:table-cell office:value-type="string">
              <text:p>NORM</text:p>
            </table:table-cell>
            <table:table-cell office:value-type="string">
              <text:p>528K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K5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12</text:p>
            </table:table-cell>
            <table:table-cell office:value-type="string">
              <text:p>E</text:p>
            </table:table-cell>
            <table:table-cell office:value-type="string">
              <text:p>RAPPS_WORLD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096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5</text:p>
            </table:table-cell>
            <table:table-cell office:value-type="string">
              <text:p>WARM</text:p>
            </table:table-cell>
            <table:table-cell office:value-type="string">
              <text:p>4345</text:p>
            </table:table-cell>
            <table:table-cell office:value-type="string">
              <text:p>ATHDE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5V</text:p>
            </table:table-cell>
            <table:table-cell office:value-type="string">
              <text:p>M8VI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17</text:p>
            </table:table-cell>
            <table:table-cell office:value-type="string">
              <text:p>E</text:p>
            </table:table-cell>
            <table:table-cell office:value-type="string">
              <text:p>THANBER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49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4</text:p>
            </table:table-cell>
            <table:table-cell office:value-type="string">
              <text:p>COLD</text:p>
            </table:table-cell>
            <table:table-cell office:value-type="string">
              <text:p>2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IPO</text:p>
            </table:table-cell>
            <table:table-cell office:value-type="string">
              <text:p>M9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720</text:p>
            </table:table-cell>
            <table:table-cell office:value-type="string">
              <text:p>E</text:p>
            </table:table-cell>
            <table:table-cell office:value-type="string">
              <text:p>ENTROP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298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61</text:p>
            </table:table-cell>
            <table:table-cell office:value-type="string">
              <text:p>FROZE</text:p>
            </table:table-cell>
            <table:table-cell office:value-type="string">
              <text:p>11.26B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HI</text:p>
            </table:table-cell>
            <table:table-cell office:value-type="string">
              <text:p>G6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820</text:p>
            </table:table-cell>
            <table:table-cell office:value-type="string">
              <text:p>E</text:p>
            </table:table-cell>
            <table:table-cell office:value-type="string">
              <text:p>ANSELHOM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09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602K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-</text:p>
            </table:table-cell>
            <table:table-cell office:value-type="string">
              <text:p>M6VI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911</text:p>
            </table:table-cell>
            <table:table-cell office:value-type="string">
              <text:p>F</text:p>
            </table:table-cell>
            <table:table-cell office:value-type="string">
              <text:p>CALORA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738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62</text:p>
            </table:table-cell>
            <table:table-cell office:value-type="string">
              <text:p>NORM</text:p>
            </table:table-cell>
            <table:table-cell office:value-type="string">
              <text:p>53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</text:p>
            </table:table-cell>
            <table:table-cell office:value-type="string">
              <text:p>G2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912</text:p>
            </table:table-cell>
            <table:table-cell office:value-type="string">
              <text:p>F</text:p>
            </table:table-cell>
            <table:table-cell office:value-type="string">
              <text:p>899-076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717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5.24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15</text:p>
            </table:table-cell>
            <table:table-cell office:value-type="string">
              <text:p>F</text:p>
            </table:table-cell>
            <table:table-cell office:value-type="string">
              <text:p>QUARE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992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HOT</text:p>
            </table:table-cell>
            <table:table-cell office:value-type="string">
              <text:p>22.5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919</text:p>
            </table:table-cell>
            <table:table-cell office:value-type="string">
              <text:p>F</text:p>
            </table:table-cell>
            <table:table-cell office:value-type="string">
              <text:p>ZETA-2</text:p>
            </table:table-cell>
            <table:table-cell office:value-type="string">
              <text:p>IND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646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60</text:p>
            </table:table-cell>
            <table:table-cell office:value-type="string">
              <text:p>HOT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FLEONI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011</text:p>
            </table:table-cell>
            <table:table-cell office:value-type="string">
              <text:p>F</text:p>
            </table:table-cell>
            <table:table-cell office:value-type="string">
              <text:p>ARDEN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94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0</text:p>
            </table:table-cell>
            <table:table-cell office:value-type="string">
              <text:p>WARM</text:p>
            </table:table-cell>
            <table:table-cell office:value-type="string">
              <text:p>823M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CPRI</text:p>
            </table:table-cell>
            <table:table-cell office:value-type="string">
              <text:p>M4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018</text:p>
            </table:table-cell>
            <table:table-cell office:value-type="string">
              <text:p>F</text:p>
            </table:table-cell>
            <table:table-cell office:value-type="string">
              <text:p>CHOLEOST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828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13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</text:p>
            </table:table-cell>
            <table:table-cell office:value-type="string">
              <text:p>EONIVA</text:p>
            </table:table-cell>
            <table:table-cell office:value-type="string">
              <text:p>M9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020</text:p>
            </table:table-cell>
            <table:table-cell office:value-type="string">
              <text:p>F</text:p>
            </table:table-cell>
            <table:table-cell office:value-type="string">
              <text:p>MARGESI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452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0</text:p>
            </table:table-cell>
            <table:table-cell office:value-type="string">
              <text:p>NORM</text:p>
            </table:table-cell>
            <table:table-cell office:value-type="string">
              <text:p>967M</text:p>
            </table:table-cell>
            <table:table-cell office:value-type="string">
              <text:p>ATHDE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16</text:p>
            </table:table-cell>
            <table:table-cell office:value-type="string">
              <text:p>F</text:p>
            </table:table-cell>
            <table:table-cell office:value-type="string">
              <text:p>FRENZIE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343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53K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CPNIVA</text:p>
            </table:table-cell>
            <table:table-cell office:value-type="string">
              <text:p>M2III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18</text:p>
            </table:table-cell>
            <table:table-cell office:value-type="string">
              <text:p>F</text:p>
            </table:table-cell>
            <table:table-cell office:value-type="string">
              <text:p>GARDA_VILIS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5572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80</text:p>
            </table:table-cell>
            <table:table-cell office:value-type="string">
              <text:p>NORM</text:p>
            </table:table-cell>
            <table:table-cell office:value-type="string">
              <text:p>923M</text:p>
            </table:table-cell>
            <table:table-cell office:value-type="string">
              <text:p>ANARC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19</text:p>
            </table:table-cell>
            <table:table-cell office:value-type="string">
              <text:p>F</text:p>
            </table:table-cell>
            <table:table-cell office:value-type="string">
              <text:p>VILI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007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33</text:p>
            </table:table-cell>
            <table:table-cell office:value-type="string">
              <text:p>COOL</text:p>
            </table:table-cell>
            <table:table-cell office:value-type="string">
              <text:p>832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G5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12</text:p>
            </table:table-cell>
            <table:table-cell office:value-type="string">
              <text:p>F</text:p>
            </table:table-cell>
            <table:table-cell office:value-type="string">
              <text:p>DIGITIS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70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58</text:p>
            </table:table-cell>
            <table:table-cell office:value-type="string">
              <text:p>TROPI</text:p>
            </table:table-cell>
            <table:table-cell office:value-type="string">
              <text:p>9.78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ANI</text:p>
            </table:table-cell>
            <table:table-cell office:value-type="string">
              <text:p>M6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13</text:p>
            </table:table-cell>
            <table:table-cell office:value-type="string">
              <text:p>F</text:p>
            </table:table-cell>
            <table:table-cell office:value-type="string">
              <text:p>EDININA</text:p>
            </table:table-cell>
            <table:table-cell office:value-type="string">
              <text:p>ARD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4098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438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1.5</text:p>
            </table:table-cell>
            <table:table-cell office:value-type="string">
              <text:p>EONIVA</text:p>
            </table:table-cell>
            <table:table-cell office:value-type="string">
              <text:p>K6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214</text:p>
            </table:table-cell>
            <table:table-cell office:value-type="string">
              <text:p>F</text:p>
            </table:table-cell>
            <table:table-cell office:value-type="string">
              <text:p>728-907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942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7</text:p>
            </table:table-cell>
            <table:table-cell office:value-type="string">
              <text:p>NORM</text:p>
            </table:table-cell>
            <table:table-cell office:value-type="string">
              <text:p>6</text:p>
            </table:table-cell>
            <table:table-cell office:value-type="string">
              <text:p>MILIT</text:p>
            </table:table-cell>
            <table:table-cell office:value-type="string">
              <text:p>0</text:p>
            </table:table-cell>
            <table:table-cell office:value-type="string">
              <text:p>12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1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16</text:p>
            </table:table-cell>
            <table:table-cell office:value-type="string">
              <text:p>F</text:p>
            </table:table-cell>
            <table:table-cell office:value-type="string">
              <text:p>STELLATI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4655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37</text:p>
            </table:table-cell>
            <table:table-cell office:value-type="string">
              <text:p>TROPI</text:p>
            </table:table-cell>
            <table:table-cell office:value-type="string">
              <text:p>50K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M9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17</text:p>
            </table:table-cell>
            <table:table-cell office:value-type="string">
              <text:p>F</text:p>
            </table:table-cell>
            <table:table-cell office:value-type="string">
              <text:p>ARKAD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940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3</text:p>
            </table:table-cell>
            <table:table-cell office:value-type="string">
              <text:p>NORM</text:p>
            </table:table-cell>
            <table:table-cell office:value-type="string">
              <text:p>421M</text:p>
            </table:table-cell>
            <table:table-cell office:value-type="string">
              <text:p>REPDE</text:p>
            </table:table-cell>
            <table:table-cell office:value-type="string">
              <text:p>3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11</text:p>
            </table:table-cell>
            <table:table-cell office:value-type="string">
              <text:p>F</text:p>
            </table:table-cell>
            <table:table-cell office:value-type="string">
              <text:p>TREMOUS_DEX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4878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14</text:p>
            </table:table-cell>
            <table:table-cell office:value-type="string">
              <text:p>COLD</text:p>
            </table:table-cell>
            <table:table-cell office:value-type="string">
              <text:p>31K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3.5</text:p>
            </table:table-cell>
            <table:table-cell office:value-type="string">
              <text:p>ICNI</text:p>
            </table:table-cell>
            <table:table-cell office:value-type="string">
              <text:p>K8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15</text:p>
            </table:table-cell>
            <table:table-cell office:value-type="string">
              <text:p>F</text:p>
            </table:table-cell>
            <table:table-cell office:value-type="string">
              <text:p>MIRRIA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-N</text:p>
            </table:table-cell>
            <table:table-cell office:value-type="string">
              <text:p>4014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24</text:p>
            </table:table-cell>
            <table:table-cell office:value-type="string">
              <text:p>NORM</text:p>
            </table:table-cell>
            <table:table-cell office:value-type="string">
              <text:p>1298</text:p>
            </table:table-cell>
            <table:table-cell office:value-type="string">
              <text:p>TRIB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20</text:p>
            </table:table-cell>
            <table:table-cell office:value-type="string">
              <text:p>F</text:p>
            </table:table-cell>
            <table:table-cell office:value-type="string">
              <text:p>SAURU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855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2</text:p>
            </table:table-cell>
            <table:table-cell office:value-type="string">
              <text:p>NORM</text:p>
            </table:table-cell>
            <table:table-cell office:value-type="string">
              <text:p>83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A8V</text:p>
            </table:table-cell>
            <table:table-cell office:value-type="string">
              <text:p>M1VI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411</text:p>
            </table:table-cell>
            <table:table-cell office:value-type="string">
              <text:p>F</text:p>
            </table:table-cell>
            <table:table-cell office:value-type="string">
              <text:p>RANGENT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36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00</text:p>
            </table:table-cell>
            <table:table-cell office:value-type="string">
              <text:p>TROPI</text:p>
            </table:table-cell>
            <table:table-cell office:value-type="string">
              <text:p>7.341M</text:p>
            </table:table-cell>
            <table:table-cell office:value-type="string">
              <text:p>BUREA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NIWA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13</text:p>
            </table:table-cell>
            <table:table-cell office:value-type="string">
              <text:p>F</text:p>
            </table:table-cell>
            <table:table-cell office:value-type="string">
              <text:p>DENOTA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850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85</text:p>
            </table:table-cell>
            <table:table-cell office:value-type="string">
              <text:p>NORM</text:p>
            </table:table-cell>
            <table:table-cell office:value-type="string">
              <text:p>37K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417</text:p>
            </table:table-cell>
            <table:table-cell office:value-type="string">
              <text:p>F</text:p>
            </table:table-cell>
            <table:table-cell office:value-type="string">
              <text:p>FICAN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22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9</text:p>
            </table:table-cell>
            <table:table-cell office:value-type="string">
              <text:p>COOL</text:p>
            </table:table-cell>
            <table:table-cell office:value-type="string">
              <text:p>9.25K</text:p>
            </table:table-cell>
            <table:table-cell office:value-type="string">
              <text:p>T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M0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11</text:p>
            </table:table-cell>
            <table:table-cell office:value-type="string">
              <text:p>F</text:p>
            </table:table-cell>
            <table:table-cell office:value-type="string">
              <text:p>TIONALE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605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43</text:p>
            </table:table-cell>
            <table:table-cell office:value-type="string">
              <text:p>COOL</text:p>
            </table:table-cell>
            <table:table-cell office:value-type="string">
              <text:p>2.2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9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15</text:p>
            </table:table-cell>
            <table:table-cell office:value-type="string">
              <text:p>F</text:p>
            </table:table-cell>
            <table:table-cell office:value-type="string">
              <text:p>CALI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46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2</text:p>
            </table:table-cell>
            <table:table-cell office:value-type="string">
              <text:p>VH</text:p>
            </table:table-cell>
            <table:table-cell office:value-type="string">
              <text:p>573M</text:p>
            </table:table-cell>
            <table:table-cell office:value-type="string">
              <text:p>MILIT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table:number-columns-repeated="2"/>
            <table:table-cell office:value-type="string">
              <text:p>K9V</text:p>
            </table:table-cell>
            <table:table-cell office:value-type="string">
              <text:p>M5D</text:p>
            </table:table-cell>
            <table:table-cell table:number-columns-repeated="237"/>
          </table:table-row>
          <table:table-row table:style-name="ro1">
            <table:table-cell office:value-type="string">
              <text:p>1519</text:p>
            </table:table-cell>
            <table:table-cell office:value-type="string">
              <text:p>F</text:p>
            </table:table-cell>
            <table:table-cell office:value-type="string">
              <text:p>ASGARD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2956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0</text:p>
            </table:table-cell>
            <table:table-cell office:value-type="string">
              <text:p>WARM</text:p>
            </table:table-cell>
            <table:table-cell office:value-type="string">
              <text:p>51M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0.5</text:p>
            </table:table-cell>
            <table:table-cell office:value-type="string">
              <text:p>NAPO</text:p>
            </table:table-cell>
            <table:table-cell office:value-type="string">
              <text:p>F5II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520</text:p>
            </table:table-cell>
            <table:table-cell office:value-type="string">
              <text:p>F</text:p>
            </table:table-cell>
            <table:table-cell office:value-type="string">
              <text:p>TAVONN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05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8</text:p>
            </table:table-cell>
            <table:table-cell office:value-type="string">
              <text:p>COOL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G6I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611</text:p>
            </table:table-cell>
            <table:table-cell office:value-type="string">
              <text:p>F</text:p>
            </table:table-cell>
            <table:table-cell office:value-type="string">
              <text:p>PHLUM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874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1</text:p>
            </table:table-cell>
            <table:table-cell office:value-type="string">
              <text:p>NORM</text:p>
            </table:table-cell>
            <table:table-cell office:value-type="string">
              <text:p>7.22M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G5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1711</text:p>
            </table:table-cell>
            <table:table-cell office:value-type="string">
              <text:p>G</text:p>
            </table:table-cell>
            <table:table-cell office:value-type="string">
              <text:p>EXTOLA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406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7</text:p>
            </table:table-cell>
            <table:table-cell office:value-type="string">
              <text:p>NORM</text:p>
            </table:table-cell>
            <table:table-cell office:value-type="string">
              <text:p>123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M2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719</text:p>
            </table:table-cell>
            <table:table-cell office:value-type="string">
              <text:p>G</text:p>
            </table:table-cell>
            <table:table-cell office:value-type="string">
              <text:p>LANTH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7874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86</text:p>
            </table:table-cell>
            <table:table-cell office:value-type="string">
              <text:p>NORM</text:p>
            </table:table-cell>
            <table:table-cell office:value-type="string">
              <text:p>770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CPNI</text:p>
            </table:table-cell>
            <table:table-cell office:value-type="string">
              <text:p>F5I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11</text:p>
            </table:table-cell>
            <table:table-cell office:value-type="string">
              <text:p>G</text:p>
            </table:table-cell>
            <table:table-cell office:value-type="string">
              <text:p>DINOM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106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ARIA</text:p>
            </table:table-cell>
            <table:table-cell office:value-type="string">
              <text:p>241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A4III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15</text:p>
            </table:table-cell>
            <table:table-cell office:value-type="string">
              <text:p>G</text:p>
            </table:table-cell>
            <table:table-cell office:value-type="string">
              <text:p>GHAND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1928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6</text:p>
            </table:table-cell>
            <table:table-cell office:value-type="string">
              <text:p>ICY</text:p>
            </table:table-cell>
            <table:table-cell office:value-type="string">
              <text:p>42K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ICNI</text:p>
            </table:table-cell>
            <table:table-cell office:value-type="string">
              <text:p>F8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17</text:p>
            </table:table-cell>
            <table:table-cell office:value-type="string">
              <text:p>G</text:p>
            </table:table-cell>
            <table:table-cell office:value-type="string">
              <text:p>VICTORIA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61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12M</text:p>
            </table:table-cell>
            <table:table-cell office:value-type="string">
              <text:p>MULTI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0.5</text:p>
            </table:table-cell>
            <table:table-cell office:value-type="string">
              <text:p>-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12</text:p>
            </table:table-cell>
            <table:table-cell office:value-type="string">
              <text:p>G</text:p>
            </table:table-cell>
            <table:table-cell office:value-type="string">
              <text:p>DINOM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6042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9</text:p>
            </table:table-cell>
            <table:table-cell office:value-type="string">
              <text:p>NORM</text:p>
            </table:table-cell>
            <table:table-cell office:value-type="string">
              <text:p>2.431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M8V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16</text:p>
            </table:table-cell>
            <table:table-cell office:value-type="string">
              <text:p>G</text:p>
            </table:table-cell>
            <table:table-cell office:value-type="string">
              <text:p>YYLAVEN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10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8</text:p>
            </table:table-cell>
            <table:table-cell office:value-type="string">
              <text:p>VCOLD</text:p>
            </table:table-cell>
            <table:table-cell office:value-type="string">
              <text:p>532K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0</text:p>
            </table:table-cell>
            <table:table-cell office:value-type="string">
              <text:p>AGNI</text:p>
            </table:table-cell>
            <table:table-cell office:value-type="string">
              <text:p>F9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18</text:p>
            </table:table-cell>
            <table:table-cell office:value-type="string">
              <text:p>G</text:p>
            </table:table-cell>
            <table:table-cell office:value-type="string">
              <text:p>SONTHERT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98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3</text:p>
            </table:table-cell>
            <table:table-cell office:value-type="string">
              <text:p>NORM</text:p>
            </table:table-cell>
            <table:table-cell office:value-type="string">
              <text:p>4.3M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0</text:p>
            </table:table-cell>
            <table:table-cell office:value-type="string">
              <text:p>NANI</text:p>
            </table:table-cell>
            <table:table-cell office:value-type="string">
              <text:p>K6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20</text:p>
            </table:table-cell>
            <table:table-cell office:value-type="string">
              <text:p>G</text:p>
            </table:table-cell>
            <table:table-cell office:value-type="string">
              <text:p>DGANZI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53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12</text:p>
            </table:table-cell>
            <table:table-cell office:value-type="string">
              <text:p>NORM</text:p>
            </table:table-cell>
            <table:table-cell office:value-type="string">
              <text:p>38K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3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011</text:p>
            </table:table-cell>
            <table:table-cell office:value-type="string">
              <text:p>G</text:p>
            </table:table-cell>
            <table:table-cell office:value-type="string">
              <text:p>WYPOC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9397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936K</text:p>
            </table:table-cell>
            <table:table-cell office:value-type="string">
              <text:p>REPDE</text:p>
            </table:table-cell>
            <table:table-cell office:value-type="string">
              <text:p>3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M3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11</text:p>
            </table:table-cell>
            <table:table-cell office:value-type="string">
              <text:p>G</text:p>
            </table:table-cell>
            <table:table-cell office:value-type="string">
              <text:p>DJINNI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I</text:p>
            </table:table-cell>
            <table:table-cell office:value-type="string">
              <text:p>411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91</text:p>
            </table:table-cell>
            <table:table-cell office:value-type="string">
              <text:p>NORM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K5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12</text:p>
            </table:table-cell>
            <table:table-cell office:value-type="string">
              <text:p>G</text:p>
            </table:table-cell>
            <table:table-cell office:value-type="string">
              <text:p>RECH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869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51M</text:p>
            </table:table-cell>
            <table:table-cell office:value-type="string">
              <text:p>DICT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12</text:p>
            </table:table-cell>
            <table:table-cell office:value-type="string">
              <text:p>G</text:p>
            </table:table-cell>
            <table:table-cell office:value-type="string">
              <text:p>KKIRK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1774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47</text:p>
            </table:table-cell>
            <table:table-cell office:value-type="string">
              <text:p>TROPI</text:p>
            </table:table-cell>
            <table:table-cell office:value-type="string">
              <text:p>1.2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15</text:p>
            </table:table-cell>
            <table:table-cell office:value-type="string">
              <text:p>G</text:p>
            </table:table-cell>
            <table:table-cell office:value-type="string">
              <text:p>QUOPIST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117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2</text:p>
            </table:table-cell>
            <table:table-cell office:value-type="string">
              <text:p>WARM</text:p>
            </table:table-cell>
            <table:table-cell office:value-type="string">
              <text:p>7.5M</text:p>
            </table:table-cell>
            <table:table-cell office:value-type="string">
              <text:p>TRIBE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APO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11</text:p>
            </table:table-cell>
            <table:table-cell office:value-type="string">
              <text:p>G</text:p>
            </table:table-cell>
            <table:table-cell office:value-type="string">
              <text:p>TREEC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221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3</text:p>
            </table:table-cell>
            <table:table-cell office:value-type="string">
              <text:p>NORM</text:p>
            </table:table-cell>
            <table:table-cell office:value-type="string">
              <text:p>670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APO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13</text:p>
            </table:table-cell>
            <table:table-cell office:value-type="string">
              <text:p>G</text:p>
            </table:table-cell>
            <table:table-cell office:value-type="string">
              <text:p>ECHIS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909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98</text:p>
            </table:table-cell>
            <table:table-cell office:value-type="string">
              <text:p>NORM</text:p>
            </table:table-cell>
            <table:table-cell office:value-type="string">
              <text:p>7K</text:p>
            </table:table-cell>
            <table:table-cell office:value-type="string">
              <text:p>CORPO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WA</text:p>
            </table:table-cell>
            <table:table-cell office:value-type="string">
              <text:p>G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14</text:p>
            </table:table-cell>
            <table:table-cell office:value-type="string">
              <text:p>G</text:p>
            </table:table-cell>
            <table:table-cell office:value-type="string">
              <text:p>PIREM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6126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9</text:p>
            </table:table-cell>
            <table:table-cell office:value-type="string">
              <text:p>HOT</text:p>
            </table:table-cell>
            <table:table-cell office:value-type="string">
              <text:p>84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17</text:p>
            </table:table-cell>
            <table:table-cell office:value-type="string">
              <text:p>G</text:p>
            </table:table-cell>
            <table:table-cell office:value-type="string">
              <text:p>RHIS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120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762K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19</text:p>
            </table:table-cell>
            <table:table-cell office:value-type="string">
              <text:p>G</text:p>
            </table:table-cell>
            <table:table-cell office:value-type="string">
              <text:p>IVEND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S</text:p>
            </table:table-cell>
            <table:table-cell office:value-type="string">
              <text:p>286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1.1M</text:p>
            </table:table-cell>
            <table:table-cell office:value-type="string">
              <text:p>TECHN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A9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11</text:p>
            </table:table-cell>
            <table:table-cell office:value-type="string">
              <text:p>G</text:p>
            </table:table-cell>
            <table:table-cell office:value-type="string">
              <text:p>KEANOU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7242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</text:p>
            </table:table-cell>
            <table:table-cell office:value-type="string">
              <text:p>COOL</text:p>
            </table:table-cell>
            <table:table-cell office:value-type="string">
              <text:p>2.34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DEEONIPO</text:p>
            </table:table-cell>
            <table:table-cell office:value-type="string">
              <text:p>M3III</text:p>
            </table:table-cell>
            <table:table-cell office:value-type="string">
              <text:p>M2D</text:p>
            </table:table-cell>
            <table:table-cell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14</text:p>
            </table:table-cell>
            <table:table-cell office:value-type="string">
              <text:p>G</text:p>
            </table:table-cell>
            <table:table-cell office:value-type="string">
              <text:p>TUREDED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598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689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15</text:p>
            </table:table-cell>
            <table:table-cell office:value-type="string">
              <text:p>G</text:p>
            </table:table-cell>
            <table:table-cell office:value-type="string">
              <text:p>VREIBEFG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-NS</text:p>
            </table:table-cell>
            <table:table-cell office:value-type="string">
              <text:p>419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10</text:p>
            </table:table-cell>
            <table:table-cell office:value-type="string">
              <text:p>FROZE</text:p>
            </table:table-cell>
            <table:table-cell office:value-type="string">
              <text:p>933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16</text:p>
            </table:table-cell>
            <table:table-cell office:value-type="string">
              <text:p>G</text:p>
            </table:table-cell>
            <table:table-cell office:value-type="string">
              <text:p>LA`BEL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23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9</text:p>
            </table:table-cell>
            <table:table-cell office:value-type="string">
              <text:p>VCOLD</text:p>
            </table:table-cell>
            <table:table-cell office:value-type="string">
              <text:p>72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NI</text:p>
            </table:table-cell>
            <table:table-cell office:value-type="string">
              <text:p>F2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17</text:p>
            </table:table-cell>
            <table:table-cell office:value-type="string">
              <text:p>G</text:p>
            </table:table-cell>
            <table:table-cell office:value-type="string">
              <text:p>EQUU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539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97</text:p>
            </table:table-cell>
            <table:table-cell office:value-type="string">
              <text:p>NORM</text:p>
            </table:table-cell>
            <table:table-cell office:value-type="string">
              <text:p>260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4.5</text:p>
            </table:table-cell>
            <table:table-cell office:value-type="string">
              <text:p>WA</text:p>
            </table:table-cell>
            <table:table-cell office:value-type="string">
              <text:p>F6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18</text:p>
            </table:table-cell>
            <table:table-cell office:value-type="string">
              <text:p>G</text:p>
            </table:table-cell>
            <table:table-cell office:value-type="string">
              <text:p>ICETINA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-N</text:p>
            </table:table-cell>
            <table:table-cell office:value-type="string">
              <text:p>4867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44`</text:p>
            </table:table-cell>
            <table:table-cell office:value-type="string">
              <text:p>NORM</text:p>
            </table:table-cell>
            <table:table-cell office:value-type="string">
              <text:p>345K</text:p>
            </table:table-cell>
            <table:table-cell office:value-type="string">
              <text:p>DICTA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9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19</text:p>
            </table:table-cell>
            <table:table-cell office:value-type="string">
              <text:p>G</text:p>
            </table:table-cell>
            <table:table-cell office:value-type="string">
              <text:p>COGR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983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9</text:p>
            </table:table-cell>
            <table:table-cell office:value-type="string">
              <text:p>FROZE</text:p>
            </table:table-cell>
            <table:table-cell office:value-type="string">
              <text:p>5.62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WA</text:p>
            </table:table-cell>
            <table:table-cell office:value-type="string">
              <text:p>M1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420</text:p>
            </table:table-cell>
            <table:table-cell office:value-type="string">
              <text:p>G</text:p>
            </table:table-cell>
            <table:table-cell office:value-type="string">
              <text:p>SKUL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N</text:p>
            </table:table-cell>
            <table:table-cell office:value-type="string">
              <text:p>214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7</text:p>
            </table:table-cell>
            <table:table-cell office:value-type="string">
              <text:p>NORM</text:p>
            </table:table-cell>
            <table:table-cell office:value-type="string">
              <text:p>6.3M</text:p>
            </table:table-cell>
            <table:table-cell office:value-type="string">
              <text:p>CORPO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ANIPO</text:p>
            </table:table-cell>
            <table:table-cell office:value-type="string">
              <text:p>M1V</text:p>
            </table:table-cell>
            <table:table-cell office:value-type="string">
              <text:p>M0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2512</text:p>
            </table:table-cell>
            <table:table-cell office:value-type="string">
              <text:p>H</text:p>
            </table:table-cell>
            <table:table-cell office:value-type="string">
              <text:p>KINOR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108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92</text:p>
            </table:table-cell>
            <table:table-cell office:value-type="string">
              <text:p>COLD</text:p>
            </table:table-cell>
            <table:table-cell office:value-type="string">
              <text:p>50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A0V</text:p>
            </table:table-cell>
            <table:table-cell office:value-type="string">
              <text:p>K9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14</text:p>
            </table:table-cell>
            <table:table-cell office:value-type="string">
              <text:p>H</text:p>
            </table:table-cell>
            <table:table-cell office:value-type="string">
              <text:p>GILED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872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31</text:p>
            </table:table-cell>
            <table:table-cell office:value-type="string">
              <text:p>NORM</text:p>
            </table:table-cell>
            <table:table-cell office:value-type="string">
              <text:p>23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19</text:p>
            </table:table-cell>
            <table:table-cell office:value-type="string">
              <text:p>H</text:p>
            </table:table-cell>
            <table:table-cell office:value-type="string">
              <text:p>PANNE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316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54</text:p>
            </table:table-cell>
            <table:table-cell office:value-type="string">
              <text:p>COLD</text:p>
            </table:table-cell>
            <table:table-cell office:value-type="string">
              <text:p>2M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K5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520</text:p>
            </table:table-cell>
            <table:table-cell office:value-type="string">
              <text:p>H</text:p>
            </table:table-cell>
            <table:table-cell office:value-type="string">
              <text:p>GARRINCSK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6209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3</text:p>
            </table:table-cell>
            <table:table-cell office:value-type="string">
              <text:p>CHILL</text:p>
            </table:table-cell>
            <table:table-cell office:value-type="string">
              <text:p>400K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0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12</text:p>
            </table:table-cell>
            <table:table-cell office:value-type="string">
              <text:p>H</text:p>
            </table:table-cell>
            <table:table-cell office:value-type="string">
              <text:p>MACE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9.4K</text:p>
            </table:table-cell>
            <table:table-cell office:value-type="string">
              <text:p>MILIT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ASEONIVA</text:p>
            </table:table-cell>
            <table:table-cell office:value-type="string">
              <text:p>G8V</text:p>
            </table:table-cell>
            <table:table-cell office:value-type="string">
              <text:p>M8D</text:p>
            </table:table-cell>
            <table:table-cell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13</text:p>
            </table:table-cell>
            <table:table-cell office:value-type="string">
              <text:p>H</text:p>
            </table:table-cell>
            <table:table-cell office:value-type="string">
              <text:p>FULAC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981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42</text:p>
            </table:table-cell>
            <table:table-cell/>
            <table:table-cell office:value-type="string">
              <text:p>2.3K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G3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20</text:p>
            </table:table-cell>
            <table:table-cell office:value-type="string">
              <text:p>H</text:p>
            </table:table-cell>
            <table:table-cell office:value-type="string">
              <text:p>NATOK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23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8</text:p>
            </table:table-cell>
            <table:table-cell office:value-type="string">
              <text:p>COLD</text:p>
            </table:table-cell>
            <table:table-cell office:value-type="string">
              <text:p>2B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HI</text:p>
            </table:table-cell>
            <table:table-cell office:value-type="string">
              <text:p>F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712</text:p>
            </table:table-cell>
            <table:table-cell office:value-type="string">
              <text:p>H</text:p>
            </table:table-cell>
            <table:table-cell office:value-type="string">
              <text:p>RISEK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03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9</text:p>
            </table:table-cell>
            <table:table-cell office:value-type="string">
              <text:p>TROPI</text:p>
            </table:table-cell>
            <table:table-cell office:value-type="string">
              <text:p>42K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.5.</text:p>
            </table:table-cell>
            <table:table-cell office:value-type="string">
              <text:p>NI</text:p>
            </table:table-cell>
            <table:table-cell office:value-type="string">
              <text:p>M5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15</text:p>
            </table:table-cell>
            <table:table-cell office:value-type="string">
              <text:p>H</text:p>
            </table:table-cell>
            <table:table-cell office:value-type="string">
              <text:p>POROZL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708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74</text:p>
            </table:table-cell>
            <table:table-cell office:value-type="string">
              <text:p>NORM</text:p>
            </table:table-cell>
            <table:table-cell office:value-type="string">
              <text:p>21.46B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6</text:p>
            </table:table-cell>
            <table:table-cell office:value-type="string">
              <text:p>HI</text:p>
            </table:table-cell>
            <table:table-cell office:value-type="string">
              <text:p>M1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16</text:p>
            </table:table-cell>
            <table:table-cell office:value-type="string">
              <text:p>H</text:p>
            </table:table-cell>
            <table:table-cell office:value-type="string">
              <text:p>RHYLANOR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397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8.304B</text:p>
            </table:table-cell>
            <table:table-cell office:value-type="string">
              <text:p>OLIGA</text:p>
            </table:table-cell>
            <table:table-cell office:value-type="string">
              <text:p>3</text:p>
            </table:table-cell>
            <table:table-cell office:value-type="string">
              <text:p>12</text:p>
            </table:table-cell>
            <table:table-cell office:value-type="string">
              <text:p>6</text:p>
            </table:table-cell>
            <table:table-cell office:value-type="string">
              <text:p>CPHINA</text:p>
            </table:table-cell>
            <table:table-cell office:value-type="string">
              <text:p>M2VI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20</text:p>
            </table:table-cell>
            <table:table-cell office:value-type="string">
              <text:p>H</text:p>
            </table:table-cell>
            <table:table-cell office:value-type="string">
              <text:p>LONESED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04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700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2</text:p>
            </table:table-cell>
            <table:table-cell office:value-type="string">
              <text:p>EONIWA</text:p>
            </table:table-cell>
            <table:table-cell office:value-type="string">
              <text:p>FM9V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811</text:p>
            </table:table-cell>
            <table:table-cell office:value-type="string">
              <text:p>H</text:p>
            </table:table-cell>
            <table:table-cell office:value-type="string">
              <text:p>VALHALL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62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2</text:p>
            </table:table-cell>
            <table:table-cell office:value-type="string">
              <text:p>CHILL</text:p>
            </table:table-cell>
            <table:table-cell office:value-type="string">
              <text:p>40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G4I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12</text:p>
            </table:table-cell>
            <table:table-cell office:value-type="string">
              <text:p>H</text:p>
            </table:table-cell>
            <table:table-cell office:value-type="string">
              <text:p>ZIVIJ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836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12</text:p>
            </table:table-cell>
            <table:table-cell office:value-type="string">
              <text:p>WARM</text:p>
            </table:table-cell>
            <table:table-cell office:value-type="string">
              <text:p>4.67B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FLHIIN</text:p>
            </table:table-cell>
            <table:table-cell office:value-type="string">
              <text:p>G6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14</text:p>
            </table:table-cell>
            <table:table-cell office:value-type="string">
              <text:p>H</text:p>
            </table:table-cell>
            <table:table-cell office:value-type="string">
              <text:p>JAE_TELLON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504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260K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DENIRI</text:p>
            </table:table-cell>
            <table:table-cell office:value-type="string">
              <text:p>F9I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818</text:p>
            </table:table-cell>
            <table:table-cell office:value-type="string">
              <text:p>H</text:p>
            </table:table-cell>
            <table:table-cell office:value-type="string">
              <text:p>GEROME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46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3</text:p>
            </table:table-cell>
            <table:table-cell office:value-type="string">
              <text:p>NORM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12</text:p>
            </table:table-cell>
            <table:table-cell office:value-type="string">
              <text:p>H</text:p>
            </table:table-cell>
            <table:table-cell office:value-type="string">
              <text:p>HENO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202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54</text:p>
            </table:table-cell>
            <table:table-cell office:value-type="string">
              <text:p>NORM</text:p>
            </table:table-cell>
            <table:table-cell office:value-type="string">
              <text:p>60.9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F3D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913</text:p>
            </table:table-cell>
            <table:table-cell office:value-type="string">
              <text:p>H</text:p>
            </table:table-cell>
            <table:table-cell office:value-type="string">
              <text:p>CELEPIN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39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0</text:p>
            </table:table-cell>
            <table:table-cell office:value-type="string">
              <text:p>HOT</text:p>
            </table:table-cell>
            <table:table-cell office:value-type="string">
              <text:p>32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2VI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18</text:p>
            </table:table-cell>
            <table:table-cell office:value-type="string">
              <text:p>H</text:p>
            </table:table-cell>
            <table:table-cell office:value-type="string">
              <text:p>GITOS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3</text:p>
            </table:table-cell>
            <table:table-cell office:value-type="string">
              <text:p>NONE</text:p>
            </table:table-cell>
            <table:table-cell office:value-type="string">
              <text:p>3.3M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SNANIVA</text:p>
            </table:table-cell>
            <table:table-cell office:value-type="string">
              <text:p>G6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15</text:p>
            </table:table-cell>
            <table:table-cell office:value-type="string">
              <text:p>H</text:p>
            </table:table-cell>
            <table:table-cell office:value-type="string">
              <text:p>BELIZ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694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1</text:p>
            </table:table-cell>
            <table:table-cell office:value-type="string">
              <text:p>WARM</text:p>
            </table:table-cell>
            <table:table-cell office:value-type="string">
              <text:p>4.27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G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16</text:p>
            </table:table-cell>
            <table:table-cell office:value-type="string">
              <text:p>H</text:p>
            </table:table-cell>
            <table:table-cell office:value-type="string">
              <text:p>KEGEN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334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2</text:p>
            </table:table-cell>
            <table:table-cell office:value-type="string">
              <text:p>ICY</text:p>
            </table:table-cell>
            <table:table-cell office:value-type="string">
              <text:p>42K</text:p>
            </table:table-cell>
            <table:table-cell office:value-type="string">
              <text:p>SUBJU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F6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17</text:p>
            </table:table-cell>
            <table:table-cell office:value-type="string">
              <text:p>H</text:p>
            </table:table-cell>
            <table:table-cell office:value-type="string">
              <text:p>HERON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868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3.3M</text:p>
            </table:table-cell>
            <table:table-cell office:value-type="string">
              <text:p>CORPO</text:p>
            </table:table-cell>
            <table:table-cell office:value-type="string">
              <text:p>3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DENI</text:p>
            </table:table-cell>
            <table:table-cell office:value-type="string">
              <text:p>G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19</text:p>
            </table:table-cell>
            <table:table-cell office:value-type="string">
              <text:p>H</text:p>
            </table:table-cell>
            <table:table-cell office:value-type="string">
              <text:p>457-973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2623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42</text:p>
            </table:table-cell>
            <table:table-cell/>
            <table:table-cell office:value-type="string">
              <text:p>200</text:p>
            </table:table-cell>
            <table:table-cell office:value-type="string">
              <text:p>CORPO</text:p>
            </table:table-cell>
            <table:table-cell office:value-type="string">
              <text:p>4</text:p>
            </table:table-cell>
            <table:table-cell office:value-type="string">
              <text:p>5</text:p>
            </table:table-cell>
            <table:table-cell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G9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3020</text:p>
            </table:table-cell>
            <table:table-cell office:value-type="string">
              <text:p>H</text:p>
            </table:table-cell>
            <table:table-cell office:value-type="string">
              <text:p>SOME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909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7</text:p>
            </table:table-cell>
            <table:table-cell office:value-type="string">
              <text:p>NORM</text:p>
            </table:table-cell>
            <table:table-cell office:value-type="string">
              <text:p>7K</text:p>
            </table:table-cell>
            <table:table-cell office:value-type="string">
              <text:p>REPDE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ICEONIVA</text:p>
            </table:table-cell>
            <table:table-cell office:value-type="string">
              <text:p>M6V</text:p>
            </table:table-cell>
            <table:table-cell office:value-type="string">
              <text:p>M7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11</text:p>
            </table:table-cell>
            <table:table-cell office:value-type="string">
              <text:p>H</text:p>
            </table:table-cell>
            <table:table-cell office:value-type="string">
              <text:p>VINORI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666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91</text:p>
            </table:table-cell>
            <table:table-cell office:value-type="string">
              <text:p>NORM</text:p>
            </table:table-cell>
            <table:table-cell office:value-type="string">
              <text:p>4.328M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3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112</text:p>
            </table:table-cell>
            <table:table-cell office:value-type="string">
              <text:p>H</text:p>
            </table:table-cell>
            <table:table-cell office:value-type="string">
              <text:p>NUTEM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7644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1</text:p>
            </table:table-cell>
            <table:table-cell office:value-type="string">
              <text:p>TROPI</text:p>
            </table:table-cell>
            <table:table-cell office:value-type="string">
              <text:p>9K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3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114</text:p>
            </table:table-cell>
            <table:table-cell office:value-type="string">
              <text:p>H</text:p>
            </table:table-cell>
            <table:table-cell office:value-type="string">
              <text:p>HUDERU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03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3</text:p>
            </table:table-cell>
            <table:table-cell office:value-type="string">
              <text:p>NORM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M0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118</text:p>
            </table:table-cell>
            <table:table-cell office:value-type="string">
              <text:p>H</text:p>
            </table:table-cell>
            <table:table-cell office:value-type="string">
              <text:p>CAPATW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96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82</text:p>
            </table:table-cell>
            <table:table-cell office:value-type="string">
              <text:p>VHOT</text:p>
            </table:table-cell>
            <table:table-cell office:value-type="string">
              <text:p>8.456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HI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119</text:p>
            </table:table-cell>
            <table:table-cell office:value-type="string">
              <text:p>H</text:p>
            </table:table-cell>
            <table:table-cell office:value-type="string">
              <text:p>VANEJ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53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2</text:p>
            </table:table-cell>
            <table:table-cell office:value-type="string">
              <text:p>COOL</text:p>
            </table:table-cell>
            <table:table-cell office:value-type="string">
              <text:p>552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4</text:p>
            </table:table-cell>
            <table:table-cell office:value-type="string">
              <text:p>AGRI</text:p>
            </table:table-cell>
            <table:table-cell office:value-type="string">
              <text:p>K1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12</text:p>
            </table:table-cell>
            <table:table-cell office:value-type="string">
              <text:p>H</text:p>
            </table:table-cell>
            <table:table-cell office:value-type="string">
              <text:p>MARGES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524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8</text:p>
            </table:table-cell>
            <table:table-cell office:value-type="string">
              <text:p>COOL</text:p>
            </table:table-cell>
            <table:table-cell office:value-type="string">
              <text:p>300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16</text:p>
            </table:table-cell>
            <table:table-cell office:value-type="string">
              <text:p>H</text:p>
            </table:table-cell>
            <table:table-cell office:value-type="string">
              <text:p>BEVE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397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5.3B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DEHIINPO</text:p>
            </table:table-cell>
            <table:table-cell office:value-type="string">
              <text:p>F4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18</text:p>
            </table:table-cell>
            <table:table-cell office:value-type="string">
              <text:p>H</text:p>
            </table:table-cell>
            <table:table-cell office:value-type="string">
              <text:p>TACAXE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88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63K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DENIPO</text:p>
            </table:table-cell>
            <table:table-cell office:value-type="string">
              <text:p>M6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220</text:p>
            </table:table-cell>
            <table:table-cell office:value-type="string">
              <text:p>H</text:p>
            </table:table-cell>
            <table:table-cell office:value-type="string">
              <text:p>POWAZ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619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73</text:p>
            </table:table-cell>
            <table:table-cell office:value-type="string">
              <text:p>COOL</text:p>
            </table:table-cell>
            <table:table-cell office:value-type="string">
              <text:p>70K</text:p>
            </table:table-cell>
            <table:table-cell office:value-type="string">
              <text:p>GOV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A5V</text:p>
            </table:table-cell>
            <table:table-cell office:value-type="string">
              <text:p>K4D</text:p>
            </table:table-cell>
            <table:table-cell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122</text:p>
            </table:table-cell>
            <table:table-cell office:value-type="string">
              <text:p>I</text:p>
            </table:table-cell>
            <table:table-cell office:value-type="string">
              <text:p>JUNCTI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1200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</text:p>
            </table:table-cell>
            <table:table-cell office:value-type="string">
              <text:p>NORM</text:p>
            </table:table-cell>
            <table:table-cell office:value-type="string">
              <text:p>23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DENIPO</text:p>
            </table:table-cell>
            <table:table-cell office:value-type="string">
              <text:p>M3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129</text:p>
            </table:table-cell>
            <table:table-cell office:value-type="string">
              <text:p>I</text:p>
            </table:table-cell>
            <table:table-cell office:value-type="string">
              <text:p>UNIQUA</text:p>
            </table:table-cell>
            <table:table-cell office:value-type="string">
              <text:p>G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718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51</text:p>
            </table:table-cell>
            <table:table-cell office:value-type="string">
              <text:p>NORM</text:p>
            </table:table-cell>
            <table:table-cell office:value-type="string">
              <text:p>210K</text:p>
            </table:table-cell>
            <table:table-cell office:value-type="string">
              <text:p>MILIT</text:p>
            </table:table-cell>
            <table:table-cell table:number-columns-repeated="2"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K9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130</text:p>
            </table:table-cell>
            <table:table-cell office:value-type="string">
              <text:p>I</text:p>
            </table:table-cell>
            <table:table-cell office:value-type="string">
              <text:p>GAROO</text:p>
            </table:table-cell>
            <table:table-cell office:value-type="string">
              <text:p>GAR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1802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200M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NAVA</text:p>
            </table:table-cell>
            <table:table-cell office:value-type="string">
              <text:p>M1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223</text:p>
            </table:table-cell>
            <table:table-cell office:value-type="string">
              <text:p>I</text:p>
            </table:table-cell>
            <table:table-cell office:value-type="string">
              <text:p>STERN-STERN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985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</text:p>
            </table:table-cell>
            <table:table-cell office:value-type="string">
              <text:p>VARIA</text:p>
            </table:table-cell>
            <table:table-cell office:value-type="string">
              <text:p>700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0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230</text:p>
            </table:table-cell>
            <table:table-cell office:value-type="string">
              <text:p>I</text:p>
            </table:table-cell>
            <table:table-cell office:value-type="string">
              <text:p>886-945</text:p>
            </table:table-cell>
            <table:table-cell office:value-type="string">
              <text:p>GAR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783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6</text:p>
            </table:table-cell>
            <table:table-cell office:value-type="string">
              <text:p>VARIA</text:p>
            </table:table-cell>
            <table:table-cell office:value-type="string">
              <text:p>10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0.5</text:p>
            </table:table-cell>
            <table:table-cell office:value-type="string">
              <text:p>EONIPO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321</text:p>
            </table:table-cell>
            <table:table-cell office:value-type="string">
              <text:p>I</text:p>
            </table:table-cell>
            <table:table-cell office:value-type="string">
              <text:p>NONYM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330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2</text:p>
            </table:table-cell>
            <table:table-cell office:value-type="string">
              <text:p>WARM</text:p>
            </table:table-cell>
            <table:table-cell office:value-type="string">
              <text:p>620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NAPO</text:p>
            </table:table-cell>
            <table:table-cell office:value-type="string">
              <text:p>G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325</text:p>
            </table:table-cell>
            <table:table-cell office:value-type="string">
              <text:p>I</text:p>
            </table:table-cell>
            <table:table-cell office:value-type="string">
              <text:p>LABERV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276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4</text:p>
            </table:table-cell>
            <table:table-cell office:value-type="string">
              <text:p>WARM</text:p>
            </table:table-cell>
            <table:table-cell office:value-type="string">
              <text:p>73.4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0326</text:p>
            </table:table-cell>
            <table:table-cell office:value-type="string">
              <text:p>I</text:p>
            </table:table-cell>
            <table:table-cell office:value-type="string">
              <text:p>EKTRON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122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15</text:p>
            </table:table-cell>
            <table:table-cell office:value-type="string">
              <text:p>COOL</text:p>
            </table:table-cell>
            <table:table-cell office:value-type="string">
              <text:p>4.3M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ANIPO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421</text:p>
            </table:table-cell>
            <table:table-cell office:value-type="string">
              <text:p>I</text:p>
            </table:table-cell>
            <table:table-cell office:value-type="string">
              <text:p>ZAMIN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09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70</text:p>
            </table:table-cell>
            <table:table-cell office:value-type="string">
              <text:p>HOT</text:p>
            </table:table-cell>
            <table:table-cell office:value-type="string">
              <text:p>2.2B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HIIN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425</text:p>
            </table:table-cell>
            <table:table-cell office:value-type="string">
              <text:p>I</text:p>
            </table:table-cell>
            <table:table-cell office:value-type="string">
              <text:p>ENGRANG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53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36</text:p>
            </table:table-cell>
            <table:table-cell office:value-type="string">
              <text:p>NORM</text:p>
            </table:table-cell>
            <table:table-cell office:value-type="string">
              <text:p>70M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M1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426</text:p>
            </table:table-cell>
            <table:table-cell office:value-type="string">
              <text:p>I</text:p>
            </table:table-cell>
            <table:table-cell office:value-type="string">
              <text:p>ILIUM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-M`</text:p>
            </table:table-cell>
            <table:table-cell office:value-type="string">
              <text:p>355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6</text:p>
            </table:table-cell>
            <table:table-cell office:value-type="string">
              <text:p>NORM</text:p>
            </table:table-cell>
            <table:table-cell office:value-type="string">
              <text:p>452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G3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427</text:p>
            </table:table-cell>
            <table:table-cell office:value-type="string">
              <text:p>I</text:p>
            </table:table-cell>
            <table:table-cell office:value-type="string">
              <text:p>ROGET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53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6</text:p>
            </table:table-cell>
            <table:table-cell office:value-type="string">
              <text:p>NORM</text:p>
            </table:table-cell>
            <table:table-cell office:value-type="string">
              <text:p>40M</text:p>
            </table:table-cell>
            <table:table-cell office:value-type="string">
              <text:p>MULTI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RI</text:p>
            </table:table-cell>
            <table:table-cell office:value-type="string">
              <text:p>K8VI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429</text:p>
            </table:table-cell>
            <table:table-cell office:value-type="string">
              <text:p>I</text:p>
            </table:table-cell>
            <table:table-cell office:value-type="string">
              <text:p>KARDIN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435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26</text:p>
            </table:table-cell>
            <table:table-cell office:value-type="string">
              <text:p>COOL</text:p>
            </table:table-cell>
            <table:table-cell office:value-type="string">
              <text:p>40</text:p>
            </table:table-cell>
            <table:table-cell office:value-type="string">
              <text:p>ATH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1</text:p>
            </table:table-cell>
            <table:table-cell office:value-type="string">
              <text:p>EOPONI</text:p>
            </table:table-cell>
            <table:table-cell office:value-type="string">
              <text:p>F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430</text:p>
            </table:table-cell>
            <table:table-cell office:value-type="string">
              <text:p>I</text:p>
            </table:table-cell>
            <table:table-cell office:value-type="string">
              <text:p>BULARIA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83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8</text:p>
            </table:table-cell>
            <table:table-cell office:value-type="string">
              <text:p>NORM</text:p>
            </table:table-cell>
            <table:table-cell office:value-type="string">
              <text:p>3.67M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M5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26</text:p>
            </table:table-cell>
            <table:table-cell office:value-type="string">
              <text:p>I</text:p>
            </table:table-cell>
            <table:table-cell office:value-type="string">
              <text:p>RORR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658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1.224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AGNIRI</text:p>
            </table:table-cell>
            <table:table-cell office:value-type="string">
              <text:p>F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527</text:p>
            </table:table-cell>
            <table:table-cell office:value-type="string">
              <text:p>I</text:p>
            </table:table-cell>
            <table:table-cell office:value-type="string">
              <text:p>MIRE*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V-M</text:p>
            </table:table-cell>
            <table:table-cell office:value-type="string">
              <text:p>6103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1</text:p>
            </table:table-cell>
            <table:table-cell office:value-type="string">
              <text:p>NORM</text:p>
            </table:table-cell>
            <table:table-cell office:value-type="string">
              <text:p>10.3B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6</text:p>
            </table:table-cell>
            <table:table-cell office:value-type="string">
              <text:p>HICP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28</text:p>
            </table:table-cell>
            <table:table-cell office:value-type="string">
              <text:p>I</text:p>
            </table:table-cell>
            <table:table-cell office:value-type="string">
              <text:p>CONDARIA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736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71</text:p>
            </table:table-cell>
            <table:table-cell office:value-type="string">
              <text:p>COOL</text:p>
            </table:table-cell>
            <table:table-cell office:value-type="string">
              <text:p>92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AG</text:p>
            </table:table-cell>
            <table:table-cell office:value-type="string">
              <text:p>M3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530</text:p>
            </table:table-cell>
            <table:table-cell office:value-type="string">
              <text:p>I</text:p>
            </table:table-cell>
            <table:table-cell office:value-type="string">
              <text:p>DORIANNA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56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5</text:p>
            </table:table-cell>
            <table:table-cell office:value-type="string">
              <text:p>COLD</text:p>
            </table:table-cell>
            <table:table-cell office:value-type="string">
              <text:p>502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K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22</text:p>
            </table:table-cell>
            <table:table-cell office:value-type="string">
              <text:p>I</text:p>
            </table:table-cell>
            <table:table-cell office:value-type="string">
              <text:p>TERANT 340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130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1</text:p>
            </table:table-cell>
            <table:table-cell office:value-type="string">
              <text:p>NORM</text:p>
            </table:table-cell>
            <table:table-cell office:value-type="string">
              <text:p>520K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DENIPO</text:p>
            </table:table-cell>
            <table:table-cell office:value-type="string">
              <text:p>G0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624</text:p>
            </table:table-cell>
            <table:table-cell office:value-type="string">
              <text:p>I</text:p>
            </table:table-cell>
            <table:table-cell office:value-type="string">
              <text:p>JACENT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23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0</text:p>
            </table:table-cell>
            <table:table-cell office:value-type="string">
              <text:p>COOL</text:p>
            </table:table-cell>
            <table:table-cell office:value-type="string">
              <text:p>7.235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P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25</text:p>
            </table:table-cell>
            <table:table-cell office:value-type="string">
              <text:p>I</text:p>
            </table:table-cell>
            <table:table-cell office:value-type="string">
              <text:p>494-908</text:p>
            </table:table-cell>
            <table:table-cell office:value-type="string">
              <text:p>DAR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832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26</text:p>
            </table:table-cell>
            <table:table-cell office:value-type="string">
              <text:p>WARM</text:p>
            </table:table-cell>
            <table:table-cell table:number-columns-repeated="4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27</text:p>
            </table:table-cell>
            <table:table-cell office:value-type="string">
              <text:p>I</text:p>
            </table:table-cell>
            <table:table-cell office:value-type="string">
              <text:p>DARRIAN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428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3</text:p>
            </table:table-cell>
            <table:table-cell office:value-type="string">
              <text:p>WARM</text:p>
            </table:table-cell>
            <table:table-cell office:value-type="string">
              <text:p>2.1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13</text:p>
            </table:table-cell>
            <table:table-cell office:value-type="string">
              <text:p>4.5</text:p>
            </table:table-cell>
            <table:table-cell office:value-type="string">
              <text:p>NI</text:p>
            </table:table-cell>
            <table:table-cell office:value-type="string">
              <text:p>G1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5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21</text:p>
            </table:table-cell>
            <table:table-cell office:value-type="string">
              <text:p>I</text:p>
            </table:table-cell>
            <table:table-cell office:value-type="string">
              <text:p>TORMENT</text:p>
            </table:table-cell>
            <table:table-cell office:value-type="string">
              <text:p>DAR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150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2</text:p>
            </table:table-cell>
            <table:table-cell office:value-type="string">
              <text:p>COLD</text:p>
            </table:table-cell>
            <table:table-cell office:value-type="string">
              <text:p>800</text:p>
            </table:table-cell>
            <table:table-cell office:value-type="string">
              <text:p>DICTA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1</text:p>
            </table:table-cell>
            <table:table-cell office:value-type="string">
              <text:p>EONIPO</text:p>
            </table:table-cell>
            <table:table-cell office:value-type="string">
              <text:p>G1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23</text:p>
            </table:table-cell>
            <table:table-cell office:value-type="string">
              <text:p>I</text:p>
            </table:table-cell>
            <table:table-cell office:value-type="string">
              <text:p>TRIFUG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24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0</text:p>
            </table:table-cell>
            <table:table-cell office:value-type="string">
              <text:p>WARM</text:p>
            </table:table-cell>
            <table:table-cell office:value-type="string">
              <text:p>220K</text:p>
            </table:table-cell>
            <table:table-cell office:value-type="string">
              <text:p>CORPO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M5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724</text:p>
            </table:table-cell>
            <table:table-cell office:value-type="string">
              <text:p>I</text:p>
            </table:table-cell>
            <table:table-cell office:value-type="string">
              <text:p>NOSEA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07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0</text:p>
            </table:table-cell>
            <table:table-cell office:value-type="string">
              <text:p>COLD</text:p>
            </table:table-cell>
            <table:table-cell office:value-type="string">
              <text:p>6.1M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ANIPO</text:p>
            </table:table-cell>
            <table:table-cell office:value-type="string">
              <text:p>G0I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27</text:p>
            </table:table-cell>
            <table:table-cell office:value-type="string">
              <text:p>I</text:p>
            </table:table-cell>
            <table:table-cell office:value-type="string">
              <text:p>SPUM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-M</text:p>
            </table:table-cell>
            <table:table-cell office:value-type="string">
              <text:p>513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&lt;100</text:p>
            </table:table-cell>
            <table:table-cell office:value-type="string">
              <text:p>FAMIL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</text:p>
            </table:table-cell>
            <table:table-cell office:value-type="string">
              <text:p>DEEO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0729</text:p>
            </table:table-cell>
            <table:table-cell office:value-type="string">
              <text:p>I</text:p>
            </table:table-cell>
            <table:table-cell office:value-type="string">
              <text:p>ATOR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18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0</text:p>
            </table:table-cell>
            <table:table-cell office:value-type="string">
              <text:p>VCOLD</text:p>
            </table:table-cell>
            <table:table-cell office:value-type="string">
              <text:p>830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7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822</text:p>
            </table:table-cell>
            <table:table-cell office:value-type="string">
              <text:p>I</text:p>
            </table:table-cell>
            <table:table-cell office:value-type="string">
              <text:p>CUNNONIC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699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5.2M</text:p>
            </table:table-cell>
            <table:table-cell office:value-type="string">
              <text:p>ATHDE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30</text:p>
            </table:table-cell>
            <table:table-cell office:value-type="string">
              <text:p>I</text:p>
            </table:table-cell>
            <table:table-cell office:value-type="string">
              <text:p>DEBARRE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table:number-columns-repeated="2"/>
            <table:table-cell office:value-type="string">
              <text:p>THIN</text:p>
            </table:table-cell>
            <table:table-cell office:value-type="string">
              <text:p>39</text:p>
            </table:table-cell>
            <table:table-cell office:value-type="string">
              <text:p>COOL</text:p>
            </table:table-cell>
            <table:table-cell office:value-type="string">
              <text:p>8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2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921</text:p>
            </table:table-cell>
            <table:table-cell office:value-type="string">
              <text:p>J</text:p>
            </table:table-cell>
            <table:table-cell office:value-type="string">
              <text:p>HRUNTING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416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32M</text:p>
            </table:table-cell>
            <table:table-cell office:value-type="string">
              <text:p>REPDE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R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922</text:p>
            </table:table-cell>
            <table:table-cell office:value-type="string">
              <text:p>J</text:p>
            </table:table-cell>
            <table:table-cell office:value-type="string">
              <text:p>TIZON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3002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1</text:p>
            </table:table-cell>
            <table:table-cell office:value-type="string">
              <text:p>COLD</text:p>
            </table:table-cell>
            <table:table-cell office:value-type="string">
              <text:p>372M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K2I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27</text:p>
            </table:table-cell>
            <table:table-cell office:value-type="string">
              <text:p>J</text:p>
            </table:table-cell>
            <table:table-cell office:value-type="string">
              <text:p>NARSIL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477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8</text:p>
            </table:table-cell>
            <table:table-cell office:value-type="string">
              <text:p>NORM</text:p>
            </table:table-cell>
            <table:table-cell office:value-type="string">
              <text:p>27B</text:p>
            </table:table-cell>
            <table:table-cell office:value-type="string">
              <text:p>TECHN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NIIN</text:p>
            </table:table-cell>
            <table:table-cell office:value-type="string">
              <text:p>M0II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30</text:p>
            </table:table-cell>
            <table:table-cell office:value-type="string">
              <text:p>J</text:p>
            </table:table-cell>
            <table:table-cell office:value-type="string">
              <text:p>FLAMMARI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W</text:p>
            </table:table-cell>
            <table:table-cell office:value-type="string">
              <text:p>587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9</text:p>
            </table:table-cell>
            <table:table-cell office:value-type="string">
              <text:p>COOL</text:p>
            </table:table-cell>
            <table:table-cell office:value-type="string">
              <text:p>77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NIPO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022</text:p>
            </table:table-cell>
            <table:table-cell office:value-type="string">
              <text:p>J</text:p>
            </table:table-cell>
            <table:table-cell office:value-type="string">
              <text:p>COLADA</text:p>
            </table:table-cell>
            <table:table-cell office:value-type="string">
              <text:p>SWD</text:p>
            </table:table-cell>
            <table:table-cell office:value-type="string">
              <text:p>AMB</text:p>
            </table:table-cell>
            <table:table-cell office:value-type="string">
              <text:p>IV-M</text:p>
            </table:table-cell>
            <table:table-cell office:value-type="string">
              <text:p>323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2.372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NIRI</text:p>
            </table:table-cell>
            <table:table-cell office:value-type="string">
              <text:p>K2V</text:p>
            </table:table-cell>
            <table:table-cell office:value-type="string">
              <text:p>M8D</text:p>
            </table:table-cell>
            <table:table-cell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026</text:p>
            </table:table-cell>
            <table:table-cell office:value-type="string">
              <text:p>J</text:p>
            </table:table-cell>
            <table:table-cell office:value-type="string">
              <text:p>ANDURIL</text:p>
            </table:table-cell>
            <table:table-cell office:value-type="string">
              <text:p>SWD</text:p>
            </table:table-cell>
            <table:table-cell office:value-type="string">
              <text:p>AMB</text:p>
            </table:table-cell>
            <table:table-cell office:value-type="string">
              <text:p>V-M</text:p>
            </table:table-cell>
            <table:table-cell office:value-type="string">
              <text:p>9467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222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RI</text:p>
            </table:table-cell>
            <table:table-cell office:value-type="string">
              <text:p>F2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121</text:p>
            </table:table-cell>
            <table:table-cell office:value-type="string">
              <text:p>J</text:p>
            </table:table-cell>
            <table:table-cell office:value-type="string">
              <text:p>MJOLNIR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494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TROPI</text:p>
            </table:table-cell>
            <table:table-cell office:value-type="string">
              <text:p>52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DENIPO</text:p>
            </table:table-cell>
            <table:table-cell office:value-type="string">
              <text:p>A5V</text:p>
            </table:table-cell>
            <table:table-cell office:value-type="string">
              <text:p>G0D</text:p>
            </table:table-cell>
            <table:table-cell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123</text:p>
            </table:table-cell>
            <table:table-cell office:value-type="string">
              <text:p>J</text:p>
            </table:table-cell>
            <table:table-cell office:value-type="string">
              <text:p>JOYEUSE</text:p>
            </table:table-cell>
            <table:table-cell office:value-type="string">
              <text:p>SWD</text:p>
            </table:table-cell>
            <table:table-cell office:value-type="string">
              <text:p>AMB</text:p>
            </table:table-cell>
            <table:table-cell office:value-type="string">
              <text:p>IV-M</text:p>
            </table:table-cell>
            <table:table-cell office:value-type="string">
              <text:p>400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4</text:p>
            </table:table-cell>
            <table:table-cell office:value-type="string">
              <text:p>COOL</text:p>
            </table:table-cell>
            <table:table-cell office:value-type="string">
              <text:p>41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RI</text:p>
            </table:table-cell>
            <table:table-cell office:value-type="string">
              <text:p>M3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26</text:p>
            </table:table-cell>
            <table:table-cell office:value-type="string">
              <text:p>J</text:p>
            </table:table-cell>
            <table:table-cell office:value-type="string">
              <text:p>ORCRIST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7958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62</text:p>
            </table:table-cell>
            <table:table-cell office:value-type="string">
              <text:p>NORM</text:p>
            </table:table-cell>
            <table:table-cell office:value-type="string">
              <text:p>42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FL</text:p>
            </table:table-cell>
            <table:table-cell office:value-type="string">
              <text:p>M7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30</text:p>
            </table:table-cell>
            <table:table-cell office:value-type="string">
              <text:p>J</text:p>
            </table:table-cell>
            <table:table-cell office:value-type="string">
              <text:p>ENO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96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0</text:p>
            </table:table-cell>
            <table:table-cell office:value-type="string">
              <text:p>VHOT</text:p>
            </table:table-cell>
            <table:table-cell office:value-type="string">
              <text:p>75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DENIPO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21</text:p>
            </table:table-cell>
            <table:table-cell office:value-type="string">
              <text:p>J</text:p>
            </table:table-cell>
            <table:table-cell office:value-type="string">
              <text:p>GUNGNIR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3943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47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G3IV</text:p>
            </table:table-cell>
            <table:table-cell office:value-type="string">
              <text:p>M4VI</text:p>
            </table:table-cell>
            <table:table-cell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223</text:p>
            </table:table-cell>
            <table:table-cell office:value-type="string">
              <text:p>J</text:p>
            </table:table-cell>
            <table:table-cell office:value-type="string">
              <text:p>GRAM*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V-M</text:p>
            </table:table-cell>
            <table:table-cell office:value-type="string">
              <text:p>7935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5</text:p>
            </table:table-cell>
            <table:table-cell office:value-type="string">
              <text:p>NORM</text:p>
            </table:table-cell>
            <table:table-cell office:value-type="string">
              <text:p>6.839B</text:p>
            </table:table-cell>
            <table:table-cell office:value-type="string">
              <text:p>TECHN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CPHIIN</text:p>
            </table:table-cell>
            <table:table-cell office:value-type="string">
              <text:p>F2D</text:p>
            </table:table-cell>
            <table:table-cell office:value-type="string">
              <text:p>M2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225</text:p>
            </table:table-cell>
            <table:table-cell office:value-type="string">
              <text:p>J</text:p>
            </table:table-cell>
            <table:table-cell office:value-type="string">
              <text:p>EXCALIBUR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02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36</text:p>
            </table:table-cell>
            <table:table-cell office:value-type="string">
              <text:p>COOL</text:p>
            </table:table-cell>
            <table:table-cell office:value-type="string">
              <text:p>47M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24</text:p>
            </table:table-cell>
            <table:table-cell office:value-type="string">
              <text:p>J</text:p>
            </table:table-cell>
            <table:table-cell office:value-type="string">
              <text:p>TYRFING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10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77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/>
            <table:table-cell office:value-type="string">
              <text:p>M4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25</text:p>
            </table:table-cell>
            <table:table-cell office:value-type="string">
              <text:p>J</text:p>
            </table:table-cell>
            <table:table-cell office:value-type="string">
              <text:p>SACNOTH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172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0</text:p>
            </table:table-cell>
            <table:table-cell office:value-type="string">
              <text:p>NORM</text:p>
            </table:table-cell>
            <table:table-cell office:value-type="string">
              <text:p>9.238B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HIINPO</text:p>
            </table:table-cell>
            <table:table-cell office:value-type="string">
              <text:p>F9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29</text:p>
            </table:table-cell>
            <table:table-cell office:value-type="string">
              <text:p>J</text:p>
            </table:table-cell>
            <table:table-cell office:value-type="string">
              <text:p>CALADBOLG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298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9</text:p>
            </table:table-cell>
            <table:table-cell office:value-type="string">
              <text:p>COLD</text:p>
            </table:table-cell>
            <table:table-cell office:value-type="string">
              <text:p>99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RI</text:p>
            </table:table-cell>
            <table:table-cell office:value-type="string">
              <text:p>F7V</text:p>
            </table:table-cell>
            <table:table-cell office:value-type="string">
              <text:p>M0D</text:p>
            </table:table-cell>
            <table:table-cell office:value-type="string">
              <text:p>M4D</text:p>
            </table:table-cell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424</text:p>
            </table:table-cell>
            <table:table-cell office:value-type="string">
              <text:p>J</text:p>
            </table:table-cell>
            <table:table-cell office:value-type="string">
              <text:p>BEATER*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5927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52</text:p>
            </table:table-cell>
            <table:table-cell office:value-type="string">
              <text:p>TROPI</text:p>
            </table:table-cell>
            <table:table-cell office:value-type="string">
              <text:p>6.2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CPNIRI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429</text:p>
            </table:table-cell>
            <table:table-cell office:value-type="string">
              <text:p>J</text:p>
            </table:table-cell>
            <table:table-cell office:value-type="string">
              <text:p>GUNN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3080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7</text:p>
            </table:table-cell>
            <table:table-cell office:value-type="string">
              <text:p>WARM</text:p>
            </table:table-cell>
            <table:table-cell office:value-type="string">
              <text:p>68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30</text:p>
            </table:table-cell>
            <table:table-cell office:value-type="string">
              <text:p>J</text:p>
            </table:table-cell>
            <table:table-cell office:value-type="string">
              <text:p>CALIBUR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94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ASNI</text:p>
            </table:table-cell>
            <table:table-cell office:value-type="string">
              <text:p>M7V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522</text:p>
            </table:table-cell>
            <table:table-cell office:value-type="string">
              <text:p>J</text:p>
            </table:table-cell>
            <table:table-cell office:value-type="string">
              <text:p>DYRNWYN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958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76</text:p>
            </table:table-cell>
            <table:table-cell office:value-type="string">
              <text:p>ICY</text:p>
            </table:table-cell>
            <table:table-cell office:value-type="string">
              <text:p>22K</text:p>
            </table:table-cell>
            <table:table-cell office:value-type="string">
              <text:p>SUBJU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4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23</text:p>
            </table:table-cell>
            <table:table-cell office:value-type="string">
              <text:p>J</text:p>
            </table:table-cell>
            <table:table-cell office:value-type="string">
              <text:p>DURENDAL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74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4</text:p>
            </table:table-cell>
            <table:table-cell office:value-type="string">
              <text:p>NORM</text:p>
            </table:table-cell>
            <table:table-cell office:value-type="string">
              <text:p>7.2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24</text:p>
            </table:table-cell>
            <table:table-cell office:value-type="string">
              <text:p>J</text:p>
            </table:table-cell>
            <table:table-cell office:value-type="string">
              <text:p>HOFUD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084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2</text:p>
            </table:table-cell>
            <table:table-cell office:value-type="string">
              <text:p>NORM</text:p>
            </table:table-cell>
            <table:table-cell office:value-type="string">
              <text:p>58K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4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25</text:p>
            </table:table-cell>
            <table:table-cell office:value-type="string">
              <text:p>J</text:p>
            </table:table-cell>
            <table:table-cell office:value-type="string">
              <text:p>STING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106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75M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table:number-columns-repeated="2"/>
            <table:table-cell office:value-type="string">
              <text:p>M0V</text:p>
            </table:table-cell>
            <table:table-cell table:number-columns-repeated="238"/>
          </table:table-row>
          <table:table-row table:style-name="ro1">
            <table:table-cell office:value-type="string">
              <text:p>1526</text:p>
            </table:table-cell>
            <table:table-cell office:value-type="string">
              <text:p>J</text:p>
            </table:table-cell>
            <table:table-cell office:value-type="string">
              <text:p>BIT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75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230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M7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29</text:p>
            </table:table-cell>
            <table:table-cell office:value-type="string">
              <text:p>J</text:p>
            </table:table-cell>
            <table:table-cell office:value-type="string">
              <text:p>STEE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118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7</text:p>
            </table:table-cell>
            <table:table-cell office:value-type="string">
              <text:p>HOT</text:p>
            </table:table-cell>
            <table:table-cell office:value-type="string">
              <text:p>4.3K</text:p>
            </table:table-cell>
            <table:table-cell office:value-type="string">
              <text:p>SUBJU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M8II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626</text:p>
            </table:table-cell>
            <table:table-cell office:value-type="string">
              <text:p>J</text:p>
            </table:table-cell>
            <table:table-cell office:value-type="string">
              <text:p>IR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973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95</text:p>
            </table:table-cell>
            <table:table-cell office:value-type="string">
              <text:p>HOT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0.5</text:p>
            </table:table-cell>
            <table:table-cell office:value-type="string">
              <text:p>EON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627</text:p>
            </table:table-cell>
            <table:table-cell office:value-type="string">
              <text:p>J</text:p>
            </table:table-cell>
            <table:table-cell office:value-type="string">
              <text:p>BRONZ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894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11</text:p>
            </table:table-cell>
            <table:table-cell office:value-type="string">
              <text:p>FROZ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0.5</text:p>
            </table:table-cell>
            <table:table-cell office:value-type="string">
              <text:p>EON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628</text:p>
            </table:table-cell>
            <table:table-cell office:value-type="string">
              <text:p>J</text:p>
            </table:table-cell>
            <table:table-cell office:value-type="string">
              <text:p>MITHRI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02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83</text:p>
            </table:table-cell>
            <table:table-cell office:value-type="string">
              <text:p>COLD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0.5</text:p>
            </table:table-cell>
            <table:table-cell office:value-type="string">
              <text:p>EONI</text:p>
            </table:table-cell>
            <table:table-cell office:value-type="string">
              <text:p>F4D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1721</text:p>
            </table:table-cell>
            <table:table-cell office:value-type="string">
              <text:p>K</text:p>
            </table:table-cell>
            <table:table-cell office:value-type="string">
              <text:p>ARB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039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WARM</text:p>
            </table:table-cell>
            <table:table-cell office:value-type="string">
              <text:p>55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EONIVA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727</text:p>
            </table:table-cell>
            <table:table-cell office:value-type="string">
              <text:p>K</text:p>
            </table:table-cell>
            <table:table-cell office:value-type="string">
              <text:p>WARD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6774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62</text:p>
            </table:table-cell>
            <table:table-cell office:value-type="string">
              <text:p>WARM</text:p>
            </table:table-cell>
            <table:table-cell office:value-type="string">
              <text:p>76K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728</text:p>
            </table:table-cell>
            <table:table-cell office:value-type="string">
              <text:p>K</text:p>
            </table:table-cell>
            <table:table-cell office:value-type="string">
              <text:p>OLYMP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00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82</text:p>
            </table:table-cell>
            <table:table-cell office:value-type="string">
              <text:p>NORM</text:p>
            </table:table-cell>
            <table:table-cell office:value-type="string">
              <text:p>1.4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729</text:p>
            </table:table-cell>
            <table:table-cell office:value-type="string">
              <text:p>K</text:p>
            </table:table-cell>
            <table:table-cell office:value-type="string">
              <text:p>SMOUG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03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40.5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DEPO</text:p>
            </table:table-cell>
            <table:table-cell office:value-type="string">
              <text:p>M1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22</text:p>
            </table:table-cell>
            <table:table-cell office:value-type="string">
              <text:p>K</text:p>
            </table:table-cell>
            <table:table-cell office:value-type="string">
              <text:p>RABWHA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5208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3</text:p>
            </table:table-cell>
            <table:table-cell office:value-type="string">
              <text:p>TROPI</text:p>
            </table:table-cell>
            <table:table-cell office:value-type="string">
              <text:p>340M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-</text:p>
            </table:table-cell>
            <table:table-cell office:value-type="string">
              <text:p>M5D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24</text:p>
            </table:table-cell>
            <table:table-cell office:value-type="string">
              <text:p>K</text:p>
            </table:table-cell>
            <table:table-cell office:value-type="string">
              <text:p>ADABICC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492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9</text:p>
            </table:table-cell>
            <table:table-cell office:value-type="string">
              <text:p>VCOLD</text:p>
            </table:table-cell>
            <table:table-cell office:value-type="string">
              <text:p>858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-</text:p>
            </table:table-cell>
            <table:table-cell office:value-type="string">
              <text:p>K8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25</text:p>
            </table:table-cell>
            <table:table-cell office:value-type="string">
              <text:p>K</text:p>
            </table:table-cell>
            <table:table-cell office:value-type="string">
              <text:p>ZAIB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550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ASNI</text:p>
            </table:table-cell>
            <table:table-cell office:value-type="string">
              <text:p>G5I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26</text:p>
            </table:table-cell>
            <table:table-cell office:value-type="string">
              <text:p>K</text:p>
            </table:table-cell>
            <table:table-cell office:value-type="string">
              <text:p>TENALPH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7004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73</text:p>
            </table:table-cell>
            <table:table-cell office:value-type="string">
              <text:p>TROPI</text:p>
            </table:table-cell>
            <table:table-cell office:value-type="string">
              <text:p>48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4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24</text:p>
            </table:table-cell>
            <table:table-cell office:value-type="string">
              <text:p>K</text:p>
            </table:table-cell>
            <table:table-cell office:value-type="string">
              <text:p>LANIC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72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6.07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DENIRI</text:p>
            </table:table-cell>
            <table:table-cell office:value-type="string">
              <text:p>M6II</text:p>
            </table:table-cell>
            <table:table-cell office:value-type="string">
              <text:p>M9D</text:p>
            </table:table-cell>
            <table:table-cell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27</text:p>
            </table:table-cell>
            <table:table-cell office:value-type="string">
              <text:p>K</text:p>
            </table:table-cell>
            <table:table-cell office:value-type="string">
              <text:p>SPIREL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722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0</text:p>
            </table:table-cell>
            <table:table-cell office:value-type="string">
              <text:p>WARM</text:p>
            </table:table-cell>
            <table:table-cell office:value-type="string">
              <text:p>723M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024</text:p>
            </table:table-cell>
            <table:table-cell office:value-type="string">
              <text:p>K</text:p>
            </table:table-cell>
            <table:table-cell office:value-type="string">
              <text:p>DERCH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5127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23</text:p>
            </table:table-cell>
            <table:table-cell office:value-type="string">
              <text:p>VCOLD</text:p>
            </table:table-cell>
            <table:table-cell office:value-type="string">
              <text:p>95M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/>
            <table:table-cell office:value-type="string">
              <text:p>ICNA--</text:p>
            </table:table-cell>
            <table:table-cell office:value-type="string">
              <text:p>M0V</text:p>
            </table:table-cell>
            <table:table-cell office:value-type="string">
              <text:p>M7D</text:p>
            </table:table-cell>
            <table:table-cell table:number-columns-repeated="237"/>
          </table:table-row>
          <table:table-row table:style-name="ro1">
            <table:table-cell office:value-type="string">
              <text:p>2124</text:p>
            </table:table-cell>
            <table:table-cell office:value-type="string">
              <text:p>K</text:p>
            </table:table-cell>
            <table:table-cell office:value-type="string">
              <text:p>LUNION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895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91</text:p>
            </table:table-cell>
            <table:table-cell office:value-type="string">
              <text:p>COLD</text:p>
            </table:table-cell>
            <table:table-cell office:value-type="string">
              <text:p>8.056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6</text:p>
            </table:table-cell>
            <table:table-cell office:value-type="string">
              <text:p>CPHIIN</text:p>
            </table:table-cell>
            <table:table-cell office:value-type="string">
              <text:p>M3D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125</text:p>
            </table:table-cell>
            <table:table-cell office:value-type="string">
              <text:p>K</text:p>
            </table:table-cell>
            <table:table-cell office:value-type="string">
              <text:p>SHIREN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863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42</text:p>
            </table:table-cell>
            <table:table-cell office:value-type="string">
              <text:p>CHILL</text:p>
            </table:table-cell>
            <table:table-cell office:value-type="string">
              <text:p>703K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AGNI</text:p>
            </table:table-cell>
            <table:table-cell office:value-type="string">
              <text:p>G4V</text:p>
            </table:table-cell>
            <table:table-cell table:number-columns-repeated="2" office:value-type="string">
              <text:p>M1D</text:p>
            </table:table-cell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28</text:p>
            </table:table-cell>
            <table:table-cell office:value-type="string">
              <text:p>K</text:p>
            </table:table-cell>
            <table:table-cell office:value-type="string">
              <text:p>PENKWHAR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918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79</text:p>
            </table:table-cell>
            <table:table-cell office:value-type="string">
              <text:p>TROPI</text:p>
            </table:table-cell>
            <table:table-cell office:value-type="string">
              <text:p>3K</text:p>
            </table:table-cell>
            <table:table-cell office:value-type="string">
              <text:p>TRIBE</text:p>
            </table:table-cell>
            <table:table-cell office:value-type="string">
              <text:p>0</text:p>
            </table:table-cell>
            <table:table-cell office:value-type="string">
              <text:p>4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29</text:p>
            </table:table-cell>
            <table:table-cell office:value-type="string">
              <text:p>K</text:p>
            </table:table-cell>
            <table:table-cell office:value-type="string">
              <text:p>HARVOSET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18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/>
            <table:table-cell office:value-type="string">
              <text:p>630M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DENAPO</text:p>
            </table:table-cell>
            <table:table-cell office:value-type="string">
              <text:p>M7D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224</text:p>
            </table:table-cell>
            <table:table-cell office:value-type="string">
              <text:p>K</text:p>
            </table:table-cell>
            <table:table-cell office:value-type="string">
              <text:p>CARS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00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4</text:p>
            </table:table-cell>
            <table:table-cell office:value-type="string">
              <text:p>NORM</text:p>
            </table:table-cell>
            <table:table-cell office:value-type="string">
              <text:p>6.4K</text:p>
            </table:table-cell>
            <table:table-cell office:value-type="string">
              <text:p>ATHDE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EONI</text:p>
            </table:table-cell>
            <table:table-cell office:value-type="string">
              <text:p>M8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28</text:p>
            </table:table-cell>
            <table:table-cell office:value-type="string">
              <text:p>K</text:p>
            </table:table-cell>
            <table:table-cell office:value-type="string">
              <text:p>PERSEPHO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711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4</text:p>
            </table:table-cell>
            <table:table-cell office:value-type="string">
              <text:p>CHILL</text:p>
            </table:table-cell>
            <table:table-cell office:value-type="string">
              <text:p>940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/>
            <table:table-cell office:value-type="string">
              <text:p>M2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21</text:p>
            </table:table-cell>
            <table:table-cell office:value-type="string">
              <text:p>K</text:p>
            </table:table-cell>
            <table:table-cell office:value-type="string">
              <text:p>QUIRU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04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3</text:p>
            </table:table-cell>
            <table:table-cell office:value-type="string">
              <text:p>COLD</text:p>
            </table:table-cell>
            <table:table-cell office:value-type="string">
              <text:p>3.2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22</text:p>
            </table:table-cell>
            <table:table-cell office:value-type="string">
              <text:p>K</text:p>
            </table:table-cell>
            <table:table-cell office:value-type="string">
              <text:p>GORRAM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34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0</text:p>
            </table:table-cell>
            <table:table-cell office:value-type="string">
              <text:p>CHILL</text:p>
            </table:table-cell>
            <table:table-cell office:value-type="string">
              <text:p>840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2</text:p>
            </table:table-cell>
            <table:table-cell office:value-type="string">
              <text:p>0.5</text:p>
            </table:table-cell>
            <table:table-cell office:value-type="string">
              <text:p>EONI</text:p>
            </table:table-cell>
            <table:table-cell office:value-type="string">
              <text:p>M8V</text:p>
            </table:table-cell>
            <table:table-cell office:value-type="string">
              <text:p>M6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23</text:p>
            </table:table-cell>
            <table:table-cell office:value-type="string">
              <text:p>K</text:p>
            </table:table-cell>
            <table:table-cell office:value-type="string">
              <text:p>REST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3014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5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DEEONIPO</text:p>
            </table:table-cell>
            <table:table-cell office:value-type="string">
              <text:p>M5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24</text:p>
            </table:table-cell>
            <table:table-cell office:value-type="string">
              <text:p>K</text:p>
            </table:table-cell>
            <table:table-cell office:value-type="string">
              <text:p>CAP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7253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7</text:p>
            </table:table-cell>
            <table:table-cell office:value-type="string">
              <text:p>COLD</text:p>
            </table:table-cell>
            <table:table-cell office:value-type="string">
              <text:p>60.56M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AG</text:p>
            </table:table-cell>
            <table:table-cell office:value-type="string">
              <text:p>M9D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25</text:p>
            </table:table-cell>
            <table:table-cell office:value-type="string">
              <text:p>K</text:p>
            </table:table-cell>
            <table:table-cell office:value-type="string">
              <text:p>SHARRIP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58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53</text:p>
            </table:table-cell>
            <table:table-cell office:value-type="string">
              <text:p>CHILL</text:p>
            </table:table-cell>
            <table:table-cell office:value-type="string">
              <text:p>50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K5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27</text:p>
            </table:table-cell>
            <table:table-cell office:value-type="string">
              <text:p>K</text:p>
            </table:table-cell>
            <table:table-cell office:value-type="string">
              <text:p>STROUD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745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8</text:p>
            </table:table-cell>
            <table:table-cell office:value-type="string">
              <text:p>NORM</text:p>
            </table:table-cell>
            <table:table-cell office:value-type="string">
              <text:p>9.048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12</text:p>
            </table:table-cell>
            <table:table-cell office:value-type="string">
              <text:p>6</text:p>
            </table:table-cell>
            <table:table-cell office:value-type="string">
              <text:p>HIIN</text:p>
            </table:table-cell>
            <table:table-cell office:value-type="string">
              <text:p>M5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425</text:p>
            </table:table-cell>
            <table:table-cell office:value-type="string">
              <text:p>K</text:p>
            </table:table-cell>
            <table:table-cell office:value-type="string">
              <text:p>GAND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4.3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2</text:p>
            </table:table-cell>
            <table:table-cell office:value-type="string">
              <text:p>EONIVA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26</text:p>
            </table:table-cell>
            <table:table-cell office:value-type="string">
              <text:p>K</text:p>
            </table:table-cell>
            <table:table-cell office:value-type="string">
              <text:p>DROLRAW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0503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63</text:p>
            </table:table-cell>
            <table:table-cell office:value-type="string">
              <text:p>NORM</text:p>
            </table:table-cell>
            <table:table-cell office:value-type="string">
              <text:p>900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FLEONI</text:p>
            </table:table-cell>
            <table:table-cell office:value-type="string">
              <text:p>F1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2521</text:p>
            </table:table-cell>
            <table:table-cell office:value-type="string">
              <text:p>L</text:p>
            </table:table-cell>
            <table:table-cell office:value-type="string">
              <text:p>HERON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096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8.23B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5</text:p>
            </table:table-cell>
            <table:table-cell table:style-name="ce4" office:value-type="string">
              <text:p>HIIN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523</text:p>
            </table:table-cell>
            <table:table-cell office:value-type="string">
              <text:p>L</text:p>
            </table:table-cell>
            <table:table-cell office:value-type="string">
              <text:p>BYRE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872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53</text:p>
            </table:table-cell>
            <table:table-cell office:value-type="string">
              <text:p>NORM</text:p>
            </table:table-cell>
            <table:table-cell office:value-type="string">
              <text:p>8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NIR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527</text:p>
            </table:table-cell>
            <table:table-cell office:value-type="string">
              <text:p>L</text:p>
            </table:table-cell>
            <table:table-cell office:value-type="string">
              <text:p>PIMA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134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HOT</text:p>
            </table:table-cell>
            <table:table-cell office:value-type="string">
              <text:p>3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EONIVA</text:p>
            </table:table-cell>
            <table:table-cell office:value-type="string">
              <text:p>K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621</text:p>
            </table:table-cell>
            <table:table-cell office:value-type="string">
              <text:p>L</text:p>
            </table:table-cell>
            <table:table-cell office:value-type="string">
              <text:p>FOSE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600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2.4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NANIPO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624</text:p>
            </table:table-cell>
            <table:table-cell office:value-type="string">
              <text:p>L</text:p>
            </table:table-cell>
            <table:table-cell office:value-type="string">
              <text:p>MERCUR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S</text:p>
            </table:table-cell>
            <table:table-cell office:value-type="string">
              <text:p>605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81</text:p>
            </table:table-cell>
            <table:table-cell office:value-type="string">
              <text:p>COOL</text:p>
            </table:table-cell>
            <table:table-cell office:value-type="string">
              <text:p>8M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F7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627</text:p>
            </table:table-cell>
            <table:table-cell office:value-type="string">
              <text:p>L</text:p>
            </table:table-cell>
            <table:table-cell office:value-type="string">
              <text:p>TIVI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02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7</text:p>
            </table:table-cell>
            <table:table-cell office:value-type="string">
              <text:p>COLD</text:p>
            </table:table-cell>
            <table:table-cell office:value-type="string">
              <text:p>80K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26</text:p>
            </table:table-cell>
            <table:table-cell office:value-type="string">
              <text:p>L</text:p>
            </table:table-cell>
            <table:table-cell office:value-type="string">
              <text:p>CARE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221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92</text:p>
            </table:table-cell>
            <table:table-cell office:value-type="string">
              <text:p>WARM</text:p>
            </table:table-cell>
            <table:table-cell office:value-type="string">
              <text:p>10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7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728</text:p>
            </table:table-cell>
            <table:table-cell office:value-type="string">
              <text:p>L</text:p>
            </table:table-cell>
            <table:table-cell office:value-type="string">
              <text:p>DUA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221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29</text:p>
            </table:table-cell>
            <table:table-cell office:value-type="string">
              <text:p>NORM</text:p>
            </table:table-cell>
            <table:table-cell office:value-type="string">
              <text:p>62M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PO</text:p>
            </table:table-cell>
            <table:table-cell office:value-type="string">
              <text:p>M2V</text:p>
            </table:table-cell>
            <table:table-cell office:value-type="string">
              <text:p>M07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824</text:p>
            </table:table-cell>
            <table:table-cell office:value-type="string">
              <text:p>L</text:p>
            </table:table-cell>
            <table:table-cell office:value-type="string">
              <text:p>CATU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026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VHOT</text:p>
            </table:table-cell>
            <table:table-cell office:value-type="string">
              <text:p>30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DENIPO</text:p>
            </table:table-cell>
            <table:table-cell office:value-type="string">
              <text:p>G9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827</text:p>
            </table:table-cell>
            <table:table-cell office:value-type="string">
              <text:p>L</text:p>
            </table:table-cell>
            <table:table-cell office:value-type="string">
              <text:p>MELET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388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4</text:p>
            </table:table-cell>
            <table:table-cell office:value-type="string">
              <text:p>WARM</text:p>
            </table:table-cell>
            <table:table-cell office:value-type="string">
              <text:p>4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F9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28</text:p>
            </table:table-cell>
            <table:table-cell office:value-type="string">
              <text:p>L</text:p>
            </table:table-cell>
            <table:table-cell office:value-type="string">
              <text:p>HEXO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4906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1</text:p>
            </table:table-cell>
            <table:table-cell office:value-type="string">
              <text:p>ICY</text:p>
            </table:table-cell>
            <table:table-cell office:value-type="string">
              <text:p>60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K1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30</text:p>
            </table:table-cell>
            <table:table-cell office:value-type="string">
              <text:p>L</text:p>
            </table:table-cell>
            <table:table-cell office:value-type="string">
              <text:p>PADAS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3915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51</text:p>
            </table:table-cell>
            <table:table-cell office:value-type="string">
              <text:p>COLD</text:p>
            </table:table-cell>
            <table:table-cell office:value-type="string">
              <text:p>1.1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ICEONI</text:p>
            </table:table-cell>
            <table:table-cell office:value-type="string">
              <text:p>M6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24</text:p>
            </table:table-cell>
            <table:table-cell office:value-type="string">
              <text:p>L</text:p>
            </table:table-cell>
            <table:table-cell office:value-type="string">
              <text:p>MOR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N</text:p>
            </table:table-cell>
            <table:table-cell office:value-type="string">
              <text:p>303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9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27</text:p>
            </table:table-cell>
            <table:table-cell office:value-type="string">
              <text:p>L</text:p>
            </table:table-cell>
            <table:table-cell office:value-type="string">
              <text:p>MAIT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1896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8</text:p>
            </table:table-cell>
            <table:table-cell office:value-type="string">
              <text:p>COLD</text:p>
            </table:table-cell>
            <table:table-cell office:value-type="string">
              <text:p>400K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IVNIVA</text:p>
            </table:table-cell>
            <table:table-cell office:value-type="string">
              <text:p>F1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930</text:p>
            </table:table-cell>
            <table:table-cell office:value-type="string">
              <text:p>L</text:p>
            </table:table-cell>
            <table:table-cell office:value-type="string">
              <text:p>MAIN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8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30</text:p>
            </table:table-cell>
            <table:table-cell office:value-type="string">
              <text:p>COLD</text:p>
            </table:table-cell>
            <table:table-cell office:value-type="string">
              <text:p>9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PO</text:p>
            </table:table-cell>
            <table:table-cell office:value-type="string">
              <text:p>K2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21</text:p>
            </table:table-cell>
            <table:table-cell office:value-type="string">
              <text:p>L</text:p>
            </table:table-cell>
            <table:table-cell office:value-type="string">
              <text:p>BRODI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009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WARM</text:p>
            </table:table-cell>
            <table:table-cell office:value-type="string">
              <text:p>70K</text:p>
            </table:table-cell>
            <table:table-cell office:value-type="string">
              <text:p>SUBJU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1III</text:p>
            </table:table-cell>
            <table:table-cell office:value-type="string">
              <text:p>M7D</text:p>
            </table:table-cell>
            <table:table-cell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22</text:p>
            </table:table-cell>
            <table:table-cell office:value-type="string">
              <text:p>L</text:p>
            </table:table-cell>
            <table:table-cell office:value-type="string">
              <text:p>RORIS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129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2</text:p>
            </table:table-cell>
            <table:table-cell office:value-type="string">
              <text:p>NORM</text:p>
            </table:table-cell>
            <table:table-cell office:value-type="string">
              <text:p>1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24</text:p>
            </table:table-cell>
            <table:table-cell office:value-type="string">
              <text:p>L</text:p>
            </table:table-cell>
            <table:table-cell office:value-type="string">
              <text:p>JOKOTR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86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4</text:p>
            </table:table-cell>
            <table:table-cell office:value-type="string">
              <text:p>WARM</text:p>
            </table:table-cell>
            <table:table-cell office:value-type="string">
              <text:p>640M</text:p>
            </table:table-cell>
            <table:table-cell office:value-type="string">
              <text:p>THEOC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table:number-columns-repeated="2"/>
            <table:table-cell office:value-type="string">
              <text:p>K6V</text:p>
            </table:table-cell>
            <table:table-cell table:number-columns-repeated="238"/>
          </table:table-row>
          <table:table-row table:style-name="ro1">
            <table:table-cell office:value-type="string">
              <text:p>3025</text:p>
            </table:table-cell>
            <table:table-cell office:value-type="string">
              <text:p>L</text:p>
            </table:table-cell>
            <table:table-cell office:value-type="string">
              <text:p>FORNIC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04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2</text:p>
            </table:table-cell>
            <table:table-cell office:value-type="string">
              <text:p>WARM</text:p>
            </table:table-cell>
            <table:table-cell office:value-type="string">
              <text:p>82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26</text:p>
            </table:table-cell>
            <table:table-cell office:value-type="string">
              <text:p>L</text:p>
            </table:table-cell>
            <table:table-cell office:value-type="string">
              <text:p>GRIL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052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2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table:number-columns-repeated="2"/>
            <table:table-cell office:value-type="string">
              <text:p>F0V</text:p>
            </table:table-cell>
            <table:table-cell office:value-type="string">
              <text:p>M5D</text:p>
            </table:table-cell>
            <table:table-cell table:number-columns-repeated="237"/>
          </table:table-row>
          <table:table-row table:style-name="ro1">
            <table:table-cell office:value-type="string">
              <text:p>3029</text:p>
            </table:table-cell>
            <table:table-cell office:value-type="string">
              <text:p>L</text:p>
            </table:table-cell>
            <table:table-cell office:value-type="string">
              <text:p>PALLIQU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V</text:p>
            </table:table-cell>
            <table:table-cell office:value-type="string">
              <text:p>5096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13</text:p>
            </table:table-cell>
            <table:table-cell office:value-type="string">
              <text:p>VARIA</text:p>
            </table:table-cell>
            <table:table-cell office:value-type="string">
              <text:p>8B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11</text:p>
            </table:table-cell>
            <table:table-cell office:value-type="string">
              <text:p>5.5</text:p>
            </table:table-cell>
            <table:table-cell office:value-type="string">
              <text:p>HIICINNA</text:p>
            </table:table-cell>
            <table:table-cell office:value-type="string">
              <text:p>M1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30</text:p>
            </table:table-cell>
            <table:table-cell office:value-type="string">
              <text:p>L</text:p>
            </table:table-cell>
            <table:table-cell office:value-type="string">
              <text:p>NEXI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904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00</text:p>
            </table:table-cell>
            <table:table-cell office:value-type="string">
              <text:p>TROPI</text:p>
            </table:table-cell>
            <table:table-cell office:value-type="string">
              <text:p>2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WA</text:p>
            </table:table-cell>
            <table:table-cell office:value-type="string">
              <text:p>M8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23</text:p>
            </table:table-cell>
            <table:table-cell office:value-type="string">
              <text:p>L</text:p>
            </table:table-cell>
            <table:table-cell office:value-type="string">
              <text:p>NADR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116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HOT</text:p>
            </table:table-cell>
            <table:table-cell office:value-type="string">
              <text:p>900</text:p>
            </table:table-cell>
            <table:table-cell office:value-type="string">
              <text:p>TRIBE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DEEONIPO</text:p>
            </table:table-cell>
            <table:table-cell office:value-type="string">
              <text:p>M5V`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124</text:p>
            </table:table-cell>
            <table:table-cell office:value-type="string">
              <text:p>L</text:p>
            </table:table-cell>
            <table:table-cell office:value-type="string">
              <text:p>MORA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11473</text:p>
            </table:table-cell>
            <table:table-cell/>
            <table:table-cell office:value-type="string">
              <text:p>DEN</text:p>
            </table:table-cell>
            <table:table-cell office:value-type="string">
              <text:p>92</text:p>
            </table:table-cell>
            <table:table-cell office:value-type="string">
              <text:p>WARM</text:p>
            </table:table-cell>
            <table:table-cell office:value-type="string">
              <text:p>32.5B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12</text:p>
            </table:table-cell>
            <table:table-cell office:value-type="string">
              <text:p>6.5</text:p>
            </table:table-cell>
            <table:table-cell office:value-type="string">
              <text:p>CXHIIN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223</text:p>
            </table:table-cell>
            <table:table-cell office:value-type="string">
              <text:p>L</text:p>
            </table:table-cell>
            <table:table-cell office:value-type="string">
              <text:p>DOJOD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5233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22</text:p>
            </table:table-cell>
            <table:table-cell office:value-type="string">
              <text:p>HOT</text:p>
            </table:table-cell>
            <table:table-cell office:value-type="string">
              <text:p>9K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table:number-columns-repeated="2"/>
            <table:table-cell office:value-type="string">
              <text:p>M5V</text:p>
            </table:table-cell>
            <table:table-cell table:number-columns-repeated="238"/>
          </table:table-row>
          <table:table-row table:style-name="ro1">
            <table:table-cell office:value-type="string">
              <text:p>3228</text:p>
            </table:table-cell>
            <table:table-cell office:value-type="string">
              <text:p>L</text:p>
            </table:table-cell>
            <table:table-cell office:value-type="string">
              <text:p>FENL`S_GR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153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72</text:p>
            </table:table-cell>
            <table:table-cell office:value-type="string">
              <text:p>WARM</text:p>
            </table:table-cell>
            <table:table-cell office:value-type="string">
              <text:p>4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K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133</text:p>
            </table:table-cell>
            <table:table-cell office:value-type="string">
              <text:p>M</text:p>
            </table:table-cell>
            <table:table-cell office:value-type="string">
              <text:p>EMAP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-N</text:p>
            </table:table-cell>
            <table:table-cell office:value-type="string">
              <text:p>656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512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139</text:p>
            </table:table-cell>
            <table:table-cell office:value-type="string">
              <text:p>M</text:p>
            </table:table-cell>
            <table:table-cell office:value-type="string">
              <text:p>RAWEH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83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9.1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EOEONIPO</text:p>
            </table:table-cell>
            <table:table-cell office:value-type="string">
              <text:p>G3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140</text:p>
            </table:table-cell>
            <table:table-cell office:value-type="string">
              <text:p>M</text:p>
            </table:table-cell>
            <table:table-cell office:value-type="string">
              <text:p>876-574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65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5</text:p>
            </table:table-cell>
            <table:table-cell office:value-type="string">
              <text:p>VWARM</text:p>
            </table:table-cell>
            <table:table-cell office:value-type="string">
              <text:p>70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table:number-columns-repeated="2"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K7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231</text:p>
            </table:table-cell>
            <table:table-cell office:value-type="string">
              <text:p>M</text:p>
            </table:table-cell>
            <table:table-cell office:value-type="string">
              <text:p>SAX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0429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8</text:p>
            </table:table-cell>
            <table:table-cell office:value-type="string">
              <text:p>TROPI</text:p>
            </table:table-cell>
            <table:table-cell office:value-type="string">
              <text:p>900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FLNI</text:p>
            </table:table-cell>
            <table:table-cell office:value-type="string">
              <text:p>AW2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236</text:p>
            </table:table-cell>
            <table:table-cell office:value-type="string">
              <text:p>M</text:p>
            </table:table-cell>
            <table:table-cell office:value-type="string">
              <text:p>ANDOR</text:p>
            </table:table-cell>
            <table:table-cell office:value-type="string">
              <text:p>DR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43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2</text:p>
            </table:table-cell>
            <table:table-cell office:value-type="string">
              <text:p>WARM</text:p>
            </table:table-cell>
            <table:table-cell office:value-type="string">
              <text:p>60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240</text:p>
            </table:table-cell>
            <table:table-cell office:value-type="string">
              <text:p>M</text:p>
            </table:table-cell>
            <table:table-cell office:value-type="string">
              <text:p>769-422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72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4</text:p>
            </table:table-cell>
            <table:table-cell office:value-type="string">
              <text:p>NORM</text:p>
            </table:table-cell>
            <table:table-cell office:value-type="string">
              <text:p>90K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GS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332</text:p>
            </table:table-cell>
            <table:table-cell office:value-type="string">
              <text:p>M</text:p>
            </table:table-cell>
            <table:table-cell office:value-type="string">
              <text:p>GOT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654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9</text:p>
            </table:table-cell>
            <table:table-cell office:value-type="string">
              <text:p>VCOLD</text:p>
            </table:table-cell>
            <table:table-cell office:value-type="string">
              <text:p>304K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F5I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333</text:p>
            </table:table-cell>
            <table:table-cell office:value-type="string">
              <text:p>M</text:p>
            </table:table-cell>
            <table:table-cell office:value-type="string">
              <text:p>MIRRIAM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table:number-columns-repeated="2"/>
            <table:table-cell office:value-type="string">
              <text:p>DEN-T</text:p>
            </table:table-cell>
            <table:table-cell office:value-type="string">
              <text:p>90</text:p>
            </table:table-cell>
            <table:table-cell office:value-type="string">
              <text:p>WARM</text:p>
            </table:table-cell>
            <table:table-cell office:value-type="string">
              <text:p>92M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336</text:p>
            </table:table-cell>
            <table:table-cell office:value-type="string">
              <text:p>M</text:p>
            </table:table-cell>
            <table:table-cell office:value-type="string">
              <text:p>CANDORY</text:p>
            </table:table-cell>
            <table:table-cell office:value-type="string">
              <text:p>DRO</text:p>
            </table:table-cell>
            <table:table-cell office:value-type="string">
              <text:p>RED</text:p>
            </table:table-cell>
            <table:table-cell office:value-type="string">
              <text:p>III</text:p>
            </table:table-cell>
            <table:table-cell office:value-type="string">
              <text:p>524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25</text:p>
            </table:table-cell>
            <table:table-cell office:value-type="string">
              <text:p>WARM</text:p>
            </table:table-cell>
            <table:table-cell office:value-type="string">
              <text:p>9.3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F6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340</text:p>
            </table:table-cell>
            <table:table-cell office:value-type="string">
              <text:p>M</text:p>
            </table:table-cell>
            <table:table-cell office:value-type="string">
              <text:p>WONDERA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557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98</text:p>
            </table:table-cell>
            <table:table-cell office:value-type="string">
              <text:p>COOL</text:p>
            </table:table-cell>
            <table:table-cell office:value-type="string">
              <text:p>21K</text:p>
            </table:table-cell>
            <table:table-cell office:value-type="string">
              <text:p>SUBJU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WA</text:p>
            </table:table-cell>
            <table:table-cell office:value-type="string">
              <text:p>M3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432</text:p>
            </table:table-cell>
            <table:table-cell office:value-type="string">
              <text:p>M</text:p>
            </table:table-cell>
            <table:table-cell office:value-type="string">
              <text:p>JON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6837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5</text:p>
            </table:table-cell>
            <table:table-cell office:value-type="string">
              <text:p>HOT</text:p>
            </table:table-cell>
            <table:table-cell office:value-type="string">
              <text:p>70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8V</text:p>
            </table:table-cell>
            <table:table-cell office:value-type="string">
              <text:p>M4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440</text:p>
            </table:table-cell>
            <table:table-cell office:value-type="string">
              <text:p>M</text:p>
            </table:table-cell>
            <table:table-cell office:value-type="string">
              <text:p>JINX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1125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ARIA</text:p>
            </table:table-cell>
            <table:table-cell office:value-type="string">
              <text:p>26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1.5</text:p>
            </table:table-cell>
            <table:table-cell office:value-type="string">
              <text:p>EONIVA</text:p>
            </table:table-cell>
            <table:table-cell office:value-type="string">
              <text:p>G3I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532</text:p>
            </table:table-cell>
            <table:table-cell office:value-type="string">
              <text:p>M</text:p>
            </table:table-cell>
            <table:table-cell office:value-type="string">
              <text:p>UCELLA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4761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43</text:p>
            </table:table-cell>
            <table:table-cell office:value-type="string">
              <text:p>WARM</text:p>
            </table:table-cell>
            <table:table-cell office:value-type="string">
              <text:p>4.324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F2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33</text:p>
            </table:table-cell>
            <table:table-cell office:value-type="string">
              <text:p>M</text:p>
            </table:table-cell>
            <table:table-cell office:value-type="string">
              <text:p>PENELOP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97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</text:p>
            </table:table-cell>
            <table:table-cell office:value-type="string">
              <text:p>HOT</text:p>
            </table:table-cell>
            <table:table-cell office:value-type="string">
              <text:p>3.02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DENIPO</text:p>
            </table:table-cell>
            <table:table-cell office:value-type="string">
              <text:p>F6V</text:p>
            </table:table-cell>
            <table:table-cell office:value-type="string">
              <text:p>M7VI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534</text:p>
            </table:table-cell>
            <table:table-cell office:value-type="string">
              <text:p>M</text:p>
            </table:table-cell>
            <table:table-cell office:value-type="string">
              <text:p>KAR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7241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7</text:p>
            </table:table-cell>
            <table:table-cell office:value-type="string">
              <text:p>WARM</text:p>
            </table:table-cell>
            <table:table-cell office:value-type="string">
              <text:p>41.2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AG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38</text:p>
            </table:table-cell>
            <table:table-cell office:value-type="string">
              <text:p>M</text:p>
            </table:table-cell>
            <table:table-cell office:value-type="string">
              <text:p>WONSTAR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3480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5</text:p>
            </table:table-cell>
            <table:table-cell office:value-type="string">
              <text:p>COOL</text:p>
            </table:table-cell>
            <table:table-cell office:value-type="string">
              <text:p>92M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M0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39</text:p>
            </table:table-cell>
            <table:table-cell office:value-type="string">
              <text:p>M</text:p>
            </table:table-cell>
            <table:table-cell office:value-type="string">
              <text:p>FRO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549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54</text:p>
            </table:table-cell>
            <table:table-cell office:value-type="string">
              <text:p>VCOLD</text:p>
            </table:table-cell>
            <table:table-cell office:value-type="string">
              <text:p>628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7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632</text:p>
            </table:table-cell>
            <table:table-cell office:value-type="string">
              <text:p>M</text:p>
            </table:table-cell>
            <table:table-cell office:value-type="string">
              <text:p>GOHATUR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71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50.6M</text:p>
            </table:table-cell>
            <table:table-cell office:value-type="string">
              <text:p>SUBJU</text:p>
            </table:table-cell>
            <table:table-cell office:value-type="string">
              <text:p>3</text:p>
            </table:table-cell>
            <table:table-cell office:value-type="string">
              <text:p>7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637</text:p>
            </table:table-cell>
            <table:table-cell office:value-type="string">
              <text:p>M</text:p>
            </table:table-cell>
            <table:table-cell office:value-type="string">
              <text:p>QUHAIATHA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486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37</text:p>
            </table:table-cell>
            <table:table-cell office:value-type="string">
              <text:p>VCOLD</text:p>
            </table:table-cell>
            <table:table-cell office:value-type="string">
              <text:p>24.23M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IC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38</text:p>
            </table:table-cell>
            <table:table-cell office:value-type="string">
              <text:p>M</text:p>
            </table:table-cell>
            <table:table-cell office:value-type="string">
              <text:p>LAKOU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661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92</text:p>
            </table:table-cell>
            <table:table-cell office:value-type="string">
              <text:p>COLD</text:p>
            </table:table-cell>
            <table:table-cell office:value-type="string">
              <text:p>62K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6D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31</text:p>
            </table:table-cell>
            <table:table-cell office:value-type="string">
              <text:p>M</text:p>
            </table:table-cell>
            <table:table-cell office:value-type="string">
              <text:p>RALH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11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35</text:p>
            </table:table-cell>
            <table:table-cell office:value-type="string">
              <text:p>VCOLD</text:p>
            </table:table-cell>
            <table:table-cell office:value-type="string">
              <text:p>832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32</text:p>
            </table:table-cell>
            <table:table-cell office:value-type="string">
              <text:p>M</text:p>
            </table:table-cell>
            <table:table-cell office:value-type="string">
              <text:p>IDERATI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7769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1</text:p>
            </table:table-cell>
            <table:table-cell office:value-type="string">
              <text:p>WARM</text:p>
            </table:table-cell>
            <table:table-cell office:value-type="string">
              <text:p>20.5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12</text:p>
            </table:table-cell>
            <table:table-cell office:value-type="string">
              <text:p>5</text:p>
            </table:table-cell>
            <table:table-cell office:value-type="string">
              <text:p>AGRICP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39</text:p>
            </table:table-cell>
            <table:table-cell office:value-type="string">
              <text:p>M</text:p>
            </table:table-cell>
            <table:table-cell office:value-type="string">
              <text:p>TONDOUL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971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25</text:p>
            </table:table-cell>
            <table:table-cell office:value-type="string">
              <text:p>VCOLD</text:p>
            </table:table-cell>
            <table:table-cell office:value-type="string">
              <text:p>7.3M</text:p>
            </table:table-cell>
            <table:table-cell office:value-type="string">
              <text:p>DICTA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ICNANI</text:p>
            </table:table-cell>
            <table:table-cell office:value-type="string">
              <text:p>M8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33</text:p>
            </table:table-cell>
            <table:table-cell office:value-type="string">
              <text:p>M</text:p>
            </table:table-cell>
            <table:table-cell office:value-type="string">
              <text:p>875-496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821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3</text:p>
            </table:table-cell>
            <table:table-cell office:value-type="string">
              <text:p>HOT</text:p>
            </table:table-cell>
            <table:table-cell office:value-type="string">
              <text:p>53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837</text:p>
            </table:table-cell>
            <table:table-cell office:value-type="string">
              <text:p>M</text:p>
            </table:table-cell>
            <table:table-cell office:value-type="string">
              <text:p>OCHECATE</text:p>
            </table:table-cell>
            <table:table-cell office:value-type="string">
              <text:p>MEW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650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6</text:p>
            </table:table-cell>
            <table:table-cell office:value-type="string">
              <text:p>COOL</text:p>
            </table:table-cell>
            <table:table-cell office:value-type="string">
              <text:p>203K</text:p>
            </table:table-cell>
            <table:table-cell office:value-type="string">
              <text:p>SUBJU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G8VI</text:p>
            </table:table-cell>
            <table:table-cell office:value-type="string">
              <text:p>M8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838</text:p>
            </table:table-cell>
            <table:table-cell office:value-type="string">
              <text:p>M</text:p>
            </table:table-cell>
            <table:table-cell office:value-type="string">
              <text:p>MEWEY</text:p>
            </table:table-cell>
            <table:table-cell office:value-type="string">
              <text:p>MEW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6961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4</text:p>
            </table:table-cell>
            <table:table-cell office:value-type="string">
              <text:p>NORM</text:p>
            </table:table-cell>
            <table:table-cell office:value-type="string">
              <text:p>72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RI</text:p>
            </table:table-cell>
            <table:table-cell office:value-type="string">
              <text:p>M3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40</text:p>
            </table:table-cell>
            <table:table-cell office:value-type="string">
              <text:p>M</text:p>
            </table:table-cell>
            <table:table-cell office:value-type="string">
              <text:p>975-452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9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8K</text:p>
            </table:table-cell>
            <table:table-cell office:value-type="string">
              <text:p>CORPO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NIVA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931</text:p>
            </table:table-cell>
            <table:table-cell office:value-type="string">
              <text:p>N</text:p>
            </table:table-cell>
            <table:table-cell office:value-type="string">
              <text:p>ASTELTIN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489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69</text:p>
            </table:table-cell>
            <table:table-cell office:value-type="string">
              <text:p>VHOT</text:p>
            </table:table-cell>
            <table:table-cell office:value-type="string">
              <text:p>22K</text:p>
            </table:table-cell>
            <table:table-cell office:value-type="string">
              <text:p>FAMIL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FLNI</text:p>
            </table:table-cell>
            <table:table-cell office:value-type="string">
              <text:p>K7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938</text:p>
            </table:table-cell>
            <table:table-cell office:value-type="string">
              <text:p>N</text:p>
            </table:table-cell>
            <table:table-cell office:value-type="string">
              <text:p>INCHIN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73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CHILL</text:p>
            </table:table-cell>
            <table:table-cell office:value-type="string">
              <text:p>8.4K</text:p>
            </table:table-cell>
            <table:table-cell office:value-type="string">
              <text:p>TECHN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DEEONIPO</text:p>
            </table:table-cell>
            <table:table-cell office:value-type="string">
              <text:p>F0I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0940</text:p>
            </table:table-cell>
            <table:table-cell office:value-type="string">
              <text:p>N</text:p>
            </table:table-cell>
            <table:table-cell office:value-type="string">
              <text:p>SINGER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451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9M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2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031</text:p>
            </table:table-cell>
            <table:table-cell office:value-type="string">
              <text:p>N</text:p>
            </table:table-cell>
            <table:table-cell office:value-type="string">
              <text:p>567-908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03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0</text:p>
            </table:table-cell>
            <table:table-cell office:value-type="string">
              <text:p>WARM</text:p>
            </table:table-cell>
            <table:table-cell office:value-type="string">
              <text:p>300K</text:p>
            </table:table-cell>
            <table:table-cell office:value-type="string">
              <text:p>THEOC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M9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037</text:p>
            </table:table-cell>
            <table:table-cell office:value-type="string">
              <text:p>N</text:p>
            </table:table-cell>
            <table:table-cell office:value-type="string">
              <text:p>AVASTAN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990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7</text:p>
            </table:table-cell>
            <table:table-cell office:value-type="string">
              <text:p>COLD</text:p>
            </table:table-cell>
            <table:table-cell office:value-type="string">
              <text:p>730K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8V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4</text:p>
            </table:table-cell>
            <table:table-cell table:number-columns-repeated="234"/>
          </table:table-row>
          <table:table-row table:style-name="ro1">
            <table:table-cell office:value-type="string">
              <text:p>1040</text:p>
            </table:table-cell>
            <table:table-cell office:value-type="string">
              <text:p>N</text:p>
            </table:table-cell>
            <table:table-cell office:value-type="string">
              <text:p>KWAI CHING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4984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30</text:p>
            </table:table-cell>
            <table:table-cell office:value-type="string">
              <text:p>VCOLD</text:p>
            </table:table-cell>
            <table:table-cell office:value-type="string">
              <text:p>30.3M</text:p>
            </table:table-cell>
            <table:table-cell office:value-type="string">
              <text:p>TECHN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ICNAINVA</text:p>
            </table:table-cell>
            <table:table-cell office:value-type="string">
              <text:p>K3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31</text:p>
            </table:table-cell>
            <table:table-cell office:value-type="string">
              <text:p>N</text:p>
            </table:table-cell>
            <table:table-cell office:value-type="string">
              <text:p>FALDOR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562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27</text:p>
            </table:table-cell>
            <table:table-cell office:value-type="string">
              <text:p>WARM</text:p>
            </table:table-cell>
            <table:table-cell office:value-type="string">
              <text:p>5M</text:p>
            </table:table-cell>
            <table:table-cell office:value-type="string">
              <text:p>DICTA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M7I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32</text:p>
            </table:table-cell>
            <table:table-cell office:value-type="string">
              <text:p>N</text:p>
            </table:table-cell>
            <table:table-cell office:value-type="string">
              <text:p>BOWMAN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8.7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ASEO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33</text:p>
            </table:table-cell>
            <table:table-cell office:value-type="string">
              <text:p>N</text:p>
            </table:table-cell>
            <table:table-cell office:value-type="string">
              <text:p>SQUALLIA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85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80</text:p>
            </table:table-cell>
            <table:table-cell office:value-type="string">
              <text:p>COLD</text:p>
            </table:table-cell>
            <table:table-cell office:value-type="string">
              <text:p>3M</text:p>
            </table:table-cell>
            <table:table-cell office:value-type="string">
              <text:p>MULTI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A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38</text:p>
            </table:table-cell>
            <table:table-cell office:value-type="string">
              <text:p>N</text:p>
            </table:table-cell>
            <table:table-cell office:value-type="string">
              <text:p>TARSUS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0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41</text:p>
            </table:table-cell>
            <table:table-cell office:value-type="string">
              <text:p>VARIA</text:p>
            </table:table-cell>
            <table:table-cell office:value-type="string">
              <text:p>2.32M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K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32</text:p>
            </table:table-cell>
            <table:table-cell office:value-type="string">
              <text:p>N</text:p>
            </table:table-cell>
            <table:table-cell office:value-type="string">
              <text:p>WALSTON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407</text:p>
            </table:table-cell>
            <table:table-cell/>
            <table:table-cell office:value-type="string">
              <text:p>THIN-T</text:p>
            </table:table-cell>
            <table:table-cell office:value-type="string">
              <text:p>43</text:p>
            </table:table-cell>
            <table:table-cell office:value-type="string">
              <text:p>COOL</text:p>
            </table:table-cell>
            <table:table-cell office:value-type="string">
              <text:p>3K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33</text:p>
            </table:table-cell>
            <table:table-cell office:value-type="string">
              <text:p>N</text:p>
            </table:table-cell>
            <table:table-cell office:value-type="string">
              <text:p>FLEXOS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773</text:p>
            </table:table-cell>
            <table:table-cell/>
            <table:table-cell office:value-type="string">
              <text:p>NITRO</text:p>
            </table:table-cell>
            <table:table-cell office:value-type="string">
              <text:p>11</text:p>
            </table:table-cell>
            <table:table-cell office:value-type="string">
              <text:p>NORM</text:p>
            </table:table-cell>
            <table:table-cell office:value-type="string">
              <text:p>62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FLNI</text:p>
            </table:table-cell>
            <table:table-cell office:value-type="string">
              <text:p>M8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237</text:p>
            </table:table-cell>
            <table:table-cell office:value-type="string">
              <text:p>N</text:p>
            </table:table-cell>
            <table:table-cell office:value-type="string">
              <text:p>COLLAC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5966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75</text:p>
            </table:table-cell>
            <table:table-cell office:value-type="string">
              <text:p>VCOLD</text:p>
            </table:table-cell>
            <table:table-cell office:value-type="string">
              <text:p>2B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HIINPO</text:p>
            </table:table-cell>
            <table:table-cell office:value-type="string">
              <text:p>F1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38</text:p>
            </table:table-cell>
            <table:table-cell office:value-type="string">
              <text:p>N</text:p>
            </table:table-cell>
            <table:table-cell office:value-type="string">
              <text:p>PAVABID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5966</text:p>
            </table:table-cell>
            <table:table-cell/>
            <table:table-cell office:value-type="string">
              <text:p>STD</text:p>
            </table:table-cell>
            <table:table-cell office:value-type="string">
              <text:p>70</text:p>
            </table:table-cell>
            <table:table-cell office:value-type="string">
              <text:p>NORM</text:p>
            </table:table-cell>
            <table:table-cell office:value-type="string">
              <text:p>738M</text:p>
            </table:table-cell>
            <table:table-cell office:value-type="string">
              <text:p>THEOC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4.5</text:p>
            </table:table-cell>
            <table:table-cell office:value-type="string">
              <text:p>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31</text:p>
            </table:table-cell>
            <table:table-cell office:value-type="string">
              <text:p>N</text:p>
            </table:table-cell>
            <table:table-cell office:value-type="string">
              <text:p>DATRILLIA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523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8</text:p>
            </table:table-cell>
            <table:table-cell office:value-type="string">
              <text:p>WARM</text:p>
            </table:table-cell>
            <table:table-cell office:value-type="string">
              <text:p>8.4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32</text:p>
            </table:table-cell>
            <table:table-cell office:value-type="string">
              <text:p>N</text:p>
            </table:table-cell>
            <table:table-cell office:value-type="string">
              <text:p>NIRTON</text:p>
            </table:table-cell>
            <table:table-cell office:value-type="string">
              <text:p>IND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6215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</text:p>
            </table:table-cell>
            <table:table-cell office:value-type="string">
              <text:p>K8V</text:p>
            </table:table-cell>
            <table:table-cell table:number-columns-repeated="2"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37</text:p>
            </table:table-cell>
            <table:table-cell office:value-type="string">
              <text:p>N</text:p>
            </table:table-cell>
            <table:table-cell office:value-type="string">
              <text:p>JUDIC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646</text:p>
            </table:table-cell>
            <table:table-cell/>
            <table:table-cell office:value-type="string">
              <text:p>NITRI</text:p>
            </table:table-cell>
            <table:table-cell office:value-type="string">
              <text:p>17</text:p>
            </table:table-cell>
            <table:table-cell office:value-type="string">
              <text:p>NORM</text:p>
            </table:table-cell>
            <table:table-cell office:value-type="string">
              <text:p>3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FLEONI</text:p>
            </table:table-cell>
            <table:table-cell office:value-type="string">
              <text:p>M3I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39</text:p>
            </table:table-cell>
            <table:table-cell office:value-type="string">
              <text:p>N</text:p>
            </table:table-cell>
            <table:table-cell office:value-type="string">
              <text:p>TREXAL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90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</text:p>
            </table:table-cell>
            <table:table-cell office:value-type="string">
              <text:p>TROPI</text:p>
            </table:table-cell>
            <table:table-cell office:value-type="string">
              <text:p>902M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IN</text:p>
            </table:table-cell>
            <table:table-cell office:value-type="string">
              <text:p>M0D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340</text:p>
            </table:table-cell>
            <table:table-cell office:value-type="string">
              <text:p>N</text:p>
            </table:table-cell>
            <table:table-cell office:value-type="string">
              <text:p>MOTMOS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5718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35</text:p>
            </table:table-cell>
            <table:table-cell office:value-type="string">
              <text:p>WARM</text:p>
            </table:table-cell>
            <table:table-cell office:value-type="string">
              <text:p>7.236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NIRI</text:p>
            </table:table-cell>
            <table:table-cell office:value-type="string">
              <text:p>M2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33</text:p>
            </table:table-cell>
            <table:table-cell office:value-type="string">
              <text:p>N</text:p>
            </table:table-cell>
            <table:table-cell office:value-type="string">
              <text:p>NOCTOCOL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90</text:p>
            </table:table-cell>
            <table:table-cell/>
            <table:table-cell office:value-type="string">
              <text:p>VDEN</text:p>
            </table:table-cell>
            <table:table-cell office:value-type="string">
              <text:p>52</text:p>
            </table:table-cell>
            <table:table-cell office:value-type="string">
              <text:p>HOT</text:p>
            </table:table-cell>
            <table:table-cell office:value-type="string">
              <text:p>61M</text:p>
            </table:table-cell>
            <table:table-cell office:value-type="string">
              <text:p>ATHDE</text:p>
            </table:table-cell>
            <table:table-cell office:value-type="string">
              <text:p>3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FL</text:p>
            </table:table-cell>
            <table:table-cell office:value-type="string">
              <text:p>M5VI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434</text:p>
            </table:table-cell>
            <table:table-cell office:value-type="string">
              <text:p>N</text:p>
            </table:table-cell>
            <table:table-cell office:value-type="string">
              <text:p>TARKINE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II-S</text:p>
            </table:table-cell>
            <table:table-cell office:value-type="string">
              <text:p>3853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0</text:p>
            </table:table-cell>
            <table:table-cell office:value-type="string">
              <text:p>NORM</text:p>
            </table:table-cell>
            <table:table-cell office:value-type="string">
              <text:p>3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AGNIRI</text:p>
            </table:table-cell>
            <table:table-cell office:value-type="string">
              <text:p>M0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35</text:p>
            </table:table-cell>
            <table:table-cell office:value-type="string">
              <text:p>N</text:p>
            </table:table-cell>
            <table:table-cell office:value-type="string">
              <text:p>DALLIA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462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620M</text:p>
            </table:table-cell>
            <table:table-cell office:value-type="string">
              <text:p>BURE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FLIN</text:p>
            </table:table-cell>
            <table:table-cell office:value-type="string">
              <text:p>F2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36</text:p>
            </table:table-cell>
            <table:table-cell office:value-type="string">
              <text:p>N</text:p>
            </table:table-cell>
            <table:table-cell office:value-type="string">
              <text:p>TALOS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890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2</text:p>
            </table:table-cell>
            <table:table-cell office:value-type="string">
              <text:p>VCOLD</text:p>
            </table:table-cell>
            <table:table-cell office:value-type="string">
              <text:p>800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PO</text:p>
            </table:table-cell>
            <table:table-cell office:value-type="string">
              <text:p>F9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31</text:p>
            </table:table-cell>
            <table:table-cell office:value-type="string">
              <text:p>N</text:p>
            </table:table-cell>
            <table:table-cell office:value-type="string">
              <text:p>DAWNWORL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40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50</text:p>
            </table:table-cell>
            <table:table-cell office:value-type="string">
              <text:p>HOT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</text:p>
            </table:table-cell>
            <table:table-cell office:value-type="string">
              <text:p>F8D</text:p>
            </table:table-cell>
            <table:table-cell office:value-type="string">
              <text:p>M5D</text:p>
            </table:table-cell>
            <table:table-cell/>
            <table:table-cell office:value-type="string">
              <text:p>2</text:p>
            </table:table-cell>
            <table:table-cell office:value-type="string">
              <text:p>5</text:p>
            </table:table-cell>
            <table:table-cell table:number-columns-repeated="234"/>
          </table:table-row>
          <table:table-row table:style-name="ro1">
            <table:table-cell office:value-type="string">
              <text:p>1532</text:p>
            </table:table-cell>
            <table:table-cell office:value-type="string">
              <text:p>N</text:p>
            </table:table-cell>
            <table:table-cell office:value-type="string">
              <text:p>ELIXABETH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474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1</text:p>
            </table:table-cell>
            <table:table-cell office:value-type="string">
              <text:p>COLD</text:p>
            </table:table-cell>
            <table:table-cell office:value-type="string">
              <text:p>22K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4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33</text:p>
            </table:table-cell>
            <table:table-cell office:value-type="string">
              <text:p>N</text:p>
            </table:table-cell>
            <table:table-cell office:value-type="string">
              <text:p>FORINE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2635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22</text:p>
            </table:table-cell>
            <table:table-cell office:value-type="string">
              <text:p>VCOLD</text:p>
            </table:table-cell>
            <table:table-cell office:value-type="string">
              <text:p>1.6B</text:p>
            </table:table-cell>
            <table:table-cell office:value-type="string">
              <text:p>DICT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ICINNA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37</text:p>
            </table:table-cell>
            <table:table-cell office:value-type="string">
              <text:p>N</text:p>
            </table:table-cell>
            <table:table-cell office:value-type="string">
              <text:p>MERTACTOR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9</text:p>
            </table:table-cell>
            <table:table-cell office:value-type="string">
              <text:p>WARM</text:p>
            </table:table-cell>
            <table:table-cell office:value-type="string">
              <text:p>60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CP</text:p>
            </table:table-cell>
            <table:table-cell office:value-type="string">
              <text:p>G1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31</text:p>
            </table:table-cell>
            <table:table-cell office:value-type="string">
              <text:p>N</text:p>
            </table:table-cell>
            <table:table-cell office:value-type="string">
              <text:p>TALCHEK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7054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10</text:p>
            </table:table-cell>
            <table:table-cell office:value-type="string">
              <text:p>MILD</text:p>
            </table:table-cell>
            <table:table-cell office:value-type="string">
              <text:p>60.5K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K8V</text:p>
            </table:table-cell>
            <table:table-cell office:value-type="string">
              <text:p>M5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32</text:p>
            </table:table-cell>
            <table:table-cell office:value-type="string">
              <text:p>N</text:p>
            </table:table-cell>
            <table:table-cell office:value-type="string">
              <text:p>MILAGRO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6</text:p>
            </table:table-cell>
            <table:table-cell office:value-type="string">
              <text:p>VCOLD</text:p>
            </table:table-cell>
            <table:table-cell office:value-type="string">
              <text:p>90M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ICNAINVA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34</text:p>
            </table:table-cell>
            <table:table-cell office:value-type="string">
              <text:p>N</text:p>
            </table:table-cell>
            <table:table-cell office:value-type="string">
              <text:p>PAGAT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396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3</text:p>
            </table:table-cell>
            <table:table-cell office:value-type="string">
              <text:p>NORM</text:p>
            </table:table-cell>
            <table:table-cell office:value-type="string">
              <text:p>938M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4</text:p>
            </table:table-cell>
            <table:table-cell office:value-type="string">
              <text:p>RI</text:p>
            </table:table-cell>
            <table:table-cell office:value-type="string">
              <text:p>MO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635</text:p>
            </table:table-cell>
            <table:table-cell office:value-type="string">
              <text:p>N</text:p>
            </table:table-cell>
            <table:table-cell office:value-type="string">
              <text:p>BINGES</text:p>
            </table:table-cell>
            <table:table-cell/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7955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700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VA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37</text:p>
            </table:table-cell>
            <table:table-cell office:value-type="string">
              <text:p>N</text:p>
            </table:table-cell>
            <table:table-cell office:value-type="string">
              <text:p>MILLE_FALC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8577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21</text:p>
            </table:table-cell>
            <table:table-cell office:value-type="string">
              <text:p>NORM</text:p>
            </table:table-cell>
            <table:table-cell office:value-type="string">
              <text:p>30K</text:p>
            </table:table-cell>
            <table:table-cell office:value-type="string">
              <text:p>MILIT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3.5</text:p>
            </table:table-cell>
            <table:table-cell office:value-type="string">
              <text:p>FL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1731</text:p>
            </table:table-cell>
            <table:table-cell office:value-type="string">
              <text:p>O</text:p>
            </table:table-cell>
            <table:table-cell office:value-type="string">
              <text:p>GRO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4034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3.1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EONIVA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733</text:p>
            </table:table-cell>
            <table:table-cell office:value-type="string">
              <text:p>O</text:p>
            </table:table-cell>
            <table:table-cell office:value-type="string">
              <text:p>LYD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63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9.3K</text:p>
            </table:table-cell>
            <table:table-cell office:value-type="string">
              <text:p>DICTA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DEEONI</text:p>
            </table:table-cell>
            <table:table-cell office:value-type="string">
              <text:p>M4III</text:p>
            </table:table-cell>
            <table:table-cell office:value-type="string">
              <text:p>MOVI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736</text:p>
            </table:table-cell>
            <table:table-cell office:value-type="string">
              <text:p>O</text:p>
            </table:table-cell>
            <table:table-cell office:value-type="string">
              <text:p>MELIOR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1000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62K</text:p>
            </table:table-cell>
            <table:table-cell office:value-type="string">
              <text:p>SUBJU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DENI</text:p>
            </table:table-cell>
            <table:table-cell office:value-type="string">
              <text:p>G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737</text:p>
            </table:table-cell>
            <table:table-cell office:value-type="string">
              <text:p>O</text:p>
            </table:table-cell>
            <table:table-cell office:value-type="string">
              <text:p>EGYP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10149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65</text:p>
            </table:table-cell>
            <table:table-cell office:value-type="string">
              <text:p>VCOLD</text:p>
            </table:table-cell>
            <table:table-cell office:value-type="string">
              <text:p>92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739</text:p>
            </table:table-cell>
            <table:table-cell office:value-type="string">
              <text:p>O</text:p>
            </table:table-cell>
            <table:table-cell office:value-type="string">
              <text:p>AST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01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0</text:p>
            </table:table-cell>
            <table:table-cell office:value-type="string">
              <text:p>COLD</text:p>
            </table:table-cell>
            <table:table-cell office:value-type="string">
              <text:p>7.4K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EWA</text:p>
            </table:table-cell>
            <table:table-cell office:value-type="string">
              <text:p>M8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36</text:p>
            </table:table-cell>
            <table:table-cell office:value-type="string">
              <text:p>O</text:p>
            </table:table-cell>
            <table:table-cell office:value-type="string">
              <text:p>CALL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17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0</text:p>
            </table:table-cell>
            <table:table-cell office:value-type="string">
              <text:p>MOD</text:p>
            </table:table-cell>
            <table:table-cell office:value-type="string">
              <text:p>900M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DE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32</text:p>
            </table:table-cell>
            <table:table-cell office:value-type="string">
              <text:p>O</text:p>
            </table:table-cell>
            <table:table-cell office:value-type="string">
              <text:p>MITHRA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328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900K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34</text:p>
            </table:table-cell>
            <table:table-cell office:value-type="string">
              <text:p>O</text:p>
            </table:table-cell>
            <table:table-cell office:value-type="string">
              <text:p>WEISS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578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21</text:p>
            </table:table-cell>
            <table:table-cell office:value-type="string">
              <text:p>NORM</text:p>
            </table:table-cell>
            <table:table-cell office:value-type="string">
              <text:p>9K</text:p>
            </table:table-cell>
            <table:table-cell office:value-type="string">
              <text:p>CORPO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0III</text:p>
            </table:table-cell>
            <table:table-cell office:value-type="string">
              <text:p>M2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35</text:p>
            </table:table-cell>
            <table:table-cell office:value-type="string">
              <text:p>O</text:p>
            </table:table-cell>
            <table:table-cell office:value-type="string">
              <text:p>WINDSO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39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31</text:p>
            </table:table-cell>
            <table:table-cell office:value-type="string">
              <text:p>HOT</text:p>
            </table:table-cell>
            <table:table-cell office:value-type="string">
              <text:p>60</text:p>
            </table:table-cell>
            <table:table-cell office:value-type="string">
              <text:p>CORPO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K9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37</text:p>
            </table:table-cell>
            <table:table-cell office:value-type="string">
              <text:p>O</text:p>
            </table:table-cell>
            <table:table-cell office:value-type="string">
              <text:p>OVERNA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139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39</text:p>
            </table:table-cell>
            <table:table-cell office:value-type="string">
              <text:p>TROPI</text:p>
            </table:table-cell>
            <table:table-cell office:value-type="string">
              <text:p>4.05M</text:p>
            </table:table-cell>
            <table:table-cell office:value-type="string">
              <text:p>MULTI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G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38</text:p>
            </table:table-cell>
            <table:table-cell office:value-type="string">
              <text:p>O</text:p>
            </table:table-cell>
            <table:table-cell office:value-type="string">
              <text:p>NEW_ROM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7995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70</text:p>
            </table:table-cell>
            <table:table-cell office:value-type="string">
              <text:p>COLD</text:p>
            </table:table-cell>
            <table:table-cell office:value-type="string">
              <text:p>700M</text:p>
            </table:table-cell>
            <table:table-cell office:value-type="string">
              <text:p>SUBJU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F8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39</text:p>
            </table:table-cell>
            <table:table-cell office:value-type="string">
              <text:p>O</text:p>
            </table:table-cell>
            <table:table-cell office:value-type="string">
              <text:p>CRAW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4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9.130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G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035</text:p>
            </table:table-cell>
            <table:table-cell office:value-type="string">
              <text:p>O</text:p>
            </table:table-cell>
            <table:table-cell office:value-type="string">
              <text:p>AKI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4009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4</text:p>
            </table:table-cell>
            <table:table-cell office:value-type="string">
              <text:p>CHILL</text:p>
            </table:table-cell>
            <table:table-cell office:value-type="string">
              <text:p>2.27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HIINPO</text:p>
            </table:table-cell>
            <table:table-cell office:value-type="string">
              <text:p>G6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036</text:p>
            </table:table-cell>
            <table:table-cell office:value-type="string">
              <text:p>O</text:p>
            </table:table-cell>
            <table:table-cell office:value-type="string">
              <text:p>GLISTEN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8.384B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12</text:p>
            </table:table-cell>
            <table:table-cell office:value-type="string">
              <text:p>6</text:p>
            </table:table-cell>
            <table:table-cell office:value-type="string">
              <text:p>ASHIINNACP</text:p>
            </table:table-cell>
            <table:table-cell office:value-type="string">
              <text:p>K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038</text:p>
            </table:table-cell>
            <table:table-cell office:value-type="string">
              <text:p>O</text:p>
            </table:table-cell>
            <table:table-cell office:value-type="string">
              <text:p>TRA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966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90</text:p>
            </table:table-cell>
            <table:table-cell office:value-type="string">
              <text:p>NORM</text:p>
            </table:table-cell>
            <table:table-cell office:value-type="string">
              <text:p>70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F4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132</text:p>
            </table:table-cell>
            <table:table-cell office:value-type="string">
              <text:p>O</text:p>
            </table:table-cell>
            <table:table-cell office:value-type="string">
              <text:p>CENTR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98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20</text:p>
            </table:table-cell>
            <table:table-cell office:value-type="string">
              <text:p>COOL</text:p>
            </table:table-cell>
            <table:table-cell office:value-type="string">
              <text:p>20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K3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34</text:p>
            </table:table-cell>
            <table:table-cell office:value-type="string">
              <text:p>O</text:p>
            </table:table-cell>
            <table:table-cell office:value-type="string">
              <text:p>CALEDON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1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8</text:p>
            </table:table-cell>
            <table:table-cell office:value-type="string">
              <text:p>NORM</text:p>
            </table:table-cell>
            <table:table-cell office:value-type="string">
              <text:p>9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4III</text:p>
            </table:table-cell>
            <table:table-cell office:value-type="string">
              <text:p>M0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137</text:p>
            </table:table-cell>
            <table:table-cell office:value-type="string">
              <text:p>O</text:p>
            </table:table-cell>
            <table:table-cell office:value-type="string">
              <text:p>SORE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04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9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RI</text:p>
            </table:table-cell>
            <table:table-cell office:value-type="string">
              <text:p>G3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38</text:p>
            </table:table-cell>
            <table:table-cell office:value-type="string">
              <text:p>O</text:p>
            </table:table-cell>
            <table:table-cell office:value-type="string">
              <text:p>HOROSH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300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900.4M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F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40</text:p>
            </table:table-cell>
            <table:table-cell office:value-type="string">
              <text:p>O</text:p>
            </table:table-cell>
            <table:table-cell office:value-type="string">
              <text:p>ROMA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S</text:p>
            </table:table-cell>
            <table:table-cell office:value-type="string">
              <text:p>392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0</text:p>
            </table:table-cell>
            <table:table-cell office:value-type="string">
              <text:p>CHILL</text:p>
            </table:table-cell>
            <table:table-cell office:value-type="string">
              <text:p>12K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DENI</text:p>
            </table:table-cell>
            <table:table-cell office:value-type="string">
              <text:p>M5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231</text:p>
            </table:table-cell>
            <table:table-cell office:value-type="string">
              <text:p>O</text:p>
            </table:table-cell>
            <table:table-cell office:value-type="string">
              <text:p>MARAST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284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0</text:p>
            </table:table-cell>
            <table:table-cell office:value-type="string">
              <text:p>COLD</text:p>
            </table:table-cell>
            <table:table-cell office:value-type="string">
              <text:p>92M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32</text:p>
            </table:table-cell>
            <table:table-cell office:value-type="string">
              <text:p>O</text:p>
            </table:table-cell>
            <table:table-cell office:value-type="string">
              <text:p>CROU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07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6</text:p>
            </table:table-cell>
            <table:table-cell office:value-type="string">
              <text:p>WARM</text:p>
            </table:table-cell>
            <table:table-cell office:value-type="string">
              <text:p>3.05B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HI</text:p>
            </table:table-cell>
            <table:table-cell office:value-type="string">
              <text:p>M7II</text:p>
            </table:table-cell>
            <table:table-cell office:value-type="string">
              <text:p>M9VI</text:p>
            </table:table-cell>
            <table:table-cell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233</text:p>
            </table:table-cell>
            <table:table-cell office:value-type="string">
              <text:p>O</text:p>
            </table:table-cell>
            <table:table-cell office:value-type="string">
              <text:p>TIRE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334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54</text:p>
            </table:table-cell>
            <table:table-cell office:value-type="string">
              <text:p>COLD</text:p>
            </table:table-cell>
            <table:table-cell office:value-type="string">
              <text:p>6.772B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FLHIIN</text:p>
            </table:table-cell>
            <table:table-cell office:value-type="string">
              <text:p>K5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34</text:p>
            </table:table-cell>
            <table:table-cell office:value-type="string">
              <text:p>O</text:p>
            </table:table-cell>
            <table:table-cell office:value-type="string">
              <text:p>INT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02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91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VA</text:p>
            </table:table-cell>
            <table:table-cell office:value-type="string">
              <text:p>K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36</text:p>
            </table:table-cell>
            <table:table-cell office:value-type="string">
              <text:p>O</text:p>
            </table:table-cell>
            <table:table-cell office:value-type="string">
              <text:p>TSARIN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9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3.53M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DENANI</text:p>
            </table:table-cell>
            <table:table-cell office:value-type="string">
              <text:p>M5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37</text:p>
            </table:table-cell>
            <table:table-cell office:value-type="string">
              <text:p>O</text:p>
            </table:table-cell>
            <table:table-cell office:value-type="string">
              <text:p>WURZBURG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683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0</text:p>
            </table:table-cell>
            <table:table-cell office:value-type="string">
              <text:p>TROPI</text:p>
            </table:table-cell>
            <table:table-cell office:value-type="string">
              <text:p>5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31</text:p>
            </table:table-cell>
            <table:table-cell office:value-type="string">
              <text:p>O</text:p>
            </table:table-cell>
            <table:table-cell office:value-type="string">
              <text:p>BICORN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20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4</text:p>
            </table:table-cell>
            <table:table-cell office:value-type="string">
              <text:p>NORM</text:p>
            </table:table-cell>
            <table:table-cell office:value-type="string">
              <text:p>30K</text:p>
            </table:table-cell>
            <table:table-cell office:value-type="string">
              <text:p>MULTI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34</text:p>
            </table:table-cell>
            <table:table-cell office:value-type="string">
              <text:p>O</text:p>
            </table:table-cell>
            <table:table-cell office:value-type="string">
              <text:p>FFUD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4001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43</text:p>
            </table:table-cell>
            <table:table-cell office:value-type="string">
              <text:p>NORM</text:p>
            </table:table-cell>
            <table:table-cell office:value-type="string">
              <text:p>950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5</text:p>
            </table:table-cell>
            <table:table-cell office:value-type="string">
              <text:p>IC</text:p>
            </table:table-cell>
            <table:table-cell office:value-type="string">
              <text:p>F3V</text:p>
            </table:table-cell>
            <table:table-cell office:value-type="string">
              <text:p>M3VI</text:p>
            </table:table-cell>
            <table:table-cell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36</text:p>
            </table:table-cell>
            <table:table-cell office:value-type="string">
              <text:p>O</text:p>
            </table:table-cell>
            <table:table-cell office:value-type="string">
              <text:p>BENDO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758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58</text:p>
            </table:table-cell>
            <table:table-cell office:value-type="string">
              <text:p>NORM</text:p>
            </table:table-cell>
            <table:table-cell office:value-type="string">
              <text:p>8M</text:p>
            </table:table-cell>
            <table:table-cell office:value-type="string">
              <text:p>TECHN</text:p>
            </table:table-cell>
            <table:table-cell office:value-type="string">
              <text:p>3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A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2534</text:p>
            </table:table-cell>
            <table:table-cell office:value-type="string">
              <text:p>P</text:p>
            </table:table-cell>
            <table:table-cell office:value-type="string">
              <text:p>BURTS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10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23</text:p>
            </table:table-cell>
            <table:table-cell office:value-type="string">
              <text:p>NORM</text:p>
            </table:table-cell>
            <table:table-cell office:value-type="string">
              <text:p>5M</text:p>
            </table:table-cell>
            <table:table-cell office:value-type="string">
              <text:p>SUBJU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RI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36</text:p>
            </table:table-cell>
            <table:table-cell office:value-type="string">
              <text:p>P</text:p>
            </table:table-cell>
            <table:table-cell office:value-type="string">
              <text:p>SQUANNI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04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800K</text:p>
            </table:table-cell>
            <table:table-cell office:value-type="string">
              <text:p>TECHN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VA</text:p>
            </table:table-cell>
            <table:table-cell office:value-type="string">
              <text:p>F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37</text:p>
            </table:table-cell>
            <table:table-cell office:value-type="string">
              <text:p>P</text:p>
            </table:table-cell>
            <table:table-cell office:value-type="string">
              <text:p>DOBHA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S</text:p>
            </table:table-cell>
            <table:table-cell office:value-type="string">
              <text:p>387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9K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DEEONIPO</text:p>
            </table:table-cell>
            <table:table-cell office:value-type="string">
              <text:p>G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538</text:p>
            </table:table-cell>
            <table:table-cell office:value-type="string">
              <text:p>P</text:p>
            </table:table-cell>
            <table:table-cell office:value-type="string">
              <text:p>PYRAMU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45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9</text:p>
            </table:table-cell>
            <table:table-cell office:value-type="string">
              <text:p>NORM</text:p>
            </table:table-cell>
            <table:table-cell office:value-type="string">
              <text:p>8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539</text:p>
            </table:table-cell>
            <table:table-cell office:value-type="string">
              <text:p>P</text:p>
            </table:table-cell>
            <table:table-cell office:value-type="string">
              <text:p>THISB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915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1</text:p>
            </table:table-cell>
            <table:table-cell office:value-type="string">
              <text:p>COLD</text:p>
            </table:table-cell>
            <table:table-cell office:value-type="string">
              <text:p>900K</text:p>
            </table:table-cell>
            <table:table-cell office:value-type="string">
              <text:p>DICT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DENIPO</text:p>
            </table:table-cell>
            <table:table-cell office:value-type="string">
              <text:p>F8II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540</text:p>
            </table:table-cell>
            <table:table-cell office:value-type="string">
              <text:p>P</text:p>
            </table:table-cell>
            <table:table-cell office:value-type="string">
              <text:p>ARAMI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99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92</text:p>
            </table:table-cell>
            <table:table-cell office:value-type="string">
              <text:p>HOT</text:p>
            </table:table-cell>
            <table:table-cell office:value-type="string">
              <text:p>10M</text:p>
            </table:table-cell>
            <table:table-cell office:value-type="string">
              <text:p>MULTI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637</text:p>
            </table:table-cell>
            <table:table-cell office:value-type="string">
              <text:p>P</text:p>
            </table:table-cell>
            <table:table-cell office:value-type="string">
              <text:p>ROB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60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ASNI</text:p>
            </table:table-cell>
            <table:table-cell office:value-type="string">
              <text:p>F3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38</text:p>
            </table:table-cell>
            <table:table-cell office:value-type="string">
              <text:p>P</text:p>
            </table:table-cell>
            <table:table-cell office:value-type="string">
              <text:p>DMAR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06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80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WA</text:p>
            </table:table-cell>
            <table:table-cell office:value-type="string">
              <text:p>M5VF4I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39</text:p>
            </table:table-cell>
            <table:table-cell office:value-type="string">
              <text:p>P</text:p>
            </table:table-cell>
            <table:table-cell office:value-type="string">
              <text:p>KELTCH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2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50K</text:p>
            </table:table-cell>
            <table:table-cell office:value-type="string">
              <text:p>MILIT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31</text:p>
            </table:table-cell>
            <table:table-cell office:value-type="string">
              <text:p>P</text:p>
            </table:table-cell>
            <table:table-cell office:value-type="string">
              <text:p>TUSSINI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153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78</text:p>
            </table:table-cell>
            <table:table-cell office:value-type="string">
              <text:p>COOL</text:p>
            </table:table-cell>
            <table:table-cell office:value-type="string">
              <text:p>80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K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733</text:p>
            </table:table-cell>
            <table:table-cell office:value-type="string">
              <text:p>P</text:p>
            </table:table-cell>
            <table:table-cell office:value-type="string">
              <text:p>EDENEL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97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700M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735</text:p>
            </table:table-cell>
            <table:table-cell office:value-type="string">
              <text:p>P</text:p>
            </table:table-cell>
            <table:table-cell office:value-type="string">
              <text:p>CONWA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8011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3</text:p>
            </table:table-cell>
            <table:table-cell office:value-type="string">
              <text:p>NORM</text:p>
            </table:table-cell>
            <table:table-cell office:value-type="string">
              <text:p>50K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F0V</text:p>
            </table:table-cell>
            <table:table-cell office:value-type="string">
              <text:p>M0D</text:p>
            </table:table-cell>
            <table:table-cell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739</text:p>
            </table:table-cell>
            <table:table-cell office:value-type="string">
              <text:p>P</text:p>
            </table:table-cell>
            <table:table-cell office:value-type="string">
              <text:p>DODD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05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0</text:p>
            </table:table-cell>
            <table:table-cell office:value-type="string">
              <text:p>WARM</text:p>
            </table:table-cell>
            <table:table-cell office:value-type="string">
              <text:p>4B</text:p>
            </table:table-cell>
            <table:table-cell office:value-type="string">
              <text:p>THEOC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HIINPO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32</text:p>
            </table:table-cell>
            <table:table-cell office:value-type="string">
              <text:p>P</text:p>
            </table:table-cell>
            <table:table-cell office:value-type="string">
              <text:p>LEAND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966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500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5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833</text:p>
            </table:table-cell>
            <table:table-cell office:value-type="string">
              <text:p>P</text:p>
            </table:table-cell>
            <table:table-cell office:value-type="string">
              <text:p>PEPERNIU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5194</text:p>
            </table:table-cell>
            <table:table-cell/>
            <table:table-cell office:value-type="string">
              <text:p>STD</text:p>
            </table:table-cell>
            <table:table-cell office:value-type="string">
              <text:p>71</text:p>
            </table:table-cell>
            <table:table-cell office:value-type="string">
              <text:p>NORM</text:p>
            </table:table-cell>
            <table:table-cell office:value-type="string">
              <text:p>20K</text:p>
            </table:table-cell>
            <table:table-cell office:value-type="string">
              <text:p>OLIGA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834</text:p>
            </table:table-cell>
            <table:table-cell office:value-type="string">
              <text:p>P</text:p>
            </table:table-cell>
            <table:table-cell office:value-type="string">
              <text:p>TRALTH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247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1M</text:p>
            </table:table-cell>
            <table:table-cell office:value-type="string">
              <text:p>OLIGA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DENIPO</text:p>
            </table:table-cell>
            <table:table-cell office:value-type="string">
              <text:p>F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839</text:p>
            </table:table-cell>
            <table:table-cell office:value-type="string">
              <text:p>P</text:p>
            </table:table-cell>
            <table:table-cell office:value-type="string">
              <text:p>FARQUAHA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6072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20K</text:p>
            </table:table-cell>
            <table:table-cell office:value-type="string">
              <text:p>SUBJU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33</text:p>
            </table:table-cell>
            <table:table-cell office:value-type="string">
              <text:p>P</text:p>
            </table:table-cell>
            <table:table-cell office:value-type="string">
              <text:p>RAYDRA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324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31</text:p>
            </table:table-cell>
            <table:table-cell office:value-type="string">
              <text:p>NORM</text:p>
            </table:table-cell>
            <table:table-cell office:value-type="string">
              <text:p>4M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M7III</text:p>
            </table:table-cell>
            <table:table-cell office:value-type="string">
              <text:p>M9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34</text:p>
            </table:table-cell>
            <table:table-cell office:value-type="string">
              <text:p>P</text:p>
            </table:table-cell>
            <table:table-cell office:value-type="string">
              <text:p>ZYR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8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80K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35</text:p>
            </table:table-cell>
            <table:table-cell office:value-type="string">
              <text:p>P</text:p>
            </table:table-cell>
            <table:table-cell office:value-type="string">
              <text:p>MURCHIS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83</text:p>
            </table:table-cell>
            <table:table-cell/>
            <table:table-cell office:value-type="string">
              <text:p>THIN-T</text:p>
            </table:table-cell>
            <table:table-cell office:value-type="string">
              <text:p>38</text:p>
            </table:table-cell>
            <table:table-cell office:value-type="string">
              <text:p>COOL</text:p>
            </table:table-cell>
            <table:table-cell office:value-type="string">
              <text:p>70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5III</text:p>
            </table:table-cell>
            <table:table-cell office:value-type="string">
              <text:p>M9V</text:p>
            </table:table-cell>
            <table:table-cell/>
            <table:table-cell office:value-type="string">
              <text:p>5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36</text:p>
            </table:table-cell>
            <table:table-cell office:value-type="string">
              <text:p>P</text:p>
            </table:table-cell>
            <table:table-cell office:value-type="string">
              <text:p>HAMMERMIU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487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22</text:p>
            </table:table-cell>
            <table:table-cell office:value-type="string">
              <text:p>COOL</text:p>
            </table:table-cell>
            <table:table-cell office:value-type="string">
              <text:p>70K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3III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940</text:p>
            </table:table-cell>
            <table:table-cell office:value-type="string">
              <text:p>P</text:p>
            </table:table-cell>
            <table:table-cell office:value-type="string">
              <text:p>THORNNASTO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515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6</text:p>
            </table:table-cell>
            <table:table-cell office:value-type="string">
              <text:p>HOT</text:p>
            </table:table-cell>
            <table:table-cell office:value-type="string">
              <text:p>30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1II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32</text:p>
            </table:table-cell>
            <table:table-cell office:value-type="string">
              <text:p>P</text:p>
            </table:table-cell>
            <table:table-cell office:value-type="string">
              <text:p>KATARULU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W</text:p>
            </table:table-cell>
            <table:table-cell office:value-type="string">
              <text:p>207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9</text:p>
            </table:table-cell>
            <table:table-cell office:value-type="string">
              <text:p>ICY</text:p>
            </table:table-cell>
            <table:table-cell office:value-type="string">
              <text:p>2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IPO</text:p>
            </table:table-cell>
            <table:table-cell office:value-type="string">
              <text:p>M0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35</text:p>
            </table:table-cell>
            <table:table-cell office:value-type="string">
              <text:p>P</text:p>
            </table:table-cell>
            <table:table-cell office:value-type="string">
              <text:p>PRILISS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913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50</text:p>
            </table:table-cell>
            <table:table-cell office:value-type="string">
              <text:p>NORM</text:p>
            </table:table-cell>
            <table:table-cell office:value-type="string">
              <text:p>70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K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38</text:p>
            </table:table-cell>
            <table:table-cell office:value-type="string">
              <text:p>P</text:p>
            </table:table-cell>
            <table:table-cell office:value-type="string">
              <text:p>TEE-TEE-TE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02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30K</text:p>
            </table:table-cell>
            <table:table-cell office:value-type="string">
              <text:p>OLIGA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DEN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39</text:p>
            </table:table-cell>
            <table:table-cell office:value-type="string">
              <text:p>P</text:p>
            </table:table-cell>
            <table:table-cell office:value-type="string">
              <text:p>YOUGHA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10429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93</text:p>
            </table:table-cell>
            <table:table-cell office:value-type="string">
              <text:p>NORM</text:p>
            </table:table-cell>
            <table:table-cell office:value-type="string">
              <text:p>9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EON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40</text:p>
            </table:table-cell>
            <table:table-cell office:value-type="string">
              <text:p>P</text:p>
            </table:table-cell>
            <table:table-cell office:value-type="string">
              <text:p>TENELPH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718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40K</text:p>
            </table:table-cell>
            <table:table-cell office:value-type="string">
              <text:p>MULTI</text:p>
            </table:table-cell>
            <table:table-cell office:value-type="string">
              <text:p>3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WA</text:p>
            </table:table-cell>
            <table:table-cell office:value-type="string">
              <text:p>F4V</text:p>
            </table:table-cell>
            <table:table-cell office:value-type="string">
              <text:p>M0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38</text:p>
            </table:table-cell>
            <table:table-cell office:value-type="string">
              <text:p>P</text:p>
            </table:table-cell>
            <table:table-cell office:value-type="string">
              <text:p>ZEPHY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0</text:p>
            </table:table-cell>
            <table:table-cell office:value-type="string">
              <text:p>8092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2</text:p>
            </table:table-cell>
            <table:table-cell office:value-type="string">
              <text:p>WARM</text:p>
            </table:table-cell>
            <table:table-cell office:value-type="string">
              <text:p>70K</text:p>
            </table:table-cell>
            <table:table-cell office:value-type="string">
              <text:p>MILIT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-0.5</text:p>
            </table:table-cell>
            <table:table-cell office:value-type="string">
              <text:p>N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39</text:p>
            </table:table-cell>
            <table:table-cell office:value-type="string">
              <text:p>P</text:p>
            </table:table-cell>
            <table:table-cell office:value-type="string">
              <text:p>CHAMOI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524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9</text:p>
            </table:table-cell>
            <table:table-cell office:value-type="string">
              <text:p>WARM</text:p>
            </table:table-cell>
            <table:table-cell office:value-type="string">
              <text:p>6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F9I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33</text:p>
            </table:table-cell>
            <table:table-cell office:value-type="string">
              <text:p>P</text:p>
            </table:table-cell>
            <table:table-cell office:value-type="string">
              <text:p>RAMIV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144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WARM</text:p>
            </table:table-cell>
            <table:table-cell office:value-type="string">
              <text:p>50M</text:p>
            </table:table-cell>
            <table:table-cell office:value-type="string">
              <text:p>MILIT</text:p>
            </table:table-cell>
            <table:table-cell office:value-type="string">
              <text:p>3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DENA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235</text:p>
            </table:table-cell>
            <table:table-cell office:value-type="string">
              <text:p>P</text:p>
            </table:table-cell>
            <table:table-cell office:value-type="string">
              <text:p>TRIN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8216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4</text:p>
            </table:table-cell>
            <table:table-cell office:value-type="string">
              <text:p>COOL</text:p>
            </table:table-cell>
            <table:table-cell office:value-type="string">
              <text:p>22B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12</text:p>
            </table:table-cell>
            <table:table-cell/>
            <table:table-cell office:value-type="string">
              <text:p>CPHIIN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236</text:p>
            </table:table-cell>
            <table:table-cell office:value-type="string">
              <text:p>P</text:p>
            </table:table-cell>
            <table:table-cell office:value-type="string">
              <text:p>HAZEL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6041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80M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5</text:p>
            </table:table-cell>
            <table:table-cell/>
            <table:table-cell office:value-type="string">
              <text:p>AG</text:p>
            </table:table-cell>
            <table:table-cell office:value-type="string">
              <text:p>A1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 table:number-rows-repeated="15">
            <table:table-cell table:style-name="ce1" table:number-columns-repeated="2"/>
            <table:table-cell table:style-name="ce3"/>
            <table:table-cell table:style-name="ce1" table:number-columns-repeated="21"/>
            <table:table-cell table:number-columns-repeated="232"/>
          </table:table-row>
        </table:table-row-group>
        <table:table-row table:style-name="ro1" table:number-rows-repeated="10481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4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number-columns-repeated="2" table:default-cell-style-name="Default"/>
        <table:table-column table:style-name="co24" table:number-columns-repeated="245" table:default-cell-style-name="Default"/>
        <table:table-row-group>
          <table:table-row table:style-name="ro2">
            <table:table-cell office:value-type="string">
              <text:p>Zeycude</text:p>
            </table:table-cell>
            <table:table-cell office:value-type="float" office:value="101">
              <text:p>101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Reno</text:p>
            </table:table-cell>
            <table:table-cell office:value-type="float" office:value="102">
              <text:p>102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Errere</text:p>
            </table:table-cell>
            <table:table-cell office:value-type="float" office:value="103">
              <text:p>103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Cantrel</text:p>
            </table:table-cell>
            <table:table-cell office:value-type="float" office:value="104">
              <text:p>104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6"/>
            <table:table-cell table:style-name="ce7" office:value-type="float" office:value="40">
              <text:p>40</text:p>
            </table:table-cell>
            <table:table-cell table:number-columns-repeated="240"/>
          </table:table-row>
          <table:table-row table:style-name="ro2">
            <table:table-cell office:value-type="string">
              <text:p>Gyomar</text:p>
            </table:table-cell>
            <table:table-cell office:value-type="float" office:value="108">
              <text:p>108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3">
            <table:table-cell office:value-type="string">
              <text:p>Atson</text:p>
            </table:table-cell>
            <table:table-cell office:value-type="float" office:value="111">
              <text:p>111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3"/>
            <table:table-cell office:value-type="float" office:value="0">
              <text:p>0</text:p>
            </table:table-cell>
            <table:table-cell table:style-name="ce5" table:formula="of:=COUNTIF(([.$G1:.$G441]);&quot;0&quot;)" office:value-type="float" office:value="3">
              <text:p>3</text:p>
            </table:table-cell>
            <table:table-cell table:style-name="ce6" table:formula="of:=[.N6]" office:value-type="float" office:value="3">
              <text:p>3</text:p>
            </table:table-cell>
            <table:table-cell table:number-columns-repeated="241"/>
          </table:table-row>
          <table:table-row table:style-name="ro3">
            <table:table-cell office:value-type="string">
              <text:p>Yiktor</text:p>
            </table:table-cell>
            <table:table-cell office:value-type="float" office:value="114">
              <text:p>114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3"/>
            <table:table-cell office:value-type="float" office:value="1">
              <text:p>1</text:p>
            </table:table-cell>
            <table:table-cell table:style-name="ce5" table:formula="of:=COUNTIF(([.$G1:.$G441]);&quot;1&quot;)" office:value-type="float" office:value="25">
              <text:p>25</text:p>
            </table:table-cell>
            <table:table-cell table:style-name="ce6" table:formula="of:=[.N7]" office:value-type="float" office:value="25">
              <text:p>25</text:p>
            </table:table-cell>
            <table:table-cell table:number-columns-repeated="241"/>
          </table:table-row>
          <table:table-row table:style-name="ro2">
            <table:table-cell office:value-type="string">
              <text:p>Xhosa</text:p>
            </table:table-cell>
            <table:table-cell office:value-type="float" office:value="115">
              <text:p>115</text:p>
            </table:table-cell>
            <table:table-cell office:value-type="string">
              <text:p>0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3"/>
            <table:table-cell office:value-type="float" office:value="2">
              <text:p>2</text:p>
            </table:table-cell>
            <table:table-cell table:style-name="ce5" table:formula="of:=COUNTIF(([.$G1:.$G442]);&quot;2&quot;)" office:value-type="float" office:value="61">
              <text:p>61</text:p>
            </table:table-cell>
            <table:table-cell table:style-name="ce6" table:formula="of:=[.N8]" office:value-type="float" office:value="61">
              <text:p>61</text:p>
            </table:table-cell>
            <table:table-cell table:number-columns-repeated="241"/>
          </table:table-row>
          <table:table-row table:style-name="ro2">
            <table:table-cell office:value-type="string">
              <text:p>Junction</text:p>
            </table:table-cell>
            <table:table-cell office:value-type="float" office:value="122">
              <text:p>122</text:p>
            </table:table-cell>
            <table:table-cell office:value-type="string">
              <text:p>0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3"/>
            <table:table-cell office:value-type="float" office:value="3">
              <text:p>3</text:p>
            </table:table-cell>
            <table:table-cell table:style-name="ce5" table:formula="of:=COUNTIF(([.$G1:.$G443]);&quot;3&quot;)" office:value-type="float" office:value="52">
              <text:p>52</text:p>
            </table:table-cell>
            <table:table-cell table:style-name="ce6" table:formula="of:=[.N9]" office:value-type="float" office:value="52">
              <text:p>52</text:p>
            </table:table-cell>
            <table:table-cell table:number-columns-repeated="241"/>
          </table:table-row>
          <table:table-row table:style-name="ro3">
            <table:table-cell office:value-type="string">
              <text:p>Uniqua</text:p>
            </table:table-cell>
            <table:table-cell office:value-type="float" office:value="129">
              <text:p>129</text:p>
            </table:table-cell>
            <table:table-cell office:value-type="string">
              <text:p>0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3"/>
            <table:table-cell office:value-type="float" office:value="4">
              <text:p>4</text:p>
            </table:table-cell>
            <table:table-cell table:style-name="ce5" table:formula="of:=COUNTIF(([.$G1:.$G444]);&quot;4&quot;)" office:value-type="float" office:value="39">
              <text:p>39</text:p>
            </table:table-cell>
            <table:table-cell table:style-name="ce6" table:formula="of:=[.N10]" office:value-type="float" office:value="39">
              <text:p>39</text:p>
            </table:table-cell>
            <table:table-cell table:number-columns-repeated="241"/>
          </table:table-row>
          <table:table-row table:style-name="ro2">
            <table:table-cell office:value-type="string">
              <text:p>Garoo</text:p>
            </table:table-cell>
            <table:table-cell office:value-type="float" office:value="130">
              <text:p>130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/>
            <table:table-cell office:value-type="float" office:value="5">
              <text:p>5</text:p>
            </table:table-cell>
            <table:table-cell table:style-name="ce5" table:formula="of:=COUNTIF(([.$G1:.$G445]);&quot;5&quot;)" office:value-type="float" office:value="43">
              <text:p>43</text:p>
            </table:table-cell>
            <table:table-cell table:style-name="ce6" table:formula="of:=[.N11]" office:value-type="float" office:value="43">
              <text:p>43</text:p>
            </table:table-cell>
            <table:table-cell table:number-columns-repeated="241"/>
          </table:table-row>
          <table:table-row table:style-name="ro2">
            <table:table-cell office:value-type="string">
              <text:p>Emape</text:p>
            </table:table-cell>
            <table:table-cell office:value-type="float" office:value="133">
              <text:p>133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3"/>
            <table:table-cell office:value-type="float" office:value="6">
              <text:p>6</text:p>
            </table:table-cell>
            <table:table-cell table:style-name="ce5" table:formula="of:=COUNTIF(([.$G1:.$G446]);&quot;6&quot;)" office:value-type="float" office:value="45">
              <text:p>45</text:p>
            </table:table-cell>
            <table:table-cell table:style-name="ce6" table:formula="of:=[.N12]" office:value-type="float" office:value="45">
              <text:p>45</text:p>
            </table:table-cell>
            <table:table-cell table:number-columns-repeated="241"/>
          </table:table-row>
          <table:table-row table:style-name="ro2">
            <table:table-cell office:value-type="string">
              <text:p>Raweh</text:p>
            </table:table-cell>
            <table:table-cell office:value-type="float" office:value="139">
              <text:p>139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3"/>
            <table:table-cell office:value-type="float" office:value="7">
              <text:p>7</text:p>
            </table:table-cell>
            <table:table-cell table:style-name="ce5" table:formula="of:=COUNTIF(([.$G1:.$G447]);&quot;7&quot;)" office:value-type="float" office:value="53">
              <text:p>53</text:p>
            </table:table-cell>
            <table:table-cell table:style-name="ce6" table:formula="of:=[.N13]" office:value-type="float" office:value="53">
              <text:p>53</text:p>
            </table:table-cell>
            <table:table-cell table:number-columns-repeated="241"/>
          </table:table-row>
          <table:table-row table:style-name="ro3">
            <table:table-cell office:value-type="string">
              <text:p>876-574</text:p>
            </table:table-cell>
            <table:table-cell office:value-type="float" office:value="140">
              <text:p>140</text:p>
            </table:table-cell>
            <table:table-cell office:value-type="string">
              <text:p>-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3"/>
            <table:table-cell office:value-type="float" office:value="8">
              <text:p>8</text:p>
            </table:table-cell>
            <table:table-cell table:style-name="ce5" table:formula="of:=COUNTIF(([.$G1:.$G448]);&quot;1&quot;)" office:value-type="float" office:value="25">
              <text:p>25</text:p>
            </table:table-cell>
            <table:table-cell table:style-name="ce6" table:formula="of:=[.N14]" office:value-type="float" office:value="25">
              <text:p>25</text:p>
            </table:table-cell>
            <table:table-cell table:number-columns-repeated="241"/>
          </table:table-row>
          <table:table-row table:style-name="ro2">
            <table:table-cell office:value-type="string">
              <text:p>Thengo</text:p>
            </table:table-cell>
            <table:table-cell office:value-type="float" office:value="202">
              <text:p>202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3"/>
            <table:table-cell office:value-type="float" office:value="9">
              <text:p>9</text:p>
            </table:table-cell>
            <table:table-cell table:style-name="ce5" table:formula="of:=COUNTIF(([.$G1:.$G449]);&quot;9&quot;)" office:value-type="float" office:value="61">
              <text:p>61</text:p>
            </table:table-cell>
            <table:table-cell table:style-name="ce6" table:formula="of:=[.N15]" office:value-type="float" office:value="61">
              <text:p>61</text:p>
            </table:table-cell>
            <table:table-cell table:number-columns-repeated="241"/>
          </table:table-row>
          <table:table-row table:style-name="ro2">
            <table:table-cell office:value-type="string">
              <text:p>Prinx</text:p>
            </table:table-cell>
            <table:table-cell office:value-type="float" office:value="212">
              <text:p>212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2">
            <table:table-cell office:value-type="string">
              <text:p>Rushu</text:p>
            </table:table-cell>
            <table:table-cell office:value-type="float" office:value="215">
              <text:p>215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Bael</text:p>
            </table:table-cell>
            <table:table-cell office:value-type="float" office:value="218">
              <text:p>218</text:p>
            </table:table-cell>
            <table:table-cell office:value-type="string">
              <text:p>0.5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Stern-Stern</text:p>
            </table:table-cell>
            <table:table-cell office:value-type="float" office:value="223">
              <text:p>223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886-945</text:p>
            </table:table-cell>
            <table:table-cell office:value-type="float" office:value="230">
              <text:p>230</text:p>
            </table:table-cell>
            <table:table-cell office:value-type="string">
              <text:p>0</text:p>
            </table:table-cell>
            <table:table-cell/>
            <table:table-cell office:value-type="float" office:value="0">
              <text:p>0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Saxe</text:p>
            </table:table-cell>
            <table:table-cell office:value-type="float" office:value="231">
              <text:p>231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2">
            <table:table-cell office:value-type="string">
              <text:p>Andor</text:p>
            </table:table-cell>
            <table:table-cell office:value-type="float" office:value="236">
              <text:p>236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769-422</text:p>
            </table:table-cell>
            <table:table-cell office:value-type="float" office:value="240">
              <text:p>240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Rio</text:p>
            </table:table-cell>
            <table:table-cell office:value-type="float" office:value="301">
              <text:p>301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2">
            <table:table-cell office:value-type="string">
              <text:p>Gesentown</text:p>
            </table:table-cell>
            <table:table-cell office:value-type="float" office:value="303">
              <text:p>303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Chronor</text:p>
            </table:table-cell>
            <table:table-cell office:value-type="float" office:value="304">
              <text:p>304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Atsa</text:p>
            </table:table-cell>
            <table:table-cell office:value-type="float" office:value="307">
              <text:p>307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Mizan-fel</text:p>
            </table:table-cell>
            <table:table-cell office:value-type="float" office:value="311">
              <text:p>311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2">
            <table:table-cell office:value-type="string">
              <text:p>Nomym</text:p>
            </table:table-cell>
            <table:table-cell office:value-type="float" office:value="321">
              <text:p>321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0.5</text:p>
            </table:table-cell>
            <table:table-cell office:value-type="float" office:value="6">
              <text:p>6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Laberv</text:p>
            </table:table-cell>
            <table:table-cell office:value-type="float" office:value="325">
              <text:p>325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2">
            <table:table-cell office:value-type="string">
              <text:p>Ektron</text:p>
            </table:table-cell>
            <table:table-cell office:value-type="float" office:value="326">
              <text:p>326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Gothe</text:p>
            </table:table-cell>
            <table:table-cell office:value-type="float" office:value="332">
              <text:p>332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2">
            <table:table-cell office:value-type="string">
              <text:p>Mirriam</text:p>
            </table:table-cell>
            <table:table-cell office:value-type="float" office:value="333">
              <text:p>333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Candory</text:p>
            </table:table-cell>
            <table:table-cell office:value-type="float" office:value="336">
              <text:p>336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2">
            <table:table-cell office:value-type="string">
              <text:p>Wonderay</text:p>
            </table:table-cell>
            <table:table-cell office:value-type="float" office:value="340">
              <text:p>340</text:p>
            </table:table-cell>
            <table:table-cell office:value-type="string">
              <text:p>0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Sansibar</text:p>
            </table:table-cell>
            <table:table-cell office:value-type="float" office:value="412">
              <text:p>412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Attica</text:p>
            </table:table-cell>
            <table:table-cell office:value-type="float" office:value="414">
              <text:p>414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2">
            <table:table-cell office:value-type="string">
              <text:p>Retinae</text:p>
            </table:table-cell>
            <table:table-cell office:value-type="float" office:value="416">
              <text:p>416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1.5</text:p>
            </table:table-cell>
            <table:table-cell office:value-type="float" office:value="9">
              <text:p>9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2">
            <table:table-cell office:value-type="string">
              <text:p>Zamine</text:p>
            </table:table-cell>
            <table:table-cell office:value-type="float" office:value="421">
              <text:p>421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-1.5</text:p>
            </table:table-cell>
            <table:table-cell office:value-type="float" office:value="2">
              <text:p>2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Engrange</text:p>
            </table:table-cell>
            <table:table-cell office:value-type="float" office:value="425">
              <text:p>425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Ilium</text:p>
            </table:table-cell>
            <table:table-cell office:value-type="float" office:value="426">
              <text:p>426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Roget</text:p>
            </table:table-cell>
            <table:table-cell office:value-type="float" office:value="427">
              <text:p>427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Kardin</text:p>
            </table:table-cell>
            <table:table-cell office:value-type="float" office:value="429">
              <text:p>429</text:p>
            </table:table-cell>
            <table:table-cell office:value-type="string">
              <text:p>0.5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Bularia</text:p>
            </table:table-cell>
            <table:table-cell office:value-type="float" office:value="430">
              <text:p>430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Jone</text:p>
            </table:table-cell>
            <table:table-cell office:value-type="float" office:value="433">
              <text:p>433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Jinx</text:p>
            </table:table-cell>
            <table:table-cell office:value-type="float" office:value="440">
              <text:p>440</text:p>
            </table:table-cell>
            <table:table-cell office:value-type="string">
              <text:p>0.5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2">
            <table:table-cell office:value-type="string">
              <text:p>Whenge</text:p>
            </table:table-cell>
            <table:table-cell office:value-type="float" office:value="503">
              <text:p>503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Terra Nova</text:p>
            </table:table-cell>
            <table:table-cell office:value-type="float" office:value="511">
              <text:p>511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2">
            <table:table-cell office:value-type="string">
              <text:p>Asmodeus</text:p>
            </table:table-cell>
            <table:table-cell office:value-type="float" office:value="512">
              <text:p>512</text:p>
            </table:table-cell>
            <table:table-cell office:value-type="string">
              <text:p>0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Faisal</text:p>
            </table:table-cell>
            <table:table-cell office:value-type="float" office:value="518">
              <text:p>518</text:p>
            </table:table-cell>
            <table:table-cell office:value-type="string">
              <text:p>0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2">
            <table:table-cell office:value-type="string">
              <text:p>Rorre</text:p>
            </table:table-cell>
            <table:table-cell office:value-type="float" office:value="526">
              <text:p>526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Mire</text:p>
            </table:table-cell>
            <table:table-cell office:value-type="float" office:value="527">
              <text:p>527</text:p>
            </table:table-cell>
            <table:table-cell office:value-type="string">
              <text:p>1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1</text:p>
            </table:table-cell>
            <table:table-cell office:value-type="float" office:value="1">
              <text:p>1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2">
            <table:table-cell office:value-type="string">
              <text:p>Condaria</text:p>
            </table:table-cell>
            <table:table-cell office:value-type="float" office:value="528">
              <text:p>528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1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2">
            <table:table-cell office:value-type="string">
              <text:p>Dorannia</text:p>
            </table:table-cell>
            <table:table-cell office:value-type="float" office:value="530">
              <text:p>530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5">
              <text:p>5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2">
            <table:table-cell office:value-type="string">
              <text:p>Ucella</text:p>
            </table:table-cell>
            <table:table-cell office:value-type="float" office:value="532">
              <text:p>532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Penelope</text:p>
            </table:table-cell>
            <table:table-cell office:value-type="float" office:value="533">
              <text:p>533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2">
            <table:table-cell office:value-type="string">
              <text:p>Karin</text:p>
            </table:table-cell>
            <table:table-cell office:value-type="float" office:value="534">
              <text:p>534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Wonstar</text:p>
            </table:table-cell>
            <table:table-cell office:value-type="float" office:value="538">
              <text:p>538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2">
            <table:table-cell office:value-type="string">
              <text:p>Froin</text:p>
            </table:table-cell>
            <table:table-cell office:value-type="float" office:value="539">
              <text:p>539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Enlas-du</text:p>
            </table:table-cell>
            <table:table-cell office:value-type="float" office:value="601">
              <text:p>601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1</text:p>
            </table:table-cell>
            <table:table-cell office:value-type="float" office:value="3">
              <text:p>3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Algebaster</text:p>
            </table:table-cell>
            <table:table-cell office:value-type="float" office:value="605">
              <text:p>605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Rasatt</text:p>
            </table:table-cell>
            <table:table-cell office:value-type="float" office:value="607">
              <text:p>607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Ninjar</text:p>
            </table:table-cell>
            <table:table-cell office:value-type="float" office:value="608">
              <text:p>608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Sheyou</text:p>
            </table:table-cell>
            <table:table-cell office:value-type="float" office:value="610">
              <text:p>610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Lebeau</text:p>
            </table:table-cell>
            <table:table-cell office:value-type="float" office:value="613">
              <text:p>613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Querion</text:p>
            </table:table-cell>
            <table:table-cell office:value-type="float" office:value="614">
              <text:p>614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Dekalb</text:p>
            </table:table-cell>
            <table:table-cell office:value-type="float" office:value="618">
              <text:p>618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1</text:p>
            </table:table-cell>
            <table:table-cell office:value-type="float" office:value="3">
              <text:p>3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Winston</text:p>
            </table:table-cell>
            <table:table-cell office:value-type="float" office:value="620">
              <text:p>620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5">
              <text:p>5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Terant 340</text:p>
            </table:table-cell>
            <table:table-cell office:value-type="float" office:value="622">
              <text:p>622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Jacent</text:p>
            </table:table-cell>
            <table:table-cell office:value-type="float" office:value="624">
              <text:p>624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494-908</text:p>
            </table:table-cell>
            <table:table-cell office:value-type="float" office:value="625">
              <text:p>625</text:p>
            </table:table-cell>
            <table:table-cell office:value-type="string">
              <text:p>-0.5</text:p>
            </table:table-cell>
            <table:table-cell/>
            <table:table-cell office:value-type="float" office:value="-0.5">
              <text:p>-0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Darrian</text:p>
            </table:table-cell>
            <table:table-cell office:value-type="float" office:value="627">
              <text:p>627</text:p>
            </table:table-cell>
            <table:table-cell office:value-type="string">
              <text:p>1.5</text:p>
            </table:table-cell>
            <table:table-cell/>
            <table:table-cell office:value-type="float" office:value="6">
              <text:p>6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office:value-type="string">
              <text:p>y</text:p>
            </table:table-cell>
            <table:table-cell table:number-columns-repeated="246"/>
          </table:table-row>
          <table:table-row table:style-name="ro2">
            <table:table-cell office:value-type="string">
              <text:p>Gohature</text:p>
            </table:table-cell>
            <table:table-cell office:value-type="float" office:value="632">
              <text:p>632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Quhaiathat</text:p>
            </table:table-cell>
            <table:table-cell office:value-type="float" office:value="637">
              <text:p>637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Lakou</text:p>
            </table:table-cell>
            <table:table-cell office:value-type="float" office:value="638">
              <text:p>638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2">
            <table:table-cell office:value-type="string">
              <text:p>Indo</text:p>
            </table:table-cell>
            <table:table-cell office:value-type="float" office:value="703">
              <text:p>703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Nerewhon</text:p>
            </table:table-cell>
            <table:table-cell office:value-type="float" office:value="704">
              <text:p>704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Cipango</text:p>
            </table:table-cell>
            <table:table-cell office:value-type="float" office:value="705">
              <text:p>705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Stave</text:p>
            </table:table-cell>
            <table:table-cell office:value-type="float" office:value="710">
              <text:p>710</text:p>
            </table:table-cell>
            <table:table-cell office:value-type="string">
              <text:p>0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Rapp's World</text:p>
            </table:table-cell>
            <table:table-cell office:value-type="float" office:value="712">
              <text:p>712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Thanber</text:p>
            </table:table-cell>
            <table:table-cell office:value-type="float" office:value="717">
              <text:p>717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Entrope</text:p>
            </table:table-cell>
            <table:table-cell office:value-type="float" office:value="720">
              <text:p>720</text:p>
            </table:table-cell>
            <table:table-cell office:value-type="string">
              <text:p>1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Torment</text:p>
            </table:table-cell>
            <table:table-cell office:value-type="float" office:value="721">
              <text:p>721</text:p>
            </table:table-cell>
            <table:table-cell office:value-type="string">
              <text:p>0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Trifuge</text:p>
            </table:table-cell>
            <table:table-cell office:value-type="float" office:value="723">
              <text:p>723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Nosea</text:p>
            </table:table-cell>
            <table:table-cell office:value-type="float" office:value="724">
              <text:p>724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Spume</text:p>
            </table:table-cell>
            <table:table-cell office:value-type="float" office:value="727">
              <text:p>727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Ator</text:p>
            </table:table-cell>
            <table:table-cell office:value-type="float" office:value="729">
              <text:p>729</text:p>
            </table:table-cell>
            <table:table-cell office:value-type="string">
              <text:p>0.5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2">
            <table:table-cell office:value-type="string">
              <text:p>Ralhe</text:p>
            </table:table-cell>
            <table:table-cell office:value-type="float" office:value="731">
              <text:p>731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Iderati</text:p>
            </table:table-cell>
            <table:table-cell office:value-type="float" office:value="732">
              <text:p>732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Tondoul</text:p>
            </table:table-cell>
            <table:table-cell office:value-type="float" office:value="739">
              <text:p>739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7">
              <text:p>7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2">
            <table:table-cell office:value-type="string">
              <text:p>Narval</text:p>
            </table:table-cell>
            <table:table-cell office:value-type="float" office:value="805">
              <text:p>805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2">
            <table:table-cell office:value-type="string">
              <text:p>Plaven</text:p>
            </table:table-cell>
            <table:table-cell office:value-type="float" office:value="807">
              <text:p>807</text:p>
            </table:table-cell>
            <table:table-cell office:value-type="string">
              <text:p>0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Quar</text:p>
            </table:table-cell>
            <table:table-cell office:value-type="float" office:value="808">
              <text:p>808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Frond</text:p>
            </table:table-cell>
            <table:table-cell office:value-type="float" office:value="810">
              <text:p>810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Anselhome</text:p>
            </table:table-cell>
            <table:table-cell office:value-type="float" office:value="820">
              <text:p>820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2">
            <table:table-cell office:value-type="string">
              <text:p>Cunnonic</text:p>
            </table:table-cell>
            <table:table-cell office:value-type="float" office:value="822">
              <text:p>822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5">
              <text:p>5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Debarre</text:p>
            </table:table-cell>
            <table:table-cell office:value-type="float" office:value="830">
              <text:p>830</text:p>
            </table:table-cell>
            <table:table-cell office:value-type="string">
              <text:p>1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1</text:p>
            </table:table-cell>
            <table:table-cell office:value-type="float" office:value="8">
              <text:p>8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875-496</text:p>
            </table:table-cell>
            <table:table-cell office:value-type="float" office:value="834">
              <text:p>834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Ochecate</text:p>
            </table:table-cell>
            <table:table-cell office:value-type="float" office:value="837">
              <text:p>837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2">
              <text:p>2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Mewey</text:p>
            </table:table-cell>
            <table:table-cell office:value-type="float" office:value="838">
              <text:p>838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0.5</text:p>
            </table:table-cell>
            <table:table-cell office:value-type="float" office:value="7">
              <text:p>7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975-452</text:p>
            </table:table-cell>
            <table:table-cell office:value-type="float" office:value="840">
              <text:p>840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2">
            <table:table-cell office:value-type="string">
              <text:p>Condyole</text:p>
            </table:table-cell>
            <table:table-cell office:value-type="float" office:value="901">
              <text:p>901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Puparkin</text:p>
            </table:table-cell>
            <table:table-cell office:value-type="float" office:value="902">
              <text:p>902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2">
            <table:table-cell office:value-type="string">
              <text:p>Chwistyoch</text:p>
            </table:table-cell>
            <table:table-cell office:value-type="float" office:value="904">
              <text:p>904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Gougeste</text:p>
            </table:table-cell>
            <table:table-cell office:value-type="float" office:value="909">
              <text:p>909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Caloran</text:p>
            </table:table-cell>
            <table:table-cell office:value-type="float" office:value="911">
              <text:p>911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899-076</text:p>
            </table:table-cell>
            <table:table-cell office:value-type="float" office:value="912">
              <text:p>912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Quare</text:p>
            </table:table-cell>
            <table:table-cell office:value-type="float" office:value="915">
              <text:p>915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Zeta 2</text:p>
            </table:table-cell>
            <table:table-cell office:value-type="float" office:value="919">
              <text:p>919</text:p>
            </table:table-cell>
            <table:table-cell office:value-type="string">
              <text:p>-0.5</text:p>
            </table:table-cell>
            <table:table-cell/>
            <table:table-cell office:value-type="float" office:value="-0.5">
              <text:p>-0.5</text:p>
            </table:table-cell>
            <table:table-cell office:value-type="string">
              <text:p>0</text:p>
            </table:table-cell>
            <table:table-cell office:value-type="float" office:value="0">
              <text:p>0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"/>
            <table:table-cell office:value-type="float" office:value="0">
              <text:p>0</text:p>
            </table:table-cell>
            <table:table-cell table:number-columns-repeated="244"/>
          </table:table-row>
          <table:table-row table:style-name="ro2">
            <table:table-cell office:value-type="string">
              <text:p>Hrunting</text:p>
            </table:table-cell>
            <table:table-cell office:value-type="float" office:value="921">
              <text:p>921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Tizon</text:p>
            </table:table-cell>
            <table:table-cell office:value-type="float" office:value="922">
              <text:p>922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Narsil</text:p>
            </table:table-cell>
            <table:table-cell office:value-type="float" office:value="927">
              <text:p>927</text:p>
            </table:table-cell>
            <table:table-cell office:value-type="string">
              <text:p>1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1</text:p>
            </table:table-cell>
            <table:table-cell office:value-type="float" office:value="2">
              <text:p>2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2">
            <table:table-cell office:value-type="string">
              <text:p>Flammarion</text:p>
            </table:table-cell>
            <table:table-cell office:value-type="float" office:value="930">
              <text:p>930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Asteltine</text:p>
            </table:table-cell>
            <table:table-cell office:value-type="float" office:value="931">
              <text:p>931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Inchin</text:p>
            </table:table-cell>
            <table:table-cell office:value-type="float" office:value="938">
              <text:p>938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Singer</text:p>
            </table:table-cell>
            <table:table-cell office:value-type="float" office:value="940">
              <text:p>940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Esalin</text:p>
            </table:table-cell>
            <table:table-cell office:value-type="float" office:value="1004">
              <text:p>1004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Ruby</text:p>
            </table:table-cell>
            <table:table-cell office:value-type="float" office:value="1005">
              <text:p>1005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Emerald</text:p>
            </table:table-cell>
            <table:table-cell office:value-type="float" office:value="1006">
              <text:p>1006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2">
            <table:table-cell office:value-type="string">
              <text:p>Zenopit</text:p>
            </table:table-cell>
            <table:table-cell office:value-type="float" office:value="1010">
              <text:p>1010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Arden</text:p>
            </table:table-cell>
            <table:table-cell office:value-type="float" office:value="1011">
              <text:p>1011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2">
            <table:table-cell office:value-type="string">
              <text:p>Choleosti</text:p>
            </table:table-cell>
            <table:table-cell office:value-type="float" office:value="1018">
              <text:p>1018</text:p>
            </table:table-cell>
            <table:table-cell office:value-type="string">
              <text:p>1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Margesi</text:p>
            </table:table-cell>
            <table:table-cell office:value-type="float" office:value="1020">
              <text:p>1020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Colada</text:p>
            </table:table-cell>
            <table:table-cell office:value-type="float" office:value="1022">
              <text:p>1022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2">
            <table:table-cell office:value-type="string">
              <text:p>Anduril</text:p>
            </table:table-cell>
            <table:table-cell office:value-type="float" office:value="1026">
              <text:p>1026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567-908</text:p>
            </table:table-cell>
            <table:table-cell office:value-type="float" office:value="1031">
              <text:p>1031</text:p>
            </table:table-cell>
            <table:table-cell office:value-type="string">
              <text:p>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2">
            <table:table-cell office:value-type="string">
              <text:p>Avastan</text:p>
            </table:table-cell>
            <table:table-cell office:value-type="float" office:value="1037">
              <text:p>1037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Kwai Ching</text:p>
            </table:table-cell>
            <table:table-cell office:value-type="float" office:value="1040">
              <text:p>1040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Riverland</text:p>
            </table:table-cell>
            <table:table-cell office:value-type="float" office:value="1102">
              <text:p>1102</text:p>
            </table:table-cell>
            <table:table-cell office:value-type="string">
              <text:p>1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Clan</text:p>
            </table:table-cell>
            <table:table-cell office:value-type="float" office:value="1103">
              <text:p>1103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Jewell</text:p>
            </table:table-cell>
            <table:table-cell office:value-type="float" office:value="1106">
              <text:p>1106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Zircon</text:p>
            </table:table-cell>
            <table:table-cell office:value-type="float" office:value="1110">
              <text:p>1110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2">
            <table:table-cell office:value-type="string">
              <text:p>Frenzie</text:p>
            </table:table-cell>
            <table:table-cell office:value-type="float" office:value="1116">
              <text:p>1116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2">
            <table:table-cell office:value-type="string">
              <text:p>Garda-Vilis</text:p>
            </table:table-cell>
            <table:table-cell office:value-type="float" office:value="1118">
              <text:p>1118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Vilis</text:p>
            </table:table-cell>
            <table:table-cell office:value-type="float" office:value="1119">
              <text:p>1119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Mjolnir</text:p>
            </table:table-cell>
            <table:table-cell office:value-type="float" office:value="1121">
              <text:p>1121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2">
            <table:table-cell office:value-type="string">
              <text:p>Joyeuse</text:p>
            </table:table-cell>
            <table:table-cell office:value-type="float" office:value="1123">
              <text:p>1123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Orcrist</text:p>
            </table:table-cell>
            <table:table-cell office:value-type="float" office:value="1126">
              <text:p>1126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Enos</text:p>
            </table:table-cell>
            <table:table-cell office:value-type="float" office:value="1130">
              <text:p>1130</text:p>
            </table:table-cell>
            <table:table-cell office:value-type="string">
              <text:p>0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Faldor</text:p>
            </table:table-cell>
            <table:table-cell office:value-type="float" office:value="1131">
              <text:p>1131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5">
              <text:p>5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Bowman</text:p>
            </table:table-cell>
            <table:table-cell office:value-type="float" office:value="1132">
              <text:p>1132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Squallia</text:p>
            </table:table-cell>
            <table:table-cell office:value-type="float" office:value="1133">
              <text:p>1133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Tarsus</text:p>
            </table:table-cell>
            <table:table-cell office:value-type="float" office:value="1138">
              <text:p>1138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Ao-dai</text:p>
            </table:table-cell>
            <table:table-cell office:value-type="float" office:value="1201">
              <text:p>1201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Mongo</text:p>
            </table:table-cell>
            <table:table-cell office:value-type="float" office:value="1204">
              <text:p>1204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Utoland</text:p>
            </table:table-cell>
            <table:table-cell office:value-type="float" office:value="1209">
              <text:p>1209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Pequan</text:p>
            </table:table-cell>
            <table:table-cell office:value-type="float" office:value="1210">
              <text:p>1210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7">
              <text:p>7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Digitis</text:p>
            </table:table-cell>
            <table:table-cell office:value-type="float" office:value="1212">
              <text:p>1212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Edinina</text:p>
            </table:table-cell>
            <table:table-cell office:value-type="float" office:value="1213">
              <text:p>1213</text:p>
            </table:table-cell>
            <table:table-cell office:value-type="string">
              <text:p>0.5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728-907</text:p>
            </table:table-cell>
            <table:table-cell office:value-type="float" office:value="1214">
              <text:p>1214</text:p>
            </table:table-cell>
            <table:table-cell office:value-type="string">
              <text:p>0</text:p>
            </table:table-cell>
            <table:table-cell/>
            <table:table-cell office:value-type="float" office:value="0">
              <text:p>0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Stellatio</text:p>
            </table:table-cell>
            <table:table-cell office:value-type="float" office:value="1216">
              <text:p>1216</text:p>
            </table:table-cell>
            <table:table-cell office:value-type="string">
              <text:p>0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Arkadia</text:p>
            </table:table-cell>
            <table:table-cell office:value-type="float" office:value="1217">
              <text:p>1217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-1</text:p>
            </table:table-cell>
            <table:table-cell office:value-type="float" office:value="4">
              <text:p>4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Gungnir</text:p>
            </table:table-cell>
            <table:table-cell office:value-type="float" office:value="1221">
              <text:p>1221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Gram</text:p>
            </table:table-cell>
            <table:table-cell office:value-type="float" office:value="1223">
              <text:p>1223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office:value-type="string">
              <text:p>y</text:p>
            </table:table-cell>
            <table:table-cell table:number-columns-repeated="246"/>
          </table:table-row>
          <table:table-row table:style-name="ro1">
            <table:table-cell office:value-type="string">
              <text:p>Excalibur</text:p>
            </table:table-cell>
            <table:table-cell office:value-type="float" office:value="1225">
              <text:p>1225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Walston</text:p>
            </table:table-cell>
            <table:table-cell office:value-type="float" office:value="1232">
              <text:p>1232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Flexos</text:p>
            </table:table-cell>
            <table:table-cell office:value-type="float" office:value="1233">
              <text:p>1233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Collace</text:p>
            </table:table-cell>
            <table:table-cell office:value-type="float" office:value="1237">
              <text:p>1237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Pavabid</text:p>
            </table:table-cell>
            <table:table-cell office:value-type="float" office:value="1238">
              <text:p>1238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75/1.5</text:p>
            </table:table-cell>
            <table:table-cell office:value-type="float" office:value="0.75">
              <text:p>0.75</text:p>
            </table:table-cell>
            <table:table-cell table:number-columns-repeated="247"/>
          </table:table-row>
          <table:table-row table:style-name="ro1">
            <table:table-cell office:value-type="string">
              <text:p>Nakege</text:p>
            </table:table-cell>
            <table:table-cell office:value-type="float" office:value="1305">
              <text:p>1305</text:p>
            </table:table-cell>
            <table:table-cell office:value-type="string">
              <text:p>0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Lysen</text:p>
            </table:table-cell>
            <table:table-cell office:value-type="float" office:value="1307">
              <text:p>1307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Tremous Dex</text:p>
            </table:table-cell>
            <table:table-cell office:value-type="float" office:value="1311">
              <text:p>1311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Mirriam</text:p>
            </table:table-cell>
            <table:table-cell office:value-type="float" office:value="1315">
              <text:p>1315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Saurus</text:p>
            </table:table-cell>
            <table:table-cell office:value-type="float" office:value="1320">
              <text:p>1320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Tyrfing</text:p>
            </table:table-cell>
            <table:table-cell office:value-type="float" office:value="1324">
              <text:p>1324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Sacnoth</text:p>
            </table:table-cell>
            <table:table-cell office:value-type="float" office:value="1325">
              <text:p>1325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Caladbolg</text:p>
            </table:table-cell>
            <table:table-cell office:value-type="float" office:value="1329">
              <text:p>1329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Datrillian</text:p>
            </table:table-cell>
            <table:table-cell office:value-type="float" office:value="1331">
              <text:p>1331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Nirton</text:p>
            </table:table-cell>
            <table:table-cell office:value-type="float" office:value="1332">
              <text:p>1332</text:p>
            </table:table-cell>
            <table:table-cell office:value-type="string">
              <text:p>-0.5</text:p>
            </table:table-cell>
            <table:table-cell/>
            <table:table-cell office:value-type="float" office:value="-0.5">
              <text:p>-0.5</text:p>
            </table:table-cell>
            <table:table-cell office:value-type="string">
              <text:p>0</text:p>
            </table:table-cell>
            <table:table-cell office:value-type="float" office:value="0">
              <text:p>0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"/>
            <table:table-cell office:value-type="float" office:value="0">
              <text:p>0</text:p>
            </table:table-cell>
            <table:table-cell table:number-columns-repeated="244"/>
          </table:table-row>
          <table:table-row table:style-name="ro1">
            <table:table-cell office:value-type="string">
              <text:p>Judice</text:p>
            </table:table-cell>
            <table:table-cell office:value-type="float" office:value="1337">
              <text:p>1337</text:p>
            </table:table-cell>
            <table:table-cell office:value-type="string">
              <text:p>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Trexalon</text:p>
            </table:table-cell>
            <table:table-cell office:value-type="float" office:value="1339">
              <text:p>1339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Motmos</text:p>
            </table:table-cell>
            <table:table-cell office:value-type="float" office:value="1340">
              <text:p>1340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Foelen</text:p>
            </table:table-cell>
            <table:table-cell office:value-type="float" office:value="1401">
              <text:p>1401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Farreach</text:p>
            </table:table-cell>
            <table:table-cell office:value-type="float" office:value="1402">
              <text:p>1402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Rangent</text:p>
            </table:table-cell>
            <table:table-cell office:value-type="float" office:value="1411">
              <text:p>1411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5">
              <text:p>5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Denotam</text:p>
            </table:table-cell>
            <table:table-cell office:value-type="float" office:value="1413">
              <text:p>1413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Ficant</text:p>
            </table:table-cell>
            <table:table-cell office:value-type="float" office:value="1417">
              <text:p>1417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Beater</text:p>
            </table:table-cell>
            <table:table-cell office:value-type="float" office:value="1424">
              <text:p>1424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Gunn</text:p>
            </table:table-cell>
            <table:table-cell office:value-type="float" office:value="1429">
              <text:p>1429</text:p>
            </table:table-cell>
            <table:table-cell office:value-type="string">
              <text:p>0.5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Caliburn</text:p>
            </table:table-cell>
            <table:table-cell office:value-type="float" office:value="1430">
              <text:p>1430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Noctocol</text:p>
            </table:table-cell>
            <table:table-cell office:value-type="float" office:value="1433">
              <text:p>1433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1</text:p>
            </table:table-cell>
            <table:table-cell office:value-type="float" office:value="6">
              <text:p>6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Tarkine</text:p>
            </table:table-cell>
            <table:table-cell office:value-type="float" office:value="1434">
              <text:p>1434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Dallia</text:p>
            </table:table-cell>
            <table:table-cell office:value-type="float" office:value="1435">
              <text:p>1435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Talos</text:p>
            </table:table-cell>
            <table:table-cell office:value-type="float" office:value="1436">
              <text:p>1436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871-438</text:p>
            </table:table-cell>
            <table:table-cell office:value-type="float" office:value="1510">
              <text:p>1510</text:p>
            </table:table-cell>
            <table:table-cell office:value-type="string">
              <text:p>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Tionale</text:p>
            </table:table-cell>
            <table:table-cell office:value-type="float" office:value="1511">
              <text:p>1511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Calit</text:p>
            </table:table-cell>
            <table:table-cell office:value-type="float" office:value="1515">
              <text:p>1515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Asgard</text:p>
            </table:table-cell>
            <table:table-cell office:value-type="float" office:value="1519">
              <text:p>1519</text:p>
            </table:table-cell>
            <table:table-cell office:value-type="string">
              <text:p>0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3</text:p>
            </table:table-cell>
            <table:table-cell office:value-type="float" office:value="5">
              <text:p>5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Tavonni</text:p>
            </table:table-cell>
            <table:table-cell office:value-type="float" office:value="1520">
              <text:p>1520</text:p>
            </table:table-cell>
            <table:table-cell office:value-type="string">
              <text:p>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-0.5</text:p>
            </table:table-cell>
            <table:table-cell office:value-type="float" office:value="4">
              <text:p>4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Dyrnwyn</text:p>
            </table:table-cell>
            <table:table-cell office:value-type="float" office:value="1522">
              <text:p>1522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Durendal</text:p>
            </table:table-cell>
            <table:table-cell office:value-type="float" office:value="1523">
              <text:p>1523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Hofud</text:p>
            </table:table-cell>
            <table:table-cell office:value-type="float" office:value="1524">
              <text:p>1524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Sting</text:p>
            </table:table-cell>
            <table:table-cell office:value-type="float" office:value="1525">
              <text:p>1525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Biter</text:p>
            </table:table-cell>
            <table:table-cell office:value-type="float" office:value="1526">
              <text:p>1526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Steel</text:p>
            </table:table-cell>
            <table:table-cell office:value-type="float" office:value="1529">
              <text:p>1529</text:p>
            </table:table-cell>
            <table:table-cell office:value-type="string">
              <text:p>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Dawnworld</text:p>
            </table:table-cell>
            <table:table-cell office:value-type="float" office:value="1531">
              <text:p>1531</text:p>
            </table:table-cell>
            <table:table-cell office:value-type="string">
              <text:p>-0.5</text:p>
            </table:table-cell>
            <table:table-cell/>
            <table:table-cell office:value-type="float" office:value="-0.5">
              <text:p>-0.5</text:p>
            </table:table-cell>
            <table:table-cell office:value-type="string">
              <text:p>-0.5</text:p>
            </table:table-cell>
            <table:table-cell office:value-type="float" office:value="0">
              <text:p>0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"/>
            <table:table-cell office:value-type="float" office:value="0">
              <text:p>0</text:p>
            </table:table-cell>
            <table:table-cell table:number-columns-repeated="244"/>
          </table:table-row>
          <table:table-row table:style-name="ro1">
            <table:table-cell office:value-type="string">
              <text:p>Elixabeth</text:p>
            </table:table-cell>
            <table:table-cell office:value-type="float" office:value="1532">
              <text:p>1532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Forine</text:p>
            </table:table-cell>
            <table:table-cell office:value-type="float" office:value="1533">
              <text:p>1533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-1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Mertactor</text:p>
            </table:table-cell>
            <table:table-cell office:value-type="float" office:value="1537">
              <text:p>1537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Louzy</text:p>
            </table:table-cell>
            <table:table-cell office:value-type="float" office:value="1604">
              <text:p>1604</text:p>
            </table:table-cell>
            <table:table-cell office:value-type="string">
              <text:p>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Grant</text:p>
            </table:table-cell>
            <table:table-cell office:value-type="float" office:value="1607">
              <text:p>1607</text:p>
            </table:table-cell>
            <table:table-cell office:value-type="string">
              <text:p>-0.5</text:p>
            </table:table-cell>
            <table:table-cell/>
            <table:table-cell office:value-type="float" office:value="0">
              <text:p>0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Phlume</text:p>
            </table:table-cell>
            <table:table-cell office:value-type="float" office:value="1611">
              <text:p>1611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Iron</text:p>
            </table:table-cell>
            <table:table-cell office:value-type="float" office:value="1626">
              <text:p>1626</text:p>
            </table:table-cell>
            <table:table-cell office:value-type="string">
              <text:p>1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Bronze</text:p>
            </table:table-cell>
            <table:table-cell office:value-type="float" office:value="1627">
              <text:p>1627</text:p>
            </table:table-cell>
            <table:table-cell office:value-type="string">
              <text:p>1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Mithril</text:p>
            </table:table-cell>
            <table:table-cell office:value-type="float" office:value="1628">
              <text:p>1628</text:p>
            </table:table-cell>
            <table:table-cell office:value-type="string">
              <text:p>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Talchek</text:p>
            </table:table-cell>
            <table:table-cell office:value-type="float" office:value="1631">
              <text:p>1631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Milagro</text:p>
            </table:table-cell>
            <table:table-cell office:value-type="float" office:value="1632">
              <text:p>1632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1</text:p>
            </table:table-cell>
            <table:table-cell office:value-type="float" office:value="9">
              <text:p>9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Pegaton</text:p>
            </table:table-cell>
            <table:table-cell office:value-type="float" office:value="1634">
              <text:p>1634</text:p>
            </table:table-cell>
            <table:table-cell office:value-type="string">
              <text:p>0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Binges</text:p>
            </table:table-cell>
            <table:table-cell office:value-type="float" office:value="1635">
              <text:p>1635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1</text:p>
            </table:table-cell>
            <table:table-cell office:value-type="float" office:value="7">
              <text:p>7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Mille Falcs</text:p>
            </table:table-cell>
            <table:table-cell office:value-type="float" office:value="1637">
              <text:p>1637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Efate</text:p>
            </table:table-cell>
            <table:table-cell office:value-type="float" office:value="1705">
              <text:p>1705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Alell</text:p>
            </table:table-cell>
            <table:table-cell office:value-type="float" office:value="1706">
              <text:p>1706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Extolay</text:p>
            </table:table-cell>
            <table:table-cell office:value-type="float" office:value="1711">
              <text:p>1711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Lanth</text:p>
            </table:table-cell>
            <table:table-cell office:value-type="float" office:value="1719">
              <text:p>1719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Arba</text:p>
            </table:table-cell>
            <table:table-cell office:value-type="float" office:value="1721">
              <text:p>1721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Wardn</text:p>
            </table:table-cell>
            <table:table-cell office:value-type="float" office:value="1727">
              <text:p>1727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Olympia</text:p>
            </table:table-cell>
            <table:table-cell office:value-type="float" office:value="1728">
              <text:p>1728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Smoug</text:p>
            </table:table-cell>
            <table:table-cell office:value-type="float" office:value="1729">
              <text:p>1729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Grote</text:p>
            </table:table-cell>
            <table:table-cell office:value-type="float" office:value="1731">
              <text:p>1731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Lydia</text:p>
            </table:table-cell>
            <table:table-cell office:value-type="float" office:value="1733">
              <text:p>1733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Melior</text:p>
            </table:table-cell>
            <table:table-cell office:value-type="float" office:value="1736">
              <text:p>1736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Egypt</text:p>
            </table:table-cell>
            <table:table-cell office:value-type="float" office:value="1737">
              <text:p>1737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Aster</text:p>
            </table:table-cell>
            <table:table-cell office:value-type="float" office:value="1739">
              <text:p>1739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Yres</text:p>
            </table:table-cell>
            <table:table-cell office:value-type="float" office:value="1802">
              <text:p>1802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Menorb</text:p>
            </table:table-cell>
            <table:table-cell office:value-type="float" office:value="1803">
              <text:p>1803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Uakye</text:p>
            </table:table-cell>
            <table:table-cell office:value-type="float" office:value="1805">
              <text:p>1805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Whanga</text:p>
            </table:table-cell>
            <table:table-cell office:value-type="float" office:value="1806">
              <text:p>1806</text:p>
            </table:table-cell>
            <table:table-cell office:value-type="string">
              <text:p>0.5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Knorbes</text:p>
            </table:table-cell>
            <table:table-cell office:value-type="float" office:value="1807">
              <text:p>1807</text:p>
            </table:table-cell>
            <table:table-cell office:value-type="string">
              <text:p>0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Forboldn</text:p>
            </table:table-cell>
            <table:table-cell office:value-type="float" office:value="1808">
              <text:p>1808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Ruie</text:p>
            </table:table-cell>
            <table:table-cell office:value-type="float" office:value="1809">
              <text:p>1809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0.5</text:p>
            </table:table-cell>
            <table:table-cell office:value-type="float" office:value="7">
              <text:p>7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Jenghe</text:p>
            </table:table-cell>
            <table:table-cell office:value-type="float" office:value="1810">
              <text:p>1810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Dinom</text:p>
            </table:table-cell>
            <table:table-cell office:value-type="float" office:value="1811">
              <text:p>1811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Ghandi</text:p>
            </table:table-cell>
            <table:table-cell office:value-type="float" office:value="1815">
              <text:p>1815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Victoria</text:p>
            </table:table-cell>
            <table:table-cell office:value-type="float" office:value="1817">
              <text:p>1817</text:p>
            </table:table-cell>
            <table:table-cell office:value-type="string">
              <text:p>0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3</text:p>
            </table:table-cell>
            <table:table-cell office:value-type="float" office:value="1">
              <text:p>1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Rabwhar</text:p>
            </table:table-cell>
            <table:table-cell office:value-type="float" office:value="1822">
              <text:p>1822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Adabicci</text:p>
            </table:table-cell>
            <table:table-cell office:value-type="float" office:value="1824">
              <text:p>1824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Zaibon</text:p>
            </table:table-cell>
            <table:table-cell office:value-type="float" office:value="1825">
              <text:p>1825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Tenalphi</text:p>
            </table:table-cell>
            <table:table-cell office:value-type="float" office:value="1826">
              <text:p>1826</text:p>
            </table:table-cell>
            <table:table-cell office:value-type="string">
              <text:p>1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1</text:p>
            </table:table-cell>
            <table:table-cell office:value-type="float" office:value="6">
              <text:p>6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Callia</text:p>
            </table:table-cell>
            <table:table-cell office:value-type="float" office:value="1836">
              <text:p>1836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-1</text:p>
            </table:table-cell>
            <table:table-cell office:value-type="float" office:value="8">
              <text:p>8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Pixie</text:p>
            </table:table-cell>
            <table:table-cell office:value-type="float" office:value="1903">
              <text:p>1903</text:p>
            </table:table-cell>
            <table:table-cell office:value-type="string">
              <text:p>1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1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Boughene</text:p>
            </table:table-cell>
            <table:table-cell office:value-type="float" office:value="1904">
              <text:p>1904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Hefry</text:p>
            </table:table-cell>
            <table:table-cell office:value-type="float" office:value="1909">
              <text:p>1909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Regina</text:p>
            </table:table-cell>
            <table:table-cell office:value-type="float" office:value="1910">
              <text:p>1910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Dinomn</text:p>
            </table:table-cell>
            <table:table-cell office:value-type="float" office:value="1912">
              <text:p>1912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Ylaven</text:p>
            </table:table-cell>
            <table:table-cell office:value-type="float" office:value="1916">
              <text:p>1916</text:p>
            </table:table-cell>
            <table:table-cell office:value-type="string">
              <text:p>0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-2.5</text:p>
            </table:table-cell>
            <table:table-cell office:value-type="float" office:value="9">
              <text:p>9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Sonthert</text:p>
            </table:table-cell>
            <table:table-cell office:value-type="float" office:value="1918">
              <text:p>1918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3</text:p>
            </table:table-cell>
            <table:table-cell office:value-type="float" office:value="3">
              <text:p>3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D'Ganzio</text:p>
            </table:table-cell>
            <table:table-cell office:value-type="float" office:value="1920">
              <text:p>1920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Ianic</text:p>
            </table:table-cell>
            <table:table-cell office:value-type="float" office:value="1924">
              <text:p>1924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Spirelle</text:p>
            </table:table-cell>
            <table:table-cell office:value-type="float" office:value="1927">
              <text:p>1927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Mithras</text:p>
            </table:table-cell>
            <table:table-cell office:value-type="float" office:value="1932">
              <text:p>1932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Weiss</text:p>
            </table:table-cell>
            <table:table-cell office:value-type="float" office:value="1934">
              <text:p>1934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Windsor</text:p>
            </table:table-cell>
            <table:table-cell office:value-type="float" office:value="1935">
              <text:p>1935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Overnale</text:p>
            </table:table-cell>
            <table:table-cell office:value-type="float" office:value="1937">
              <text:p>1937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New Rome</text:p>
            </table:table-cell>
            <table:table-cell office:value-type="float" office:value="1938">
              <text:p>1938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Craw</text:p>
            </table:table-cell>
            <table:table-cell office:value-type="float" office:value="1939">
              <text:p>1939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Feri</text:p>
            </table:table-cell>
            <table:table-cell office:value-type="float" office:value="2005">
              <text:p>2005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Roup</text:p>
            </table:table-cell>
            <table:table-cell office:value-type="float" office:value="2007">
              <text:p>2007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Wypoc</text:p>
            </table:table-cell>
            <table:table-cell office:value-type="float" office:value="2011">
              <text:p>2011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Derchon</text:p>
            </table:table-cell>
            <table:table-cell office:value-type="float" office:value="2024">
              <text:p>2024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Aki</text:p>
            </table:table-cell>
            <table:table-cell office:value-type="float" office:value="2035">
              <text:p>2035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Glisten</text:p>
            </table:table-cell>
            <table:table-cell office:value-type="float" office:value="2036">
              <text:p>2036</text:p>
            </table:table-cell>
            <table:table-cell office:value-type="string">
              <text:p>1.5</text:p>
            </table:table-cell>
            <table:table-cell/>
            <table:table-cell office:value-type="float" office:value="6">
              <text:p>6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Trane</text:p>
            </table:table-cell>
            <table:table-cell office:value-type="float" office:value="2038">
              <text:p>2038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Pscias</text:p>
            </table:table-cell>
            <table:table-cell office:value-type="float" office:value="2106">
              <text:p>2106</text:p>
            </table:table-cell>
            <table:table-cell office:value-type="string">
              <text:p>0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-2.5</text:p>
            </table:table-cell>
            <table:table-cell office:value-type="float" office:value="5">
              <text:p>5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Yori</text:p>
            </table:table-cell>
            <table:table-cell office:value-type="float" office:value="2110">
              <text:p>2110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Djinni</text:p>
            </table:table-cell>
            <table:table-cell office:value-type="float" office:value="2111">
              <text:p>2111</text:p>
            </table:table-cell>
            <table:table-cell office:value-type="string">
              <text:p>1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Rech</text:p>
            </table:table-cell>
            <table:table-cell office:value-type="float" office:value="2112">
              <text:p>2112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0.5</text:p>
            </table:table-cell>
            <table:table-cell office:value-type="float" office:value="5">
              <text:p>5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Lunion</text:p>
            </table:table-cell>
            <table:table-cell office:value-type="float" office:value="2124">
              <text:p>2124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Shirene</text:p>
            </table:table-cell>
            <table:table-cell office:value-type="float" office:value="2125">
              <text:p>2125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Penkwar</text:p>
            </table:table-cell>
            <table:table-cell office:value-type="float" office:value="2128">
              <text:p>2128</text:p>
            </table:table-cell>
            <table:table-cell office:value-type="string">
              <text:p>0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Harvosette</text:p>
            </table:table-cell>
            <table:table-cell office:value-type="float" office:value="2129">
              <text:p>2129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Centry</text:p>
            </table:table-cell>
            <table:table-cell office:value-type="float" office:value="2132">
              <text:p>2132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Caledonia</text:p>
            </table:table-cell>
            <table:table-cell office:value-type="float" office:value="2134">
              <text:p>2134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Sorel</text:p>
            </table:table-cell>
            <table:table-cell office:value-type="float" office:value="2137">
              <text:p>2137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Horosho</text:p>
            </table:table-cell>
            <table:table-cell office:value-type="float" office:value="2138">
              <text:p>2138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Romor</text:p>
            </table:table-cell>
            <table:table-cell office:value-type="float" office:value="2140">
              <text:p>2140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Tentus</text:p>
            </table:table-cell>
            <table:table-cell office:value-type="float" office:value="2201">
              <text:p>2201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Kinorb</text:p>
            </table:table-cell>
            <table:table-cell office:value-type="float" office:value="2202">
              <text:p>2202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Beck's World</text:p>
            </table:table-cell>
            <table:table-cell office:value-type="float" office:value="2204">
              <text:p>2204</text:p>
            </table:table-cell>
            <table:table-cell office:value-type="string">
              <text:p>0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Enope</text:p>
            </table:table-cell>
            <table:table-cell office:value-type="float" office:value="2205">
              <text:p>2205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0.5</text:p>
            </table:table-cell>
            <table:table-cell office:value-type="float" office:value="6">
              <text:p>6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Wochiers</text:p>
            </table:table-cell>
            <table:table-cell office:value-type="float" office:value="2207">
              <text:p>2207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1.5</text:p>
            </table:table-cell>
            <table:table-cell office:value-type="float" office:value="7">
              <text:p>7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Kkirka</text:p>
            </table:table-cell>
            <table:table-cell office:value-type="float" office:value="2212">
              <text:p>2212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Quopist</text:p>
            </table:table-cell>
            <table:table-cell office:value-type="float" office:value="2215">
              <text:p>2215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Carse</text:p>
            </table:table-cell>
            <table:table-cell office:value-type="float" office:value="2224">
              <text:p>2224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Persephone</text:p>
            </table:table-cell>
            <table:table-cell office:value-type="float" office:value="2228">
              <text:p>2228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Marastan</text:p>
            </table:table-cell>
            <table:table-cell office:value-type="float" office:value="2231">
              <text:p>2231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0.5</text:p>
            </table:table-cell>
            <table:table-cell office:value-type="float" office:value="9">
              <text:p>9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Crout</text:p>
            </table:table-cell>
            <table:table-cell office:value-type="float" office:value="2232">
              <text:p>2232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1.5</text:p>
            </table:table-cell>
            <table:table-cell office:value-type="float" office:value="3">
              <text:p>3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Tirem</text:p>
            </table:table-cell>
            <table:table-cell office:value-type="float" office:value="2233">
              <text:p>2233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-0.5</text:p>
            </table:table-cell>
            <table:table-cell office:value-type="float" office:value="6">
              <text:p>6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office:value-type="string">
              <text:p>y</text:p>
            </table:table-cell>
            <table:table-cell table:number-columns-repeated="246"/>
          </table:table-row>
          <table:table-row table:style-name="ro1">
            <table:table-cell office:value-type="string">
              <text:p>Inthe</text:p>
            </table:table-cell>
            <table:table-cell office:value-type="float" office:value="2234">
              <text:p>2234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Tsarina</text:p>
            </table:table-cell>
            <table:table-cell office:value-type="float" office:value="2236">
              <text:p>2236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Wurzburg</text:p>
            </table:table-cell>
            <table:table-cell office:value-type="float" office:value="2237">
              <text:p>2237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Yorbund</text:p>
            </table:table-cell>
            <table:table-cell office:value-type="float" office:value="2303">
              <text:p>2303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Shionthy</text:p>
            </table:table-cell>
            <table:table-cell office:value-type="float" office:value="2306">
              <text:p>2306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3.5</text:p>
            </table:table-cell>
            <table:table-cell office:value-type="float" office:value="7">
              <text:p>7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Algine</text:p>
            </table:table-cell>
            <table:table-cell office:value-type="float" office:value="2308">
              <text:p>2308</text:p>
            </table:table-cell>
            <table:table-cell office:value-type="string">
              <text:p>0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-3.5</text:p>
            </table:table-cell>
            <table:table-cell office:value-type="float" office:value="7">
              <text:p>7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Yurst</text:p>
            </table:table-cell>
            <table:table-cell office:value-type="float" office:value="2309">
              <text:p>2309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Treece</text:p>
            </table:table-cell>
            <table:table-cell office:value-type="float" office:value="2311">
              <text:p>2311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-0.5</text:p>
            </table:table-cell>
            <table:table-cell office:value-type="float" office:value="6">
              <text:p>6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Echiste</text:p>
            </table:table-cell>
            <table:table-cell office:value-type="float" office:value="2313">
              <text:p>2313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Pirema</text:p>
            </table:table-cell>
            <table:table-cell office:value-type="float" office:value="2314">
              <text:p>2314</text:p>
            </table:table-cell>
            <table:table-cell office:value-type="string">
              <text:p>0.5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Rhise</text:p>
            </table:table-cell>
            <table:table-cell office:value-type="float" office:value="2317">
              <text:p>2317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Ivendo</text:p>
            </table:table-cell>
            <table:table-cell office:value-type="float" office:value="2319">
              <text:p>2319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Quiru</text:p>
            </table:table-cell>
            <table:table-cell office:value-type="float" office:value="2321">
              <text:p>2321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Gorram</text:p>
            </table:table-cell>
            <table:table-cell office:value-type="float" office:value="2322">
              <text:p>2322</text:p>
            </table:table-cell>
            <table:table-cell office:value-type="string">
              <text:p>-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Resten</text:p>
            </table:table-cell>
            <table:table-cell office:value-type="float" office:value="2323">
              <text:p>2323</text:p>
            </table:table-cell>
            <table:table-cell office:value-type="string">
              <text:p>1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1</text:p>
            </table:table-cell>
            <table:table-cell office:value-type="float" office:value="5">
              <text:p>5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Capon</text:p>
            </table:table-cell>
            <table:table-cell office:value-type="float" office:value="2324">
              <text:p>2324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Sharrip</text:p>
            </table:table-cell>
            <table:table-cell office:value-type="float" office:value="2325">
              <text:p>2325</text:p>
            </table:table-cell>
            <table:table-cell office:value-type="string">
              <text:p>1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Strouden</text:p>
            </table:table-cell>
            <table:table-cell office:value-type="float" office:value="2327">
              <text:p>2327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Bicornn</text:p>
            </table:table-cell>
            <table:table-cell office:value-type="float" office:value="2331">
              <text:p>2331</text:p>
            </table:table-cell>
            <table:table-cell office:value-type="string">
              <text:p>0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Ffudn</text:p>
            </table:table-cell>
            <table:table-cell office:value-type="float" office:value="2334">
              <text:p>2334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Bendor</text:p>
            </table:table-cell>
            <table:table-cell office:value-type="float" office:value="2336">
              <text:p>2336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Heya</text:p>
            </table:table-cell>
            <table:table-cell office:value-type="float" office:value="2402">
              <text:p>2402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Keng</text:p>
            </table:table-cell>
            <table:table-cell office:value-type="float" office:value="2405">
              <text:p>2405</text:p>
            </table:table-cell>
            <table:table-cell office:value-type="string">
              <text:p>0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1</text:p>
            </table:table-cell>
            <table:table-cell office:value-type="float" office:value="8">
              <text:p>8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Moughas</text:p>
            </table:table-cell>
            <table:table-cell office:value-type="float" office:value="2406">
              <text:p>2406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Rethe</text:p>
            </table:table-cell>
            <table:table-cell office:value-type="float" office:value="2408">
              <text:p>2408</text:p>
            </table:table-cell>
            <table:table-cell office:value-type="string">
              <text:p>0.5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Inthe</text:p>
            </table:table-cell>
            <table:table-cell office:value-type="float" office:value="2410">
              <text:p>2410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Keanou</text:p>
            </table:table-cell>
            <table:table-cell office:value-type="float" office:value="2411">
              <text:p>2411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Tureded</text:p>
            </table:table-cell>
            <table:table-cell office:value-type="float" office:value="2414">
              <text:p>2414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Vreibefger</text:p>
            </table:table-cell>
            <table:table-cell office:value-type="float" office:value="2415">
              <text:p>2415</text:p>
            </table:table-cell>
            <table:table-cell office:value-type="string">
              <text:p>0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La'Belle</text:p>
            </table:table-cell>
            <table:table-cell office:value-type="float" office:value="2416">
              <text:p>2416</text:p>
            </table:table-cell>
            <table:table-cell office:value-type="string">
              <text:p>0</text:p>
            </table:table-cell>
            <table:table-cell/>
            <table:table-cell office:value-type="float" office:value="0.5">
              <text:p>0.5</text:p>
            </table:table-cell>
            <table:table-cell office:value-type="string">
              <text:p>1</text:p>
            </table:table-cell>
            <table:table-cell office:value-type="float" office:value="7">
              <text:p>7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Equus</text:p>
            </table:table-cell>
            <table:table-cell office:value-type="float" office:value="2417">
              <text:p>2417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Icetina</text:p>
            </table:table-cell>
            <table:table-cell office:value-type="float" office:value="2418">
              <text:p>2418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Cogri</text:p>
            </table:table-cell>
            <table:table-cell office:value-type="float" office:value="2419">
              <text:p>2419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Skull</text:p>
            </table:table-cell>
            <table:table-cell office:value-type="float" office:value="2420">
              <text:p>2420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Gandr</text:p>
            </table:table-cell>
            <table:table-cell office:value-type="float" office:value="2425">
              <text:p>2425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Drolraw</text:p>
            </table:table-cell>
            <table:table-cell office:value-type="float" office:value="2426">
              <text:p>2426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Paya</text:p>
            </table:table-cell>
            <table:table-cell office:value-type="float" office:value="2509">
              <text:p>2509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1</text:p>
            </table:table-cell>
            <table:table-cell office:value-type="float" office:value="6">
              <text:p>6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Dhian</text:p>
            </table:table-cell>
            <table:table-cell office:value-type="float" office:value="2510">
              <text:p>2510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Kinorb</text:p>
            </table:table-cell>
            <table:table-cell office:value-type="float" office:value="2512">
              <text:p>2512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Gileden</text:p>
            </table:table-cell>
            <table:table-cell office:value-type="float" office:value="2514">
              <text:p>2514</text:p>
            </table:table-cell>
            <table:table-cell office:value-type="string">
              <text:p>0.5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Plannet</text:p>
            </table:table-cell>
            <table:table-cell office:value-type="float" office:value="2519">
              <text:p>2519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2">
              <text:p>2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Garrincski</text:p>
            </table:table-cell>
            <table:table-cell office:value-type="float" office:value="2520">
              <text:p>2520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Heroni</text:p>
            </table:table-cell>
            <table:table-cell office:value-type="float" office:value="2521">
              <text:p>2521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Byret</text:p>
            </table:table-cell>
            <table:table-cell office:value-type="float" office:value="2523">
              <text:p>2523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Pimane</text:p>
            </table:table-cell>
            <table:table-cell office:value-type="float" office:value="2527">
              <text:p>2527</text:p>
            </table:table-cell>
            <table:table-cell office:value-type="string">
              <text:p>0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Burston</text:p>
            </table:table-cell>
            <table:table-cell office:value-type="float" office:value="2534">
              <text:p>2534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Squanine</text:p>
            </table:table-cell>
            <table:table-cell office:value-type="float" office:value="2536">
              <text:p>2536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Dobham</text:p>
            </table:table-cell>
            <table:table-cell office:value-type="float" office:value="2537">
              <text:p>2537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Pyramus</text:p>
            </table:table-cell>
            <table:table-cell office:value-type="float" office:value="2538">
              <text:p>2538</text:p>
            </table:table-cell>
            <table:table-cell office:value-type="string">
              <text:p>0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Thisbe</text:p>
            </table:table-cell>
            <table:table-cell office:value-type="float" office:value="2539">
              <text:p>2539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Aramis</text:p>
            </table:table-cell>
            <table:table-cell office:value-type="float" office:value="2540">
              <text:p>2540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Corfu</text:p>
            </table:table-cell>
            <table:table-cell office:value-type="float" office:value="2602">
              <text:p>2602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3</text:p>
            </table:table-cell>
            <table:table-cell office:value-type="float" office:value="2">
              <text:p>2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Focaline</text:p>
            </table:table-cell>
            <table:table-cell office:value-type="float" office:value="2607">
              <text:p>2607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7">
              <text:p>7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Macene</text:p>
            </table:table-cell>
            <table:table-cell office:value-type="float" office:value="2612">
              <text:p>2612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Fulacin</text:p>
            </table:table-cell>
            <table:table-cell office:value-type="float" office:value="2613">
              <text:p>2613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1</text:p>
            </table:table-cell>
            <table:table-cell office:value-type="float" office:value="8">
              <text:p>8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Natoko</text:p>
            </table:table-cell>
            <table:table-cell office:value-type="float" office:value="2620">
              <text:p>2620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-0.5</text:p>
            </table:table-cell>
            <table:table-cell office:value-type="float" office:value="2">
              <text:p>2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Fosey</text:p>
            </table:table-cell>
            <table:table-cell office:value-type="float" office:value="2621">
              <text:p>2621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Mercury</text:p>
            </table:table-cell>
            <table:table-cell office:value-type="float" office:value="2624">
              <text:p>2624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Tivid</text:p>
            </table:table-cell>
            <table:table-cell office:value-type="float" office:value="2627">
              <text:p>2627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Robin</text:p>
            </table:table-cell>
            <table:table-cell office:value-type="float" office:value="2637">
              <text:p>2637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D'Mara</text:p>
            </table:table-cell>
            <table:table-cell office:value-type="float" office:value="2638">
              <text:p>2638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1</text:p>
            </table:table-cell>
            <table:table-cell office:value-type="float" office:value="9">
              <text:p>9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Kelcher</text:p>
            </table:table-cell>
            <table:table-cell office:value-type="float" office:value="2639">
              <text:p>2639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Lablon</text:p>
            </table:table-cell>
            <table:table-cell office:value-type="float" office:value="2701">
              <text:p>2701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Heguz</text:p>
            </table:table-cell>
            <table:table-cell office:value-type="float" office:value="2706">
              <text:p>2706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Violante</text:p>
            </table:table-cell>
            <table:table-cell office:value-type="float" office:value="2708">
              <text:p>2708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Risek</text:p>
            </table:table-cell>
            <table:table-cell office:value-type="float" office:value="2712">
              <text:p>2712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Porozlo</text:p>
            </table:table-cell>
            <table:table-cell office:value-type="float" office:value="2715">
              <text:p>2715</text:p>
            </table:table-cell>
            <table:table-cell office:value-type="string">
              <text:p>1</text:p>
            </table:table-cell>
            <table:table-cell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Rhylanor</text:p>
            </table:table-cell>
            <table:table-cell office:value-type="float" office:value="2716">
              <text:p>2716</text:p>
            </table:table-cell>
            <table:table-cell office:value-type="string">
              <text:p>1.5</text:p>
            </table:table-cell>
            <table:table-cell/>
            <table:table-cell office:value-type="float" office:value="6">
              <text:p>6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Loneseda</text:p>
            </table:table-cell>
            <table:table-cell office:value-type="float" office:value="2720">
              <text:p>2720</text:p>
            </table:table-cell>
            <table:table-cell office:value-type="string">
              <text:p>0.5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Carey</text:p>
            </table:table-cell>
            <table:table-cell office:value-type="float" office:value="2726">
              <text:p>2726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Duale</text:p>
            </table:table-cell>
            <table:table-cell office:value-type="float" office:value="2728">
              <text:p>2728</text:p>
            </table:table-cell>
            <table:table-cell office:value-type="string">
              <text:p>1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Tussinian</text:p>
            </table:table-cell>
            <table:table-cell office:value-type="float" office:value="2731">
              <text:p>2731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Edenelt</text:p>
            </table:table-cell>
            <table:table-cell office:value-type="float" office:value="2733">
              <text:p>2733</text:p>
            </table:table-cell>
            <table:table-cell office:value-type="string">
              <text:p>1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Conway</text:p>
            </table:table-cell>
            <table:table-cell office:value-type="float" office:value="2735">
              <text:p>2735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Doods</text:p>
            </table:table-cell>
            <table:table-cell office:value-type="float" office:value="2739">
              <text:p>2739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-0.5</text:p>
            </table:table-cell>
            <table:table-cell office:value-type="float" office:value="4">
              <text:p>4</text:p>
            </table:table-cell>
            <table:table-cell office:value-type="string">
              <text:p>0.75/1.5</text:p>
            </table:table-cell>
            <table:table-cell office:value-type="float" office:value="0.75">
              <text:p>0.75</text:p>
            </table:table-cell>
            <table:table-cell table:number-columns-repeated="247"/>
          </table:table-row>
          <table:table-row table:style-name="ro1">
            <table:table-cell office:value-type="string">
              <text:p>Valhalla</text:p>
            </table:table-cell>
            <table:table-cell office:value-type="float" office:value="2811">
              <text:p>2811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Zivije</text:p>
            </table:table-cell>
            <table:table-cell office:value-type="float" office:value="2812">
              <text:p>2812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-0.5</text:p>
            </table:table-cell>
            <table:table-cell office:value-type="float" office:value="4">
              <text:p>4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office:value-type="string">
              <text:p>y</text:p>
            </table:table-cell>
            <table:table-cell table:number-columns-repeated="246"/>
          </table:table-row>
          <table:table-row table:style-name="ro1">
            <table:table-cell office:value-type="string">
              <text:p>Jae Tellona</text:p>
            </table:table-cell>
            <table:table-cell office:value-type="float" office:value="2814">
              <text:p>2814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Gerome</text:p>
            </table:table-cell>
            <table:table-cell office:value-type="float" office:value="2818">
              <text:p>2818</text:p>
            </table:table-cell>
            <table:table-cell office:value-type="string">
              <text:p>-0.5</text:p>
            </table:table-cell>
            <table:table-cell/>
            <table:table-cell office:value-type="float" office:value="-0.5">
              <text:p>-0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Catuz</text:p>
            </table:table-cell>
            <table:table-cell office:value-type="float" office:value="2824">
              <text:p>2824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Meleto</text:p>
            </table:table-cell>
            <table:table-cell office:value-type="float" office:value="2827">
              <text:p>2827</text:p>
            </table:table-cell>
            <table:table-cell office:value-type="string">
              <text:p>0.5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Hexos</text:p>
            </table:table-cell>
            <table:table-cell office:value-type="float" office:value="2828">
              <text:p>2828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Pedase</text:p>
            </table:table-cell>
            <table:table-cell office:value-type="float" office:value="2830">
              <text:p>2830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Leander</text:p>
            </table:table-cell>
            <table:table-cell office:value-type="float" office:value="2832">
              <text:p>2832</text:p>
            </table:table-cell>
            <table:table-cell office:value-type="string">
              <text:p>0.5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Pepernium</text:p>
            </table:table-cell>
            <table:table-cell office:value-type="float" office:value="2833">
              <text:p>2833</text:p>
            </table:table-cell>
            <table:table-cell office:value-type="string">
              <text:p>0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Traltha</text:p>
            </table:table-cell>
            <table:table-cell office:value-type="float" office:value="2834">
              <text:p>2834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Farquahar</text:p>
            </table:table-cell>
            <table:table-cell office:value-type="float" office:value="2839">
              <text:p>2839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Pavanne</text:p>
            </table:table-cell>
            <table:table-cell office:value-type="float" office:value="2905">
              <text:p>2905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4">
              <text:p>4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Carsten</text:p>
            </table:table-cell>
            <table:table-cell office:value-type="float" office:value="2906">
              <text:p>2906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Zila</text:p>
            </table:table-cell>
            <table:table-cell office:value-type="float" office:value="2908">
              <text:p>2908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-1</text:p>
            </table:table-cell>
            <table:table-cell office:value-type="float" office:value="7">
              <text:p>7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Henoz</text:p>
            </table:table-cell>
            <table:table-cell office:value-type="float" office:value="2912">
              <text:p>2912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Celepina</text:p>
            </table:table-cell>
            <table:table-cell office:value-type="float" office:value="2913">
              <text:p>2913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Gitosy</text:p>
            </table:table-cell>
            <table:table-cell office:value-type="float" office:value="2918">
              <text:p>2918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Moran</text:p>
            </table:table-cell>
            <table:table-cell office:value-type="float" office:value="2924">
              <text:p>2924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Maitz</text:p>
            </table:table-cell>
            <table:table-cell office:value-type="float" office:value="2927">
              <text:p>2927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Mainz</text:p>
            </table:table-cell>
            <table:table-cell office:value-type="float" office:value="2930">
              <text:p>2930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Raydrad</text:p>
            </table:table-cell>
            <table:table-cell office:value-type="float" office:value="2933">
              <text:p>2933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-0.5</text:p>
            </table:table-cell>
            <table:table-cell office:value-type="float" office:value="3">
              <text:p>3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Zyra</text:p>
            </table:table-cell>
            <table:table-cell office:value-type="float" office:value="2934">
              <text:p>2934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Murchison</text:p>
            </table:table-cell>
            <table:table-cell office:value-type="float" office:value="2935">
              <text:p>2935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3">
              <text:p>3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Hammermium</text:p>
            </table:table-cell>
            <table:table-cell office:value-type="float" office:value="2936">
              <text:p>2936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Thornnastor</text:p>
            </table:table-cell>
            <table:table-cell office:value-type="float" office:value="2940">
              <text:p>2940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Jesedipere</text:p>
            </table:table-cell>
            <table:table-cell office:value-type="float" office:value="3001">
              <text:p>3001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Yebab</text:p>
            </table:table-cell>
            <table:table-cell office:value-type="float" office:value="3002">
              <text:p>3002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Nasemin</text:p>
            </table:table-cell>
            <table:table-cell office:value-type="float" office:value="3003">
              <text:p>3003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6">
              <text:p>6</text:p>
            </table:table-cell>
            <table:table-cell office:value-type="string">
              <text:p>1/1.5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Zykoca</text:p>
            </table:table-cell>
            <table:table-cell office:value-type="float" office:value="3004">
              <text:p>3004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3</text:p>
            </table:table-cell>
            <table:table-cell office:value-type="float" office:value="3">
              <text:p>3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Aramanx</text:p>
            </table:table-cell>
            <table:table-cell office:value-type="float" office:value="3005">
              <text:p>3005</text:p>
            </table:table-cell>
            <table:table-cell office:value-type="string">
              <text:p>0.5</text:p>
            </table:table-cell>
            <table:table-cell/>
            <table:table-cell office:value-type="float" office:value="5">
              <text:p>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Pysadi</text:p>
            </table:table-cell>
            <table:table-cell office:value-type="float" office:value="3008">
              <text:p>3008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75/1.5</text:p>
            </table:table-cell>
            <table:table-cell office:value-type="float" office:value="0.75">
              <text:p>0.75</text:p>
            </table:table-cell>
            <table:table-cell table:number-columns-repeated="247"/>
          </table:table-row>
          <table:table-row table:style-name="ro1">
            <table:table-cell office:value-type="string">
              <text:p>L'oeul d'Dieu</text:p>
            </table:table-cell>
            <table:table-cell office:value-type="float" office:value="3010">
              <text:p>3010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Belizo</text:p>
            </table:table-cell>
            <table:table-cell office:value-type="float" office:value="3015">
              <text:p>3015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Kegena</text:p>
            </table:table-cell>
            <table:table-cell office:value-type="float" office:value="3016">
              <text:p>3016</text:p>
            </table:table-cell>
            <table:table-cell office:value-type="string">
              <text:p>0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Heroni</text:p>
            </table:table-cell>
            <table:table-cell office:value-type="float" office:value="3017">
              <text:p>3017</text:p>
            </table:table-cell>
            <table:table-cell office:value-type="string">
              <text:p>0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0.5</text:p>
            </table:table-cell>
            <table:table-cell office:value-type="float" office:value="8">
              <text:p>8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457-973</text:p>
            </table:table-cell>
            <table:table-cell office:value-type="float" office:value="3019">
              <text:p>3019</text:p>
            </table:table-cell>
            <table:table-cell office:value-type="string">
              <text:p>0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Somem</text:p>
            </table:table-cell>
            <table:table-cell office:value-type="float" office:value="3020">
              <text:p>3020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2">
              <text:p>2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Brodie</text:p>
            </table:table-cell>
            <table:table-cell office:value-type="float" office:value="3021">
              <text:p>3021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1">
              <text:p>1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Rorise</text:p>
            </table:table-cell>
            <table:table-cell office:value-type="float" office:value="3022">
              <text:p>3022</text:p>
            </table:table-cell>
            <table:table-cell office:value-type="string">
              <text:p>1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Jokotre</text:p>
            </table:table-cell>
            <table:table-cell office:value-type="float" office:value="3024">
              <text:p>3024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75/1.5</text:p>
            </table:table-cell>
            <table:table-cell office:value-type="float" office:value="0.75">
              <text:p>0.75</text:p>
            </table:table-cell>
            <table:table-cell table:number-columns-repeated="247"/>
          </table:table-row>
          <table:table-row table:style-name="ro1">
            <table:table-cell office:value-type="string">
              <text:p>Fornice</text:p>
            </table:table-cell>
            <table:table-cell office:value-type="float" office:value="3025">
              <text:p>3025</text:p>
            </table:table-cell>
            <table:table-cell office:value-type="string">
              <text:p>1</text:p>
            </table:table-cell>
            <table:table-cell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Grille</text:p>
            </table:table-cell>
            <table:table-cell office:value-type="float" office:value="3026">
              <text:p>3026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</text:p>
            </table:table-cell>
            <table:table-cell office:value-type="float" office:value="7">
              <text:p>7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 table:number-columns-repeated="247"/>
          </table:table-row>
          <table:table-row table:style-name="ro1">
            <table:table-cell office:value-type="string">
              <text:p>Pallique</text:p>
            </table:table-cell>
            <table:table-cell office:value-type="float" office:value="3029">
              <text:p>3029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Nexine</text:p>
            </table:table-cell>
            <table:table-cell office:value-type="float" office:value="3030">
              <text:p>3030</text:p>
            </table:table-cell>
            <table:table-cell office:value-type="string">
              <text:p>0.5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Katarulu</text:p>
            </table:table-cell>
            <table:table-cell office:value-type="float" office:value="3032">
              <text:p>3032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Prilissa</text:p>
            </table:table-cell>
            <table:table-cell office:value-type="float" office:value="3035">
              <text:p>3035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5">
              <text:p>5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Tee-Tee-Tee</text:p>
            </table:table-cell>
            <table:table-cell office:value-type="float" office:value="3038">
              <text:p>3038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Youghal</text:p>
            </table:table-cell>
            <table:table-cell office:value-type="float" office:value="3039">
              <text:p>3039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1</text:p>
            </table:table-cell>
            <table:table-cell office:value-type="float" office:value="2">
              <text:p>2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Tenelphi</text:p>
            </table:table-cell>
            <table:table-cell office:value-type="float" office:value="3040">
              <text:p>3040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varies</text:p>
            </table:table-cell>
            <table:table-cell office:value-type="float" office:value="1">
              <text:p>1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Rugbird</text:p>
            </table:table-cell>
            <table:table-cell office:value-type="float" office:value="3102">
              <text:p>3102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Towers</text:p>
            </table:table-cell>
            <table:table-cell office:value-type="float" office:value="3103">
              <text:p>3103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Feneteman</text:p>
            </table:table-cell>
            <table:table-cell office:value-type="float" office:value="3104">
              <text:p>3104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Lewis</text:p>
            </table:table-cell>
            <table:table-cell office:value-type="float" office:value="3107">
              <text:p>3107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-3</text:p>
            </table:table-cell>
            <table:table-cell office:value-type="float" office:value="7">
              <text:p>7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Aramis</text:p>
            </table:table-cell>
            <table:table-cell office:value-type="float" office:value="3110">
              <text:p>3110</text:p>
            </table:table-cell>
            <table:table-cell office:value-type="string">
              <text:p>1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Vinorian</text:p>
            </table:table-cell>
            <table:table-cell office:value-type="float" office:value="3111">
              <text:p>3111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Nutema</text:p>
            </table:table-cell>
            <table:table-cell office:value-type="float" office:value="3112">
              <text:p>3112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8">
              <text:p>8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Huderu</text:p>
            </table:table-cell>
            <table:table-cell office:value-type="float" office:value="3114">
              <text:p>3114</text:p>
            </table:table-cell>
            <table:table-cell office:value-type="string">
              <text:p>-0.5</text:p>
            </table:table-cell>
            <table:table-cell/>
            <table:table-cell office:value-type="float" office:value="-0.5">
              <text:p>-0.5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Cipatwe</text:p>
            </table:table-cell>
            <table:table-cell office:value-type="float" office:value="3118">
              <text:p>3118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6">
              <text:p>6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Vanejen</text:p>
            </table:table-cell>
            <table:table-cell office:value-type="float" office:value="3119">
              <text:p>3119</text:p>
            </table:table-cell>
            <table:table-cell office:value-type="string">
              <text:p>0.5</text:p>
            </table:table-cell>
            <table:table-cell/>
            <table:table-cell office:value-type="float" office:value="4.5">
              <text:p>4.5</text:p>
            </table:table-cell>
            <table:table-cell office:value-type="string">
              <text:p>0</text:p>
            </table:table-cell>
            <table:table-cell office:value-type="float" office:value="5">
              <text:p>5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Nadrin</text:p>
            </table:table-cell>
            <table:table-cell office:value-type="float" office:value="3123">
              <text:p>3123</text:p>
            </table:table-cell>
            <table:table-cell office:value-type="string">
              <text:p>0.5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0.5</text:p>
            </table:table-cell>
            <table:table-cell office:value-type="float" office:value="9">
              <text:p>9</text:p>
            </table:table-cell>
            <table:table-cell office:value-type="string">
              <text:p>0.5/1.5</text:p>
            </table:table-cell>
            <table:table-cell office:value-type="float" office:value="0.5">
              <text:p>0.5</text:p>
            </table:table-cell>
            <table:table-cell table:number-columns-repeated="247"/>
          </table:table-row>
          <table:table-row table:style-name="ro1">
            <table:table-cell office:value-type="string">
              <text:p>Mora</text:p>
            </table:table-cell>
            <table:table-cell office:value-type="float" office:value="3124">
              <text:p>3124</text:p>
            </table:table-cell>
            <table:table-cell office:value-type="string">
              <text:p>1.5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1</text:p>
            </table:table-cell>
            <table:table-cell office:value-type="float" office:value="1">
              <text:p>1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Zephyr</text:p>
            </table:table-cell>
            <table:table-cell office:value-type="float" office:value="3138">
              <text:p>3138</text:p>
            </table:table-cell>
            <table:table-cell office:value-type="string">
              <text:p>0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-2.5</text:p>
            </table:table-cell>
            <table:table-cell office:value-type="float" office:value="4">
              <text:p>4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Chamois</text:p>
            </table:table-cell>
            <table:table-cell office:value-type="float" office:value="3139">
              <text:p>3139</text:p>
            </table:table-cell>
            <table:table-cell office:value-type="string">
              <text:p>0.5</text:p>
            </table:table-cell>
            <table:table-cell/>
            <table:table-cell office:value-type="float" office:value="3.5">
              <text:p>3.5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Junidy</text:p>
            </table:table-cell>
            <table:table-cell office:value-type="float" office:value="3202">
              <text:p>3202</text:p>
            </table:table-cell>
            <table:table-cell office:value-type="string">
              <text:p>1</text:p>
            </table:table-cell>
            <table:table-cell/>
            <table:table-cell office:value-type="float" office:value="1">
              <text:p>1</text:p>
            </table:table-cell>
            <table:table-cell office:value-type="string">
              <text:p>1</text:p>
            </table:table-cell>
            <table:table-cell office:value-type="float" office:value="3">
              <text:p>3</text:p>
            </table:table-cell>
            <table:table-cell office:value-type="string">
              <text:p>1.1/1.2</text:p>
            </table:table-cell>
            <table:table-cell office:value-type="float" office:value="1.1">
              <text:p>1.1</text:p>
            </table:table-cell>
            <table:table-cell table:number-columns-repeated="247"/>
          </table:table-row>
          <table:table-row table:style-name="ro1">
            <table:table-cell office:value-type="string">
              <text:p>Patinir</text:p>
            </table:table-cell>
            <table:table-cell office:value-type="float" office:value="3207">
              <text:p>3207</text:p>
            </table:table-cell>
            <table:table-cell office:value-type="string">
              <text:p>1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9/1.2</text:p>
            </table:table-cell>
            <table:table-cell office:value-type="float" office:value="0.9">
              <text:p>0.9</text:p>
            </table:table-cell>
            <table:table-cell/>
            <table:table-cell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Natoko</text:p>
            </table:table-cell>
            <table:table-cell office:value-type="float" office:value="3209">
              <text:p>3209</text:p>
            </table:table-cell>
            <table:table-cell office:value-type="string">
              <text:p>0.5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1</text:p>
            </table:table-cell>
            <table:table-cell office:value-type="float" office:value="8">
              <text:p>8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Reacher</text:p>
            </table:table-cell>
            <table:table-cell office:value-type="float" office:value="3210">
              <text:p>3210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2">
              <text:p>2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Margesi</text:p>
            </table:table-cell>
            <table:table-cell office:value-type="float" office:value="3212">
              <text:p>3212</text:p>
            </table:table-cell>
            <table:table-cell office:value-type="string">
              <text:p>1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1</text:p>
            </table:table-cell>
            <table:table-cell office:value-type="float" office:value="9">
              <text:p>9</text:p>
            </table:table-cell>
            <table:table-cell office:value-type="string">
              <text:p>0.95/1.4</text:p>
            </table:table-cell>
            <table:table-cell office:value-type="float" office:value="0.95">
              <text:p>0.95</text:p>
            </table:table-cell>
            <table:table-cell table:number-columns-repeated="247"/>
          </table:table-row>
          <table:table-row table:style-name="ro1">
            <table:table-cell office:value-type="string">
              <text:p>Bevy</text:p>
            </table:table-cell>
            <table:table-cell office:value-type="float" office:value="3216">
              <text:p>3216</text:p>
            </table:table-cell>
            <table:table-cell office:value-type="string">
              <text:p>1</text:p>
            </table:table-cell>
            <table:table-cell/>
            <table:table-cell office:value-type="float" office:value="5.5">
              <text:p>5.5</text:p>
            </table:table-cell>
            <table:table-cell office:value-type="string">
              <text:p>-1</text:p>
            </table:table-cell>
            <table:table-cell office:value-type="float" office:value="2">
              <text:p>2</text:p>
            </table:table-cell>
            <table:table-cell office:value-type="string">
              <text:p>1.2/1.5</text:p>
            </table:table-cell>
            <table:table-cell office:value-type="float" office:value="1.1">
              <text:p>1.1</text:p>
            </table:table-cell>
            <table:table-cell table:number-columns-repeated="2" office:value-type="string">
              <text:p>y</text:p>
            </table:table-cell>
            <table:table-cell table:number-columns-repeated="245"/>
          </table:table-row>
          <table:table-row table:style-name="ro1">
            <table:table-cell office:value-type="string">
              <text:p>Tacaxeb</text:p>
            </table:table-cell>
            <table:table-cell office:value-type="float" office:value="3218">
              <text:p>3218</text:p>
            </table:table-cell>
            <table:table-cell office:value-type="string">
              <text:p>1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8">
              <text:p>8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Powaza</text:p>
            </table:table-cell>
            <table:table-cell office:value-type="float" office:value="3220">
              <text:p>3220</text:p>
            </table:table-cell>
            <table:table-cell office:value-type="string">
              <text:p>0.5</text:p>
            </table:table-cell>
            <table:table-cell/>
            <table:table-cell office:value-type="float" office:value="3">
              <text:p>3</text:p>
            </table:table-cell>
            <table:table-cell office:value-type="string">
              <text:p>0</text:p>
            </table:table-cell>
            <table:table-cell office:value-type="float" office:value="3">
              <text:p>3</text:p>
            </table:table-cell>
            <table:table-cell office:value-type="string">
              <text:p>parent</text:p>
            </table:table-cell>
            <table:table-cell office:value-type="float" office:value="1">
              <text:p>1</text:p>
            </table:table-cell>
            <table:table-cell table:number-columns-repeated="247"/>
          </table:table-row>
          <table:table-row table:style-name="ro1">
            <table:table-cell office:value-type="string">
              <text:p>Dojodo</text:p>
            </table:table-cell>
            <table:table-cell office:value-type="float" office:value="3223">
              <text:p>3223</text:p>
            </table:table-cell>
            <table:table-cell office:value-type="string">
              <text:p>0.5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0.5</text:p>
            </table:table-cell>
            <table:table-cell office:value-type="float" office:value="7">
              <text:p>7</text:p>
            </table:table-cell>
            <table:table-cell office:value-type="string">
              <text:p>0.8/1.4</text:p>
            </table:table-cell>
            <table:table-cell office:value-type="float" office:value="0.8">
              <text:p>0.8</text:p>
            </table:table-cell>
            <table:table-cell table:number-columns-repeated="247"/>
          </table:table-row>
          <table:table-row table:style-name="ro1">
            <table:table-cell office:value-type="string">
              <text:p>Fenl's Gren</text:p>
            </table:table-cell>
            <table:table-cell office:value-type="float" office:value="3228">
              <text:p>3228</text:p>
            </table:table-cell>
            <table:table-cell office:value-type="string">
              <text:p>1</text:p>
            </table:table-cell>
            <table:table-cell/>
            <table:table-cell office:value-type="float" office:value="2.5">
              <text:p>2.5</text:p>
            </table:table-cell>
            <table:table-cell office:value-type="string">
              <text:p>0.5</text:p>
            </table:table-cell>
            <table:table-cell office:value-type="float" office:value="4">
              <text:p>4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Ramiva</text:p>
            </table:table-cell>
            <table:table-cell office:value-type="float" office:value="3233">
              <text:p>3233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9">
              <text:p>9</text:p>
            </table:table-cell>
            <table:table-cell office:value-type="string">
              <text:p>1.2/1.5</text:p>
            </table:table-cell>
            <table:table-cell office:value-type="float" office:value="1.2">
              <text:p>1.2</text:p>
            </table:table-cell>
            <table:table-cell table:number-columns-repeated="247"/>
          </table:table-row>
          <table:table-row table:style-name="ro1">
            <table:table-cell office:value-type="string">
              <text:p>Trin</text:p>
            </table:table-cell>
            <table:table-cell office:value-type="float" office:value="3235">
              <text:p>3235</text:p>
            </table:table-cell>
            <table:table-cell office:value-type="string">
              <text:p>1.5</text:p>
            </table:table-cell>
            <table:table-cell/>
            <table:table-cell office:value-type="float" office:value="1.5">
              <text:p>1.5</text:p>
            </table:table-cell>
            <table:table-cell office:value-type="string">
              <text:p>1</text:p>
            </table:table-cell>
            <table:table-cell office:value-type="float" office:value="1">
              <text:p>1</text:p>
            </table:table-cell>
            <table:table-cell office:value-type="string">
              <text:p>1.15/1.2</text:p>
            </table:table-cell>
            <table:table-cell office:value-type="float" office:value="1.15">
              <text:p>1.15</text:p>
            </table:table-cell>
            <table:table-cell table:number-columns-repeated="247"/>
          </table:table-row>
          <table:table-row table:style-name="ro1">
            <table:table-cell office:value-type="string">
              <text:p>Hazel</text:p>
            </table:table-cell>
            <table:table-cell office:value-type="float" office:value="3236">
              <text:p>3236</text:p>
            </table:table-cell>
            <table:table-cell office:value-type="string">
              <text:p>0.5</text:p>
            </table:table-cell>
            <table:table-cell/>
            <table:table-cell office:value-type="float" office:value="4">
              <text:p>4</text:p>
            </table:table-cell>
            <table:table-cell office:value-type="string">
              <text:p>0</text:p>
            </table:table-cell>
            <table:table-cell office:value-type="float" office:value="1">
              <text:p>1</text:p>
            </table:table-cell>
            <table:table-cell office:value-type="string">
              <text:p>0.85/1.45</text:p>
            </table:table-cell>
            <table:table-cell office:value-type="float" office:value="0.85">
              <text:p>0.85</text:p>
            </table:table-cell>
            <table:table-cell table:number-columns-repeated="247"/>
          </table:table-row>
          <table:table-row table:style-name="ro1">
            <table:table-cell office:value-type="string">
              <text:p>Mainworld</text:p>
            </table:table-cell>
            <table:table-cell office:value-type="string">
              <text:p>H</text:p>
            </table:table-cell>
            <table:table-cell office:value-type="string">
              <text:p>TLM</text:p>
            </table:table-cell>
            <table:table-cell office:value-type="string">
              <text:p>PRH</text:p>
            </table:table-cell>
            <table:table-cell office:value-type="string">
              <text:p>UWTN</text:p>
            </table:table-cell>
            <table:table-cell table:number-columns-repeated="2" office:value-type="string">
              <text:p>PM</text:p>
            </table:table-cell>
            <table:table-cell office:value-type="string">
              <text:p>GBM</text:p>
            </table:table-cell>
            <table:table-cell office:value-type="string">
              <text:p>NBM</text:p>
            </table:table-cell>
            <table:table-cell table:number-columns-repeated="2"/>
            <table:table-cell office:value-type="string">
              <text:p>GCr</text:p>
            </table:table-cell>
            <table:table-cell table:number-columns-repeated="244"/>
          </table:table-row>
          <table:table-row table:style-name="ro1">
            <table:table-cell office:value-type="string">
              <text:p>Mainworld</text:p>
            </table:table-cell>
            <table:table-cell office:value-type="string">
              <text:p>HEX</text:p>
            </table:table-cell>
            <table:table-cell office:value-type="string">
              <text:p>TLM</text:p>
            </table:table-cell>
            <table:table-cell office:value-type="string">
              <text:p>PRH</text:p>
            </table:table-cell>
            <table:table-cell office:value-type="string">
              <text:p>UWTN</text:p>
            </table:table-cell>
            <table:table-cell table:number-columns-repeated="2" office:value-type="string">
              <text:p>PM</text:p>
            </table:table-cell>
            <table:table-cell office:value-type="string">
              <text:p>GBM</text:p>
            </table:table-cell>
            <table:table-cell office:value-type="string">
              <text:p>NBM</text:p>
            </table:table-cell>
            <table:table-cell table:number-columns-repeated="2"/>
            <table:table-cell office:value-type="string">
              <text:p>GCr</text:p>
            </table:table-cell>
            <table:table-cell table:number-columns-repeated="244"/>
          </table:table-row>
        </table:table-row-group>
      </table:table>
      <table:table table:name="Sheet3" table:style-name="ta3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11" table:default-cell-style-name="ce2"/>
        <table:table-column table:style-name="co9" table:number-columns-repeated="234" table:default-cell-style-name="ce2"/>
        <table:table-row-group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101</text:p>
            </table:table-cell>
            <table:table-cell office:value-type="string">
              <text:p>A</text:p>
            </table:table-cell>
            <table:table-cell office:value-type="string">
              <text:p>ZEYCUDE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306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6.6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DENAPO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102</text:p>
            </table:table-cell>
            <table:table-cell office:value-type="string">
              <text:p>A</text:p>
            </table:table-cell>
            <table:table-cell office:value-type="string">
              <text:p>RENO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90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60M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DENAPO</text:p>
            </table:table-cell>
            <table:table-cell office:value-type="string">
              <text:p>G8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103</text:p>
            </table:table-cell>
            <table:table-cell office:value-type="string">
              <text:p>A</text:p>
            </table:table-cell>
            <table:table-cell office:value-type="string">
              <text:p>ERRERE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232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27</text:p>
            </table:table-cell>
            <table:table-cell office:value-type="string">
              <text:p>WARM</text:p>
            </table:table-cell>
            <table:table-cell office:value-type="string">
              <text:p>9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RI</text:p>
            </table:table-cell>
            <table:table-cell office:value-type="string">
              <text:p>M1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104</text:p>
            </table:table-cell>
            <table:table-cell office:value-type="string">
              <text:p>A</text:p>
            </table:table-cell>
            <table:table-cell office:value-type="string">
              <text:p>CANTREL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00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6</text:p>
            </table:table-cell>
            <table:table-cell office:value-type="string">
              <text:p>WARM</text:p>
            </table:table-cell>
            <table:table-cell office:value-type="string">
              <text:p>619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F1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108</text:p>
            </table:table-cell>
            <table:table-cell office:value-type="string">
              <text:p>A</text:p>
            </table:table-cell>
            <table:table-cell office:value-type="string">
              <text:p>GYOMAR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7620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20</text:p>
            </table:table-cell>
            <table:table-cell office:value-type="string">
              <text:p>VCOLD</text:p>
            </table:table-cell>
            <table:table-cell office:value-type="string">
              <text:p>8.03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FLNI</text:p>
            </table:table-cell>
            <table:table-cell office:value-type="string">
              <text:p>A8I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202</text:p>
            </table:table-cell>
            <table:table-cell office:value-type="string">
              <text:p>A</text:p>
            </table:table-cell>
            <table:table-cell office:value-type="string">
              <text:p>THENGO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46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84</text:p>
            </table:table-cell>
            <table:table-cell office:value-type="string">
              <text:p>WARM</text:p>
            </table:table-cell>
            <table:table-cell office:value-type="string">
              <text:p>800K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G5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301</text:p>
            </table:table-cell>
            <table:table-cell office:value-type="string">
              <text:p>A</text:p>
            </table:table-cell>
            <table:table-cell office:value-type="string">
              <text:p>RIO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21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2</text:p>
            </table:table-cell>
            <table:table-cell office:value-type="string">
              <text:p>COLD</text:p>
            </table:table-cell>
            <table:table-cell office:value-type="string">
              <text:p>1.1B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4.5</text:p>
            </table:table-cell>
            <table:table-cell office:value-type="string">
              <text:p>HI</text:p>
            </table:table-cell>
            <table:table-cell office:value-type="string">
              <text:p>M1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303</text:p>
            </table:table-cell>
            <table:table-cell office:value-type="string">
              <text:p>A</text:p>
            </table:table-cell>
            <table:table-cell office:value-type="string">
              <text:p>GESENTOWN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529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5</text:p>
            </table:table-cell>
            <table:table-cell office:value-type="string">
              <text:p>VCOLD</text:p>
            </table:table-cell>
            <table:table-cell office:value-type="string">
              <text:p>8.045M</text:p>
            </table:table-cell>
            <table:table-cell office:value-type="string">
              <text:p>MILIT</text:p>
            </table:table-cell>
            <table:table-cell office:value-type="string">
              <text:p>5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ICNANI</text:p>
            </table:table-cell>
            <table:table-cell table:number-columns-repeated="2"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304</text:p>
            </table:table-cell>
            <table:table-cell office:value-type="string">
              <text:p>A</text:p>
            </table:table-cell>
            <table:table-cell office:value-type="string">
              <text:p>CHRONOR*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571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60</text:p>
            </table:table-cell>
            <table:table-cell office:value-type="string">
              <text:p>VCOLD</text:p>
            </table:table-cell>
            <table:table-cell office:value-type="string">
              <text:p>8B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CPH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307</text:p>
            </table:table-cell>
            <table:table-cell office:value-type="string">
              <text:p>A</text:p>
            </table:table-cell>
            <table:table-cell office:value-type="string">
              <text:p>ATSA/CR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426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2</text:p>
            </table:table-cell>
            <table:table-cell office:value-type="string">
              <text:p>COOL</text:p>
            </table:table-cell>
            <table:table-cell office:value-type="string">
              <text:p>62M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NAPO</text:p>
            </table:table-cell>
            <table:table-cell office:value-type="string">
              <text:p>F7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03</text:p>
            </table:table-cell>
            <table:table-cell office:value-type="string">
              <text:p>A</text:p>
            </table:table-cell>
            <table:table-cell office:value-type="string">
              <text:p>WHENGE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6224</text:p>
            </table:table-cell>
            <table:table-cell/>
            <table:table-cell office:value-type="string">
              <text:p>THIN-T</text:p>
            </table:table-cell>
            <table:table-cell office:value-type="string">
              <text:p>80</text:p>
            </table:table-cell>
            <table:table-cell office:value-type="string">
              <text:p>COOL</text:p>
            </table:table-cell>
            <table:table-cell office:value-type="string">
              <text:p>500K</text:p>
            </table:table-cell>
            <table:table-cell office:value-type="string">
              <text:p>TRIB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01</text:p>
            </table:table-cell>
            <table:table-cell office:value-type="string">
              <text:p>A</text:p>
            </table:table-cell>
            <table:table-cell office:value-type="string">
              <text:p>ENLAS-DU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87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3</text:p>
            </table:table-cell>
            <table:table-cell office:value-type="string">
              <text:p>NORM</text:p>
            </table:table-cell>
            <table:table-cell office:value-type="string">
              <text:p>31B</text:p>
            </table:table-cell>
            <table:table-cell office:value-type="string">
              <text:p>MULTI</text:p>
            </table:table-cell>
            <table:table-cell office:value-type="string">
              <text:p>1-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F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605</text:p>
            </table:table-cell>
            <table:table-cell office:value-type="string">
              <text:p>A</text:p>
            </table:table-cell>
            <table:table-cell office:value-type="string">
              <text:p>ALGEBASTER</text:p>
            </table:table-cell>
            <table:table-cell office:value-type="string">
              <text:p>Z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50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4.4M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RI</text:p>
            </table:table-cell>
            <table:table-cell office:value-type="string">
              <text:p>M0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07</text:p>
            </table:table-cell>
            <table:table-cell office:value-type="string">
              <text:p>A</text:p>
            </table:table-cell>
            <table:table-cell office:value-type="string">
              <text:p>RASATT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0</text:p>
            </table:table-cell>
            <table:table-cell office:value-type="string">
              <text:p>821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25</text:p>
            </table:table-cell>
            <table:table-cell office:value-type="string">
              <text:p>TROPI</text:p>
            </table:table-cell>
            <table:table-cell office:value-type="string">
              <text:p>90K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0</text:p>
            </table:table-cell>
            <table:table-cell office:value-type="string">
              <text:p>NIR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08</text:p>
            </table:table-cell>
            <table:table-cell office:value-type="string">
              <text:p>A</text:p>
            </table:table-cell>
            <table:table-cell office:value-type="string">
              <text:p>NINJAR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1618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5</text:p>
            </table:table-cell>
            <table:table-cell office:value-type="string">
              <text:p>VCOLD</text:p>
            </table:table-cell>
            <table:table-cell office:value-type="string">
              <text:p>4.1M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ICNANI</text:p>
            </table:table-cell>
            <table:table-cell office:value-type="string">
              <text:p>A4D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10</text:p>
            </table:table-cell>
            <table:table-cell office:value-type="string">
              <text:p>A</text:p>
            </table:table-cell>
            <table:table-cell office:value-type="string">
              <text:p>SHEYOU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648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63</text:p>
            </table:table-cell>
            <table:table-cell office:value-type="string">
              <text:p>COOL</text:p>
            </table:table-cell>
            <table:table-cell office:value-type="string">
              <text:p>10M</text:p>
            </table:table-cell>
            <table:table-cell office:value-type="string">
              <text:p>MULTI</text:p>
            </table:table-cell>
            <table:table-cell office:value-type="string">
              <text:p>3-4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</text:p>
            </table:table-cell>
            <table:table-cell office:value-type="string">
              <text:p>F4V</text:p>
            </table:table-cell>
            <table:table-cell office:value-type="string">
              <text:p>M0D</text:p>
            </table:table-cell>
            <table:table-cell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703</text:p>
            </table:table-cell>
            <table:table-cell office:value-type="string">
              <text:p>A</text:p>
            </table:table-cell>
            <table:table-cell office:value-type="string">
              <text:p>INDO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52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7</text:p>
            </table:table-cell>
            <table:table-cell office:value-type="string">
              <text:p>COLD</text:p>
            </table:table-cell>
            <table:table-cell office:value-type="string">
              <text:p>3M</text:p>
            </table:table-cell>
            <table:table-cell office:value-type="string">
              <text:p>MERIT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ANI</text:p>
            </table:table-cell>
            <table:table-cell office:value-type="string">
              <text:p>F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04</text:p>
            </table:table-cell>
            <table:table-cell office:value-type="string">
              <text:p>A</text:p>
            </table:table-cell>
            <table:table-cell office:value-type="string">
              <text:p>NEREWH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429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78</text:p>
            </table:table-cell>
            <table:table-cell office:value-type="string">
              <text:p>COLD</text:p>
            </table:table-cell>
            <table:table-cell office:value-type="string">
              <text:p>80K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RI</text:p>
            </table:table-cell>
            <table:table-cell office:value-type="string">
              <text:p>K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05</text:p>
            </table:table-cell>
            <table:table-cell office:value-type="string">
              <text:p>A</text:p>
            </table:table-cell>
            <table:table-cell office:value-type="string">
              <text:p>CIPANGO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767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4</text:p>
            </table:table-cell>
            <table:table-cell office:value-type="string">
              <text:p>NORM</text:p>
            </table:table-cell>
            <table:table-cell office:value-type="string">
              <text:p>100M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G2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10</text:p>
            </table:table-cell>
            <table:table-cell office:value-type="string">
              <text:p>A</text:p>
            </table:table-cell>
            <table:table-cell office:value-type="string">
              <text:p>STAVE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511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1</text:p>
            </table:table-cell>
            <table:table-cell office:value-type="string">
              <text:p>NORM</text:p>
            </table:table-cell>
            <table:table-cell office:value-type="string">
              <text:p>80M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AGRI</text:p>
            </table:table-cell>
            <table:table-cell office:value-type="string">
              <text:p>M9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05</text:p>
            </table:table-cell>
            <table:table-cell office:value-type="string">
              <text:p>A</text:p>
            </table:table-cell>
            <table:table-cell office:value-type="string">
              <text:p>NARVAL</text:p>
            </table:table-cell>
            <table:table-cell office:value-type="string">
              <text:p>ZCS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4537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45</text:p>
            </table:table-cell>
            <table:table-cell office:value-type="string">
              <text:p>VCOLD</text:p>
            </table:table-cell>
            <table:table-cell office:value-type="string">
              <text:p>6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NANI</text:p>
            </table:table-cell>
            <table:table-cell office:value-type="string">
              <text:p>G4V</text:p>
            </table:table-cell>
            <table:table-cell office:value-type="string">
              <text:p>M6VI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07</text:p>
            </table:table-cell>
            <table:table-cell office:value-type="string">
              <text:p>A</text:p>
            </table:table-cell>
            <table:table-cell office:value-type="string">
              <text:p>PLAVE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528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8</text:p>
            </table:table-cell>
            <table:table-cell office:value-type="string">
              <text:p>VARIA</text:p>
            </table:table-cell>
            <table:table-cell office:value-type="string">
              <text:p>9486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G8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808</text:p>
            </table:table-cell>
            <table:table-cell office:value-type="string">
              <text:p>A</text:p>
            </table:table-cell>
            <table:table-cell office:value-type="string">
              <text:p>QUAR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-N</text:p>
            </table:table-cell>
            <table:table-cell office:value-type="string">
              <text:p>4575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8</text:p>
            </table:table-cell>
            <table:table-cell office:value-type="string">
              <text:p>COLD</text:p>
            </table:table-cell>
            <table:table-cell office:value-type="string">
              <text:p>40M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NAPO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10</text:p>
            </table:table-cell>
            <table:table-cell office:value-type="string">
              <text:p>A</text:p>
            </table:table-cell>
            <table:table-cell office:value-type="string">
              <text:p>FROND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844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39</text:p>
            </table:table-cell>
            <table:table-cell office:value-type="string">
              <text:p>VCOLD</text:p>
            </table:table-cell>
            <table:table-cell office:value-type="string">
              <text:p>1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FLEONI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901</text:p>
            </table:table-cell>
            <table:table-cell office:value-type="string">
              <text:p>B</text:p>
            </table:table-cell>
            <table:table-cell office:value-type="string">
              <text:p>CONDOYLE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7023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</text:p>
            </table:table-cell>
            <table:table-cell office:value-type="string">
              <text:p>HOT</text:p>
            </table:table-cell>
            <table:table-cell office:value-type="string">
              <text:p>930K</text:p>
            </table:table-cell>
            <table:table-cell office:value-type="string">
              <text:p>REPDE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NANI</text:p>
            </table:table-cell>
            <table:table-cell office:value-type="string">
              <text:p>F8III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02</text:p>
            </table:table-cell>
            <table:table-cell office:value-type="string">
              <text:p>B</text:p>
            </table:table-cell>
            <table:table-cell office:value-type="string">
              <text:p>PUPARKIN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665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26</text:p>
            </table:table-cell>
            <table:table-cell office:value-type="string">
              <text:p>VCOLD</text:p>
            </table:table-cell>
            <table:table-cell office:value-type="string">
              <text:p>5.3K</text:p>
            </table:table-cell>
            <table:table-cell office:value-type="string">
              <text:p>BUREA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EO0NI</text:p>
            </table:table-cell>
            <table:table-cell office:value-type="string">
              <text:p>K8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904</text:p>
            </table:table-cell>
            <table:table-cell office:value-type="string">
              <text:p>B</text:p>
            </table:table-cell>
            <table:table-cell office:value-type="string">
              <text:p>CHWISTYOCH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7396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7</text:p>
            </table:table-cell>
            <table:table-cell office:value-type="string">
              <text:p>NORM</text:p>
            </table:table-cell>
            <table:table-cell office:value-type="string">
              <text:p>44.5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AGR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09</text:p>
            </table:table-cell>
            <table:table-cell office:value-type="string">
              <text:p>B</text:p>
            </table:table-cell>
            <table:table-cell office:value-type="string">
              <text:p>GOUGESTE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251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6</text:p>
            </table:table-cell>
            <table:table-cell office:value-type="string">
              <text:p>WARM</text:p>
            </table:table-cell>
            <table:table-cell office:value-type="string">
              <text:p>419K</text:p>
            </table:table-cell>
            <table:table-cell office:value-type="string">
              <text:p>OLIGA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004</text:p>
            </table:table-cell>
            <table:table-cell office:value-type="string">
              <text:p>B</text:p>
            </table:table-cell>
            <table:table-cell office:value-type="string">
              <text:p>ESAL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723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2M</text:p>
            </table:table-cell>
            <table:table-cell office:value-type="string">
              <text:p>DICTA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F3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005</text:p>
            </table:table-cell>
            <table:table-cell office:value-type="string">
              <text:p>B</text:p>
            </table:table-cell>
            <table:table-cell office:value-type="string">
              <text:p>RUB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435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21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M1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006</text:p>
            </table:table-cell>
            <table:table-cell office:value-type="string">
              <text:p>B</text:p>
            </table:table-cell>
            <table:table-cell office:value-type="string">
              <text:p>EMERAL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02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1</text:p>
            </table:table-cell>
            <table:table-cell office:value-type="string">
              <text:p>WARM</text:p>
            </table:table-cell>
            <table:table-cell office:value-type="string">
              <text:p>530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1V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010</text:p>
            </table:table-cell>
            <table:table-cell office:value-type="string">
              <text:p>B</text:p>
            </table:table-cell>
            <table:table-cell office:value-type="string">
              <text:p>ZENOPIT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76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</text:p>
            </table:table-cell>
            <table:table-cell office:value-type="string">
              <text:p>WARM</text:p>
            </table:table-cell>
            <table:table-cell office:value-type="string">
              <text:p>635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DENIPO</text:p>
            </table:table-cell>
            <table:table-cell office:value-type="string">
              <text:p>M8D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102</text:p>
            </table:table-cell>
            <table:table-cell office:value-type="string">
              <text:p>B</text:p>
            </table:table-cell>
            <table:table-cell office:value-type="string">
              <text:p>RIVERLAND*</text:p>
            </table:table-cell>
            <table:table-cell office:value-type="string">
              <text:p>ZHO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447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20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CPRI</text:p>
            </table:table-cell>
            <table:table-cell office:value-type="string">
              <text:p>M7II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03</text:p>
            </table:table-cell>
            <table:table-cell office:value-type="string">
              <text:p>B</text:p>
            </table:table-cell>
            <table:table-cell office:value-type="string">
              <text:p>CLAN</text:p>
            </table:table-cell>
            <table:table-cell office:value-type="string">
              <text:p>ZHO</text:p>
            </table:table-cell>
            <table:table-cell office:value-type="string">
              <text:p>AMB</text:p>
            </table:table-cell>
            <table:table-cell office:value-type="string">
              <text:p>IV-N</text:p>
            </table:table-cell>
            <table:table-cell office:value-type="string">
              <text:p>6464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5</text:p>
            </table:table-cell>
            <table:table-cell office:value-type="string">
              <text:p>WARM</text:p>
            </table:table-cell>
            <table:table-cell office:value-type="string">
              <text:p>900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06</text:p>
            </table:table-cell>
            <table:table-cell office:value-type="string">
              <text:p>B</text:p>
            </table:table-cell>
            <table:table-cell office:value-type="string">
              <text:p>JEWELL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6588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66</text:p>
            </table:table-cell>
            <table:table-cell office:value-type="string">
              <text:p>HOT</text:p>
            </table:table-cell>
            <table:table-cell office:value-type="string">
              <text:p>6.3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CPHIIN</text:p>
            </table:table-cell>
            <table:table-cell office:value-type="string">
              <text:p>G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110</text:p>
            </table:table-cell>
            <table:table-cell office:value-type="string">
              <text:p>B</text:p>
            </table:table-cell>
            <table:table-cell office:value-type="string">
              <text:p>ZIRCON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05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22</text:p>
            </table:table-cell>
            <table:table-cell office:value-type="string">
              <text:p>COOL</text:p>
            </table:table-cell>
            <table:table-cell office:value-type="string">
              <text:p>6.378M</text:p>
            </table:table-cell>
            <table:table-cell office:value-type="string">
              <text:p>SUBJU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01</text:p>
            </table:table-cell>
            <table:table-cell office:value-type="string">
              <text:p>B</text:p>
            </table:table-cell>
            <table:table-cell table:style-name="ce2" office:value-type="string">
              <text:p>AO-DAI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729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3.3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ANI</text:p>
            </table:table-cell>
            <table:table-cell office:value-type="string">
              <text:p>K2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04</text:p>
            </table:table-cell>
            <table:table-cell office:value-type="string">
              <text:p>B</text:p>
            </table:table-cell>
            <table:table-cell office:value-type="string">
              <text:p>MONG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201</text:p>
            </table:table-cell>
            <table:table-cell/>
            <table:table-cell office:value-type="string">
              <text:p>STD</text:p>
            </table:table-cell>
            <table:table-cell office:value-type="string">
              <text:p>80</text:p>
            </table:table-cell>
            <table:table-cell office:value-type="string">
              <text:p>NORM</text:p>
            </table:table-cell>
            <table:table-cell office:value-type="string">
              <text:p>6.206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NIRI</text:p>
            </table:table-cell>
            <table:table-cell office:value-type="string">
              <text:p>M5III</text:p>
            </table:table-cell>
            <table:table-cell office:value-type="string">
              <text:p>M0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209</text:p>
            </table:table-cell>
            <table:table-cell office:value-type="string">
              <text:p>B</text:p>
            </table:table-cell>
            <table:table-cell office:value-type="string">
              <text:p>UTOLAND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928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4</text:p>
            </table:table-cell>
            <table:table-cell office:value-type="string">
              <text:p>NORM</text:p>
            </table:table-cell>
            <table:table-cell office:value-type="string">
              <text:p>4.3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10</text:p>
            </table:table-cell>
            <table:table-cell office:value-type="string">
              <text:p>B</text:p>
            </table:table-cell>
            <table:table-cell office:value-type="string">
              <text:p>PEQUAN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86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8N</text:p>
            </table:table-cell>
            <table:table-cell office:value-type="string">
              <text:p>NORM</text:p>
            </table:table-cell>
            <table:table-cell office:value-type="string">
              <text:p>7.653M</text:p>
            </table:table-cell>
            <table:table-cell office:value-type="string">
              <text:p>DICTA</text:p>
            </table:table-cell>
            <table:table-cell table:number-columns-repeated="2"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R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05</text:p>
            </table:table-cell>
            <table:table-cell office:value-type="string">
              <text:p>B</text:p>
            </table:table-cell>
            <table:table-cell office:value-type="string">
              <text:p>NAKEG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5099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0</text:p>
            </table:table-cell>
            <table:table-cell office:value-type="string">
              <text:p>WARM</text:p>
            </table:table-cell>
            <table:table-cell office:value-type="string">
              <text:p>5.6K</text:p>
            </table:table-cell>
            <table:table-cell office:value-type="string">
              <text:p>SUBJU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07</text:p>
            </table:table-cell>
            <table:table-cell office:value-type="string">
              <text:p>B</text:p>
            </table:table-cell>
            <table:table-cell office:value-type="string">
              <text:p>LYS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723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5</text:p>
            </table:table-cell>
            <table:table-cell office:value-type="string">
              <text:p>VWARM</text:p>
            </table:table-cell>
            <table:table-cell office:value-type="string">
              <text:p>6.531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401</text:p>
            </table:table-cell>
            <table:table-cell office:value-type="string">
              <text:p>B</text:p>
            </table:table-cell>
            <table:table-cell office:value-type="string">
              <text:p>FOELON</text:p>
            </table:table-cell>
            <table:table-cell office:value-type="string">
              <text:p>ZHO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627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83</text:p>
            </table:table-cell>
            <table:table-cell office:value-type="string">
              <text:p>VCOLD</text:p>
            </table:table-cell>
            <table:table-cell office:value-type="string">
              <text:p>9.476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K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402</text:p>
            </table:table-cell>
            <table:table-cell office:value-type="string">
              <text:p>B</text:p>
            </table:table-cell>
            <table:table-cell office:value-type="string">
              <text:p>FARREACH</text:p>
            </table:table-cell>
            <table:table-cell office:value-type="string">
              <text:p>ZHO</text:p>
            </table:table-cell>
            <table:table-cell office:value-type="string">
              <text:p>AMB</text:p>
            </table:table-cell>
            <table:table-cell office:value-type="string">
              <text:p>V</text:p>
            </table:table-cell>
            <table:table-cell office:value-type="string">
              <text:p>1865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40K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M3II</text:p>
            </table:table-cell>
            <table:table-cell office:value-type="string">
              <text:p>M0V</text:p>
            </table:table-cell>
            <table:table-cell/>
            <table:table-cell office:value-type="string">
              <text:p>5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10</text:p>
            </table:table-cell>
            <table:table-cell office:value-type="string">
              <text:p>B</text:p>
            </table:table-cell>
            <table:table-cell office:value-type="string">
              <text:p>871-438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961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15</text:p>
            </table:table-cell>
            <table:table-cell/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NIL</text:p>
            </table:table-cell>
            <table:table-cell office:value-type="string">
              <text:p>BAEONIPO</text:p>
            </table:table-cell>
            <table:table-cell office:value-type="string">
              <text:p>M9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04</text:p>
            </table:table-cell>
            <table:table-cell office:value-type="string">
              <text:p>B</text:p>
            </table:table-cell>
            <table:table-cell office:value-type="string">
              <text:p>LOUZ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356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16</text:p>
            </table:table-cell>
            <table:table-cell office:value-type="string">
              <text:p>FROZE</text:p>
            </table:table-cell>
            <table:table-cell office:value-type="string">
              <text:p>10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4.5</text:p>
            </table:table-cell>
            <table:table-cell office:value-type="string">
              <text:p>HIINPO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607</text:p>
            </table:table-cell>
            <table:table-cell office:value-type="string">
              <text:p>B</text:p>
            </table:table-cell>
            <table:table-cell office:value-type="string">
              <text:p>GRANT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633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20</text:p>
            </table:table-cell>
            <table:table-cell office:value-type="string">
              <text:p>NONE</text:p>
            </table:table-cell>
            <table:table-cell table:number-columns-repeated="3" office:value-type="string">
              <text:p>0</text:p>
            </table:table-cell>
            <table:table-cell office:value-type="string">
              <text:p>EONI</text:p>
            </table:table-cell>
            <table:table-cell office:value-type="string">
              <text:p>K6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1705</text:p>
            </table:table-cell>
            <table:table-cell office:value-type="string">
              <text:p>C</text:p>
            </table:table-cell>
            <table:table-cell office:value-type="string">
              <text:p>EFA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W</text:p>
            </table:table-cell>
            <table:table-cell office:value-type="string">
              <text:p>6339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0</text:p>
            </table:table-cell>
            <table:table-cell office:value-type="string">
              <text:p>COLD</text:p>
            </table:table-cell>
            <table:table-cell office:value-type="string">
              <text:p>8.373B</text:p>
            </table:table-cell>
            <table:table-cell office:value-type="string">
              <text:p>MILIT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HIIN</text:p>
            </table:table-cell>
            <table:table-cell office:value-type="string">
              <text:p>K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706</text:p>
            </table:table-cell>
            <table:table-cell office:value-type="string">
              <text:p>C</text:p>
            </table:table-cell>
            <table:table-cell office:value-type="string">
              <text:p>ALEL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791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8</text:p>
            </table:table-cell>
            <table:table-cell office:value-type="string">
              <text:p>NORM</text:p>
            </table:table-cell>
            <table:table-cell office:value-type="string">
              <text:p>400M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M7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02</text:p>
            </table:table-cell>
            <table:table-cell office:value-type="string">
              <text:p>C</text:p>
            </table:table-cell>
            <table:table-cell office:value-type="string">
              <text:p>YRES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982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61</text:p>
            </table:table-cell>
            <table:table-cell office:value-type="string">
              <text:p>NORM</text:p>
            </table:table-cell>
            <table:table-cell office:value-type="string">
              <text:p>1.843B</text:p>
            </table:table-cell>
            <table:table-cell office:value-type="string">
              <text:p>OLIGA</text:p>
            </table:table-cell>
            <table:table-cell office:value-type="string">
              <text:p>3</text:p>
            </table:table-cell>
            <table:table-cell office:value-type="string">
              <text:p>7</text:p>
            </table:table-cell>
            <table:table-cell office:value-type="string">
              <text:p>5</text:p>
            </table:table-cell>
            <table:table-cell office:value-type="string">
              <text:p>HIIN</text:p>
            </table:table-cell>
            <table:table-cell office:value-type="string">
              <text:p>G5V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803</text:p>
            </table:table-cell>
            <table:table-cell office:value-type="string">
              <text:p>C</text:p>
            </table:table-cell>
            <table:table-cell office:value-type="string">
              <text:p>MENOR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718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20</text:p>
            </table:table-cell>
            <table:table-cell office:value-type="string">
              <text:p>COOL</text:p>
            </table:table-cell>
            <table:table-cell office:value-type="string">
              <text:p>3.747B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HIPO</text:p>
            </table:table-cell>
            <table:table-cell office:value-type="string">
              <text:p>M5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05</text:p>
            </table:table-cell>
            <table:table-cell office:value-type="string">
              <text:p>C</text:p>
            </table:table-cell>
            <table:table-cell office:value-type="string">
              <text:p>UAKY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66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90</text:p>
            </table:table-cell>
            <table:table-cell office:value-type="string">
              <text:p>COLD</text:p>
            </table:table-cell>
            <table:table-cell office:value-type="string">
              <text:p>303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806</text:p>
            </table:table-cell>
            <table:table-cell office:value-type="string">
              <text:p>C</text:p>
            </table:table-cell>
            <table:table-cell office:value-type="string">
              <text:p>WHANG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21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5</text:p>
            </table:table-cell>
            <table:table-cell office:value-type="string">
              <text:p>WARM</text:p>
            </table:table-cell>
            <table:table-cell office:value-type="string">
              <text:p>20</text:p>
            </table:table-cell>
            <table:table-cell office:value-type="string">
              <text:p>ATHDE</text:p>
            </table:table-cell>
            <table:table-cell office:value-type="string">
              <text:p>3</text:p>
            </table:table-cell>
            <table:table-cell office:value-type="string">
              <text:p>7</text:p>
            </table:table-cell>
            <table:table-cell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A1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807</text:p>
            </table:table-cell>
            <table:table-cell office:value-type="string">
              <text:p>C</text:p>
            </table:table-cell>
            <table:table-cell office:value-type="string">
              <text:p>KNORBE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95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1</text:p>
            </table:table-cell>
            <table:table-cell office:value-type="string">
              <text:p>WARM</text:p>
            </table:table-cell>
            <table:table-cell office:value-type="string">
              <text:p>82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4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D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808</text:p>
            </table:table-cell>
            <table:table-cell office:value-type="string">
              <text:p>C</text:p>
            </table:table-cell>
            <table:table-cell office:value-type="string">
              <text:p>FORBOLD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08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26</text:p>
            </table:table-cell>
            <table:table-cell office:value-type="string">
              <text:p>HOT</text:p>
            </table:table-cell>
            <table:table-cell office:value-type="string">
              <text:p>3M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RI</text:p>
            </table:table-cell>
            <table:table-cell office:value-type="string">
              <text:p>G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09</text:p>
            </table:table-cell>
            <table:table-cell office:value-type="string">
              <text:p>C</text:p>
            </table:table-cell>
            <table:table-cell office:value-type="string">
              <text:p>RUI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745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8</text:p>
            </table:table-cell>
            <table:table-cell office:value-type="string">
              <text:p>NORM</text:p>
            </table:table-cell>
            <table:table-cell office:value-type="string">
              <text:p>7.763B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HIIN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10</text:p>
            </table:table-cell>
            <table:table-cell office:value-type="string">
              <text:p>C</text:p>
            </table:table-cell>
            <table:table-cell office:value-type="string">
              <text:p>JENG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99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92</text:p>
            </table:table-cell>
            <table:table-cell office:value-type="string">
              <text:p>WARM</text:p>
            </table:table-cell>
            <table:table-cell office:value-type="string">
              <text:p>3.463M</text:p>
            </table:table-cell>
            <table:table-cell office:value-type="string">
              <text:p>DICT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03</text:p>
            </table:table-cell>
            <table:table-cell office:value-type="string">
              <text:p>C</text:p>
            </table:table-cell>
            <table:table-cell office:value-type="string">
              <text:p>PIXI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9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90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2.5</text:p>
            </table:table-cell>
            <table:table-cell office:value-type="string">
              <text:p>EONIVA</text:p>
            </table:table-cell>
            <table:table-cell office:value-type="string">
              <text:p>M1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04</text:p>
            </table:table-cell>
            <table:table-cell office:value-type="string">
              <text:p>C</text:p>
            </table:table-cell>
            <table:table-cell office:value-type="string">
              <text:p>BOUGHE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8328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30</text:p>
            </table:table-cell>
            <table:table-cell office:value-type="string">
              <text:p>COOL</text:p>
            </table:table-cell>
            <table:table-cell office:value-type="string">
              <text:p>630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FL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09</text:p>
            </table:table-cell>
            <table:table-cell office:value-type="string">
              <text:p>C</text:p>
            </table:table-cell>
            <table:table-cell office:value-type="string">
              <text:p>HEFR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174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FROZE</text:p>
            </table:table-cell>
            <table:table-cell office:value-type="string">
              <text:p>32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VA</text:p>
            </table:table-cell>
            <table:table-cell office:value-type="string">
              <text:p>K6I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10</text:p>
            </table:table-cell>
            <table:table-cell office:value-type="string">
              <text:p>C</text:p>
            </table:table-cell>
            <table:table-cell office:value-type="string">
              <text:p>REGINA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652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0</text:p>
            </table:table-cell>
            <table:table-cell office:value-type="string">
              <text:p>WARM</text:p>
            </table:table-cell>
            <table:table-cell office:value-type="string">
              <text:p>734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CPRI</text:p>
            </table:table-cell>
            <table:table-cell office:value-type="string">
              <text:p>F5V</text:p>
            </table:table-cell>
            <table:table-cell office:value-type="string">
              <text:p>M8D</text:p>
            </table:table-cell>
            <table:table-cell office:value-type="string">
              <text:p>M6V</text:p>
            </table:table-cell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005</text:p>
            </table:table-cell>
            <table:table-cell office:value-type="string">
              <text:p>C</text:p>
            </table:table-cell>
            <table:table-cell office:value-type="string">
              <text:p>FERI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304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36</text:p>
            </table:table-cell>
            <table:table-cell office:value-type="string">
              <text:p>NORM</text:p>
            </table:table-cell>
            <table:table-cell office:value-type="string">
              <text:p>600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G4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007</text:p>
            </table:table-cell>
            <table:table-cell office:value-type="string">
              <text:p>C</text:p>
            </table:table-cell>
            <table:table-cell office:value-type="string">
              <text:p>ROUP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683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00</text:p>
            </table:table-cell>
            <table:table-cell office:value-type="string">
              <text:p>WARM</text:p>
            </table:table-cell>
            <table:table-cell office:value-type="string">
              <text:p>3.472B</text:p>
            </table:table-cell>
            <table:table-cell office:value-type="string">
              <text:p>DICTA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HIINWA</text:p>
            </table:table-cell>
            <table:table-cell office:value-type="string">
              <text:p>F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06</text:p>
            </table:table-cell>
            <table:table-cell office:value-type="string">
              <text:p>C</text:p>
            </table:table-cell>
            <table:table-cell office:value-type="string">
              <text:p>PSCIAS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3170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6</text:p>
            </table:table-cell>
            <table:table-cell office:value-type="string">
              <text:p>COOL</text:p>
            </table:table-cell>
            <table:table-cell office:value-type="string">
              <text:p>50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4</text:p>
            </table:table-cell>
            <table:table-cell office:value-type="string">
              <text:p>-0.5</text:p>
            </table:table-cell>
            <table:table-cell office:value-type="string">
              <text:p>NI</text:p>
            </table:table-cell>
            <table:table-cell office:value-type="string">
              <text:p>M5VI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110</text:p>
            </table:table-cell>
            <table:table-cell office:value-type="string">
              <text:p>C</text:p>
            </table:table-cell>
            <table:table-cell office:value-type="string">
              <text:p>YOR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79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0</text:p>
            </table:table-cell>
            <table:table-cell office:value-type="string">
              <text:p>HOT</text:p>
            </table:table-cell>
            <table:table-cell office:value-type="string">
              <text:p>70.8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DERI</text:p>
            </table:table-cell>
            <table:table-cell office:value-type="string">
              <text:p>F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201</text:p>
            </table:table-cell>
            <table:table-cell office:value-type="string">
              <text:p>C</text:p>
            </table:table-cell>
            <table:table-cell office:value-type="string">
              <text:p>DENTUS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III-S</text:p>
            </table:table-cell>
            <table:table-cell office:value-type="string">
              <text:p>8888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86</text:p>
            </table:table-cell>
            <table:table-cell office:value-type="string">
              <text:p>HOT</text:p>
            </table:table-cell>
            <table:table-cell office:value-type="string">
              <text:p>900K</text:p>
            </table:table-cell>
            <table:table-cell office:value-type="string">
              <text:p>MILIT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02</text:p>
            </table:table-cell>
            <table:table-cell office:value-type="string">
              <text:p>C</text:p>
            </table:table-cell>
            <table:table-cell office:value-type="string">
              <text:p>KINOR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621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4</text:p>
            </table:table-cell>
            <table:table-cell office:value-type="string">
              <text:p>WARM</text:p>
            </table:table-cell>
            <table:table-cell office:value-type="string">
              <text:p>6.721M</text:p>
            </table:table-cell>
            <table:table-cell office:value-type="string">
              <text:p>TECHN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NIRI</text:p>
            </table:table-cell>
            <table:table-cell office:value-type="string">
              <text:p>M7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04</text:p>
            </table:table-cell>
            <table:table-cell office:value-type="string">
              <text:p>C</text:p>
            </table:table-cell>
            <table:table-cell office:value-type="string">
              <text:p>BECKS_WORL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839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26</text:p>
            </table:table-cell>
            <table:table-cell office:value-type="string">
              <text:p>NORM</text:p>
            </table:table-cell>
            <table:table-cell office:value-type="string">
              <text:p>70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M0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05</text:p>
            </table:table-cell>
            <table:table-cell office:value-type="string">
              <text:p>C</text:p>
            </table:table-cell>
            <table:table-cell office:value-type="string">
              <text:p>ENOP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251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5</text:p>
            </table:table-cell>
            <table:table-cell office:value-type="string">
              <text:p>VCOLD</text:p>
            </table:table-cell>
            <table:table-cell office:value-type="string">
              <text:p>6.376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4.5</text:p>
            </table:table-cell>
            <table:table-cell office:value-type="string">
              <text:p>HIICIN</text:p>
            </table:table-cell>
            <table:table-cell office:value-type="string">
              <text:p>M6V</text:p>
            </table:table-cell>
            <table:table-cell office:value-type="string">
              <text:p>M5D</text:p>
            </table:table-cell>
            <table:table-cell/>
            <table:table-cell table:number-columns-repeated="2"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07</text:p>
            </table:table-cell>
            <table:table-cell office:value-type="string">
              <text:p>C</text:p>
            </table:table-cell>
            <table:table-cell office:value-type="string">
              <text:p>WOCHIER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571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24</text:p>
            </table:table-cell>
            <table:table-cell office:value-type="string">
              <text:p>HOT</text:p>
            </table:table-cell>
            <table:table-cell office:value-type="string">
              <text:p>740M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-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03</text:p>
            </table:table-cell>
            <table:table-cell office:value-type="string">
              <text:p>C</text:p>
            </table:table-cell>
            <table:table-cell office:value-type="string">
              <text:p>YORBUN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650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60</text:p>
            </table:table-cell>
            <table:table-cell office:value-type="string">
              <text:p>WARM</text:p>
            </table:table-cell>
            <table:table-cell office:value-type="string">
              <text:p>200K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M8V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06</text:p>
            </table:table-cell>
            <table:table-cell office:value-type="string">
              <text:p>C</text:p>
            </table:table-cell>
            <table:table-cell office:value-type="string">
              <text:p>SHINOTHY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70M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0.5</text:p>
            </table:table-cell>
            <table:table-cell office:value-type="string">
              <text:p>ASVA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08</text:p>
            </table:table-cell>
            <table:table-cell office:value-type="string">
              <text:p>C</text:p>
            </table:table-cell>
            <table:table-cell office:value-type="string">
              <text:p>ALGINE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658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8</text:p>
            </table:table-cell>
            <table:table-cell office:value-type="string">
              <text:p>NORM</text:p>
            </table:table-cell>
            <table:table-cell office:value-type="string">
              <text:p>7.393B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1</text:p>
            </table:table-cell>
            <table:table-cell office:value-type="string">
              <text:p>HI</text:p>
            </table:table-cell>
            <table:table-cell office:value-type="string">
              <text:p>M9VI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09</text:p>
            </table:table-cell>
            <table:table-cell office:value-type="string">
              <text:p>C</text:p>
            </table:table-cell>
            <table:table-cell office:value-type="string">
              <text:p>YURS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334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1</text:p>
            </table:table-cell>
            <table:table-cell office:value-type="string">
              <text:p>WARM</text:p>
            </table:table-cell>
            <table:table-cell office:value-type="string">
              <text:p>8.442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K9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402</text:p>
            </table:table-cell>
            <table:table-cell office:value-type="string">
              <text:p>C</text:p>
            </table:table-cell>
            <table:table-cell office:value-type="string">
              <text:p>HEY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65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0</text:p>
            </table:table-cell>
            <table:table-cell office:value-type="string">
              <text:p>COOL</text:p>
            </table:table-cell>
            <table:table-cell office:value-type="string">
              <text:p>71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RI</text:p>
            </table:table-cell>
            <table:table-cell office:value-type="string">
              <text:p>K6II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405</text:p>
            </table:table-cell>
            <table:table-cell office:value-type="string">
              <text:p>C</text:p>
            </table:table-cell>
            <table:table-cell office:value-type="string">
              <text:p>KENG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0</text:p>
            </table:table-cell>
            <table:table-cell office:value-type="string">
              <text:p>WARM</text:p>
            </table:table-cell>
            <table:table-cell office:value-type="string">
              <text:p>820M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-</text:p>
            </table:table-cell>
            <table:table-cell office:value-type="string">
              <text:p>G5III</text:p>
            </table:table-cell>
            <table:table-cell office:value-type="string">
              <text:p>M9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06</text:p>
            </table:table-cell>
            <table:table-cell office:value-type="string">
              <text:p>C</text:p>
            </table:table-cell>
            <table:table-cell office:value-type="string">
              <text:p>MOUGHA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019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860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WA</text:p>
            </table:table-cell>
            <table:table-cell office:value-type="string">
              <text:p>M9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08</text:p>
            </table:table-cell>
            <table:table-cell office:value-type="string">
              <text:p>C</text:p>
            </table:table-cell>
            <table:table-cell office:value-type="string">
              <text:p>RET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VARIA</text:p>
            </table:table-cell>
            <table:table-cell office:value-type="string">
              <text:p>31.882B</text:p>
            </table:table-cell>
            <table:table-cell office:value-type="string">
              <text:p>DICT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4.5</text:p>
            </table:table-cell>
            <table:table-cell office:value-type="string">
              <text:p>DEHIIN</text:p>
            </table:table-cell>
            <table:table-cell office:value-type="string">
              <text:p>G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410</text:p>
            </table:table-cell>
            <table:table-cell office:value-type="string">
              <text:p>C</text:p>
            </table:table-cell>
            <table:table-cell office:value-type="string">
              <text:p>INT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S</text:p>
            </table:table-cell>
            <table:table-cell office:value-type="string">
              <text:p>503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72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</text:p>
            </table:table-cell>
            <table:table-cell office:value-type="string">
              <text:p>M2D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2509</text:p>
            </table:table-cell>
            <table:table-cell office:value-type="string">
              <text:p>D</text:p>
            </table:table-cell>
            <table:table-cell office:value-type="string">
              <text:p>PAY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979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52</text:p>
            </table:table-cell>
            <table:table-cell office:value-type="string">
              <text:p>COLD</text:p>
            </table:table-cell>
            <table:table-cell office:value-type="string">
              <text:p>620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10</text:p>
            </table:table-cell>
            <table:table-cell office:value-type="string">
              <text:p>D</text:p>
            </table:table-cell>
            <table:table-cell office:value-type="string">
              <text:p>DHI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904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8</text:p>
            </table:table-cell>
            <table:table-cell office:value-type="string">
              <text:p>TROPI</text:p>
            </table:table-cell>
            <table:table-cell office:value-type="string">
              <text:p>2.264M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602</text:p>
            </table:table-cell>
            <table:table-cell office:value-type="string">
              <text:p>D</text:p>
            </table:table-cell>
            <table:table-cell office:value-type="string">
              <text:p>CORFU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8173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0</text:p>
            </table:table-cell>
            <table:table-cell office:value-type="string">
              <text:p>NORM</text:p>
            </table:table-cell>
            <table:table-cell office:value-type="string">
              <text:p>2.427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RI</text:p>
            </table:table-cell>
            <table:table-cell office:value-type="string">
              <text:p>M0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607</text:p>
            </table:table-cell>
            <table:table-cell office:value-type="string">
              <text:p>D</text:p>
            </table:table-cell>
            <table:table-cell office:value-type="string">
              <text:p>FOCALI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0124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4</text:p>
            </table:table-cell>
            <table:table-cell office:value-type="string">
              <text:p>COOL</text:p>
            </table:table-cell>
            <table:table-cell office:value-type="string">
              <text:p>712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F3M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701</text:p>
            </table:table-cell>
            <table:table-cell office:value-type="string">
              <text:p>D</text:p>
            </table:table-cell>
            <table:table-cell office:value-type="string">
              <text:p>LABL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531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56</text:p>
            </table:table-cell>
            <table:table-cell office:value-type="string">
              <text:p>COOL</text:p>
            </table:table-cell>
            <table:table-cell office:value-type="string">
              <text:p>503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2III</text:p>
            </table:table-cell>
            <table:table-cell office:value-type="string">
              <text:p>M4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06</text:p>
            </table:table-cell>
            <table:table-cell office:value-type="string">
              <text:p>D</text:p>
            </table:table-cell>
            <table:table-cell office:value-type="string">
              <text:p>HEGU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79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500</text:p>
            </table:table-cell>
            <table:table-cell office:value-type="string">
              <text:p>ATHDE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2</text:p>
            </table:table-cell>
            <table:table-cell office:value-type="string">
              <text:p>EONIWA</text:p>
            </table:table-cell>
            <table:table-cell office:value-type="string">
              <text:p>M5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708</text:p>
            </table:table-cell>
            <table:table-cell office:value-type="string">
              <text:p>D</text:p>
            </table:table-cell>
            <table:table-cell office:value-type="string">
              <text:p>VIOLAN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29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3</text:p>
            </table:table-cell>
            <table:table-cell office:value-type="string">
              <text:p>WARM</text:p>
            </table:table-cell>
            <table:table-cell office:value-type="string">
              <text:p>43K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905</text:p>
            </table:table-cell>
            <table:table-cell office:value-type="string">
              <text:p>D</text:p>
            </table:table-cell>
            <table:table-cell office:value-type="string">
              <text:p>PAVAN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014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G2V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906</text:p>
            </table:table-cell>
            <table:table-cell office:value-type="string">
              <text:p>D</text:p>
            </table:table-cell>
            <table:table-cell office:value-type="string">
              <text:p>CARST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164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74</text:p>
            </table:table-cell>
            <table:table-cell office:value-type="string">
              <text:p>VCOLD</text:p>
            </table:table-cell>
            <table:table-cell office:value-type="string">
              <text:p>82K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08</text:p>
            </table:table-cell>
            <table:table-cell office:value-type="string">
              <text:p>D</text:p>
            </table:table-cell>
            <table:table-cell office:value-type="string">
              <text:p>ZILA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61</text:p>
            </table:table-cell>
            <table:table-cell office:value-type="string">
              <text:p>WARM</text:p>
            </table:table-cell>
            <table:table-cell office:value-type="string">
              <text:p>66M</text:p>
            </table:table-cell>
            <table:table-cell office:value-type="string">
              <text:p>ATHDE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AG</text:p>
            </table:table-cell>
            <table:table-cell office:value-type="string">
              <text:p>M6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01</text:p>
            </table:table-cell>
            <table:table-cell office:value-type="string">
              <text:p>D</text:p>
            </table:table-cell>
            <table:table-cell office:value-type="string">
              <text:p>JESEDIPER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11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3</text:p>
            </table:table-cell>
            <table:table-cell office:value-type="string">
              <text:p>WARM</text:p>
            </table:table-cell>
            <table:table-cell office:value-type="string">
              <text:p>4.1K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table:number-columns-repeated="3"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02</text:p>
            </table:table-cell>
            <table:table-cell office:value-type="string">
              <text:p>D</text:p>
            </table:table-cell>
            <table:table-cell office:value-type="string">
              <text:p>YEBA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932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41</text:p>
            </table:table-cell>
            <table:table-cell office:value-type="string">
              <text:p>COLD</text:p>
            </table:table-cell>
            <table:table-cell office:value-type="string">
              <text:p>732B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FL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03</text:p>
            </table:table-cell>
            <table:table-cell office:value-type="string">
              <text:p>D</text:p>
            </table:table-cell>
            <table:table-cell office:value-type="string">
              <text:p>NASEM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9074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60.3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WA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04</text:p>
            </table:table-cell>
            <table:table-cell office:value-type="string">
              <text:p>D</text:p>
            </table:table-cell>
            <table:table-cell office:value-type="string">
              <text:p>ZYKOCA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I</text:p>
            </table:table-cell>
            <table:table-cell office:value-type="string">
              <text:p>9105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1</text:p>
            </table:table-cell>
            <table:table-cell office:value-type="string">
              <text:p>HOT</text:p>
            </table:table-cell>
            <table:table-cell office:value-type="string">
              <text:p>340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05</text:p>
            </table:table-cell>
            <table:table-cell office:value-type="string">
              <text:p>D</text:p>
            </table:table-cell>
            <table:table-cell office:value-type="string">
              <text:p>ARAMANX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6209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70</text:p>
            </table:table-cell>
            <table:table-cell office:value-type="string">
              <text:p>NORM</text:p>
            </table:table-cell>
            <table:table-cell office:value-type="string">
              <text:p>1.58B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HI</text:p>
            </table:table-cell>
            <table:table-cell office:value-type="string">
              <text:p>G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08</text:p>
            </table:table-cell>
            <table:table-cell office:value-type="string">
              <text:p>D</text:p>
            </table:table-cell>
            <table:table-cell office:value-type="string">
              <text:p>PYSAD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866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62</text:p>
            </table:table-cell>
            <table:table-cell office:value-type="string">
              <text:p>NORM</text:p>
            </table:table-cell>
            <table:table-cell office:value-type="string">
              <text:p>1.9M</text:p>
            </table:table-cell>
            <table:table-cell office:value-type="string">
              <text:p>THEOC</text:p>
            </table:table-cell>
            <table:table-cell table:number-columns-repeated="2"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AGNIRI</text:p>
            </table:table-cell>
            <table:table-cell office:value-type="string">
              <text:p>K9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10</text:p>
            </table:table-cell>
            <table:table-cell office:value-type="string">
              <text:p>D</text:p>
            </table:table-cell>
            <table:table-cell office:value-type="string">
              <text:p>L`OUEL_D`DIEU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8798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99</text:p>
            </table:table-cell>
            <table:table-cell office:value-type="string">
              <text:p>WARM</text:p>
            </table:table-cell>
            <table:table-cell office:value-type="string">
              <text:p>523K</text:p>
            </table:table-cell>
            <table:table-cell office:value-type="string">
              <text:p>CORPO</text:p>
            </table:table-cell>
            <table:table-cell office:value-type="string">
              <text:p>O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WA</text:p>
            </table:table-cell>
            <table:table-cell office:value-type="string">
              <text:p>G1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02</text:p>
            </table:table-cell>
            <table:table-cell office:value-type="string">
              <text:p>D</text:p>
            </table:table-cell>
            <table:table-cell office:value-type="string">
              <text:p>RUGBIRD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10429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53</text:p>
            </table:table-cell>
            <table:table-cell office:value-type="string">
              <text:p>VCOLD</text:p>
            </table:table-cell>
            <table:table-cell office:value-type="string">
              <text:p>8.384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FLNI</text:p>
            </table:table-cell>
            <table:table-cell office:value-type="string">
              <text:p>M1V</text:p>
            </table:table-cell>
            <table:table-cell table:number-columns-repeated="2"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103</text:p>
            </table:table-cell>
            <table:table-cell office:value-type="string">
              <text:p>D</text:p>
            </table:table-cell>
            <table:table-cell office:value-type="string">
              <text:p>TOWERS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-S</text:p>
            </table:table-cell>
            <table:table-cell office:value-type="string">
              <text:p>410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5</text:p>
            </table:table-cell>
            <table:table-cell office:value-type="string">
              <text:p>COOL</text:p>
            </table:table-cell>
            <table:table-cell office:value-type="string">
              <text:p>72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A8III</text:p>
            </table:table-cell>
            <table:table-cell office:value-type="string">
              <text:p>K6D</text:p>
            </table:table-cell>
            <table:table-cell/>
            <table:table-cell office:value-type="string">
              <text:p>5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3104</text:p>
            </table:table-cell>
            <table:table-cell office:value-type="string">
              <text:p>D</text:p>
            </table:table-cell>
            <table:table-cell office:value-type="string">
              <text:p>FENETEM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991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20</text:p>
            </table:table-cell>
            <table:table-cell office:value-type="string">
              <text:p>VCOLD</text:p>
            </table:table-cell>
            <table:table-cell office:value-type="string">
              <text:p>93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2.5</text:p>
            </table:table-cell>
            <table:table-cell office:value-type="string">
              <text:p>EONIPO</text:p>
            </table:table-cell>
            <table:table-cell office:value-type="string">
              <text:p>G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107</text:p>
            </table:table-cell>
            <table:table-cell office:value-type="string">
              <text:p>D</text:p>
            </table:table-cell>
            <table:table-cell office:value-type="string">
              <text:p>LEWI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978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71</text:p>
            </table:table-cell>
            <table:table-cell/>
            <table:table-cell office:value-type="string">
              <text:p>24K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10</text:p>
            </table:table-cell>
            <table:table-cell office:value-type="string">
              <text:p>D</text:p>
            </table:table-cell>
            <table:table-cell office:value-type="string">
              <text:p>ARAMIS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904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0</text:p>
            </table:table-cell>
            <table:table-cell office:value-type="string">
              <text:p>HOT</text:p>
            </table:table-cell>
            <table:table-cell office:value-type="string">
              <text:p>620K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CPNI</text:p>
            </table:table-cell>
            <table:table-cell office:value-type="string">
              <text:p>M9V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202</text:p>
            </table:table-cell>
            <table:table-cell office:value-type="string">
              <text:p>D</text:p>
            </table:table-cell>
            <table:table-cell office:value-type="string">
              <text:p>JUNIDY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3866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8</text:p>
            </table:table-cell>
            <table:table-cell office:value-type="string">
              <text:p>COOL</text:p>
            </table:table-cell>
            <table:table-cell office:value-type="string">
              <text:p>28B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HINA</text:p>
            </table:table-cell>
            <table:table-cell office:value-type="string">
              <text:p>F7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207</text:p>
            </table:table-cell>
            <table:table-cell office:value-type="string">
              <text:p>D</text:p>
            </table:table-cell>
            <table:table-cell office:value-type="string">
              <text:p>PATINI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3.24M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SNANIVA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09</text:p>
            </table:table-cell>
            <table:table-cell office:value-type="string">
              <text:p>D</text:p>
            </table:table-cell>
            <table:table-cell office:value-type="string">
              <text:p>NATOK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9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21</text:p>
            </table:table-cell>
            <table:table-cell office:value-type="string">
              <text:p>WARM</text:p>
            </table:table-cell>
            <table:table-cell office:value-type="string">
              <text:p>806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2V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210</text:p>
            </table:table-cell>
            <table:table-cell office:value-type="string">
              <text:p>D</text:p>
            </table:table-cell>
            <table:table-cell office:value-type="string">
              <text:p>REACHER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8987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76</text:p>
            </table:table-cell>
            <table:table-cell office:value-type="string">
              <text:p>HOT</text:p>
            </table:table-cell>
            <table:table-cell office:value-type="string">
              <text:p>364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G4D</text:p>
            </table:table-cell>
            <table:table-cell table:number-columns-repeated="2"/>
            <table:table-cell table:number-columns-repeated="2" office:value-type="string">
              <text:p>3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111</text:p>
            </table:table-cell>
            <table:table-cell office:value-type="string">
              <text:p>E</text:p>
            </table:table-cell>
            <table:table-cell office:value-type="string">
              <text:p>ATS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045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900K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K8VI</text:p>
            </table:table-cell>
            <table:table-cell table:number-columns-repeated="2"/>
            <table:table-cell table:number-columns-repeated="2"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0114</text:p>
            </table:table-cell>
            <table:table-cell office:value-type="string">
              <text:p>E</text:p>
            </table:table-cell>
            <table:table-cell office:value-type="string">
              <text:p>YIKTOR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25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1</text:p>
            </table:table-cell>
            <table:table-cell office:value-type="string">
              <text:p>VHOT</text:p>
            </table:table-cell>
            <table:table-cell office:value-type="string">
              <text:p>10.7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G4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115</text:p>
            </table:table-cell>
            <table:table-cell office:value-type="string">
              <text:p>E</text:p>
            </table:table-cell>
            <table:table-cell office:value-type="string">
              <text:p>XHOSA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82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2</text:p>
            </table:table-cell>
            <table:table-cell office:value-type="string">
              <text:p>WARM</text:p>
            </table:table-cell>
            <table:table-cell office:value-type="string">
              <text:p>9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M0III</text:p>
            </table:table-cell>
            <table:table-cell table:number-columns-repeated="2"/>
            <table:table-cell office:value-type="string">
              <text:p>M2D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212</text:p>
            </table:table-cell>
            <table:table-cell office:value-type="string">
              <text:p>E</text:p>
            </table:table-cell>
            <table:table-cell office:value-type="string">
              <text:p>PRINX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915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60</text:p>
            </table:table-cell>
            <table:table-cell office:value-type="string">
              <text:p>COOL</text:p>
            </table:table-cell>
            <table:table-cell office:value-type="string">
              <text:p>7.35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NANI</text:p>
            </table:table-cell>
            <table:table-cell office:value-type="string">
              <text:p>A9V</text:p>
            </table:table-cell>
            <table:table-cell office:value-type="string">
              <text:p>K8VI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215</text:p>
            </table:table-cell>
            <table:table-cell office:value-type="string">
              <text:p>E</text:p>
            </table:table-cell>
            <table:table-cell office:value-type="string">
              <text:p>RUSHU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71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5</text:p>
            </table:table-cell>
            <table:table-cell office:value-type="string">
              <text:p>NORM</text:p>
            </table:table-cell>
            <table:table-cell office:value-type="string">
              <text:p>9.3M</text:p>
            </table:table-cell>
            <table:table-cell office:value-type="string">
              <text:p>DICTA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A0I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218</text:p>
            </table:table-cell>
            <table:table-cell office:value-type="string">
              <text:p>E</text:p>
            </table:table-cell>
            <table:table-cell office:value-type="string">
              <text:p>BAEL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523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80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1</text:p>
            </table:table-cell>
            <table:table-cell office:value-type="string">
              <text:p>EONIVA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311</text:p>
            </table:table-cell>
            <table:table-cell office:value-type="string">
              <text:p>E</text:p>
            </table:table-cell>
            <table:table-cell office:value-type="string">
              <text:p>MIZEN-FEL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04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20</text:p>
            </table:table-cell>
            <table:table-cell office:value-type="string">
              <text:p>NORM</text:p>
            </table:table-cell>
            <table:table-cell office:value-type="string">
              <text:p>309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412</text:p>
            </table:table-cell>
            <table:table-cell office:value-type="string">
              <text:p>E</text:p>
            </table:table-cell>
            <table:table-cell office:value-type="string">
              <text:p>SANSIBAR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205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7K</text:p>
            </table:table-cell>
            <table:table-cell office:value-type="string">
              <text:p>ZCOMP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VA</text:p>
            </table:table-cell>
            <table:table-cell office:value-type="string">
              <text:p>M3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414</text:p>
            </table:table-cell>
            <table:table-cell office:value-type="string">
              <text:p>E</text:p>
            </table:table-cell>
            <table:table-cell office:value-type="string">
              <text:p>ATTICA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04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802K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VA</text:p>
            </table:table-cell>
            <table:table-cell office:value-type="string">
              <text:p>K1V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416</text:p>
            </table:table-cell>
            <table:table-cell office:value-type="string">
              <text:p>E</text:p>
            </table:table-cell>
            <table:table-cell office:value-type="string">
              <text:p>RETINA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39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5</text:p>
            </table:table-cell>
            <table:table-cell office:value-type="string">
              <text:p>VHOT</text:p>
            </table:table-cell>
            <table:table-cell office:value-type="string">
              <text:p>9M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11</text:p>
            </table:table-cell>
            <table:table-cell office:value-type="string">
              <text:p>E</text:p>
            </table:table-cell>
            <table:table-cell office:value-type="string">
              <text:p>TERRA-NOVA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899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1</text:p>
            </table:table-cell>
            <table:table-cell office:value-type="string">
              <text:p>NORM</text:p>
            </table:table-cell>
            <table:table-cell office:value-type="string">
              <text:p>8800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7D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12</text:p>
            </table:table-cell>
            <table:table-cell office:value-type="string">
              <text:p>E</text:p>
            </table:table-cell>
            <table:table-cell office:value-type="string">
              <text:p>ASMODEUS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469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60</text:p>
            </table:table-cell>
            <table:table-cell office:value-type="string">
              <text:p>NORM</text:p>
            </table:table-cell>
            <table:table-cell office:value-type="string">
              <text:p>20K</text:p>
            </table:table-cell>
            <table:table-cell office:value-type="string">
              <text:p>FAMIL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K8VI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518</text:p>
            </table:table-cell>
            <table:table-cell office:value-type="string">
              <text:p>E</text:p>
            </table:table-cell>
            <table:table-cell office:value-type="string">
              <text:p>FAISAL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60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7</text:p>
            </table:table-cell>
            <table:table-cell office:value-type="string">
              <text:p>HOT</text:p>
            </table:table-cell>
            <table:table-cell office:value-type="string">
              <text:p>82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K9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13</text:p>
            </table:table-cell>
            <table:table-cell office:value-type="string">
              <text:p>E</text:p>
            </table:table-cell>
            <table:table-cell office:value-type="string">
              <text:p>LEBEAU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801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4</text:p>
            </table:table-cell>
            <table:table-cell office:value-type="string">
              <text:p>MILD</text:p>
            </table:table-cell>
            <table:table-cell office:value-type="string">
              <text:p>900K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IWA</text:p>
            </table:table-cell>
            <table:table-cell office:value-type="string">
              <text:p>G8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614</text:p>
            </table:table-cell>
            <table:table-cell office:value-type="string">
              <text:p>E</text:p>
            </table:table-cell>
            <table:table-cell office:value-type="string">
              <text:p>QUERION*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11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0</text:p>
            </table:table-cell>
            <table:table-cell office:value-type="string">
              <text:p>COOL</text:p>
            </table:table-cell>
            <table:table-cell office:value-type="string">
              <text:p>82.3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CP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618</text:p>
            </table:table-cell>
            <table:table-cell office:value-type="string">
              <text:p>E</text:p>
            </table:table-cell>
            <table:table-cell office:value-type="string">
              <text:p>DEKALB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69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100</text:p>
            </table:table-cell>
            <table:table-cell office:value-type="string">
              <text:p>WARM</text:p>
            </table:table-cell>
            <table:table-cell office:value-type="string">
              <text:p>30.4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RIWA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620</text:p>
            </table:table-cell>
            <table:table-cell office:value-type="string">
              <text:p>E</text:p>
            </table:table-cell>
            <table:table-cell office:value-type="string">
              <text:p>WINSTON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644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8</text:p>
            </table:table-cell>
            <table:table-cell office:value-type="string">
              <text:p>NORM</text:p>
            </table:table-cell>
            <table:table-cell office:value-type="string">
              <text:p>528K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K5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12</text:p>
            </table:table-cell>
            <table:table-cell office:value-type="string">
              <text:p>E</text:p>
            </table:table-cell>
            <table:table-cell office:value-type="string">
              <text:p>RAPPS_WORLD</text:p>
            </table:table-cell>
            <table:table-cell office:value-type="string">
              <text:p>ZH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096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5</text:p>
            </table:table-cell>
            <table:table-cell office:value-type="string">
              <text:p>WARM</text:p>
            </table:table-cell>
            <table:table-cell office:value-type="string">
              <text:p>4345</text:p>
            </table:table-cell>
            <table:table-cell office:value-type="string">
              <text:p>ATHDE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5V</text:p>
            </table:table-cell>
            <table:table-cell office:value-type="string">
              <text:p>M8VI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17</text:p>
            </table:table-cell>
            <table:table-cell office:value-type="string">
              <text:p>E</text:p>
            </table:table-cell>
            <table:table-cell office:value-type="string">
              <text:p>THANBER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49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4</text:p>
            </table:table-cell>
            <table:table-cell office:value-type="string">
              <text:p>COLD</text:p>
            </table:table-cell>
            <table:table-cell office:value-type="string">
              <text:p>2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IPO</text:p>
            </table:table-cell>
            <table:table-cell office:value-type="string">
              <text:p>M9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720</text:p>
            </table:table-cell>
            <table:table-cell office:value-type="string">
              <text:p>E</text:p>
            </table:table-cell>
            <table:table-cell office:value-type="string">
              <text:p>ENTROP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298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61</text:p>
            </table:table-cell>
            <table:table-cell office:value-type="string">
              <text:p>FROZE</text:p>
            </table:table-cell>
            <table:table-cell office:value-type="string">
              <text:p>11.26B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HI</text:p>
            </table:table-cell>
            <table:table-cell office:value-type="string">
              <text:p>G6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820</text:p>
            </table:table-cell>
            <table:table-cell office:value-type="string">
              <text:p>E</text:p>
            </table:table-cell>
            <table:table-cell office:value-type="string">
              <text:p>ANSELHOM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09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602K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-</text:p>
            </table:table-cell>
            <table:table-cell office:value-type="string">
              <text:p>M6VI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911</text:p>
            </table:table-cell>
            <table:table-cell office:value-type="string">
              <text:p>F</text:p>
            </table:table-cell>
            <table:table-cell office:value-type="string">
              <text:p>CALORA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738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62</text:p>
            </table:table-cell>
            <table:table-cell office:value-type="string">
              <text:p>NORM</text:p>
            </table:table-cell>
            <table:table-cell office:value-type="string">
              <text:p>53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</text:p>
            </table:table-cell>
            <table:table-cell office:value-type="string">
              <text:p>G2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912</text:p>
            </table:table-cell>
            <table:table-cell office:value-type="string">
              <text:p>F</text:p>
            </table:table-cell>
            <table:table-cell office:value-type="string">
              <text:p>899-076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717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5.24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15</text:p>
            </table:table-cell>
            <table:table-cell office:value-type="string">
              <text:p>F</text:p>
            </table:table-cell>
            <table:table-cell office:value-type="string">
              <text:p>QUARE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992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HOT</text:p>
            </table:table-cell>
            <table:table-cell office:value-type="string">
              <text:p>22.5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919</text:p>
            </table:table-cell>
            <table:table-cell office:value-type="string">
              <text:p>F</text:p>
            </table:table-cell>
            <table:table-cell office:value-type="string">
              <text:p>ZETA-2</text:p>
            </table:table-cell>
            <table:table-cell office:value-type="string">
              <text:p>IND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646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60</text:p>
            </table:table-cell>
            <table:table-cell office:value-type="string">
              <text:p>HOT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FLEONI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011</text:p>
            </table:table-cell>
            <table:table-cell office:value-type="string">
              <text:p>F</text:p>
            </table:table-cell>
            <table:table-cell office:value-type="string">
              <text:p>ARDEN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94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0</text:p>
            </table:table-cell>
            <table:table-cell office:value-type="string">
              <text:p>WARM</text:p>
            </table:table-cell>
            <table:table-cell office:value-type="string">
              <text:p>823M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CPRI</text:p>
            </table:table-cell>
            <table:table-cell office:value-type="string">
              <text:p>M4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018</text:p>
            </table:table-cell>
            <table:table-cell office:value-type="string">
              <text:p>F</text:p>
            </table:table-cell>
            <table:table-cell office:value-type="string">
              <text:p>CHOLEOST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828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13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</text:p>
            </table:table-cell>
            <table:table-cell office:value-type="string">
              <text:p>EONIVA</text:p>
            </table:table-cell>
            <table:table-cell office:value-type="string">
              <text:p>M9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020</text:p>
            </table:table-cell>
            <table:table-cell office:value-type="string">
              <text:p>F</text:p>
            </table:table-cell>
            <table:table-cell office:value-type="string">
              <text:p>MARGESI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452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0</text:p>
            </table:table-cell>
            <table:table-cell office:value-type="string">
              <text:p>NORM</text:p>
            </table:table-cell>
            <table:table-cell office:value-type="string">
              <text:p>967M</text:p>
            </table:table-cell>
            <table:table-cell office:value-type="string">
              <text:p>ATHDE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16</text:p>
            </table:table-cell>
            <table:table-cell office:value-type="string">
              <text:p>F</text:p>
            </table:table-cell>
            <table:table-cell office:value-type="string">
              <text:p>FRENZIE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343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53K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CPNIVA</text:p>
            </table:table-cell>
            <table:table-cell office:value-type="string">
              <text:p>M2III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18</text:p>
            </table:table-cell>
            <table:table-cell office:value-type="string">
              <text:p>F</text:p>
            </table:table-cell>
            <table:table-cell office:value-type="string">
              <text:p>GARDA_VILIS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5572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80</text:p>
            </table:table-cell>
            <table:table-cell office:value-type="string">
              <text:p>NORM</text:p>
            </table:table-cell>
            <table:table-cell office:value-type="string">
              <text:p>923M</text:p>
            </table:table-cell>
            <table:table-cell office:value-type="string">
              <text:p>ANARC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19</text:p>
            </table:table-cell>
            <table:table-cell office:value-type="string">
              <text:p>F</text:p>
            </table:table-cell>
            <table:table-cell office:value-type="string">
              <text:p>VILI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007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33</text:p>
            </table:table-cell>
            <table:table-cell office:value-type="string">
              <text:p>COOL</text:p>
            </table:table-cell>
            <table:table-cell office:value-type="string">
              <text:p>832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G5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12</text:p>
            </table:table-cell>
            <table:table-cell office:value-type="string">
              <text:p>F</text:p>
            </table:table-cell>
            <table:table-cell office:value-type="string">
              <text:p>DIGITIS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70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58</text:p>
            </table:table-cell>
            <table:table-cell office:value-type="string">
              <text:p>TROPI</text:p>
            </table:table-cell>
            <table:table-cell office:value-type="string">
              <text:p>9.78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ANI</text:p>
            </table:table-cell>
            <table:table-cell office:value-type="string">
              <text:p>M6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13</text:p>
            </table:table-cell>
            <table:table-cell office:value-type="string">
              <text:p>F</text:p>
            </table:table-cell>
            <table:table-cell office:value-type="string">
              <text:p>EDININA</text:p>
            </table:table-cell>
            <table:table-cell office:value-type="string">
              <text:p>ARD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4098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438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1.5</text:p>
            </table:table-cell>
            <table:table-cell office:value-type="string">
              <text:p>EONIVA</text:p>
            </table:table-cell>
            <table:table-cell office:value-type="string">
              <text:p>K6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214</text:p>
            </table:table-cell>
            <table:table-cell office:value-type="string">
              <text:p>F</text:p>
            </table:table-cell>
            <table:table-cell office:value-type="string">
              <text:p>728-907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942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7</text:p>
            </table:table-cell>
            <table:table-cell office:value-type="string">
              <text:p>NORM</text:p>
            </table:table-cell>
            <table:table-cell office:value-type="string">
              <text:p>6</text:p>
            </table:table-cell>
            <table:table-cell office:value-type="string">
              <text:p>MILIT</text:p>
            </table:table-cell>
            <table:table-cell office:value-type="string">
              <text:p>0</text:p>
            </table:table-cell>
            <table:table-cell office:value-type="string">
              <text:p>12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1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16</text:p>
            </table:table-cell>
            <table:table-cell office:value-type="string">
              <text:p>F</text:p>
            </table:table-cell>
            <table:table-cell office:value-type="string">
              <text:p>STELLATI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4655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37</text:p>
            </table:table-cell>
            <table:table-cell office:value-type="string">
              <text:p>TROPI</text:p>
            </table:table-cell>
            <table:table-cell office:value-type="string">
              <text:p>50K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M9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17</text:p>
            </table:table-cell>
            <table:table-cell office:value-type="string">
              <text:p>F</text:p>
            </table:table-cell>
            <table:table-cell office:value-type="string">
              <text:p>ARKAD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940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3</text:p>
            </table:table-cell>
            <table:table-cell office:value-type="string">
              <text:p>NORM</text:p>
            </table:table-cell>
            <table:table-cell office:value-type="string">
              <text:p>421M</text:p>
            </table:table-cell>
            <table:table-cell office:value-type="string">
              <text:p>REPDE</text:p>
            </table:table-cell>
            <table:table-cell office:value-type="string">
              <text:p>3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11</text:p>
            </table:table-cell>
            <table:table-cell office:value-type="string">
              <text:p>F</text:p>
            </table:table-cell>
            <table:table-cell office:value-type="string">
              <text:p>TREMOUS_DEX</text:p>
            </table:table-cell>
            <table:table-cell office:value-type="string">
              <text:p>AR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4878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14</text:p>
            </table:table-cell>
            <table:table-cell office:value-type="string">
              <text:p>COLD</text:p>
            </table:table-cell>
            <table:table-cell office:value-type="string">
              <text:p>31K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3.5</text:p>
            </table:table-cell>
            <table:table-cell office:value-type="string">
              <text:p>ICNI</text:p>
            </table:table-cell>
            <table:table-cell office:value-type="string">
              <text:p>K8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15</text:p>
            </table:table-cell>
            <table:table-cell office:value-type="string">
              <text:p>F</text:p>
            </table:table-cell>
            <table:table-cell office:value-type="string">
              <text:p>MIRRIA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-N</text:p>
            </table:table-cell>
            <table:table-cell office:value-type="string">
              <text:p>4014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24</text:p>
            </table:table-cell>
            <table:table-cell office:value-type="string">
              <text:p>NORM</text:p>
            </table:table-cell>
            <table:table-cell office:value-type="string">
              <text:p>1298</text:p>
            </table:table-cell>
            <table:table-cell office:value-type="string">
              <text:p>TRIB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20</text:p>
            </table:table-cell>
            <table:table-cell office:value-type="string">
              <text:p>F</text:p>
            </table:table-cell>
            <table:table-cell office:value-type="string">
              <text:p>SAURU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855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2</text:p>
            </table:table-cell>
            <table:table-cell office:value-type="string">
              <text:p>NORM</text:p>
            </table:table-cell>
            <table:table-cell office:value-type="string">
              <text:p>83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A8V</text:p>
            </table:table-cell>
            <table:table-cell office:value-type="string">
              <text:p>M1VI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411</text:p>
            </table:table-cell>
            <table:table-cell office:value-type="string">
              <text:p>F</text:p>
            </table:table-cell>
            <table:table-cell office:value-type="string">
              <text:p>RANGENT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36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00</text:p>
            </table:table-cell>
            <table:table-cell office:value-type="string">
              <text:p>TROPI</text:p>
            </table:table-cell>
            <table:table-cell office:value-type="string">
              <text:p>7.341M</text:p>
            </table:table-cell>
            <table:table-cell office:value-type="string">
              <text:p>BUREA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NIWA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13</text:p>
            </table:table-cell>
            <table:table-cell office:value-type="string">
              <text:p>F</text:p>
            </table:table-cell>
            <table:table-cell office:value-type="string">
              <text:p>DENOTA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850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85</text:p>
            </table:table-cell>
            <table:table-cell office:value-type="string">
              <text:p>NORM</text:p>
            </table:table-cell>
            <table:table-cell office:value-type="string">
              <text:p>37K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417</text:p>
            </table:table-cell>
            <table:table-cell office:value-type="string">
              <text:p>F</text:p>
            </table:table-cell>
            <table:table-cell office:value-type="string">
              <text:p>FICAN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22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9</text:p>
            </table:table-cell>
            <table:table-cell office:value-type="string">
              <text:p>COOL</text:p>
            </table:table-cell>
            <table:table-cell office:value-type="string">
              <text:p>9.25K</text:p>
            </table:table-cell>
            <table:table-cell office:value-type="string">
              <text:p>T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M0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11</text:p>
            </table:table-cell>
            <table:table-cell office:value-type="string">
              <text:p>F</text:p>
            </table:table-cell>
            <table:table-cell office:value-type="string">
              <text:p>TIONALE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605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43</text:p>
            </table:table-cell>
            <table:table-cell office:value-type="string">
              <text:p>COOL</text:p>
            </table:table-cell>
            <table:table-cell office:value-type="string">
              <text:p>2.2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9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15</text:p>
            </table:table-cell>
            <table:table-cell office:value-type="string">
              <text:p>F</text:p>
            </table:table-cell>
            <table:table-cell office:value-type="string">
              <text:p>CALI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46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2</text:p>
            </table:table-cell>
            <table:table-cell office:value-type="string">
              <text:p>VH</text:p>
            </table:table-cell>
            <table:table-cell office:value-type="string">
              <text:p>573M</text:p>
            </table:table-cell>
            <table:table-cell office:value-type="string">
              <text:p>MILIT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table:number-columns-repeated="2"/>
            <table:table-cell office:value-type="string">
              <text:p>K9V</text:p>
            </table:table-cell>
            <table:table-cell office:value-type="string">
              <text:p>M5D</text:p>
            </table:table-cell>
            <table:table-cell table:number-columns-repeated="237"/>
          </table:table-row>
          <table:table-row table:style-name="ro1">
            <table:table-cell office:value-type="string">
              <text:p>1519</text:p>
            </table:table-cell>
            <table:table-cell office:value-type="string">
              <text:p>F</text:p>
            </table:table-cell>
            <table:table-cell office:value-type="string">
              <text:p>ASGARD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2956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0</text:p>
            </table:table-cell>
            <table:table-cell office:value-type="string">
              <text:p>WARM</text:p>
            </table:table-cell>
            <table:table-cell office:value-type="string">
              <text:p>51M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0.5</text:p>
            </table:table-cell>
            <table:table-cell office:value-type="string">
              <text:p>NAPO</text:p>
            </table:table-cell>
            <table:table-cell office:value-type="string">
              <text:p>F5II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520</text:p>
            </table:table-cell>
            <table:table-cell office:value-type="string">
              <text:p>F</text:p>
            </table:table-cell>
            <table:table-cell office:value-type="string">
              <text:p>TAVONN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05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8</text:p>
            </table:table-cell>
            <table:table-cell office:value-type="string">
              <text:p>COOL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G6I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611</text:p>
            </table:table-cell>
            <table:table-cell office:value-type="string">
              <text:p>F</text:p>
            </table:table-cell>
            <table:table-cell office:value-type="string">
              <text:p>PHLUM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874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1</text:p>
            </table:table-cell>
            <table:table-cell office:value-type="string">
              <text:p>NORM</text:p>
            </table:table-cell>
            <table:table-cell office:value-type="string">
              <text:p>7.22M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G5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1711</text:p>
            </table:table-cell>
            <table:table-cell office:value-type="string">
              <text:p>G</text:p>
            </table:table-cell>
            <table:table-cell office:value-type="string">
              <text:p>EXTOLA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406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7</text:p>
            </table:table-cell>
            <table:table-cell office:value-type="string">
              <text:p>NORM</text:p>
            </table:table-cell>
            <table:table-cell office:value-type="string">
              <text:p>123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M2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719</text:p>
            </table:table-cell>
            <table:table-cell office:value-type="string">
              <text:p>G</text:p>
            </table:table-cell>
            <table:table-cell office:value-type="string">
              <text:p>LANTH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7874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86</text:p>
            </table:table-cell>
            <table:table-cell office:value-type="string">
              <text:p>NORM</text:p>
            </table:table-cell>
            <table:table-cell office:value-type="string">
              <text:p>770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CPNI</text:p>
            </table:table-cell>
            <table:table-cell office:value-type="string">
              <text:p>F5I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11</text:p>
            </table:table-cell>
            <table:table-cell office:value-type="string">
              <text:p>G</text:p>
            </table:table-cell>
            <table:table-cell office:value-type="string">
              <text:p>DINOM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106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ARIA</text:p>
            </table:table-cell>
            <table:table-cell office:value-type="string">
              <text:p>241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A4III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15</text:p>
            </table:table-cell>
            <table:table-cell office:value-type="string">
              <text:p>G</text:p>
            </table:table-cell>
            <table:table-cell office:value-type="string">
              <text:p>GHAND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1928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6</text:p>
            </table:table-cell>
            <table:table-cell office:value-type="string">
              <text:p>ICY</text:p>
            </table:table-cell>
            <table:table-cell office:value-type="string">
              <text:p>42K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ICNI</text:p>
            </table:table-cell>
            <table:table-cell office:value-type="string">
              <text:p>F8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17</text:p>
            </table:table-cell>
            <table:table-cell office:value-type="string">
              <text:p>G</text:p>
            </table:table-cell>
            <table:table-cell office:value-type="string">
              <text:p>VICTORIA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61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12M</text:p>
            </table:table-cell>
            <table:table-cell office:value-type="string">
              <text:p>MULTI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0.5</text:p>
            </table:table-cell>
            <table:table-cell office:value-type="string">
              <text:p>-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12</text:p>
            </table:table-cell>
            <table:table-cell office:value-type="string">
              <text:p>G</text:p>
            </table:table-cell>
            <table:table-cell office:value-type="string">
              <text:p>DINOM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6042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9</text:p>
            </table:table-cell>
            <table:table-cell office:value-type="string">
              <text:p>NORM</text:p>
            </table:table-cell>
            <table:table-cell office:value-type="string">
              <text:p>2.431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M8V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16</text:p>
            </table:table-cell>
            <table:table-cell office:value-type="string">
              <text:p>G</text:p>
            </table:table-cell>
            <table:table-cell office:value-type="string">
              <text:p>YYLAVEN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10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8</text:p>
            </table:table-cell>
            <table:table-cell office:value-type="string">
              <text:p>VCOLD</text:p>
            </table:table-cell>
            <table:table-cell office:value-type="string">
              <text:p>532K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0</text:p>
            </table:table-cell>
            <table:table-cell office:value-type="string">
              <text:p>AGNI</text:p>
            </table:table-cell>
            <table:table-cell office:value-type="string">
              <text:p>F9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18</text:p>
            </table:table-cell>
            <table:table-cell office:value-type="string">
              <text:p>G</text:p>
            </table:table-cell>
            <table:table-cell office:value-type="string">
              <text:p>SONTHERT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98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3</text:p>
            </table:table-cell>
            <table:table-cell office:value-type="string">
              <text:p>NORM</text:p>
            </table:table-cell>
            <table:table-cell office:value-type="string">
              <text:p>4.3M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0</text:p>
            </table:table-cell>
            <table:table-cell office:value-type="string">
              <text:p>NANI</text:p>
            </table:table-cell>
            <table:table-cell office:value-type="string">
              <text:p>K6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20</text:p>
            </table:table-cell>
            <table:table-cell office:value-type="string">
              <text:p>G</text:p>
            </table:table-cell>
            <table:table-cell office:value-type="string">
              <text:p>DGANZI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53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12</text:p>
            </table:table-cell>
            <table:table-cell office:value-type="string">
              <text:p>NORM</text:p>
            </table:table-cell>
            <table:table-cell office:value-type="string">
              <text:p>38K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3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011</text:p>
            </table:table-cell>
            <table:table-cell office:value-type="string">
              <text:p>G</text:p>
            </table:table-cell>
            <table:table-cell office:value-type="string">
              <text:p>WYPOC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9397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936K</text:p>
            </table:table-cell>
            <table:table-cell office:value-type="string">
              <text:p>REPDE</text:p>
            </table:table-cell>
            <table:table-cell office:value-type="string">
              <text:p>3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M3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11</text:p>
            </table:table-cell>
            <table:table-cell office:value-type="string">
              <text:p>G</text:p>
            </table:table-cell>
            <table:table-cell office:value-type="string">
              <text:p>DJINNI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I</text:p>
            </table:table-cell>
            <table:table-cell office:value-type="string">
              <text:p>411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91</text:p>
            </table:table-cell>
            <table:table-cell office:value-type="string">
              <text:p>NORM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K5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12</text:p>
            </table:table-cell>
            <table:table-cell office:value-type="string">
              <text:p>G</text:p>
            </table:table-cell>
            <table:table-cell office:value-type="string">
              <text:p>RECH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869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51M</text:p>
            </table:table-cell>
            <table:table-cell office:value-type="string">
              <text:p>DICT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12</text:p>
            </table:table-cell>
            <table:table-cell office:value-type="string">
              <text:p>G</text:p>
            </table:table-cell>
            <table:table-cell office:value-type="string">
              <text:p>KKIRK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1774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47</text:p>
            </table:table-cell>
            <table:table-cell office:value-type="string">
              <text:p>TROPI</text:p>
            </table:table-cell>
            <table:table-cell office:value-type="string">
              <text:p>1.2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15</text:p>
            </table:table-cell>
            <table:table-cell office:value-type="string">
              <text:p>G</text:p>
            </table:table-cell>
            <table:table-cell office:value-type="string">
              <text:p>QUOPIST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117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2</text:p>
            </table:table-cell>
            <table:table-cell office:value-type="string">
              <text:p>WARM</text:p>
            </table:table-cell>
            <table:table-cell office:value-type="string">
              <text:p>7.5M</text:p>
            </table:table-cell>
            <table:table-cell office:value-type="string">
              <text:p>TRIBE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APO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11</text:p>
            </table:table-cell>
            <table:table-cell office:value-type="string">
              <text:p>G</text:p>
            </table:table-cell>
            <table:table-cell office:value-type="string">
              <text:p>TREEC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221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3</text:p>
            </table:table-cell>
            <table:table-cell office:value-type="string">
              <text:p>NORM</text:p>
            </table:table-cell>
            <table:table-cell office:value-type="string">
              <text:p>670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APO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13</text:p>
            </table:table-cell>
            <table:table-cell office:value-type="string">
              <text:p>G</text:p>
            </table:table-cell>
            <table:table-cell office:value-type="string">
              <text:p>ECHIS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909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98</text:p>
            </table:table-cell>
            <table:table-cell office:value-type="string">
              <text:p>NORM</text:p>
            </table:table-cell>
            <table:table-cell office:value-type="string">
              <text:p>7K</text:p>
            </table:table-cell>
            <table:table-cell office:value-type="string">
              <text:p>CORPO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WA</text:p>
            </table:table-cell>
            <table:table-cell office:value-type="string">
              <text:p>G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14</text:p>
            </table:table-cell>
            <table:table-cell office:value-type="string">
              <text:p>G</text:p>
            </table:table-cell>
            <table:table-cell office:value-type="string">
              <text:p>PIREM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6126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9</text:p>
            </table:table-cell>
            <table:table-cell office:value-type="string">
              <text:p>HOT</text:p>
            </table:table-cell>
            <table:table-cell office:value-type="string">
              <text:p>84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17</text:p>
            </table:table-cell>
            <table:table-cell office:value-type="string">
              <text:p>G</text:p>
            </table:table-cell>
            <table:table-cell office:value-type="string">
              <text:p>RHIS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1201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762K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VA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19</text:p>
            </table:table-cell>
            <table:table-cell office:value-type="string">
              <text:p>G</text:p>
            </table:table-cell>
            <table:table-cell office:value-type="string">
              <text:p>IVEND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S</text:p>
            </table:table-cell>
            <table:table-cell office:value-type="string">
              <text:p>286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1.1M</text:p>
            </table:table-cell>
            <table:table-cell office:value-type="string">
              <text:p>TECHN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A9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11</text:p>
            </table:table-cell>
            <table:table-cell office:value-type="string">
              <text:p>G</text:p>
            </table:table-cell>
            <table:table-cell office:value-type="string">
              <text:p>KEANOU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7242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</text:p>
            </table:table-cell>
            <table:table-cell office:value-type="string">
              <text:p>COOL</text:p>
            </table:table-cell>
            <table:table-cell office:value-type="string">
              <text:p>2.34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DEEONIPO</text:p>
            </table:table-cell>
            <table:table-cell office:value-type="string">
              <text:p>M3III</text:p>
            </table:table-cell>
            <table:table-cell office:value-type="string">
              <text:p>M2D</text:p>
            </table:table-cell>
            <table:table-cell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14</text:p>
            </table:table-cell>
            <table:table-cell office:value-type="string">
              <text:p>G</text:p>
            </table:table-cell>
            <table:table-cell office:value-type="string">
              <text:p>TUREDED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598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689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15</text:p>
            </table:table-cell>
            <table:table-cell office:value-type="string">
              <text:p>G</text:p>
            </table:table-cell>
            <table:table-cell office:value-type="string">
              <text:p>VREIBEFG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-NS</text:p>
            </table:table-cell>
            <table:table-cell office:value-type="string">
              <text:p>419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10</text:p>
            </table:table-cell>
            <table:table-cell office:value-type="string">
              <text:p>FROZE</text:p>
            </table:table-cell>
            <table:table-cell office:value-type="string">
              <text:p>933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16</text:p>
            </table:table-cell>
            <table:table-cell office:value-type="string">
              <text:p>G</text:p>
            </table:table-cell>
            <table:table-cell office:value-type="string">
              <text:p>LA`BEL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23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9</text:p>
            </table:table-cell>
            <table:table-cell office:value-type="string">
              <text:p>VCOLD</text:p>
            </table:table-cell>
            <table:table-cell office:value-type="string">
              <text:p>72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NI</text:p>
            </table:table-cell>
            <table:table-cell office:value-type="string">
              <text:p>F2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17</text:p>
            </table:table-cell>
            <table:table-cell office:value-type="string">
              <text:p>G</text:p>
            </table:table-cell>
            <table:table-cell office:value-type="string">
              <text:p>EQUU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539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97</text:p>
            </table:table-cell>
            <table:table-cell office:value-type="string">
              <text:p>NORM</text:p>
            </table:table-cell>
            <table:table-cell office:value-type="string">
              <text:p>260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4.5</text:p>
            </table:table-cell>
            <table:table-cell office:value-type="string">
              <text:p>WA</text:p>
            </table:table-cell>
            <table:table-cell office:value-type="string">
              <text:p>F6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18</text:p>
            </table:table-cell>
            <table:table-cell office:value-type="string">
              <text:p>G</text:p>
            </table:table-cell>
            <table:table-cell office:value-type="string">
              <text:p>ICETINA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-N</text:p>
            </table:table-cell>
            <table:table-cell office:value-type="string">
              <text:p>4867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44`</text:p>
            </table:table-cell>
            <table:table-cell office:value-type="string">
              <text:p>NORM</text:p>
            </table:table-cell>
            <table:table-cell office:value-type="string">
              <text:p>345K</text:p>
            </table:table-cell>
            <table:table-cell office:value-type="string">
              <text:p>DICTA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9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419</text:p>
            </table:table-cell>
            <table:table-cell office:value-type="string">
              <text:p>G</text:p>
            </table:table-cell>
            <table:table-cell office:value-type="string">
              <text:p>COGR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983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9</text:p>
            </table:table-cell>
            <table:table-cell office:value-type="string">
              <text:p>FROZE</text:p>
            </table:table-cell>
            <table:table-cell office:value-type="string">
              <text:p>5.62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WA</text:p>
            </table:table-cell>
            <table:table-cell office:value-type="string">
              <text:p>M1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420</text:p>
            </table:table-cell>
            <table:table-cell office:value-type="string">
              <text:p>G</text:p>
            </table:table-cell>
            <table:table-cell office:value-type="string">
              <text:p>SKUL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N</text:p>
            </table:table-cell>
            <table:table-cell office:value-type="string">
              <text:p>214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7</text:p>
            </table:table-cell>
            <table:table-cell office:value-type="string">
              <text:p>NORM</text:p>
            </table:table-cell>
            <table:table-cell office:value-type="string">
              <text:p>6.3M</text:p>
            </table:table-cell>
            <table:table-cell office:value-type="string">
              <text:p>CORPO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ANIPO</text:p>
            </table:table-cell>
            <table:table-cell office:value-type="string">
              <text:p>M1V</text:p>
            </table:table-cell>
            <table:table-cell office:value-type="string">
              <text:p>M0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2512</text:p>
            </table:table-cell>
            <table:table-cell office:value-type="string">
              <text:p>H</text:p>
            </table:table-cell>
            <table:table-cell office:value-type="string">
              <text:p>KINOR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108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92</text:p>
            </table:table-cell>
            <table:table-cell office:value-type="string">
              <text:p>COLD</text:p>
            </table:table-cell>
            <table:table-cell office:value-type="string">
              <text:p>50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A0V</text:p>
            </table:table-cell>
            <table:table-cell office:value-type="string">
              <text:p>K9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14</text:p>
            </table:table-cell>
            <table:table-cell office:value-type="string">
              <text:p>H</text:p>
            </table:table-cell>
            <table:table-cell office:value-type="string">
              <text:p>GILED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872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31</text:p>
            </table:table-cell>
            <table:table-cell office:value-type="string">
              <text:p>NORM</text:p>
            </table:table-cell>
            <table:table-cell office:value-type="string">
              <text:p>23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19</text:p>
            </table:table-cell>
            <table:table-cell office:value-type="string">
              <text:p>H</text:p>
            </table:table-cell>
            <table:table-cell office:value-type="string">
              <text:p>PANNE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316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54</text:p>
            </table:table-cell>
            <table:table-cell office:value-type="string">
              <text:p>COLD</text:p>
            </table:table-cell>
            <table:table-cell office:value-type="string">
              <text:p>2M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K5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520</text:p>
            </table:table-cell>
            <table:table-cell office:value-type="string">
              <text:p>H</text:p>
            </table:table-cell>
            <table:table-cell office:value-type="string">
              <text:p>GARRINCSK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6209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3</text:p>
            </table:table-cell>
            <table:table-cell office:value-type="string">
              <text:p>CHILL</text:p>
            </table:table-cell>
            <table:table-cell office:value-type="string">
              <text:p>400K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0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12</text:p>
            </table:table-cell>
            <table:table-cell office:value-type="string">
              <text:p>H</text:p>
            </table:table-cell>
            <table:table-cell office:value-type="string">
              <text:p>MACE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9.4K</text:p>
            </table:table-cell>
            <table:table-cell office:value-type="string">
              <text:p>MILIT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ASEONIVA</text:p>
            </table:table-cell>
            <table:table-cell office:value-type="string">
              <text:p>G8V</text:p>
            </table:table-cell>
            <table:table-cell office:value-type="string">
              <text:p>M8D</text:p>
            </table:table-cell>
            <table:table-cell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13</text:p>
            </table:table-cell>
            <table:table-cell office:value-type="string">
              <text:p>H</text:p>
            </table:table-cell>
            <table:table-cell office:value-type="string">
              <text:p>FULAC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981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42</text:p>
            </table:table-cell>
            <table:table-cell/>
            <table:table-cell office:value-type="string">
              <text:p>2.3K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G3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20</text:p>
            </table:table-cell>
            <table:table-cell office:value-type="string">
              <text:p>H</text:p>
            </table:table-cell>
            <table:table-cell office:value-type="string">
              <text:p>NATOK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235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8</text:p>
            </table:table-cell>
            <table:table-cell office:value-type="string">
              <text:p>COLD</text:p>
            </table:table-cell>
            <table:table-cell office:value-type="string">
              <text:p>2B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HI</text:p>
            </table:table-cell>
            <table:table-cell office:value-type="string">
              <text:p>F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712</text:p>
            </table:table-cell>
            <table:table-cell office:value-type="string">
              <text:p>H</text:p>
            </table:table-cell>
            <table:table-cell office:value-type="string">
              <text:p>RISEK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03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9</text:p>
            </table:table-cell>
            <table:table-cell office:value-type="string">
              <text:p>TROPI</text:p>
            </table:table-cell>
            <table:table-cell office:value-type="string">
              <text:p>42K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.5.</text:p>
            </table:table-cell>
            <table:table-cell office:value-type="string">
              <text:p>NI</text:p>
            </table:table-cell>
            <table:table-cell office:value-type="string">
              <text:p>M5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15</text:p>
            </table:table-cell>
            <table:table-cell office:value-type="string">
              <text:p>H</text:p>
            </table:table-cell>
            <table:table-cell office:value-type="string">
              <text:p>POROZL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708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74</text:p>
            </table:table-cell>
            <table:table-cell office:value-type="string">
              <text:p>NORM</text:p>
            </table:table-cell>
            <table:table-cell office:value-type="string">
              <text:p>21.46B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6</text:p>
            </table:table-cell>
            <table:table-cell office:value-type="string">
              <text:p>HI</text:p>
            </table:table-cell>
            <table:table-cell office:value-type="string">
              <text:p>M1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16</text:p>
            </table:table-cell>
            <table:table-cell office:value-type="string">
              <text:p>H</text:p>
            </table:table-cell>
            <table:table-cell office:value-type="string">
              <text:p>RHYLANOR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397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8.304B</text:p>
            </table:table-cell>
            <table:table-cell office:value-type="string">
              <text:p>OLIGA</text:p>
            </table:table-cell>
            <table:table-cell office:value-type="string">
              <text:p>3</text:p>
            </table:table-cell>
            <table:table-cell office:value-type="string">
              <text:p>12</text:p>
            </table:table-cell>
            <table:table-cell office:value-type="string">
              <text:p>6</text:p>
            </table:table-cell>
            <table:table-cell office:value-type="string">
              <text:p>CPHINA</text:p>
            </table:table-cell>
            <table:table-cell office:value-type="string">
              <text:p>M2VI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20</text:p>
            </table:table-cell>
            <table:table-cell office:value-type="string">
              <text:p>H</text:p>
            </table:table-cell>
            <table:table-cell office:value-type="string">
              <text:p>LONESED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04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700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2</text:p>
            </table:table-cell>
            <table:table-cell office:value-type="string">
              <text:p>EONIWA</text:p>
            </table:table-cell>
            <table:table-cell office:value-type="string">
              <text:p>FM9V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811</text:p>
            </table:table-cell>
            <table:table-cell office:value-type="string">
              <text:p>H</text:p>
            </table:table-cell>
            <table:table-cell office:value-type="string">
              <text:p>VALHALL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62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2</text:p>
            </table:table-cell>
            <table:table-cell office:value-type="string">
              <text:p>CHILL</text:p>
            </table:table-cell>
            <table:table-cell office:value-type="string">
              <text:p>40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G4I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12</text:p>
            </table:table-cell>
            <table:table-cell office:value-type="string">
              <text:p>H</text:p>
            </table:table-cell>
            <table:table-cell office:value-type="string">
              <text:p>ZIVIJ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836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12</text:p>
            </table:table-cell>
            <table:table-cell office:value-type="string">
              <text:p>WARM</text:p>
            </table:table-cell>
            <table:table-cell office:value-type="string">
              <text:p>4.67B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FLHIIN</text:p>
            </table:table-cell>
            <table:table-cell office:value-type="string">
              <text:p>G6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14</text:p>
            </table:table-cell>
            <table:table-cell office:value-type="string">
              <text:p>H</text:p>
            </table:table-cell>
            <table:table-cell office:value-type="string">
              <text:p>JAE_TELLON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504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260K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DENIRI</text:p>
            </table:table-cell>
            <table:table-cell office:value-type="string">
              <text:p>F9I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818</text:p>
            </table:table-cell>
            <table:table-cell office:value-type="string">
              <text:p>H</text:p>
            </table:table-cell>
            <table:table-cell office:value-type="string">
              <text:p>GEROME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46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3</text:p>
            </table:table-cell>
            <table:table-cell office:value-type="string">
              <text:p>NORM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12</text:p>
            </table:table-cell>
            <table:table-cell office:value-type="string">
              <text:p>H</text:p>
            </table:table-cell>
            <table:table-cell office:value-type="string">
              <text:p>HENO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202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54</text:p>
            </table:table-cell>
            <table:table-cell office:value-type="string">
              <text:p>NORM</text:p>
            </table:table-cell>
            <table:table-cell office:value-type="string">
              <text:p>60.9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F3D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913</text:p>
            </table:table-cell>
            <table:table-cell office:value-type="string">
              <text:p>H</text:p>
            </table:table-cell>
            <table:table-cell office:value-type="string">
              <text:p>CELEPIN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39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0</text:p>
            </table:table-cell>
            <table:table-cell office:value-type="string">
              <text:p>HOT</text:p>
            </table:table-cell>
            <table:table-cell office:value-type="string">
              <text:p>32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2VI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18</text:p>
            </table:table-cell>
            <table:table-cell office:value-type="string">
              <text:p>H</text:p>
            </table:table-cell>
            <table:table-cell office:value-type="string">
              <text:p>GITOS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3</text:p>
            </table:table-cell>
            <table:table-cell office:value-type="string">
              <text:p>NONE</text:p>
            </table:table-cell>
            <table:table-cell office:value-type="string">
              <text:p>3.3M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SNANIVA</text:p>
            </table:table-cell>
            <table:table-cell office:value-type="string">
              <text:p>G6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15</text:p>
            </table:table-cell>
            <table:table-cell office:value-type="string">
              <text:p>H</text:p>
            </table:table-cell>
            <table:table-cell office:value-type="string">
              <text:p>BELIZ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694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1</text:p>
            </table:table-cell>
            <table:table-cell office:value-type="string">
              <text:p>WARM</text:p>
            </table:table-cell>
            <table:table-cell office:value-type="string">
              <text:p>4.27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G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16</text:p>
            </table:table-cell>
            <table:table-cell office:value-type="string">
              <text:p>H</text:p>
            </table:table-cell>
            <table:table-cell office:value-type="string">
              <text:p>KEGEN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334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2</text:p>
            </table:table-cell>
            <table:table-cell office:value-type="string">
              <text:p>ICY</text:p>
            </table:table-cell>
            <table:table-cell office:value-type="string">
              <text:p>42K</text:p>
            </table:table-cell>
            <table:table-cell office:value-type="string">
              <text:p>SUBJU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F6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17</text:p>
            </table:table-cell>
            <table:table-cell office:value-type="string">
              <text:p>H</text:p>
            </table:table-cell>
            <table:table-cell office:value-type="string">
              <text:p>HERON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868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3.3M</text:p>
            </table:table-cell>
            <table:table-cell office:value-type="string">
              <text:p>CORPO</text:p>
            </table:table-cell>
            <table:table-cell office:value-type="string">
              <text:p>3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DENI</text:p>
            </table:table-cell>
            <table:table-cell office:value-type="string">
              <text:p>G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19</text:p>
            </table:table-cell>
            <table:table-cell office:value-type="string">
              <text:p>H</text:p>
            </table:table-cell>
            <table:table-cell office:value-type="string">
              <text:p>457-973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2623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42</text:p>
            </table:table-cell>
            <table:table-cell/>
            <table:table-cell office:value-type="string">
              <text:p>200</text:p>
            </table:table-cell>
            <table:table-cell office:value-type="string">
              <text:p>CORPO</text:p>
            </table:table-cell>
            <table:table-cell office:value-type="string">
              <text:p>4</text:p>
            </table:table-cell>
            <table:table-cell office:value-type="string">
              <text:p>5</text:p>
            </table:table-cell>
            <table:table-cell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G9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3020</text:p>
            </table:table-cell>
            <table:table-cell office:value-type="string">
              <text:p>H</text:p>
            </table:table-cell>
            <table:table-cell office:value-type="string">
              <text:p>SOME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909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7</text:p>
            </table:table-cell>
            <table:table-cell office:value-type="string">
              <text:p>NORM</text:p>
            </table:table-cell>
            <table:table-cell office:value-type="string">
              <text:p>7K</text:p>
            </table:table-cell>
            <table:table-cell office:value-type="string">
              <text:p>REPDE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ICEONIVA</text:p>
            </table:table-cell>
            <table:table-cell office:value-type="string">
              <text:p>M6V</text:p>
            </table:table-cell>
            <table:table-cell office:value-type="string">
              <text:p>M7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11</text:p>
            </table:table-cell>
            <table:table-cell office:value-type="string">
              <text:p>H</text:p>
            </table:table-cell>
            <table:table-cell office:value-type="string">
              <text:p>VINORI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666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91</text:p>
            </table:table-cell>
            <table:table-cell office:value-type="string">
              <text:p>NORM</text:p>
            </table:table-cell>
            <table:table-cell office:value-type="string">
              <text:p>4.328M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3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112</text:p>
            </table:table-cell>
            <table:table-cell office:value-type="string">
              <text:p>H</text:p>
            </table:table-cell>
            <table:table-cell office:value-type="string">
              <text:p>NUTEM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7644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1</text:p>
            </table:table-cell>
            <table:table-cell office:value-type="string">
              <text:p>TROPI</text:p>
            </table:table-cell>
            <table:table-cell office:value-type="string">
              <text:p>9K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3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114</text:p>
            </table:table-cell>
            <table:table-cell office:value-type="string">
              <text:p>H</text:p>
            </table:table-cell>
            <table:table-cell office:value-type="string">
              <text:p>HUDERU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03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3</text:p>
            </table:table-cell>
            <table:table-cell office:value-type="string">
              <text:p>NORM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EONI</text:p>
            </table:table-cell>
            <table:table-cell office:value-type="string">
              <text:p>M0I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118</text:p>
            </table:table-cell>
            <table:table-cell office:value-type="string">
              <text:p>H</text:p>
            </table:table-cell>
            <table:table-cell office:value-type="string">
              <text:p>CAPATW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96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82</text:p>
            </table:table-cell>
            <table:table-cell office:value-type="string">
              <text:p>VHOT</text:p>
            </table:table-cell>
            <table:table-cell office:value-type="string">
              <text:p>8.456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HI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119</text:p>
            </table:table-cell>
            <table:table-cell office:value-type="string">
              <text:p>H</text:p>
            </table:table-cell>
            <table:table-cell office:value-type="string">
              <text:p>VANEJ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53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2</text:p>
            </table:table-cell>
            <table:table-cell office:value-type="string">
              <text:p>COOL</text:p>
            </table:table-cell>
            <table:table-cell office:value-type="string">
              <text:p>552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4</text:p>
            </table:table-cell>
            <table:table-cell office:value-type="string">
              <text:p>AGRI</text:p>
            </table:table-cell>
            <table:table-cell office:value-type="string">
              <text:p>K1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12</text:p>
            </table:table-cell>
            <table:table-cell office:value-type="string">
              <text:p>H</text:p>
            </table:table-cell>
            <table:table-cell office:value-type="string">
              <text:p>MARGES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5245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8</text:p>
            </table:table-cell>
            <table:table-cell office:value-type="string">
              <text:p>COOL</text:p>
            </table:table-cell>
            <table:table-cell office:value-type="string">
              <text:p>300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16</text:p>
            </table:table-cell>
            <table:table-cell office:value-type="string">
              <text:p>H</text:p>
            </table:table-cell>
            <table:table-cell office:value-type="string">
              <text:p>BEVE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397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5.3B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DEHIINPO</text:p>
            </table:table-cell>
            <table:table-cell office:value-type="string">
              <text:p>F4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18</text:p>
            </table:table-cell>
            <table:table-cell office:value-type="string">
              <text:p>H</text:p>
            </table:table-cell>
            <table:table-cell office:value-type="string">
              <text:p>TACAXEB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88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63K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DENIPO</text:p>
            </table:table-cell>
            <table:table-cell office:value-type="string">
              <text:p>M6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220</text:p>
            </table:table-cell>
            <table:table-cell office:value-type="string">
              <text:p>H</text:p>
            </table:table-cell>
            <table:table-cell office:value-type="string">
              <text:p>POWAZ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619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73</text:p>
            </table:table-cell>
            <table:table-cell office:value-type="string">
              <text:p>COOL</text:p>
            </table:table-cell>
            <table:table-cell office:value-type="string">
              <text:p>70K</text:p>
            </table:table-cell>
            <table:table-cell office:value-type="string">
              <text:p>GOV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A5V</text:p>
            </table:table-cell>
            <table:table-cell office:value-type="string">
              <text:p>K4D</text:p>
            </table:table-cell>
            <table:table-cell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122</text:p>
            </table:table-cell>
            <table:table-cell office:value-type="string">
              <text:p>I</text:p>
            </table:table-cell>
            <table:table-cell office:value-type="string">
              <text:p>JUNCTI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1200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</text:p>
            </table:table-cell>
            <table:table-cell office:value-type="string">
              <text:p>NORM</text:p>
            </table:table-cell>
            <table:table-cell office:value-type="string">
              <text:p>23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DENIPO</text:p>
            </table:table-cell>
            <table:table-cell office:value-type="string">
              <text:p>M3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129</text:p>
            </table:table-cell>
            <table:table-cell office:value-type="string">
              <text:p>I</text:p>
            </table:table-cell>
            <table:table-cell office:value-type="string">
              <text:p>UNIQUA</text:p>
            </table:table-cell>
            <table:table-cell office:value-type="string">
              <text:p>G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718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51</text:p>
            </table:table-cell>
            <table:table-cell office:value-type="string">
              <text:p>NORM</text:p>
            </table:table-cell>
            <table:table-cell office:value-type="string">
              <text:p>210K</text:p>
            </table:table-cell>
            <table:table-cell office:value-type="string">
              <text:p>MILIT</text:p>
            </table:table-cell>
            <table:table-cell table:number-columns-repeated="2"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K9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130</text:p>
            </table:table-cell>
            <table:table-cell office:value-type="string">
              <text:p>I</text:p>
            </table:table-cell>
            <table:table-cell office:value-type="string">
              <text:p>GAROO</text:p>
            </table:table-cell>
            <table:table-cell office:value-type="string">
              <text:p>GAR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1802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200M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NAVA</text:p>
            </table:table-cell>
            <table:table-cell office:value-type="string">
              <text:p>M1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223</text:p>
            </table:table-cell>
            <table:table-cell office:value-type="string">
              <text:p>I</text:p>
            </table:table-cell>
            <table:table-cell office:value-type="string">
              <text:p>STERN-STERN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985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</text:p>
            </table:table-cell>
            <table:table-cell office:value-type="string">
              <text:p>VARIA</text:p>
            </table:table-cell>
            <table:table-cell office:value-type="string">
              <text:p>700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0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230</text:p>
            </table:table-cell>
            <table:table-cell office:value-type="string">
              <text:p>I</text:p>
            </table:table-cell>
            <table:table-cell office:value-type="string">
              <text:p>886-945</text:p>
            </table:table-cell>
            <table:table-cell office:value-type="string">
              <text:p>GAR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783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6</text:p>
            </table:table-cell>
            <table:table-cell office:value-type="string">
              <text:p>VARIA</text:p>
            </table:table-cell>
            <table:table-cell office:value-type="string">
              <text:p>10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0.5</text:p>
            </table:table-cell>
            <table:table-cell office:value-type="string">
              <text:p>EONIPO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321</text:p>
            </table:table-cell>
            <table:table-cell office:value-type="string">
              <text:p>I</text:p>
            </table:table-cell>
            <table:table-cell office:value-type="string">
              <text:p>NONYM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330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2</text:p>
            </table:table-cell>
            <table:table-cell office:value-type="string">
              <text:p>WARM</text:p>
            </table:table-cell>
            <table:table-cell office:value-type="string">
              <text:p>620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NAPO</text:p>
            </table:table-cell>
            <table:table-cell office:value-type="string">
              <text:p>G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325</text:p>
            </table:table-cell>
            <table:table-cell office:value-type="string">
              <text:p>I</text:p>
            </table:table-cell>
            <table:table-cell office:value-type="string">
              <text:p>LABERV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276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4</text:p>
            </table:table-cell>
            <table:table-cell office:value-type="string">
              <text:p>WARM</text:p>
            </table:table-cell>
            <table:table-cell office:value-type="string">
              <text:p>73.4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0326</text:p>
            </table:table-cell>
            <table:table-cell office:value-type="string">
              <text:p>I</text:p>
            </table:table-cell>
            <table:table-cell office:value-type="string">
              <text:p>EKTRON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122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15</text:p>
            </table:table-cell>
            <table:table-cell office:value-type="string">
              <text:p>COOL</text:p>
            </table:table-cell>
            <table:table-cell office:value-type="string">
              <text:p>4.3M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ANIPO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421</text:p>
            </table:table-cell>
            <table:table-cell office:value-type="string">
              <text:p>I</text:p>
            </table:table-cell>
            <table:table-cell office:value-type="string">
              <text:p>ZAMIN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09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70</text:p>
            </table:table-cell>
            <table:table-cell office:value-type="string">
              <text:p>HOT</text:p>
            </table:table-cell>
            <table:table-cell office:value-type="string">
              <text:p>2.2B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HIIN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425</text:p>
            </table:table-cell>
            <table:table-cell office:value-type="string">
              <text:p>I</text:p>
            </table:table-cell>
            <table:table-cell office:value-type="string">
              <text:p>ENGRANG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53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36</text:p>
            </table:table-cell>
            <table:table-cell office:value-type="string">
              <text:p>NORM</text:p>
            </table:table-cell>
            <table:table-cell office:value-type="string">
              <text:p>70M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M1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426</text:p>
            </table:table-cell>
            <table:table-cell office:value-type="string">
              <text:p>I</text:p>
            </table:table-cell>
            <table:table-cell office:value-type="string">
              <text:p>ILIUM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-M`</text:p>
            </table:table-cell>
            <table:table-cell office:value-type="string">
              <text:p>355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6</text:p>
            </table:table-cell>
            <table:table-cell office:value-type="string">
              <text:p>NORM</text:p>
            </table:table-cell>
            <table:table-cell office:value-type="string">
              <text:p>452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G3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427</text:p>
            </table:table-cell>
            <table:table-cell office:value-type="string">
              <text:p>I</text:p>
            </table:table-cell>
            <table:table-cell office:value-type="string">
              <text:p>ROGET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53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6</text:p>
            </table:table-cell>
            <table:table-cell office:value-type="string">
              <text:p>NORM</text:p>
            </table:table-cell>
            <table:table-cell office:value-type="string">
              <text:p>40M</text:p>
            </table:table-cell>
            <table:table-cell office:value-type="string">
              <text:p>MULTI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RI</text:p>
            </table:table-cell>
            <table:table-cell office:value-type="string">
              <text:p>K8VI</text:p>
            </table:table-cell>
            <table:table-cell office:value-type="string">
              <text:p>M9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429</text:p>
            </table:table-cell>
            <table:table-cell office:value-type="string">
              <text:p>I</text:p>
            </table:table-cell>
            <table:table-cell office:value-type="string">
              <text:p>KARDIN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435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26</text:p>
            </table:table-cell>
            <table:table-cell office:value-type="string">
              <text:p>COOL</text:p>
            </table:table-cell>
            <table:table-cell office:value-type="string">
              <text:p>40</text:p>
            </table:table-cell>
            <table:table-cell office:value-type="string">
              <text:p>ATH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1</text:p>
            </table:table-cell>
            <table:table-cell office:value-type="string">
              <text:p>EOPONI</text:p>
            </table:table-cell>
            <table:table-cell office:value-type="string">
              <text:p>F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430</text:p>
            </table:table-cell>
            <table:table-cell office:value-type="string">
              <text:p>I</text:p>
            </table:table-cell>
            <table:table-cell office:value-type="string">
              <text:p>BULARIA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83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8</text:p>
            </table:table-cell>
            <table:table-cell office:value-type="string">
              <text:p>NORM</text:p>
            </table:table-cell>
            <table:table-cell office:value-type="string">
              <text:p>3.67M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M5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26</text:p>
            </table:table-cell>
            <table:table-cell office:value-type="string">
              <text:p>I</text:p>
            </table:table-cell>
            <table:table-cell office:value-type="string">
              <text:p>RORR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658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1.224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AGNIRI</text:p>
            </table:table-cell>
            <table:table-cell office:value-type="string">
              <text:p>F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527</text:p>
            </table:table-cell>
            <table:table-cell office:value-type="string">
              <text:p>I</text:p>
            </table:table-cell>
            <table:table-cell office:value-type="string">
              <text:p>MIRE*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V-M</text:p>
            </table:table-cell>
            <table:table-cell office:value-type="string">
              <text:p>6103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1</text:p>
            </table:table-cell>
            <table:table-cell office:value-type="string">
              <text:p>NORM</text:p>
            </table:table-cell>
            <table:table-cell office:value-type="string">
              <text:p>10.3B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6</text:p>
            </table:table-cell>
            <table:table-cell office:value-type="string">
              <text:p>HICP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28</text:p>
            </table:table-cell>
            <table:table-cell office:value-type="string">
              <text:p>I</text:p>
            </table:table-cell>
            <table:table-cell office:value-type="string">
              <text:p>CONDARIA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736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71</text:p>
            </table:table-cell>
            <table:table-cell office:value-type="string">
              <text:p>COOL</text:p>
            </table:table-cell>
            <table:table-cell office:value-type="string">
              <text:p>92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AG</text:p>
            </table:table-cell>
            <table:table-cell office:value-type="string">
              <text:p>M3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530</text:p>
            </table:table-cell>
            <table:table-cell office:value-type="string">
              <text:p>I</text:p>
            </table:table-cell>
            <table:table-cell office:value-type="string">
              <text:p>DORIANNA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56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5</text:p>
            </table:table-cell>
            <table:table-cell office:value-type="string">
              <text:p>COLD</text:p>
            </table:table-cell>
            <table:table-cell office:value-type="string">
              <text:p>502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K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22</text:p>
            </table:table-cell>
            <table:table-cell office:value-type="string">
              <text:p>I</text:p>
            </table:table-cell>
            <table:table-cell office:value-type="string">
              <text:p>TERANT 340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130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1</text:p>
            </table:table-cell>
            <table:table-cell office:value-type="string">
              <text:p>NORM</text:p>
            </table:table-cell>
            <table:table-cell office:value-type="string">
              <text:p>520K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DENIPO</text:p>
            </table:table-cell>
            <table:table-cell office:value-type="string">
              <text:p>G0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624</text:p>
            </table:table-cell>
            <table:table-cell office:value-type="string">
              <text:p>I</text:p>
            </table:table-cell>
            <table:table-cell office:value-type="string">
              <text:p>JACENT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23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0</text:p>
            </table:table-cell>
            <table:table-cell office:value-type="string">
              <text:p>COOL</text:p>
            </table:table-cell>
            <table:table-cell office:value-type="string">
              <text:p>7.235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P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25</text:p>
            </table:table-cell>
            <table:table-cell office:value-type="string">
              <text:p>I</text:p>
            </table:table-cell>
            <table:table-cell office:value-type="string">
              <text:p>494-908</text:p>
            </table:table-cell>
            <table:table-cell office:value-type="string">
              <text:p>DAR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832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26</text:p>
            </table:table-cell>
            <table:table-cell office:value-type="string">
              <text:p>WARM</text:p>
            </table:table-cell>
            <table:table-cell table:number-columns-repeated="4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27</text:p>
            </table:table-cell>
            <table:table-cell office:value-type="string">
              <text:p>I</text:p>
            </table:table-cell>
            <table:table-cell office:value-type="string">
              <text:p>DARRIAN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428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3</text:p>
            </table:table-cell>
            <table:table-cell office:value-type="string">
              <text:p>WARM</text:p>
            </table:table-cell>
            <table:table-cell office:value-type="string">
              <text:p>2.1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13</text:p>
            </table:table-cell>
            <table:table-cell office:value-type="string">
              <text:p>4.5</text:p>
            </table:table-cell>
            <table:table-cell office:value-type="string">
              <text:p>NI</text:p>
            </table:table-cell>
            <table:table-cell office:value-type="string">
              <text:p>G1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5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21</text:p>
            </table:table-cell>
            <table:table-cell office:value-type="string">
              <text:p>I</text:p>
            </table:table-cell>
            <table:table-cell office:value-type="string">
              <text:p>TORMENT</text:p>
            </table:table-cell>
            <table:table-cell office:value-type="string">
              <text:p>DAR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150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2</text:p>
            </table:table-cell>
            <table:table-cell office:value-type="string">
              <text:p>COLD</text:p>
            </table:table-cell>
            <table:table-cell office:value-type="string">
              <text:p>800</text:p>
            </table:table-cell>
            <table:table-cell office:value-type="string">
              <text:p>DICTA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1</text:p>
            </table:table-cell>
            <table:table-cell office:value-type="string">
              <text:p>EONIPO</text:p>
            </table:table-cell>
            <table:table-cell office:value-type="string">
              <text:p>G1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23</text:p>
            </table:table-cell>
            <table:table-cell office:value-type="string">
              <text:p>I</text:p>
            </table:table-cell>
            <table:table-cell office:value-type="string">
              <text:p>TRIFUG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24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0</text:p>
            </table:table-cell>
            <table:table-cell office:value-type="string">
              <text:p>WARM</text:p>
            </table:table-cell>
            <table:table-cell office:value-type="string">
              <text:p>220K</text:p>
            </table:table-cell>
            <table:table-cell office:value-type="string">
              <text:p>CORPO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M5II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724</text:p>
            </table:table-cell>
            <table:table-cell office:value-type="string">
              <text:p>I</text:p>
            </table:table-cell>
            <table:table-cell office:value-type="string">
              <text:p>NOSEA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07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0</text:p>
            </table:table-cell>
            <table:table-cell office:value-type="string">
              <text:p>COLD</text:p>
            </table:table-cell>
            <table:table-cell office:value-type="string">
              <text:p>6.1M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ANIPO</text:p>
            </table:table-cell>
            <table:table-cell office:value-type="string">
              <text:p>G0I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727</text:p>
            </table:table-cell>
            <table:table-cell office:value-type="string">
              <text:p>I</text:p>
            </table:table-cell>
            <table:table-cell office:value-type="string">
              <text:p>SPUME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II-M</text:p>
            </table:table-cell>
            <table:table-cell office:value-type="string">
              <text:p>513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&lt;100</text:p>
            </table:table-cell>
            <table:table-cell office:value-type="string">
              <text:p>FAMIL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</text:p>
            </table:table-cell>
            <table:table-cell office:value-type="string">
              <text:p>DEEO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0729</text:p>
            </table:table-cell>
            <table:table-cell office:value-type="string">
              <text:p>I</text:p>
            </table:table-cell>
            <table:table-cell office:value-type="string">
              <text:p>ATOR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18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0</text:p>
            </table:table-cell>
            <table:table-cell office:value-type="string">
              <text:p>VCOLD</text:p>
            </table:table-cell>
            <table:table-cell office:value-type="string">
              <text:p>830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7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822</text:p>
            </table:table-cell>
            <table:table-cell office:value-type="string">
              <text:p>I</text:p>
            </table:table-cell>
            <table:table-cell office:value-type="string">
              <text:p>CUNNONIC</text:p>
            </table:table-cell>
            <table:table-cell office:value-type="string">
              <text:p>DAR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699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5.2M</text:p>
            </table:table-cell>
            <table:table-cell office:value-type="string">
              <text:p>ATHDE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30</text:p>
            </table:table-cell>
            <table:table-cell office:value-type="string">
              <text:p>I</text:p>
            </table:table-cell>
            <table:table-cell office:value-type="string">
              <text:p>DEBARRE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table:number-columns-repeated="2"/>
            <table:table-cell office:value-type="string">
              <text:p>THIN</text:p>
            </table:table-cell>
            <table:table-cell office:value-type="string">
              <text:p>39</text:p>
            </table:table-cell>
            <table:table-cell office:value-type="string">
              <text:p>COOL</text:p>
            </table:table-cell>
            <table:table-cell office:value-type="string">
              <text:p>8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2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921</text:p>
            </table:table-cell>
            <table:table-cell office:value-type="string">
              <text:p>J</text:p>
            </table:table-cell>
            <table:table-cell office:value-type="string">
              <text:p>HRUNTING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416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32M</text:p>
            </table:table-cell>
            <table:table-cell office:value-type="string">
              <text:p>REPDE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R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922</text:p>
            </table:table-cell>
            <table:table-cell office:value-type="string">
              <text:p>J</text:p>
            </table:table-cell>
            <table:table-cell office:value-type="string">
              <text:p>TIZON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3002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1</text:p>
            </table:table-cell>
            <table:table-cell office:value-type="string">
              <text:p>COLD</text:p>
            </table:table-cell>
            <table:table-cell office:value-type="string">
              <text:p>372M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K2I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27</text:p>
            </table:table-cell>
            <table:table-cell office:value-type="string">
              <text:p>J</text:p>
            </table:table-cell>
            <table:table-cell office:value-type="string">
              <text:p>NARSIL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477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8</text:p>
            </table:table-cell>
            <table:table-cell office:value-type="string">
              <text:p>NORM</text:p>
            </table:table-cell>
            <table:table-cell office:value-type="string">
              <text:p>27B</text:p>
            </table:table-cell>
            <table:table-cell office:value-type="string">
              <text:p>TECHN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NIIN</text:p>
            </table:table-cell>
            <table:table-cell office:value-type="string">
              <text:p>M0III</text:p>
            </table:table-cell>
            <table:table-cell office:value-type="string">
              <text:p>M6D</text:p>
            </table:table-cell>
            <table:table-cell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930</text:p>
            </table:table-cell>
            <table:table-cell office:value-type="string">
              <text:p>J</text:p>
            </table:table-cell>
            <table:table-cell office:value-type="string">
              <text:p>FLAMMARI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W</text:p>
            </table:table-cell>
            <table:table-cell office:value-type="string">
              <text:p>587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9</text:p>
            </table:table-cell>
            <table:table-cell office:value-type="string">
              <text:p>COOL</text:p>
            </table:table-cell>
            <table:table-cell office:value-type="string">
              <text:p>77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NIPO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022</text:p>
            </table:table-cell>
            <table:table-cell office:value-type="string">
              <text:p>J</text:p>
            </table:table-cell>
            <table:table-cell office:value-type="string">
              <text:p>COLADA</text:p>
            </table:table-cell>
            <table:table-cell office:value-type="string">
              <text:p>SWD</text:p>
            </table:table-cell>
            <table:table-cell office:value-type="string">
              <text:p>AMB</text:p>
            </table:table-cell>
            <table:table-cell office:value-type="string">
              <text:p>IV-M</text:p>
            </table:table-cell>
            <table:table-cell office:value-type="string">
              <text:p>323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2.372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NIRI</text:p>
            </table:table-cell>
            <table:table-cell office:value-type="string">
              <text:p>K2V</text:p>
            </table:table-cell>
            <table:table-cell office:value-type="string">
              <text:p>M8D</text:p>
            </table:table-cell>
            <table:table-cell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026</text:p>
            </table:table-cell>
            <table:table-cell office:value-type="string">
              <text:p>J</text:p>
            </table:table-cell>
            <table:table-cell office:value-type="string">
              <text:p>ANDURIL</text:p>
            </table:table-cell>
            <table:table-cell office:value-type="string">
              <text:p>SWD</text:p>
            </table:table-cell>
            <table:table-cell office:value-type="string">
              <text:p>AMB</text:p>
            </table:table-cell>
            <table:table-cell office:value-type="string">
              <text:p>V-M</text:p>
            </table:table-cell>
            <table:table-cell office:value-type="string">
              <text:p>9467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222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RI</text:p>
            </table:table-cell>
            <table:table-cell office:value-type="string">
              <text:p>F2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121</text:p>
            </table:table-cell>
            <table:table-cell office:value-type="string">
              <text:p>J</text:p>
            </table:table-cell>
            <table:table-cell office:value-type="string">
              <text:p>MJOLNIR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494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TROPI</text:p>
            </table:table-cell>
            <table:table-cell office:value-type="string">
              <text:p>52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DENIPO</text:p>
            </table:table-cell>
            <table:table-cell office:value-type="string">
              <text:p>A5V</text:p>
            </table:table-cell>
            <table:table-cell office:value-type="string">
              <text:p>G0D</text:p>
            </table:table-cell>
            <table:table-cell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123</text:p>
            </table:table-cell>
            <table:table-cell office:value-type="string">
              <text:p>J</text:p>
            </table:table-cell>
            <table:table-cell office:value-type="string">
              <text:p>JOYEUSE</text:p>
            </table:table-cell>
            <table:table-cell office:value-type="string">
              <text:p>SWD</text:p>
            </table:table-cell>
            <table:table-cell office:value-type="string">
              <text:p>AMB</text:p>
            </table:table-cell>
            <table:table-cell office:value-type="string">
              <text:p>IV-M</text:p>
            </table:table-cell>
            <table:table-cell office:value-type="string">
              <text:p>400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4</text:p>
            </table:table-cell>
            <table:table-cell office:value-type="string">
              <text:p>COOL</text:p>
            </table:table-cell>
            <table:table-cell office:value-type="string">
              <text:p>41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RI</text:p>
            </table:table-cell>
            <table:table-cell office:value-type="string">
              <text:p>M3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26</text:p>
            </table:table-cell>
            <table:table-cell office:value-type="string">
              <text:p>J</text:p>
            </table:table-cell>
            <table:table-cell office:value-type="string">
              <text:p>ORCRIST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7958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62</text:p>
            </table:table-cell>
            <table:table-cell office:value-type="string">
              <text:p>NORM</text:p>
            </table:table-cell>
            <table:table-cell office:value-type="string">
              <text:p>42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FL</text:p>
            </table:table-cell>
            <table:table-cell office:value-type="string">
              <text:p>M7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30</text:p>
            </table:table-cell>
            <table:table-cell office:value-type="string">
              <text:p>J</text:p>
            </table:table-cell>
            <table:table-cell office:value-type="string">
              <text:p>ENO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96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0</text:p>
            </table:table-cell>
            <table:table-cell office:value-type="string">
              <text:p>VHOT</text:p>
            </table:table-cell>
            <table:table-cell office:value-type="string">
              <text:p>75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DENIPO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21</text:p>
            </table:table-cell>
            <table:table-cell office:value-type="string">
              <text:p>J</text:p>
            </table:table-cell>
            <table:table-cell office:value-type="string">
              <text:p>GUNGNIR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-M</text:p>
            </table:table-cell>
            <table:table-cell office:value-type="string">
              <text:p>3943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47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G3IV</text:p>
            </table:table-cell>
            <table:table-cell office:value-type="string">
              <text:p>M4VI</text:p>
            </table:table-cell>
            <table:table-cell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223</text:p>
            </table:table-cell>
            <table:table-cell office:value-type="string">
              <text:p>J</text:p>
            </table:table-cell>
            <table:table-cell office:value-type="string">
              <text:p>GRAM*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V-M</text:p>
            </table:table-cell>
            <table:table-cell office:value-type="string">
              <text:p>7935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5</text:p>
            </table:table-cell>
            <table:table-cell office:value-type="string">
              <text:p>NORM</text:p>
            </table:table-cell>
            <table:table-cell office:value-type="string">
              <text:p>6.839B</text:p>
            </table:table-cell>
            <table:table-cell office:value-type="string">
              <text:p>TECHN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CPHIIN</text:p>
            </table:table-cell>
            <table:table-cell office:value-type="string">
              <text:p>F2D</text:p>
            </table:table-cell>
            <table:table-cell office:value-type="string">
              <text:p>M2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225</text:p>
            </table:table-cell>
            <table:table-cell office:value-type="string">
              <text:p>J</text:p>
            </table:table-cell>
            <table:table-cell office:value-type="string">
              <text:p>EXCALIBUR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02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36</text:p>
            </table:table-cell>
            <table:table-cell office:value-type="string">
              <text:p>COOL</text:p>
            </table:table-cell>
            <table:table-cell office:value-type="string">
              <text:p>47M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24</text:p>
            </table:table-cell>
            <table:table-cell office:value-type="string">
              <text:p>J</text:p>
            </table:table-cell>
            <table:table-cell office:value-type="string">
              <text:p>TYRFING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10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77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/>
            <table:table-cell office:value-type="string">
              <text:p>M4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25</text:p>
            </table:table-cell>
            <table:table-cell office:value-type="string">
              <text:p>J</text:p>
            </table:table-cell>
            <table:table-cell office:value-type="string">
              <text:p>SACNOTH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172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0</text:p>
            </table:table-cell>
            <table:table-cell office:value-type="string">
              <text:p>NORM</text:p>
            </table:table-cell>
            <table:table-cell office:value-type="string">
              <text:p>9.238B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HIINPO</text:p>
            </table:table-cell>
            <table:table-cell office:value-type="string">
              <text:p>F9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329</text:p>
            </table:table-cell>
            <table:table-cell office:value-type="string">
              <text:p>J</text:p>
            </table:table-cell>
            <table:table-cell office:value-type="string">
              <text:p>CALADBOLG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298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9</text:p>
            </table:table-cell>
            <table:table-cell office:value-type="string">
              <text:p>COLD</text:p>
            </table:table-cell>
            <table:table-cell office:value-type="string">
              <text:p>99M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RI</text:p>
            </table:table-cell>
            <table:table-cell office:value-type="string">
              <text:p>F7V</text:p>
            </table:table-cell>
            <table:table-cell office:value-type="string">
              <text:p>M0D</text:p>
            </table:table-cell>
            <table:table-cell office:value-type="string">
              <text:p>M4D</text:p>
            </table:table-cell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424</text:p>
            </table:table-cell>
            <table:table-cell office:value-type="string">
              <text:p>J</text:p>
            </table:table-cell>
            <table:table-cell office:value-type="string">
              <text:p>BEATER*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5927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52</text:p>
            </table:table-cell>
            <table:table-cell office:value-type="string">
              <text:p>TROPI</text:p>
            </table:table-cell>
            <table:table-cell office:value-type="string">
              <text:p>6.2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CPNIRI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429</text:p>
            </table:table-cell>
            <table:table-cell office:value-type="string">
              <text:p>J</text:p>
            </table:table-cell>
            <table:table-cell office:value-type="string">
              <text:p>GUNN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3080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7</text:p>
            </table:table-cell>
            <table:table-cell office:value-type="string">
              <text:p>WARM</text:p>
            </table:table-cell>
            <table:table-cell office:value-type="string">
              <text:p>68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30</text:p>
            </table:table-cell>
            <table:table-cell office:value-type="string">
              <text:p>J</text:p>
            </table:table-cell>
            <table:table-cell office:value-type="string">
              <text:p>CALIBUR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94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ASNI</text:p>
            </table:table-cell>
            <table:table-cell office:value-type="string">
              <text:p>M7V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522</text:p>
            </table:table-cell>
            <table:table-cell office:value-type="string">
              <text:p>J</text:p>
            </table:table-cell>
            <table:table-cell office:value-type="string">
              <text:p>DYRNWYN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958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76</text:p>
            </table:table-cell>
            <table:table-cell office:value-type="string">
              <text:p>ICY</text:p>
            </table:table-cell>
            <table:table-cell office:value-type="string">
              <text:p>22K</text:p>
            </table:table-cell>
            <table:table-cell office:value-type="string">
              <text:p>SUBJU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4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23</text:p>
            </table:table-cell>
            <table:table-cell office:value-type="string">
              <text:p>J</text:p>
            </table:table-cell>
            <table:table-cell office:value-type="string">
              <text:p>DURENDAL</text:p>
            </table:table-cell>
            <table:table-cell office:value-type="string">
              <text:p>SW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74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4</text:p>
            </table:table-cell>
            <table:table-cell office:value-type="string">
              <text:p>NORM</text:p>
            </table:table-cell>
            <table:table-cell office:value-type="string">
              <text:p>7.2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24</text:p>
            </table:table-cell>
            <table:table-cell office:value-type="string">
              <text:p>J</text:p>
            </table:table-cell>
            <table:table-cell office:value-type="string">
              <text:p>HOFUD</text:p>
            </table:table-cell>
            <table:table-cell office:value-type="string">
              <text:p>BOR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084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2</text:p>
            </table:table-cell>
            <table:table-cell office:value-type="string">
              <text:p>NORM</text:p>
            </table:table-cell>
            <table:table-cell office:value-type="string">
              <text:p>58K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M4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25</text:p>
            </table:table-cell>
            <table:table-cell office:value-type="string">
              <text:p>J</text:p>
            </table:table-cell>
            <table:table-cell office:value-type="string">
              <text:p>STING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106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75M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table:number-columns-repeated="2"/>
            <table:table-cell office:value-type="string">
              <text:p>M0V</text:p>
            </table:table-cell>
            <table:table-cell table:number-columns-repeated="238"/>
          </table:table-row>
          <table:table-row table:style-name="ro1">
            <table:table-cell office:value-type="string">
              <text:p>1526</text:p>
            </table:table-cell>
            <table:table-cell office:value-type="string">
              <text:p>J</text:p>
            </table:table-cell>
            <table:table-cell office:value-type="string">
              <text:p>BIT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75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230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M7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29</text:p>
            </table:table-cell>
            <table:table-cell office:value-type="string">
              <text:p>J</text:p>
            </table:table-cell>
            <table:table-cell office:value-type="string">
              <text:p>STEE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118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7</text:p>
            </table:table-cell>
            <table:table-cell office:value-type="string">
              <text:p>HOT</text:p>
            </table:table-cell>
            <table:table-cell office:value-type="string">
              <text:p>4.3K</text:p>
            </table:table-cell>
            <table:table-cell office:value-type="string">
              <text:p>SUBJU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M8II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626</text:p>
            </table:table-cell>
            <table:table-cell office:value-type="string">
              <text:p>J</text:p>
            </table:table-cell>
            <table:table-cell office:value-type="string">
              <text:p>IR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973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95</text:p>
            </table:table-cell>
            <table:table-cell office:value-type="string">
              <text:p>HOT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0.5</text:p>
            </table:table-cell>
            <table:table-cell office:value-type="string">
              <text:p>EONI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627</text:p>
            </table:table-cell>
            <table:table-cell office:value-type="string">
              <text:p>J</text:p>
            </table:table-cell>
            <table:table-cell office:value-type="string">
              <text:p>BRONZ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894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11</text:p>
            </table:table-cell>
            <table:table-cell office:value-type="string">
              <text:p>FROZ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0.5</text:p>
            </table:table-cell>
            <table:table-cell office:value-type="string">
              <text:p>EON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628</text:p>
            </table:table-cell>
            <table:table-cell office:value-type="string">
              <text:p>J</text:p>
            </table:table-cell>
            <table:table-cell office:value-type="string">
              <text:p>MITHRI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02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83</text:p>
            </table:table-cell>
            <table:table-cell office:value-type="string">
              <text:p>COLD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0.5</text:p>
            </table:table-cell>
            <table:table-cell office:value-type="string">
              <text:p>EONI</text:p>
            </table:table-cell>
            <table:table-cell office:value-type="string">
              <text:p>F4D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1721</text:p>
            </table:table-cell>
            <table:table-cell office:value-type="string">
              <text:p>K</text:p>
            </table:table-cell>
            <table:table-cell office:value-type="string">
              <text:p>ARB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039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WARM</text:p>
            </table:table-cell>
            <table:table-cell office:value-type="string">
              <text:p>55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EONIVA</text:p>
            </table:table-cell>
            <table:table-cell office:value-type="string">
              <text:p>K2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727</text:p>
            </table:table-cell>
            <table:table-cell office:value-type="string">
              <text:p>K</text:p>
            </table:table-cell>
            <table:table-cell office:value-type="string">
              <text:p>WARD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6774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62</text:p>
            </table:table-cell>
            <table:table-cell office:value-type="string">
              <text:p>WARM</text:p>
            </table:table-cell>
            <table:table-cell office:value-type="string">
              <text:p>76K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728</text:p>
            </table:table-cell>
            <table:table-cell office:value-type="string">
              <text:p>K</text:p>
            </table:table-cell>
            <table:table-cell office:value-type="string">
              <text:p>OLYMP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00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82</text:p>
            </table:table-cell>
            <table:table-cell office:value-type="string">
              <text:p>NORM</text:p>
            </table:table-cell>
            <table:table-cell office:value-type="string">
              <text:p>1.4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729</text:p>
            </table:table-cell>
            <table:table-cell office:value-type="string">
              <text:p>K</text:p>
            </table:table-cell>
            <table:table-cell office:value-type="string">
              <text:p>SMOUG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103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40.5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DEPO</text:p>
            </table:table-cell>
            <table:table-cell office:value-type="string">
              <text:p>M1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22</text:p>
            </table:table-cell>
            <table:table-cell office:value-type="string">
              <text:p>K</text:p>
            </table:table-cell>
            <table:table-cell office:value-type="string">
              <text:p>RABWHA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5208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3</text:p>
            </table:table-cell>
            <table:table-cell office:value-type="string">
              <text:p>TROPI</text:p>
            </table:table-cell>
            <table:table-cell office:value-type="string">
              <text:p>340M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-</text:p>
            </table:table-cell>
            <table:table-cell office:value-type="string">
              <text:p>M5D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24</text:p>
            </table:table-cell>
            <table:table-cell office:value-type="string">
              <text:p>K</text:p>
            </table:table-cell>
            <table:table-cell office:value-type="string">
              <text:p>ADABICC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492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9</text:p>
            </table:table-cell>
            <table:table-cell office:value-type="string">
              <text:p>VCOLD</text:p>
            </table:table-cell>
            <table:table-cell office:value-type="string">
              <text:p>858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-</text:p>
            </table:table-cell>
            <table:table-cell office:value-type="string">
              <text:p>K8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25</text:p>
            </table:table-cell>
            <table:table-cell office:value-type="string">
              <text:p>K</text:p>
            </table:table-cell>
            <table:table-cell office:value-type="string">
              <text:p>ZAIB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550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ASNI</text:p>
            </table:table-cell>
            <table:table-cell office:value-type="string">
              <text:p>G5I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826</text:p>
            </table:table-cell>
            <table:table-cell office:value-type="string">
              <text:p>K</text:p>
            </table:table-cell>
            <table:table-cell office:value-type="string">
              <text:p>TENALPH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7004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73</text:p>
            </table:table-cell>
            <table:table-cell office:value-type="string">
              <text:p>TROPI</text:p>
            </table:table-cell>
            <table:table-cell office:value-type="string">
              <text:p>48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4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F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24</text:p>
            </table:table-cell>
            <table:table-cell office:value-type="string">
              <text:p>K</text:p>
            </table:table-cell>
            <table:table-cell office:value-type="string">
              <text:p>LANIC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72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6.07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DENIRI</text:p>
            </table:table-cell>
            <table:table-cell office:value-type="string">
              <text:p>M6II</text:p>
            </table:table-cell>
            <table:table-cell office:value-type="string">
              <text:p>M9D</text:p>
            </table:table-cell>
            <table:table-cell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27</text:p>
            </table:table-cell>
            <table:table-cell office:value-type="string">
              <text:p>K</text:p>
            </table:table-cell>
            <table:table-cell office:value-type="string">
              <text:p>SPIREL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722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0</text:p>
            </table:table-cell>
            <table:table-cell office:value-type="string">
              <text:p>WARM</text:p>
            </table:table-cell>
            <table:table-cell office:value-type="string">
              <text:p>723M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024</text:p>
            </table:table-cell>
            <table:table-cell office:value-type="string">
              <text:p>K</text:p>
            </table:table-cell>
            <table:table-cell office:value-type="string">
              <text:p>DERCH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5127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23</text:p>
            </table:table-cell>
            <table:table-cell office:value-type="string">
              <text:p>VCOLD</text:p>
            </table:table-cell>
            <table:table-cell office:value-type="string">
              <text:p>95M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/>
            <table:table-cell office:value-type="string">
              <text:p>ICNA--</text:p>
            </table:table-cell>
            <table:table-cell office:value-type="string">
              <text:p>M0V</text:p>
            </table:table-cell>
            <table:table-cell office:value-type="string">
              <text:p>M7D</text:p>
            </table:table-cell>
            <table:table-cell table:number-columns-repeated="237"/>
          </table:table-row>
          <table:table-row table:style-name="ro1">
            <table:table-cell office:value-type="string">
              <text:p>2124</text:p>
            </table:table-cell>
            <table:table-cell office:value-type="string">
              <text:p>K</text:p>
            </table:table-cell>
            <table:table-cell office:value-type="string">
              <text:p>LUNION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895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91</text:p>
            </table:table-cell>
            <table:table-cell office:value-type="string">
              <text:p>COLD</text:p>
            </table:table-cell>
            <table:table-cell office:value-type="string">
              <text:p>8.056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6</text:p>
            </table:table-cell>
            <table:table-cell office:value-type="string">
              <text:p>CPHIIN</text:p>
            </table:table-cell>
            <table:table-cell office:value-type="string">
              <text:p>M3D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125</text:p>
            </table:table-cell>
            <table:table-cell office:value-type="string">
              <text:p>K</text:p>
            </table:table-cell>
            <table:table-cell office:value-type="string">
              <text:p>SHIREN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863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42</text:p>
            </table:table-cell>
            <table:table-cell office:value-type="string">
              <text:p>CHILL</text:p>
            </table:table-cell>
            <table:table-cell office:value-type="string">
              <text:p>703K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4.5</text:p>
            </table:table-cell>
            <table:table-cell office:value-type="string">
              <text:p>AGNI</text:p>
            </table:table-cell>
            <table:table-cell office:value-type="string">
              <text:p>G4V</text:p>
            </table:table-cell>
            <table:table-cell table:number-columns-repeated="2" office:value-type="string">
              <text:p>M1D</text:p>
            </table:table-cell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28</text:p>
            </table:table-cell>
            <table:table-cell office:value-type="string">
              <text:p>K</text:p>
            </table:table-cell>
            <table:table-cell office:value-type="string">
              <text:p>PENKWHAR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9187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79</text:p>
            </table:table-cell>
            <table:table-cell office:value-type="string">
              <text:p>TROPI</text:p>
            </table:table-cell>
            <table:table-cell office:value-type="string">
              <text:p>3K</text:p>
            </table:table-cell>
            <table:table-cell office:value-type="string">
              <text:p>TRIBE</text:p>
            </table:table-cell>
            <table:table-cell office:value-type="string">
              <text:p>0</text:p>
            </table:table-cell>
            <table:table-cell office:value-type="string">
              <text:p>4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29</text:p>
            </table:table-cell>
            <table:table-cell office:value-type="string">
              <text:p>K</text:p>
            </table:table-cell>
            <table:table-cell office:value-type="string">
              <text:p>HARVOSET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18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/>
            <table:table-cell office:value-type="string">
              <text:p>630M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DENAPO</text:p>
            </table:table-cell>
            <table:table-cell office:value-type="string">
              <text:p>M7D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224</text:p>
            </table:table-cell>
            <table:table-cell office:value-type="string">
              <text:p>K</text:p>
            </table:table-cell>
            <table:table-cell office:value-type="string">
              <text:p>CARS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00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4</text:p>
            </table:table-cell>
            <table:table-cell office:value-type="string">
              <text:p>NORM</text:p>
            </table:table-cell>
            <table:table-cell office:value-type="string">
              <text:p>6.4K</text:p>
            </table:table-cell>
            <table:table-cell office:value-type="string">
              <text:p>ATHDE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EONI</text:p>
            </table:table-cell>
            <table:table-cell office:value-type="string">
              <text:p>M8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28</text:p>
            </table:table-cell>
            <table:table-cell office:value-type="string">
              <text:p>K</text:p>
            </table:table-cell>
            <table:table-cell office:value-type="string">
              <text:p>PERSEPHO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711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54</text:p>
            </table:table-cell>
            <table:table-cell office:value-type="string">
              <text:p>CHILL</text:p>
            </table:table-cell>
            <table:table-cell office:value-type="string">
              <text:p>940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/>
            <table:table-cell office:value-type="string">
              <text:p>M2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21</text:p>
            </table:table-cell>
            <table:table-cell office:value-type="string">
              <text:p>K</text:p>
            </table:table-cell>
            <table:table-cell office:value-type="string">
              <text:p>QUIRU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04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3</text:p>
            </table:table-cell>
            <table:table-cell office:value-type="string">
              <text:p>COLD</text:p>
            </table:table-cell>
            <table:table-cell office:value-type="string">
              <text:p>3.2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322</text:p>
            </table:table-cell>
            <table:table-cell office:value-type="string">
              <text:p>K</text:p>
            </table:table-cell>
            <table:table-cell office:value-type="string">
              <text:p>GORRAM</text:p>
            </table:table-cell>
            <table:table-cell office:value-type="string">
              <text:p>IMP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534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0</text:p>
            </table:table-cell>
            <table:table-cell office:value-type="string">
              <text:p>CHILL</text:p>
            </table:table-cell>
            <table:table-cell office:value-type="string">
              <text:p>840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2</text:p>
            </table:table-cell>
            <table:table-cell office:value-type="string">
              <text:p>0.5</text:p>
            </table:table-cell>
            <table:table-cell office:value-type="string">
              <text:p>EONI</text:p>
            </table:table-cell>
            <table:table-cell office:value-type="string">
              <text:p>M8V</text:p>
            </table:table-cell>
            <table:table-cell office:value-type="string">
              <text:p>M6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23</text:p>
            </table:table-cell>
            <table:table-cell office:value-type="string">
              <text:p>K</text:p>
            </table:table-cell>
            <table:table-cell office:value-type="string">
              <text:p>REST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3014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5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DEEONIPO</text:p>
            </table:table-cell>
            <table:table-cell office:value-type="string">
              <text:p>M5V</text:p>
            </table:table-cell>
            <table:table-cell office:value-type="string">
              <text:p>M8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24</text:p>
            </table:table-cell>
            <table:table-cell office:value-type="string">
              <text:p>K</text:p>
            </table:table-cell>
            <table:table-cell office:value-type="string">
              <text:p>CAP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7253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7</text:p>
            </table:table-cell>
            <table:table-cell office:value-type="string">
              <text:p>COLD</text:p>
            </table:table-cell>
            <table:table-cell office:value-type="string">
              <text:p>60.56M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AG</text:p>
            </table:table-cell>
            <table:table-cell office:value-type="string">
              <text:p>M9D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25</text:p>
            </table:table-cell>
            <table:table-cell office:value-type="string">
              <text:p>K</text:p>
            </table:table-cell>
            <table:table-cell office:value-type="string">
              <text:p>SHARRIP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58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53</text:p>
            </table:table-cell>
            <table:table-cell office:value-type="string">
              <text:p>CHILL</text:p>
            </table:table-cell>
            <table:table-cell office:value-type="string">
              <text:p>50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K5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27</text:p>
            </table:table-cell>
            <table:table-cell office:value-type="string">
              <text:p>K</text:p>
            </table:table-cell>
            <table:table-cell office:value-type="string">
              <text:p>STROUD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745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8</text:p>
            </table:table-cell>
            <table:table-cell office:value-type="string">
              <text:p>NORM</text:p>
            </table:table-cell>
            <table:table-cell office:value-type="string">
              <text:p>9.048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12</text:p>
            </table:table-cell>
            <table:table-cell office:value-type="string">
              <text:p>6</text:p>
            </table:table-cell>
            <table:table-cell office:value-type="string">
              <text:p>HIIN</text:p>
            </table:table-cell>
            <table:table-cell office:value-type="string">
              <text:p>M5V</text:p>
            </table:table-cell>
            <table:table-cell office:value-type="string">
              <text:p>M4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425</text:p>
            </table:table-cell>
            <table:table-cell office:value-type="string">
              <text:p>K</text:p>
            </table:table-cell>
            <table:table-cell office:value-type="string">
              <text:p>GAND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4.3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2</text:p>
            </table:table-cell>
            <table:table-cell office:value-type="string">
              <text:p>EONIVA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426</text:p>
            </table:table-cell>
            <table:table-cell office:value-type="string">
              <text:p>K</text:p>
            </table:table-cell>
            <table:table-cell office:value-type="string">
              <text:p>DROLRAW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0503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63</text:p>
            </table:table-cell>
            <table:table-cell office:value-type="string">
              <text:p>NORM</text:p>
            </table:table-cell>
            <table:table-cell office:value-type="string">
              <text:p>900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FLEONI</text:p>
            </table:table-cell>
            <table:table-cell office:value-type="string">
              <text:p>F1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2521</text:p>
            </table:table-cell>
            <table:table-cell office:value-type="string">
              <text:p>L</text:p>
            </table:table-cell>
            <table:table-cell office:value-type="string">
              <text:p>HERON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096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8.23B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5</text:p>
            </table:table-cell>
            <table:table-cell table:style-name="ce4" office:value-type="string">
              <text:p>HIIN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523</text:p>
            </table:table-cell>
            <table:table-cell office:value-type="string">
              <text:p>L</text:p>
            </table:table-cell>
            <table:table-cell office:value-type="string">
              <text:p>BYRE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3872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53</text:p>
            </table:table-cell>
            <table:table-cell office:value-type="string">
              <text:p>NORM</text:p>
            </table:table-cell>
            <table:table-cell office:value-type="string">
              <text:p>8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NIRI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527</text:p>
            </table:table-cell>
            <table:table-cell office:value-type="string">
              <text:p>L</text:p>
            </table:table-cell>
            <table:table-cell office:value-type="string">
              <text:p>PIMA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134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HOT</text:p>
            </table:table-cell>
            <table:table-cell office:value-type="string">
              <text:p>3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EONIVA</text:p>
            </table:table-cell>
            <table:table-cell office:value-type="string">
              <text:p>K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621</text:p>
            </table:table-cell>
            <table:table-cell office:value-type="string">
              <text:p>L</text:p>
            </table:table-cell>
            <table:table-cell office:value-type="string">
              <text:p>FOSE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600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2.4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NANIPO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624</text:p>
            </table:table-cell>
            <table:table-cell office:value-type="string">
              <text:p>L</text:p>
            </table:table-cell>
            <table:table-cell office:value-type="string">
              <text:p>MERCUR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S</text:p>
            </table:table-cell>
            <table:table-cell office:value-type="string">
              <text:p>605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81</text:p>
            </table:table-cell>
            <table:table-cell office:value-type="string">
              <text:p>COOL</text:p>
            </table:table-cell>
            <table:table-cell office:value-type="string">
              <text:p>8M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F7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627</text:p>
            </table:table-cell>
            <table:table-cell office:value-type="string">
              <text:p>L</text:p>
            </table:table-cell>
            <table:table-cell office:value-type="string">
              <text:p>TIVI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027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7</text:p>
            </table:table-cell>
            <table:table-cell office:value-type="string">
              <text:p>COLD</text:p>
            </table:table-cell>
            <table:table-cell office:value-type="string">
              <text:p>80K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26</text:p>
            </table:table-cell>
            <table:table-cell office:value-type="string">
              <text:p>L</text:p>
            </table:table-cell>
            <table:table-cell office:value-type="string">
              <text:p>CARE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221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92</text:p>
            </table:table-cell>
            <table:table-cell office:value-type="string">
              <text:p>WARM</text:p>
            </table:table-cell>
            <table:table-cell office:value-type="string">
              <text:p>10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7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728</text:p>
            </table:table-cell>
            <table:table-cell office:value-type="string">
              <text:p>L</text:p>
            </table:table-cell>
            <table:table-cell office:value-type="string">
              <text:p>DUA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5221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29</text:p>
            </table:table-cell>
            <table:table-cell office:value-type="string">
              <text:p>NORM</text:p>
            </table:table-cell>
            <table:table-cell office:value-type="string">
              <text:p>62M</text:p>
            </table:table-cell>
            <table:table-cell office:value-type="string">
              <text:p>OLIG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PO</text:p>
            </table:table-cell>
            <table:table-cell office:value-type="string">
              <text:p>M2V</text:p>
            </table:table-cell>
            <table:table-cell office:value-type="string">
              <text:p>M07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824</text:p>
            </table:table-cell>
            <table:table-cell office:value-type="string">
              <text:p>L</text:p>
            </table:table-cell>
            <table:table-cell office:value-type="string">
              <text:p>CATU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026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VHOT</text:p>
            </table:table-cell>
            <table:table-cell office:value-type="string">
              <text:p>30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DENIPO</text:p>
            </table:table-cell>
            <table:table-cell office:value-type="string">
              <text:p>G9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827</text:p>
            </table:table-cell>
            <table:table-cell office:value-type="string">
              <text:p>L</text:p>
            </table:table-cell>
            <table:table-cell office:value-type="string">
              <text:p>MELET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388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4</text:p>
            </table:table-cell>
            <table:table-cell office:value-type="string">
              <text:p>WARM</text:p>
            </table:table-cell>
            <table:table-cell office:value-type="string">
              <text:p>4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F9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28</text:p>
            </table:table-cell>
            <table:table-cell office:value-type="string">
              <text:p>L</text:p>
            </table:table-cell>
            <table:table-cell office:value-type="string">
              <text:p>HEXO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4906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1</text:p>
            </table:table-cell>
            <table:table-cell office:value-type="string">
              <text:p>ICY</text:p>
            </table:table-cell>
            <table:table-cell office:value-type="string">
              <text:p>60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K1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30</text:p>
            </table:table-cell>
            <table:table-cell office:value-type="string">
              <text:p>L</text:p>
            </table:table-cell>
            <table:table-cell office:value-type="string">
              <text:p>PADAS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3915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51</text:p>
            </table:table-cell>
            <table:table-cell office:value-type="string">
              <text:p>COLD</text:p>
            </table:table-cell>
            <table:table-cell office:value-type="string">
              <text:p>1.1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ICEONI</text:p>
            </table:table-cell>
            <table:table-cell office:value-type="string">
              <text:p>M6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24</text:p>
            </table:table-cell>
            <table:table-cell office:value-type="string">
              <text:p>L</text:p>
            </table:table-cell>
            <table:table-cell office:value-type="string">
              <text:p>MOR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N</text:p>
            </table:table-cell>
            <table:table-cell office:value-type="string">
              <text:p>3039</text:p>
            </table:table-cell>
            <table:table-cell/>
            <table:table-cell office:value-type="string">
              <text:p>STD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9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27</text:p>
            </table:table-cell>
            <table:table-cell office:value-type="string">
              <text:p>L</text:p>
            </table:table-cell>
            <table:table-cell office:value-type="string">
              <text:p>MAIT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1896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8</text:p>
            </table:table-cell>
            <table:table-cell office:value-type="string">
              <text:p>COLD</text:p>
            </table:table-cell>
            <table:table-cell office:value-type="string">
              <text:p>400K</text:p>
            </table:table-cell>
            <table:table-cell office:value-type="string">
              <text:p>CORPO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IVNIVA</text:p>
            </table:table-cell>
            <table:table-cell office:value-type="string">
              <text:p>F1V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930</text:p>
            </table:table-cell>
            <table:table-cell office:value-type="string">
              <text:p>L</text:p>
            </table:table-cell>
            <table:table-cell office:value-type="string">
              <text:p>MAINZ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8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30</text:p>
            </table:table-cell>
            <table:table-cell office:value-type="string">
              <text:p>COLD</text:p>
            </table:table-cell>
            <table:table-cell office:value-type="string">
              <text:p>9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PO</text:p>
            </table:table-cell>
            <table:table-cell office:value-type="string">
              <text:p>K2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21</text:p>
            </table:table-cell>
            <table:table-cell office:value-type="string">
              <text:p>L</text:p>
            </table:table-cell>
            <table:table-cell office:value-type="string">
              <text:p>BRODI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009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WARM</text:p>
            </table:table-cell>
            <table:table-cell office:value-type="string">
              <text:p>70K</text:p>
            </table:table-cell>
            <table:table-cell office:value-type="string">
              <text:p>SUBJU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1III</text:p>
            </table:table-cell>
            <table:table-cell office:value-type="string">
              <text:p>M7D</text:p>
            </table:table-cell>
            <table:table-cell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22</text:p>
            </table:table-cell>
            <table:table-cell office:value-type="string">
              <text:p>L</text:p>
            </table:table-cell>
            <table:table-cell office:value-type="string">
              <text:p>RORIS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129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2</text:p>
            </table:table-cell>
            <table:table-cell office:value-type="string">
              <text:p>NORM</text:p>
            </table:table-cell>
            <table:table-cell office:value-type="string">
              <text:p>1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24</text:p>
            </table:table-cell>
            <table:table-cell office:value-type="string">
              <text:p>L</text:p>
            </table:table-cell>
            <table:table-cell office:value-type="string">
              <text:p>JOKOTR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86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4</text:p>
            </table:table-cell>
            <table:table-cell office:value-type="string">
              <text:p>WARM</text:p>
            </table:table-cell>
            <table:table-cell office:value-type="string">
              <text:p>640M</text:p>
            </table:table-cell>
            <table:table-cell office:value-type="string">
              <text:p>THEOC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table:number-columns-repeated="2"/>
            <table:table-cell office:value-type="string">
              <text:p>K6V</text:p>
            </table:table-cell>
            <table:table-cell table:number-columns-repeated="238"/>
          </table:table-row>
          <table:table-row table:style-name="ro1">
            <table:table-cell office:value-type="string">
              <text:p>3025</text:p>
            </table:table-cell>
            <table:table-cell office:value-type="string">
              <text:p>L</text:p>
            </table:table-cell>
            <table:table-cell office:value-type="string">
              <text:p>FORNIC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04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2</text:p>
            </table:table-cell>
            <table:table-cell office:value-type="string">
              <text:p>WARM</text:p>
            </table:table-cell>
            <table:table-cell office:value-type="string">
              <text:p>82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26</text:p>
            </table:table-cell>
            <table:table-cell office:value-type="string">
              <text:p>L</text:p>
            </table:table-cell>
            <table:table-cell office:value-type="string">
              <text:p>GRIL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052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2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table:number-columns-repeated="2"/>
            <table:table-cell office:value-type="string">
              <text:p>F0V</text:p>
            </table:table-cell>
            <table:table-cell office:value-type="string">
              <text:p>M5D</text:p>
            </table:table-cell>
            <table:table-cell table:number-columns-repeated="237"/>
          </table:table-row>
          <table:table-row table:style-name="ro1">
            <table:table-cell office:value-type="string">
              <text:p>3029</text:p>
            </table:table-cell>
            <table:table-cell office:value-type="string">
              <text:p>L</text:p>
            </table:table-cell>
            <table:table-cell office:value-type="string">
              <text:p>PALLIQU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V</text:p>
            </table:table-cell>
            <table:table-cell office:value-type="string">
              <text:p>5096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13</text:p>
            </table:table-cell>
            <table:table-cell office:value-type="string">
              <text:p>VARIA</text:p>
            </table:table-cell>
            <table:table-cell office:value-type="string">
              <text:p>8B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11</text:p>
            </table:table-cell>
            <table:table-cell office:value-type="string">
              <text:p>5.5</text:p>
            </table:table-cell>
            <table:table-cell office:value-type="string">
              <text:p>HIICINNA</text:p>
            </table:table-cell>
            <table:table-cell office:value-type="string">
              <text:p>M1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030</text:p>
            </table:table-cell>
            <table:table-cell office:value-type="string">
              <text:p>L</text:p>
            </table:table-cell>
            <table:table-cell office:value-type="string">
              <text:p>NEXI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904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100</text:p>
            </table:table-cell>
            <table:table-cell office:value-type="string">
              <text:p>TROPI</text:p>
            </table:table-cell>
            <table:table-cell office:value-type="string">
              <text:p>2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WA</text:p>
            </table:table-cell>
            <table:table-cell office:value-type="string">
              <text:p>M8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23</text:p>
            </table:table-cell>
            <table:table-cell office:value-type="string">
              <text:p>L</text:p>
            </table:table-cell>
            <table:table-cell office:value-type="string">
              <text:p>NADR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1162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HOT</text:p>
            </table:table-cell>
            <table:table-cell office:value-type="string">
              <text:p>900</text:p>
            </table:table-cell>
            <table:table-cell office:value-type="string">
              <text:p>TRIBE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DEEONIPO</text:p>
            </table:table-cell>
            <table:table-cell office:value-type="string">
              <text:p>M5V`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124</text:p>
            </table:table-cell>
            <table:table-cell office:value-type="string">
              <text:p>L</text:p>
            </table:table-cell>
            <table:table-cell office:value-type="string">
              <text:p>MORA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11473</text:p>
            </table:table-cell>
            <table:table-cell/>
            <table:table-cell office:value-type="string">
              <text:p>DEN</text:p>
            </table:table-cell>
            <table:table-cell office:value-type="string">
              <text:p>92</text:p>
            </table:table-cell>
            <table:table-cell office:value-type="string">
              <text:p>WARM</text:p>
            </table:table-cell>
            <table:table-cell office:value-type="string">
              <text:p>32.5B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12</text:p>
            </table:table-cell>
            <table:table-cell office:value-type="string">
              <text:p>6.5</text:p>
            </table:table-cell>
            <table:table-cell office:value-type="string">
              <text:p>CXHIIN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223</text:p>
            </table:table-cell>
            <table:table-cell office:value-type="string">
              <text:p>L</text:p>
            </table:table-cell>
            <table:table-cell office:value-type="string">
              <text:p>DOJOD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5233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22</text:p>
            </table:table-cell>
            <table:table-cell office:value-type="string">
              <text:p>HOT</text:p>
            </table:table-cell>
            <table:table-cell office:value-type="string">
              <text:p>9K</text:p>
            </table:table-cell>
            <table:table-cell office:value-type="string">
              <text:p>MILIT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table:number-columns-repeated="2"/>
            <table:table-cell office:value-type="string">
              <text:p>M5V</text:p>
            </table:table-cell>
            <table:table-cell table:number-columns-repeated="238"/>
          </table:table-row>
          <table:table-row table:style-name="ro1">
            <table:table-cell office:value-type="string">
              <text:p>3228</text:p>
            </table:table-cell>
            <table:table-cell office:value-type="string">
              <text:p>L</text:p>
            </table:table-cell>
            <table:table-cell office:value-type="string">
              <text:p>FENL`S_GRE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153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72</text:p>
            </table:table-cell>
            <table:table-cell office:value-type="string">
              <text:p>WARM</text:p>
            </table:table-cell>
            <table:table-cell office:value-type="string">
              <text:p>4K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K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133</text:p>
            </table:table-cell>
            <table:table-cell office:value-type="string">
              <text:p>M</text:p>
            </table:table-cell>
            <table:table-cell office:value-type="string">
              <text:p>EMAP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-N</text:p>
            </table:table-cell>
            <table:table-cell office:value-type="string">
              <text:p>656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40</text:p>
            </table:table-cell>
            <table:table-cell office:value-type="string">
              <text:p>NORM</text:p>
            </table:table-cell>
            <table:table-cell office:value-type="string">
              <text:p>512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139</text:p>
            </table:table-cell>
            <table:table-cell office:value-type="string">
              <text:p>M</text:p>
            </table:table-cell>
            <table:table-cell office:value-type="string">
              <text:p>RAWEH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83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9.1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EOEONIPO</text:p>
            </table:table-cell>
            <table:table-cell office:value-type="string">
              <text:p>G3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140</text:p>
            </table:table-cell>
            <table:table-cell office:value-type="string">
              <text:p>M</text:p>
            </table:table-cell>
            <table:table-cell office:value-type="string">
              <text:p>876-574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65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5</text:p>
            </table:table-cell>
            <table:table-cell office:value-type="string">
              <text:p>VWARM</text:p>
            </table:table-cell>
            <table:table-cell office:value-type="string">
              <text:p>700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table:number-columns-repeated="2" office:value-type="string">
              <text:p>1</text:p>
            </table:table-cell>
            <table:table-cell office:value-type="string">
              <text:p>EONI</text:p>
            </table:table-cell>
            <table:table-cell office:value-type="string">
              <text:p>K7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231</text:p>
            </table:table-cell>
            <table:table-cell office:value-type="string">
              <text:p>M</text:p>
            </table:table-cell>
            <table:table-cell office:value-type="string">
              <text:p>SAX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0429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8</text:p>
            </table:table-cell>
            <table:table-cell office:value-type="string">
              <text:p>TROPI</text:p>
            </table:table-cell>
            <table:table-cell office:value-type="string">
              <text:p>900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FLNI</text:p>
            </table:table-cell>
            <table:table-cell office:value-type="string">
              <text:p>AW2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236</text:p>
            </table:table-cell>
            <table:table-cell office:value-type="string">
              <text:p>M</text:p>
            </table:table-cell>
            <table:table-cell office:value-type="string">
              <text:p>ANDOR</text:p>
            </table:table-cell>
            <table:table-cell office:value-type="string">
              <text:p>DRO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43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2</text:p>
            </table:table-cell>
            <table:table-cell office:value-type="string">
              <text:p>WARM</text:p>
            </table:table-cell>
            <table:table-cell office:value-type="string">
              <text:p>60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AG</text:p>
            </table:table-cell>
            <table:table-cell office:value-type="string">
              <text:p>F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240</text:p>
            </table:table-cell>
            <table:table-cell office:value-type="string">
              <text:p>M</text:p>
            </table:table-cell>
            <table:table-cell office:value-type="string">
              <text:p>769-422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72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4</text:p>
            </table:table-cell>
            <table:table-cell office:value-type="string">
              <text:p>NORM</text:p>
            </table:table-cell>
            <table:table-cell office:value-type="string">
              <text:p>90K</text:p>
            </table:table-cell>
            <table:table-cell office:value-type="string">
              <text:p>NON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GS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332</text:p>
            </table:table-cell>
            <table:table-cell office:value-type="string">
              <text:p>M</text:p>
            </table:table-cell>
            <table:table-cell office:value-type="string">
              <text:p>GOT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654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9</text:p>
            </table:table-cell>
            <table:table-cell office:value-type="string">
              <text:p>VCOLD</text:p>
            </table:table-cell>
            <table:table-cell office:value-type="string">
              <text:p>304K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F5I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333</text:p>
            </table:table-cell>
            <table:table-cell office:value-type="string">
              <text:p>M</text:p>
            </table:table-cell>
            <table:table-cell office:value-type="string">
              <text:p>MIRRIAM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table:number-columns-repeated="2"/>
            <table:table-cell office:value-type="string">
              <text:p>DEN-T</text:p>
            </table:table-cell>
            <table:table-cell office:value-type="string">
              <text:p>90</text:p>
            </table:table-cell>
            <table:table-cell office:value-type="string">
              <text:p>WARM</text:p>
            </table:table-cell>
            <table:table-cell office:value-type="string">
              <text:p>92M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336</text:p>
            </table:table-cell>
            <table:table-cell office:value-type="string">
              <text:p>M</text:p>
            </table:table-cell>
            <table:table-cell office:value-type="string">
              <text:p>CANDORY</text:p>
            </table:table-cell>
            <table:table-cell office:value-type="string">
              <text:p>DRO</text:p>
            </table:table-cell>
            <table:table-cell office:value-type="string">
              <text:p>RED</text:p>
            </table:table-cell>
            <table:table-cell office:value-type="string">
              <text:p>III</text:p>
            </table:table-cell>
            <table:table-cell office:value-type="string">
              <text:p>5248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25</text:p>
            </table:table-cell>
            <table:table-cell office:value-type="string">
              <text:p>WARM</text:p>
            </table:table-cell>
            <table:table-cell office:value-type="string">
              <text:p>9.3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</text:p>
            </table:table-cell>
            <table:table-cell office:value-type="string">
              <text:p>F6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340</text:p>
            </table:table-cell>
            <table:table-cell office:value-type="string">
              <text:p>M</text:p>
            </table:table-cell>
            <table:table-cell office:value-type="string">
              <text:p>WONDERA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557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98</text:p>
            </table:table-cell>
            <table:table-cell office:value-type="string">
              <text:p>COOL</text:p>
            </table:table-cell>
            <table:table-cell office:value-type="string">
              <text:p>21K</text:p>
            </table:table-cell>
            <table:table-cell office:value-type="string">
              <text:p>SUBJU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WA</text:p>
            </table:table-cell>
            <table:table-cell office:value-type="string">
              <text:p>M3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432</text:p>
            </table:table-cell>
            <table:table-cell office:value-type="string">
              <text:p>M</text:p>
            </table:table-cell>
            <table:table-cell office:value-type="string">
              <text:p>JONE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6837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15</text:p>
            </table:table-cell>
            <table:table-cell office:value-type="string">
              <text:p>HOT</text:p>
            </table:table-cell>
            <table:table-cell office:value-type="string">
              <text:p>70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8V</text:p>
            </table:table-cell>
            <table:table-cell office:value-type="string">
              <text:p>M4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440</text:p>
            </table:table-cell>
            <table:table-cell office:value-type="string">
              <text:p>M</text:p>
            </table:table-cell>
            <table:table-cell office:value-type="string">
              <text:p>JINX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1125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ARIA</text:p>
            </table:table-cell>
            <table:table-cell office:value-type="string">
              <text:p>26</text:p>
            </table:table-cell>
            <table:table-cell office:value-type="string">
              <text:p>ANARC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1.5</text:p>
            </table:table-cell>
            <table:table-cell office:value-type="string">
              <text:p>EONIVA</text:p>
            </table:table-cell>
            <table:table-cell office:value-type="string">
              <text:p>G3I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532</text:p>
            </table:table-cell>
            <table:table-cell office:value-type="string">
              <text:p>M</text:p>
            </table:table-cell>
            <table:table-cell office:value-type="string">
              <text:p>UCELLA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4761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43</text:p>
            </table:table-cell>
            <table:table-cell office:value-type="string">
              <text:p>WARM</text:p>
            </table:table-cell>
            <table:table-cell office:value-type="string">
              <text:p>4.324M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F2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33</text:p>
            </table:table-cell>
            <table:table-cell office:value-type="string">
              <text:p>M</text:p>
            </table:table-cell>
            <table:table-cell office:value-type="string">
              <text:p>PENELOP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97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</text:p>
            </table:table-cell>
            <table:table-cell office:value-type="string">
              <text:p>HOT</text:p>
            </table:table-cell>
            <table:table-cell office:value-type="string">
              <text:p>3.02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DENIPO</text:p>
            </table:table-cell>
            <table:table-cell office:value-type="string">
              <text:p>F6V</text:p>
            </table:table-cell>
            <table:table-cell office:value-type="string">
              <text:p>M7VI</text:p>
            </table:table-cell>
            <table:table-cell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534</text:p>
            </table:table-cell>
            <table:table-cell office:value-type="string">
              <text:p>M</text:p>
            </table:table-cell>
            <table:table-cell office:value-type="string">
              <text:p>KAR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7241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7</text:p>
            </table:table-cell>
            <table:table-cell office:value-type="string">
              <text:p>WARM</text:p>
            </table:table-cell>
            <table:table-cell office:value-type="string">
              <text:p>41.2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AG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38</text:p>
            </table:table-cell>
            <table:table-cell office:value-type="string">
              <text:p>M</text:p>
            </table:table-cell>
            <table:table-cell office:value-type="string">
              <text:p>WONSTAR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3480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5</text:p>
            </table:table-cell>
            <table:table-cell office:value-type="string">
              <text:p>COOL</text:p>
            </table:table-cell>
            <table:table-cell office:value-type="string">
              <text:p>92M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M0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539</text:p>
            </table:table-cell>
            <table:table-cell office:value-type="string">
              <text:p>M</text:p>
            </table:table-cell>
            <table:table-cell office:value-type="string">
              <text:p>FRO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549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54</text:p>
            </table:table-cell>
            <table:table-cell office:value-type="string">
              <text:p>VCOLD</text:p>
            </table:table-cell>
            <table:table-cell office:value-type="string">
              <text:p>628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7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632</text:p>
            </table:table-cell>
            <table:table-cell office:value-type="string">
              <text:p>M</text:p>
            </table:table-cell>
            <table:table-cell office:value-type="string">
              <text:p>GOHATUR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671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1</text:p>
            </table:table-cell>
            <table:table-cell office:value-type="string">
              <text:p>NORM</text:p>
            </table:table-cell>
            <table:table-cell office:value-type="string">
              <text:p>50.6M</text:p>
            </table:table-cell>
            <table:table-cell office:value-type="string">
              <text:p>SUBJU</text:p>
            </table:table-cell>
            <table:table-cell office:value-type="string">
              <text:p>3</text:p>
            </table:table-cell>
            <table:table-cell office:value-type="string">
              <text:p>7</text:p>
            </table:table-cell>
            <table:table-cell office:value-type="string">
              <text:p>4</text:p>
            </table:table-cell>
            <table:table-cell office:value-type="string">
              <text:p>AG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0637</text:p>
            </table:table-cell>
            <table:table-cell office:value-type="string">
              <text:p>M</text:p>
            </table:table-cell>
            <table:table-cell office:value-type="string">
              <text:p>QUHAIATHA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2486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37</text:p>
            </table:table-cell>
            <table:table-cell office:value-type="string">
              <text:p>VCOLD</text:p>
            </table:table-cell>
            <table:table-cell office:value-type="string">
              <text:p>24.23M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IC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638</text:p>
            </table:table-cell>
            <table:table-cell office:value-type="string">
              <text:p>M</text:p>
            </table:table-cell>
            <table:table-cell office:value-type="string">
              <text:p>LAKOU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6619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92</text:p>
            </table:table-cell>
            <table:table-cell office:value-type="string">
              <text:p>COLD</text:p>
            </table:table-cell>
            <table:table-cell office:value-type="string">
              <text:p>62K</text:p>
            </table:table-cell>
            <table:table-cell office:value-type="string">
              <text:p>TECHN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6D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31</text:p>
            </table:table-cell>
            <table:table-cell office:value-type="string">
              <text:p>M</text:p>
            </table:table-cell>
            <table:table-cell office:value-type="string">
              <text:p>RALH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11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35</text:p>
            </table:table-cell>
            <table:table-cell office:value-type="string">
              <text:p>VCOLD</text:p>
            </table:table-cell>
            <table:table-cell office:value-type="string">
              <text:p>832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32</text:p>
            </table:table-cell>
            <table:table-cell office:value-type="string">
              <text:p>M</text:p>
            </table:table-cell>
            <table:table-cell office:value-type="string">
              <text:p>IDERATI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</text:p>
            </table:table-cell>
            <table:table-cell office:value-type="string">
              <text:p>7769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71</text:p>
            </table:table-cell>
            <table:table-cell office:value-type="string">
              <text:p>WARM</text:p>
            </table:table-cell>
            <table:table-cell office:value-type="string">
              <text:p>20.5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12</text:p>
            </table:table-cell>
            <table:table-cell office:value-type="string">
              <text:p>5</text:p>
            </table:table-cell>
            <table:table-cell office:value-type="string">
              <text:p>AGRICP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739</text:p>
            </table:table-cell>
            <table:table-cell office:value-type="string">
              <text:p>M</text:p>
            </table:table-cell>
            <table:table-cell office:value-type="string">
              <text:p>TONDOUL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971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25</text:p>
            </table:table-cell>
            <table:table-cell office:value-type="string">
              <text:p>VCOLD</text:p>
            </table:table-cell>
            <table:table-cell office:value-type="string">
              <text:p>7.3M</text:p>
            </table:table-cell>
            <table:table-cell office:value-type="string">
              <text:p>DICTA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ICNANI</text:p>
            </table:table-cell>
            <table:table-cell office:value-type="string">
              <text:p>M8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33</text:p>
            </table:table-cell>
            <table:table-cell office:value-type="string">
              <text:p>M</text:p>
            </table:table-cell>
            <table:table-cell office:value-type="string">
              <text:p>875-496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</text:p>
            </table:table-cell>
            <table:table-cell office:value-type="string">
              <text:p>821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83</text:p>
            </table:table-cell>
            <table:table-cell office:value-type="string">
              <text:p>HOT</text:p>
            </table:table-cell>
            <table:table-cell office:value-type="string">
              <text:p>53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837</text:p>
            </table:table-cell>
            <table:table-cell office:value-type="string">
              <text:p>M</text:p>
            </table:table-cell>
            <table:table-cell office:value-type="string">
              <text:p>OCHECATE</text:p>
            </table:table-cell>
            <table:table-cell office:value-type="string">
              <text:p>MEW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650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66</text:p>
            </table:table-cell>
            <table:table-cell office:value-type="string">
              <text:p>COOL</text:p>
            </table:table-cell>
            <table:table-cell office:value-type="string">
              <text:p>203K</text:p>
            </table:table-cell>
            <table:table-cell office:value-type="string">
              <text:p>SUBJU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AGNI</text:p>
            </table:table-cell>
            <table:table-cell office:value-type="string">
              <text:p>G8VI</text:p>
            </table:table-cell>
            <table:table-cell office:value-type="string">
              <text:p>M8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0838</text:p>
            </table:table-cell>
            <table:table-cell office:value-type="string">
              <text:p>M</text:p>
            </table:table-cell>
            <table:table-cell office:value-type="string">
              <text:p>MEWEY</text:p>
            </table:table-cell>
            <table:table-cell office:value-type="string">
              <text:p>MEW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6961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4</text:p>
            </table:table-cell>
            <table:table-cell office:value-type="string">
              <text:p>NORM</text:p>
            </table:table-cell>
            <table:table-cell office:value-type="string">
              <text:p>72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RI</text:p>
            </table:table-cell>
            <table:table-cell office:value-type="string">
              <text:p>M3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840</text:p>
            </table:table-cell>
            <table:table-cell office:value-type="string">
              <text:p>M</text:p>
            </table:table-cell>
            <table:table-cell office:value-type="string">
              <text:p>975-452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9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8K</text:p>
            </table:table-cell>
            <table:table-cell office:value-type="string">
              <text:p>CORPO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NIVA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0931</text:p>
            </table:table-cell>
            <table:table-cell office:value-type="string">
              <text:p>N</text:p>
            </table:table-cell>
            <table:table-cell office:value-type="string">
              <text:p>ASTELTIN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489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69</text:p>
            </table:table-cell>
            <table:table-cell office:value-type="string">
              <text:p>VHOT</text:p>
            </table:table-cell>
            <table:table-cell office:value-type="string">
              <text:p>22K</text:p>
            </table:table-cell>
            <table:table-cell office:value-type="string">
              <text:p>FAMIL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FLNI</text:p>
            </table:table-cell>
            <table:table-cell office:value-type="string">
              <text:p>K7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0938</text:p>
            </table:table-cell>
            <table:table-cell office:value-type="string">
              <text:p>N</text:p>
            </table:table-cell>
            <table:table-cell office:value-type="string">
              <text:p>INCHIN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373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CHILL</text:p>
            </table:table-cell>
            <table:table-cell office:value-type="string">
              <text:p>8.4K</text:p>
            </table:table-cell>
            <table:table-cell office:value-type="string">
              <text:p>TECHN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DEEONIPO</text:p>
            </table:table-cell>
            <table:table-cell office:value-type="string">
              <text:p>F0I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0940</text:p>
            </table:table-cell>
            <table:table-cell office:value-type="string">
              <text:p>N</text:p>
            </table:table-cell>
            <table:table-cell office:value-type="string">
              <text:p>SINGER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451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9M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2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031</text:p>
            </table:table-cell>
            <table:table-cell office:value-type="string">
              <text:p>N</text:p>
            </table:table-cell>
            <table:table-cell office:value-type="string">
              <text:p>567-908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034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0</text:p>
            </table:table-cell>
            <table:table-cell office:value-type="string">
              <text:p>WARM</text:p>
            </table:table-cell>
            <table:table-cell office:value-type="string">
              <text:p>300K</text:p>
            </table:table-cell>
            <table:table-cell office:value-type="string">
              <text:p>THEOC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M9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037</text:p>
            </table:table-cell>
            <table:table-cell office:value-type="string">
              <text:p>N</text:p>
            </table:table-cell>
            <table:table-cell office:value-type="string">
              <text:p>AVASTAN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990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27</text:p>
            </table:table-cell>
            <table:table-cell office:value-type="string">
              <text:p>COLD</text:p>
            </table:table-cell>
            <table:table-cell office:value-type="string">
              <text:p>730K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8V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4</text:p>
            </table:table-cell>
            <table:table-cell table:number-columns-repeated="234"/>
          </table:table-row>
          <table:table-row table:style-name="ro1">
            <table:table-cell office:value-type="string">
              <text:p>1040</text:p>
            </table:table-cell>
            <table:table-cell office:value-type="string">
              <text:p>N</text:p>
            </table:table-cell>
            <table:table-cell office:value-type="string">
              <text:p>KWAI CHING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4984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30</text:p>
            </table:table-cell>
            <table:table-cell office:value-type="string">
              <text:p>VCOLD</text:p>
            </table:table-cell>
            <table:table-cell office:value-type="string">
              <text:p>30.3M</text:p>
            </table:table-cell>
            <table:table-cell office:value-type="string">
              <text:p>TECHN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ICNAINVA</text:p>
            </table:table-cell>
            <table:table-cell office:value-type="string">
              <text:p>K3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31</text:p>
            </table:table-cell>
            <table:table-cell office:value-type="string">
              <text:p>N</text:p>
            </table:table-cell>
            <table:table-cell office:value-type="string">
              <text:p>FALDOR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562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27</text:p>
            </table:table-cell>
            <table:table-cell office:value-type="string">
              <text:p>WARM</text:p>
            </table:table-cell>
            <table:table-cell office:value-type="string">
              <text:p>5M</text:p>
            </table:table-cell>
            <table:table-cell office:value-type="string">
              <text:p>DICTA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M7I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32</text:p>
            </table:table-cell>
            <table:table-cell office:value-type="string">
              <text:p>N</text:p>
            </table:table-cell>
            <table:table-cell office:value-type="string">
              <text:p>BOWMAN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8.7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2.5</text:p>
            </table:table-cell>
            <table:table-cell office:value-type="string">
              <text:p>ASEO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133</text:p>
            </table:table-cell>
            <table:table-cell office:value-type="string">
              <text:p>N</text:p>
            </table:table-cell>
            <table:table-cell office:value-type="string">
              <text:p>SQUALLIA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3853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80</text:p>
            </table:table-cell>
            <table:table-cell office:value-type="string">
              <text:p>COLD</text:p>
            </table:table-cell>
            <table:table-cell office:value-type="string">
              <text:p>3M</text:p>
            </table:table-cell>
            <table:table-cell office:value-type="string">
              <text:p>MULTI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A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138</text:p>
            </table:table-cell>
            <table:table-cell office:value-type="string">
              <text:p>N</text:p>
            </table:table-cell>
            <table:table-cell office:value-type="string">
              <text:p>TARSUS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0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41</text:p>
            </table:table-cell>
            <table:table-cell office:value-type="string">
              <text:p>VARIA</text:p>
            </table:table-cell>
            <table:table-cell office:value-type="string">
              <text:p>2.32M</text:p>
            </table:table-cell>
            <table:table-cell office:value-type="string">
              <text:p>ATHD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K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32</text:p>
            </table:table-cell>
            <table:table-cell office:value-type="string">
              <text:p>N</text:p>
            </table:table-cell>
            <table:table-cell office:value-type="string">
              <text:p>WALSTON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407</text:p>
            </table:table-cell>
            <table:table-cell/>
            <table:table-cell office:value-type="string">
              <text:p>THIN-T</text:p>
            </table:table-cell>
            <table:table-cell office:value-type="string">
              <text:p>43</text:p>
            </table:table-cell>
            <table:table-cell office:value-type="string">
              <text:p>COOL</text:p>
            </table:table-cell>
            <table:table-cell office:value-type="string">
              <text:p>3K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233</text:p>
            </table:table-cell>
            <table:table-cell office:value-type="string">
              <text:p>N</text:p>
            </table:table-cell>
            <table:table-cell office:value-type="string">
              <text:p>FLEXOS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773</text:p>
            </table:table-cell>
            <table:table-cell/>
            <table:table-cell office:value-type="string">
              <text:p>NITRO</text:p>
            </table:table-cell>
            <table:table-cell office:value-type="string">
              <text:p>11</text:p>
            </table:table-cell>
            <table:table-cell office:value-type="string">
              <text:p>NORM</text:p>
            </table:table-cell>
            <table:table-cell office:value-type="string">
              <text:p>62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FLNI</text:p>
            </table:table-cell>
            <table:table-cell office:value-type="string">
              <text:p>M8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237</text:p>
            </table:table-cell>
            <table:table-cell office:value-type="string">
              <text:p>N</text:p>
            </table:table-cell>
            <table:table-cell office:value-type="string">
              <text:p>COLLAC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5966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75</text:p>
            </table:table-cell>
            <table:table-cell office:value-type="string">
              <text:p>VCOLD</text:p>
            </table:table-cell>
            <table:table-cell office:value-type="string">
              <text:p>2B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5.5</text:p>
            </table:table-cell>
            <table:table-cell office:value-type="string">
              <text:p>HIINPO</text:p>
            </table:table-cell>
            <table:table-cell office:value-type="string">
              <text:p>F1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238</text:p>
            </table:table-cell>
            <table:table-cell office:value-type="string">
              <text:p>N</text:p>
            </table:table-cell>
            <table:table-cell office:value-type="string">
              <text:p>PAVABID</text:p>
            </table:table-cell>
            <table:table-cell office:value-type="string">
              <text:p>IND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5966</text:p>
            </table:table-cell>
            <table:table-cell/>
            <table:table-cell office:value-type="string">
              <text:p>STD</text:p>
            </table:table-cell>
            <table:table-cell office:value-type="string">
              <text:p>70</text:p>
            </table:table-cell>
            <table:table-cell office:value-type="string">
              <text:p>NORM</text:p>
            </table:table-cell>
            <table:table-cell office:value-type="string">
              <text:p>738M</text:p>
            </table:table-cell>
            <table:table-cell office:value-type="string">
              <text:p>THEOC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4.5</text:p>
            </table:table-cell>
            <table:table-cell office:value-type="string">
              <text:p>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31</text:p>
            </table:table-cell>
            <table:table-cell office:value-type="string">
              <text:p>N</text:p>
            </table:table-cell>
            <table:table-cell office:value-type="string">
              <text:p>DATRILLIA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523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8</text:p>
            </table:table-cell>
            <table:table-cell office:value-type="string">
              <text:p>WARM</text:p>
            </table:table-cell>
            <table:table-cell office:value-type="string">
              <text:p>8.4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32</text:p>
            </table:table-cell>
            <table:table-cell office:value-type="string">
              <text:p>N</text:p>
            </table:table-cell>
            <table:table-cell office:value-type="string">
              <text:p>NIRTON</text:p>
            </table:table-cell>
            <table:table-cell office:value-type="string">
              <text:p>IND</text:p>
            </table:table-cell>
            <table:table-cell office:value-type="string">
              <text:p>RED</text:p>
            </table:table-cell>
            <table:table-cell office:value-type="string">
              <text:p>0</text:p>
            </table:table-cell>
            <table:table-cell office:value-type="string">
              <text:p>6215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</text:p>
            </table:table-cell>
            <table:table-cell office:value-type="string">
              <text:p>K8V</text:p>
            </table:table-cell>
            <table:table-cell table:number-columns-repeated="2"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37</text:p>
            </table:table-cell>
            <table:table-cell office:value-type="string">
              <text:p>N</text:p>
            </table:table-cell>
            <table:table-cell office:value-type="string">
              <text:p>JUDICE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646</text:p>
            </table:table-cell>
            <table:table-cell/>
            <table:table-cell office:value-type="string">
              <text:p>NITRI</text:p>
            </table:table-cell>
            <table:table-cell office:value-type="string">
              <text:p>17</text:p>
            </table:table-cell>
            <table:table-cell office:value-type="string">
              <text:p>NORM</text:p>
            </table:table-cell>
            <table:table-cell office:value-type="string">
              <text:p>3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FLEONI</text:p>
            </table:table-cell>
            <table:table-cell office:value-type="string">
              <text:p>M3III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339</text:p>
            </table:table-cell>
            <table:table-cell office:value-type="string">
              <text:p>N</text:p>
            </table:table-cell>
            <table:table-cell office:value-type="string">
              <text:p>TREXAL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290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</text:p>
            </table:table-cell>
            <table:table-cell office:value-type="string">
              <text:p>TROPI</text:p>
            </table:table-cell>
            <table:table-cell office:value-type="string">
              <text:p>902M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IN</text:p>
            </table:table-cell>
            <table:table-cell office:value-type="string">
              <text:p>M0D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340</text:p>
            </table:table-cell>
            <table:table-cell office:value-type="string">
              <text:p>N</text:p>
            </table:table-cell>
            <table:table-cell office:value-type="string">
              <text:p>MOTMOS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5718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35</text:p>
            </table:table-cell>
            <table:table-cell office:value-type="string">
              <text:p>WARM</text:p>
            </table:table-cell>
            <table:table-cell office:value-type="string">
              <text:p>7.236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NIRI</text:p>
            </table:table-cell>
            <table:table-cell office:value-type="string">
              <text:p>M2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33</text:p>
            </table:table-cell>
            <table:table-cell office:value-type="string">
              <text:p>N</text:p>
            </table:table-cell>
            <table:table-cell office:value-type="string">
              <text:p>NOCTOCOL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690</text:p>
            </table:table-cell>
            <table:table-cell/>
            <table:table-cell office:value-type="string">
              <text:p>VDEN</text:p>
            </table:table-cell>
            <table:table-cell office:value-type="string">
              <text:p>52</text:p>
            </table:table-cell>
            <table:table-cell office:value-type="string">
              <text:p>HOT</text:p>
            </table:table-cell>
            <table:table-cell office:value-type="string">
              <text:p>61M</text:p>
            </table:table-cell>
            <table:table-cell office:value-type="string">
              <text:p>ATHDE</text:p>
            </table:table-cell>
            <table:table-cell office:value-type="string">
              <text:p>3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FL</text:p>
            </table:table-cell>
            <table:table-cell office:value-type="string">
              <text:p>M5VI</text:p>
            </table:table-cell>
            <table:table-cell office:value-type="string">
              <text:p>M2D</text:p>
            </table:table-cell>
            <table:table-cell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434</text:p>
            </table:table-cell>
            <table:table-cell office:value-type="string">
              <text:p>N</text:p>
            </table:table-cell>
            <table:table-cell office:value-type="string">
              <text:p>TARKINE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II-S</text:p>
            </table:table-cell>
            <table:table-cell office:value-type="string">
              <text:p>3853</text:p>
            </table:table-cell>
            <table:table-cell/>
            <table:table-cell office:value-type="string">
              <text:p>STD</text:p>
            </table:table-cell>
            <table:table-cell office:value-type="string">
              <text:p>60</text:p>
            </table:table-cell>
            <table:table-cell office:value-type="string">
              <text:p>NORM</text:p>
            </table:table-cell>
            <table:table-cell office:value-type="string">
              <text:p>3M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AGNIRI</text:p>
            </table:table-cell>
            <table:table-cell office:value-type="string">
              <text:p>M0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35</text:p>
            </table:table-cell>
            <table:table-cell office:value-type="string">
              <text:p>N</text:p>
            </table:table-cell>
            <table:table-cell office:value-type="string">
              <text:p>DALLIA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462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620M</text:p>
            </table:table-cell>
            <table:table-cell office:value-type="string">
              <text:p>BURE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FLIN</text:p>
            </table:table-cell>
            <table:table-cell office:value-type="string">
              <text:p>F2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436</text:p>
            </table:table-cell>
            <table:table-cell office:value-type="string">
              <text:p>N</text:p>
            </table:table-cell>
            <table:table-cell office:value-type="string">
              <text:p>TALOS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2890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2</text:p>
            </table:table-cell>
            <table:table-cell office:value-type="string">
              <text:p>VCOLD</text:p>
            </table:table-cell>
            <table:table-cell office:value-type="string">
              <text:p>800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PO</text:p>
            </table:table-cell>
            <table:table-cell office:value-type="string">
              <text:p>F9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31</text:p>
            </table:table-cell>
            <table:table-cell office:value-type="string">
              <text:p>N</text:p>
            </table:table-cell>
            <table:table-cell office:value-type="string">
              <text:p>DAWNWORL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8403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50</text:p>
            </table:table-cell>
            <table:table-cell office:value-type="string">
              <text:p>HOT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table:number-columns-repeated="2" office:value-type="string">
              <text:p>0</text:p>
            </table:table-cell>
            <table:table-cell office:value-type="string">
              <text:p>NIL</text:p>
            </table:table-cell>
            <table:table-cell office:value-type="string">
              <text:p>BA</text:p>
            </table:table-cell>
            <table:table-cell office:value-type="string">
              <text:p>F8D</text:p>
            </table:table-cell>
            <table:table-cell office:value-type="string">
              <text:p>M5D</text:p>
            </table:table-cell>
            <table:table-cell/>
            <table:table-cell office:value-type="string">
              <text:p>2</text:p>
            </table:table-cell>
            <table:table-cell office:value-type="string">
              <text:p>5</text:p>
            </table:table-cell>
            <table:table-cell table:number-columns-repeated="234"/>
          </table:table-row>
          <table:table-row table:style-name="ro1">
            <table:table-cell office:value-type="string">
              <text:p>1532</text:p>
            </table:table-cell>
            <table:table-cell office:value-type="string">
              <text:p>N</text:p>
            </table:table-cell>
            <table:table-cell office:value-type="string">
              <text:p>ELIXABETH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474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61</text:p>
            </table:table-cell>
            <table:table-cell office:value-type="string">
              <text:p>COLD</text:p>
            </table:table-cell>
            <table:table-cell office:value-type="string">
              <text:p>22K</text:p>
            </table:table-cell>
            <table:table-cell office:value-type="string">
              <text:p>DICTA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4V</text:p>
            </table:table-cell>
            <table:table-cell office:value-type="string">
              <text:p>M5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533</text:p>
            </table:table-cell>
            <table:table-cell office:value-type="string">
              <text:p>N</text:p>
            </table:table-cell>
            <table:table-cell office:value-type="string">
              <text:p>FORINE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2635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22</text:p>
            </table:table-cell>
            <table:table-cell office:value-type="string">
              <text:p>VCOLD</text:p>
            </table:table-cell>
            <table:table-cell office:value-type="string">
              <text:p>1.6B</text:p>
            </table:table-cell>
            <table:table-cell office:value-type="string">
              <text:p>DICT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ICINNA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537</text:p>
            </table:table-cell>
            <table:table-cell office:value-type="string">
              <text:p>N</text:p>
            </table:table-cell>
            <table:table-cell office:value-type="string">
              <text:p>MERTACTOR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9</text:p>
            </table:table-cell>
            <table:table-cell office:value-type="string">
              <text:p>WARM</text:p>
            </table:table-cell>
            <table:table-cell office:value-type="string">
              <text:p>60M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CP</text:p>
            </table:table-cell>
            <table:table-cell office:value-type="string">
              <text:p>G1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31</text:p>
            </table:table-cell>
            <table:table-cell office:value-type="string">
              <text:p>N</text:p>
            </table:table-cell>
            <table:table-cell office:value-type="string">
              <text:p>TALCHEK</text:p>
            </table:table-cell>
            <table:table-cell office:value-type="string">
              <text:p>ICS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7054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10</text:p>
            </table:table-cell>
            <table:table-cell office:value-type="string">
              <text:p>MILD</text:p>
            </table:table-cell>
            <table:table-cell office:value-type="string">
              <text:p>60.5K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K8V</text:p>
            </table:table-cell>
            <table:table-cell office:value-type="string">
              <text:p>M5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32</text:p>
            </table:table-cell>
            <table:table-cell office:value-type="string">
              <text:p>N</text:p>
            </table:table-cell>
            <table:table-cell office:value-type="string">
              <text:p>MILAGRO</text:p>
            </table:table-cell>
            <table:table-cell office:value-type="string">
              <text:p>ICS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927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6</text:p>
            </table:table-cell>
            <table:table-cell office:value-type="string">
              <text:p>VCOLD</text:p>
            </table:table-cell>
            <table:table-cell office:value-type="string">
              <text:p>90M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ICNAINVA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34</text:p>
            </table:table-cell>
            <table:table-cell office:value-type="string">
              <text:p>N</text:p>
            </table:table-cell>
            <table:table-cell office:value-type="string">
              <text:p>PAGATON</text:p>
            </table:table-cell>
            <table:table-cell office:value-type="string">
              <text:p>IND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396</text:p>
            </table:table-cell>
            <table:table-cell/>
            <table:table-cell office:value-type="string">
              <text:p>STD</text:p>
            </table:table-cell>
            <table:table-cell office:value-type="string">
              <text:p>93</text:p>
            </table:table-cell>
            <table:table-cell office:value-type="string">
              <text:p>NORM</text:p>
            </table:table-cell>
            <table:table-cell office:value-type="string">
              <text:p>938M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4</text:p>
            </table:table-cell>
            <table:table-cell office:value-type="string">
              <text:p>RI</text:p>
            </table:table-cell>
            <table:table-cell office:value-type="string">
              <text:p>MO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1635</text:p>
            </table:table-cell>
            <table:table-cell office:value-type="string">
              <text:p>N</text:p>
            </table:table-cell>
            <table:table-cell office:value-type="string">
              <text:p>BINGES</text:p>
            </table:table-cell>
            <table:table-cell/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7955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VCOLD</text:p>
            </table:table-cell>
            <table:table-cell office:value-type="string">
              <text:p>700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VA</text:p>
            </table:table-cell>
            <table:table-cell office:value-type="string">
              <text:p>F0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637</text:p>
            </table:table-cell>
            <table:table-cell office:value-type="string">
              <text:p>N</text:p>
            </table:table-cell>
            <table:table-cell office:value-type="string">
              <text:p>MILLE_FALC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8577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21</text:p>
            </table:table-cell>
            <table:table-cell office:value-type="string">
              <text:p>NORM</text:p>
            </table:table-cell>
            <table:table-cell office:value-type="string">
              <text:p>30K</text:p>
            </table:table-cell>
            <table:table-cell office:value-type="string">
              <text:p>MILIT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3.5</text:p>
            </table:table-cell>
            <table:table-cell office:value-type="string">
              <text:p>FL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1731</text:p>
            </table:table-cell>
            <table:table-cell office:value-type="string">
              <text:p>O</text:p>
            </table:table-cell>
            <table:table-cell office:value-type="string">
              <text:p>GROT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4034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3.1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EONIVA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733</text:p>
            </table:table-cell>
            <table:table-cell office:value-type="string">
              <text:p>O</text:p>
            </table:table-cell>
            <table:table-cell office:value-type="string">
              <text:p>LYD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63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COLD</text:p>
            </table:table-cell>
            <table:table-cell office:value-type="string">
              <text:p>9.3K</text:p>
            </table:table-cell>
            <table:table-cell office:value-type="string">
              <text:p>DICTA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2</text:p>
            </table:table-cell>
            <table:table-cell office:value-type="string">
              <text:p>DEEONI</text:p>
            </table:table-cell>
            <table:table-cell office:value-type="string">
              <text:p>M4III</text:p>
            </table:table-cell>
            <table:table-cell office:value-type="string">
              <text:p>MOVI</text:p>
            </table:table-cell>
            <table:table-cell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736</text:p>
            </table:table-cell>
            <table:table-cell office:value-type="string">
              <text:p>O</text:p>
            </table:table-cell>
            <table:table-cell office:value-type="string">
              <text:p>MELIOR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</text:p>
            </table:table-cell>
            <table:table-cell office:value-type="string">
              <text:p>1000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62K</text:p>
            </table:table-cell>
            <table:table-cell office:value-type="string">
              <text:p>SUBJU</text:p>
            </table:table-cell>
            <table:table-cell office:value-type="string">
              <text:p>0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DENI</text:p>
            </table:table-cell>
            <table:table-cell office:value-type="string">
              <text:p>G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737</text:p>
            </table:table-cell>
            <table:table-cell office:value-type="string">
              <text:p>O</text:p>
            </table:table-cell>
            <table:table-cell office:value-type="string">
              <text:p>EGYP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10149</text:p>
            </table:table-cell>
            <table:table-cell/>
            <table:table-cell office:value-type="string">
              <text:p>INSID</text:p>
            </table:table-cell>
            <table:table-cell office:value-type="string">
              <text:p>65</text:p>
            </table:table-cell>
            <table:table-cell office:value-type="string">
              <text:p>VCOLD</text:p>
            </table:table-cell>
            <table:table-cell office:value-type="string">
              <text:p>92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739</text:p>
            </table:table-cell>
            <table:table-cell office:value-type="string">
              <text:p>O</text:p>
            </table:table-cell>
            <table:table-cell office:value-type="string">
              <text:p>AST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01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0</text:p>
            </table:table-cell>
            <table:table-cell office:value-type="string">
              <text:p>COLD</text:p>
            </table:table-cell>
            <table:table-cell office:value-type="string">
              <text:p>7.4K</text:p>
            </table:table-cell>
            <table:table-cell office:value-type="string">
              <text:p>CORPO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EWA</text:p>
            </table:table-cell>
            <table:table-cell office:value-type="string">
              <text:p>M8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836</text:p>
            </table:table-cell>
            <table:table-cell office:value-type="string">
              <text:p>O</text:p>
            </table:table-cell>
            <table:table-cell office:value-type="string">
              <text:p>CALL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175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0</text:p>
            </table:table-cell>
            <table:table-cell office:value-type="string">
              <text:p>MOD</text:p>
            </table:table-cell>
            <table:table-cell office:value-type="string">
              <text:p>900M</text:p>
            </table:table-cell>
            <table:table-cell office:value-type="string">
              <text:p>TECHN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DE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32</text:p>
            </table:table-cell>
            <table:table-cell office:value-type="string">
              <text:p>O</text:p>
            </table:table-cell>
            <table:table-cell office:value-type="string">
              <text:p>MITHRA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328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900K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FLN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34</text:p>
            </table:table-cell>
            <table:table-cell office:value-type="string">
              <text:p>O</text:p>
            </table:table-cell>
            <table:table-cell office:value-type="string">
              <text:p>WEISS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5780</text:p>
            </table:table-cell>
            <table:table-cell/>
            <table:table-cell office:value-type="string">
              <text:p>STD</text:p>
            </table:table-cell>
            <table:table-cell office:value-type="string">
              <text:p>21</text:p>
            </table:table-cell>
            <table:table-cell office:value-type="string">
              <text:p>NORM</text:p>
            </table:table-cell>
            <table:table-cell office:value-type="string">
              <text:p>9K</text:p>
            </table:table-cell>
            <table:table-cell office:value-type="string">
              <text:p>CORPO</text:p>
            </table:table-cell>
            <table:table-cell office:value-type="string">
              <text:p>3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EONI</text:p>
            </table:table-cell>
            <table:table-cell office:value-type="string">
              <text:p>M0III</text:p>
            </table:table-cell>
            <table:table-cell office:value-type="string">
              <text:p>M2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35</text:p>
            </table:table-cell>
            <table:table-cell office:value-type="string">
              <text:p>O</text:p>
            </table:table-cell>
            <table:table-cell office:value-type="string">
              <text:p>WINDSO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39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31</text:p>
            </table:table-cell>
            <table:table-cell office:value-type="string">
              <text:p>HOT</text:p>
            </table:table-cell>
            <table:table-cell office:value-type="string">
              <text:p>60</text:p>
            </table:table-cell>
            <table:table-cell office:value-type="string">
              <text:p>CORPO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2</text:p>
            </table:table-cell>
            <table:table-cell office:value-type="string">
              <text:p>EONI</text:p>
            </table:table-cell>
            <table:table-cell office:value-type="string">
              <text:p>K9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1937</text:p>
            </table:table-cell>
            <table:table-cell office:value-type="string">
              <text:p>O</text:p>
            </table:table-cell>
            <table:table-cell office:value-type="string">
              <text:p>OVERNAL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4139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39</text:p>
            </table:table-cell>
            <table:table-cell office:value-type="string">
              <text:p>TROPI</text:p>
            </table:table-cell>
            <table:table-cell office:value-type="string">
              <text:p>4.05M</text:p>
            </table:table-cell>
            <table:table-cell office:value-type="string">
              <text:p>MULTI</text:p>
            </table:table-cell>
            <table:table-cell office:value-type="string">
              <text:p>6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G3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1938</text:p>
            </table:table-cell>
            <table:table-cell office:value-type="string">
              <text:p>O</text:p>
            </table:table-cell>
            <table:table-cell office:value-type="string">
              <text:p>NEW_ROM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</text:p>
            </table:table-cell>
            <table:table-cell office:value-type="string">
              <text:p>7995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70</text:p>
            </table:table-cell>
            <table:table-cell office:value-type="string">
              <text:p>COLD</text:p>
            </table:table-cell>
            <table:table-cell office:value-type="string">
              <text:p>700M</text:p>
            </table:table-cell>
            <table:table-cell office:value-type="string">
              <text:p>SUBJU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-</text:p>
            </table:table-cell>
            <table:table-cell office:value-type="string">
              <text:p>F8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1939</text:p>
            </table:table-cell>
            <table:table-cell office:value-type="string">
              <text:p>O</text:p>
            </table:table-cell>
            <table:table-cell office:value-type="string">
              <text:p>CRAW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40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9.130M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G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035</text:p>
            </table:table-cell>
            <table:table-cell office:value-type="string">
              <text:p>O</text:p>
            </table:table-cell>
            <table:table-cell office:value-type="string">
              <text:p>AKI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V</text:p>
            </table:table-cell>
            <table:table-cell office:value-type="string">
              <text:p>4009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4</text:p>
            </table:table-cell>
            <table:table-cell office:value-type="string">
              <text:p>CHILL</text:p>
            </table:table-cell>
            <table:table-cell office:value-type="string">
              <text:p>2.27B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5.5</text:p>
            </table:table-cell>
            <table:table-cell office:value-type="string">
              <text:p>HIINPO</text:p>
            </table:table-cell>
            <table:table-cell office:value-type="string">
              <text:p>G6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036</text:p>
            </table:table-cell>
            <table:table-cell office:value-type="string">
              <text:p>O</text:p>
            </table:table-cell>
            <table:table-cell office:value-type="string">
              <text:p>GLISTEN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8.384B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12</text:p>
            </table:table-cell>
            <table:table-cell office:value-type="string">
              <text:p>6</text:p>
            </table:table-cell>
            <table:table-cell office:value-type="string">
              <text:p>ASHIINNACP</text:p>
            </table:table-cell>
            <table:table-cell office:value-type="string">
              <text:p>K9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038</text:p>
            </table:table-cell>
            <table:table-cell office:value-type="string">
              <text:p>O</text:p>
            </table:table-cell>
            <table:table-cell office:value-type="string">
              <text:p>TRA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966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90</text:p>
            </table:table-cell>
            <table:table-cell office:value-type="string">
              <text:p>NORM</text:p>
            </table:table-cell>
            <table:table-cell office:value-type="string">
              <text:p>70K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F4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132</text:p>
            </table:table-cell>
            <table:table-cell office:value-type="string">
              <text:p>O</text:p>
            </table:table-cell>
            <table:table-cell office:value-type="string">
              <text:p>CENTR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198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20</text:p>
            </table:table-cell>
            <table:table-cell office:value-type="string">
              <text:p>COOL</text:p>
            </table:table-cell>
            <table:table-cell office:value-type="string">
              <text:p>20K</text:p>
            </table:table-cell>
            <table:table-cell office:value-type="string">
              <text:p>REPDE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NIPO</text:p>
            </table:table-cell>
            <table:table-cell office:value-type="string">
              <text:p>K3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34</text:p>
            </table:table-cell>
            <table:table-cell office:value-type="string">
              <text:p>O</text:p>
            </table:table-cell>
            <table:table-cell office:value-type="string">
              <text:p>CALEDONI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1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8</text:p>
            </table:table-cell>
            <table:table-cell office:value-type="string">
              <text:p>NORM</text:p>
            </table:table-cell>
            <table:table-cell office:value-type="string">
              <text:p>9M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4III</text:p>
            </table:table-cell>
            <table:table-cell office:value-type="string">
              <text:p>M0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137</text:p>
            </table:table-cell>
            <table:table-cell office:value-type="string">
              <text:p>O</text:p>
            </table:table-cell>
            <table:table-cell office:value-type="string">
              <text:p>SORE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04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9M</text:p>
            </table:table-cell>
            <table:table-cell office:value-type="string">
              <text:p>BUREA</text:p>
            </table:table-cell>
            <table:table-cell table:number-columns-repeated="2" office:value-type="string">
              <text:p>5</text:p>
            </table:table-cell>
            <table:table-cell office:value-type="string">
              <text:p>2.5</text:p>
            </table:table-cell>
            <table:table-cell office:value-type="string">
              <text:p>AGNIRI</text:p>
            </table:table-cell>
            <table:table-cell office:value-type="string">
              <text:p>G3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38</text:p>
            </table:table-cell>
            <table:table-cell office:value-type="string">
              <text:p>O</text:p>
            </table:table-cell>
            <table:table-cell office:value-type="string">
              <text:p>HOROSHO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300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72</text:p>
            </table:table-cell>
            <table:table-cell office:value-type="string">
              <text:p>NORM</text:p>
            </table:table-cell>
            <table:table-cell office:value-type="string">
              <text:p>900.4M</text:p>
            </table:table-cell>
            <table:table-cell office:value-type="string">
              <text:p>DICTA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F4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140</text:p>
            </table:table-cell>
            <table:table-cell office:value-type="string">
              <text:p>O</text:p>
            </table:table-cell>
            <table:table-cell office:value-type="string">
              <text:p>ROMA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S</text:p>
            </table:table-cell>
            <table:table-cell office:value-type="string">
              <text:p>392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0</text:p>
            </table:table-cell>
            <table:table-cell office:value-type="string">
              <text:p>CHILL</text:p>
            </table:table-cell>
            <table:table-cell office:value-type="string">
              <text:p>12K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DENI</text:p>
            </table:table-cell>
            <table:table-cell office:value-type="string">
              <text:p>M5V</text:p>
            </table:table-cell>
            <table:table-cell office:value-type="string">
              <text:p>M3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231</text:p>
            </table:table-cell>
            <table:table-cell office:value-type="string">
              <text:p>O</text:p>
            </table:table-cell>
            <table:table-cell office:value-type="string">
              <text:p>MARAST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2846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60</text:p>
            </table:table-cell>
            <table:table-cell office:value-type="string">
              <text:p>COLD</text:p>
            </table:table-cell>
            <table:table-cell office:value-type="string">
              <text:p>92M</text:p>
            </table:table-cell>
            <table:table-cell office:value-type="string">
              <text:p>MULTI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3.5</text:p>
            </table:table-cell>
            <table:table-cell office:value-type="string">
              <text:p>AG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32</text:p>
            </table:table-cell>
            <table:table-cell office:value-type="string">
              <text:p>O</text:p>
            </table:table-cell>
            <table:table-cell office:value-type="string">
              <text:p>CROU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407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46</text:p>
            </table:table-cell>
            <table:table-cell office:value-type="string">
              <text:p>WARM</text:p>
            </table:table-cell>
            <table:table-cell office:value-type="string">
              <text:p>3.05B</text:p>
            </table:table-cell>
            <table:table-cell office:value-type="string">
              <text:p>OLIGA</text:p>
            </table:table-cell>
            <table:table-cell office:value-type="string">
              <text:p>5</text:p>
            </table:table-cell>
            <table:table-cell office:value-type="string">
              <text:p>7</text:p>
            </table:table-cell>
            <table:table-cell office:value-type="string">
              <text:p>3.5</text:p>
            </table:table-cell>
            <table:table-cell office:value-type="string">
              <text:p>HI</text:p>
            </table:table-cell>
            <table:table-cell office:value-type="string">
              <text:p>M7II</text:p>
            </table:table-cell>
            <table:table-cell office:value-type="string">
              <text:p>M9VI</text:p>
            </table:table-cell>
            <table:table-cell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233</text:p>
            </table:table-cell>
            <table:table-cell office:value-type="string">
              <text:p>O</text:p>
            </table:table-cell>
            <table:table-cell office:value-type="string">
              <text:p>TIRE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7334</text:p>
            </table:table-cell>
            <table:table-cell/>
            <table:table-cell office:value-type="string">
              <text:p>CORRO</text:p>
            </table:table-cell>
            <table:table-cell office:value-type="string">
              <text:p>54</text:p>
            </table:table-cell>
            <table:table-cell office:value-type="string">
              <text:p>COLD</text:p>
            </table:table-cell>
            <table:table-cell office:value-type="string">
              <text:p>6.772B</text:p>
            </table:table-cell>
            <table:table-cell office:value-type="string">
              <text:p>MULTI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5</text:p>
            </table:table-cell>
            <table:table-cell office:value-type="string">
              <text:p>FLHIIN</text:p>
            </table:table-cell>
            <table:table-cell office:value-type="string">
              <text:p>K5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34</text:p>
            </table:table-cell>
            <table:table-cell office:value-type="string">
              <text:p>O</text:p>
            </table:table-cell>
            <table:table-cell office:value-type="string">
              <text:p>INTH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02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91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VA</text:p>
            </table:table-cell>
            <table:table-cell office:value-type="string">
              <text:p>K3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236</text:p>
            </table:table-cell>
            <table:table-cell office:value-type="string">
              <text:p>O</text:p>
            </table:table-cell>
            <table:table-cell office:value-type="string">
              <text:p>TSARIN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99</text:p>
            </table:table-cell>
            <table:table-cell/>
            <table:table-cell office:value-type="string">
              <text:p>VTH-T</text:p>
            </table:table-cell>
            <table:table-cell office:value-type="string">
              <text:p>0</text:p>
            </table:table-cell>
            <table:table-cell office:value-type="string">
              <text:p>COOL</text:p>
            </table:table-cell>
            <table:table-cell office:value-type="string">
              <text:p>3.53M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DENANI</text:p>
            </table:table-cell>
            <table:table-cell office:value-type="string">
              <text:p>M5V</text:p>
            </table:table-cell>
            <table:table-cell office:value-type="string">
              <text:p>M2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237</text:p>
            </table:table-cell>
            <table:table-cell office:value-type="string">
              <text:p>O</text:p>
            </table:table-cell>
            <table:table-cell office:value-type="string">
              <text:p>WURZBURG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6830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0</text:p>
            </table:table-cell>
            <table:table-cell office:value-type="string">
              <text:p>TROPI</text:p>
            </table:table-cell>
            <table:table-cell office:value-type="string">
              <text:p>5K</text:p>
            </table:table-cell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F8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31</text:p>
            </table:table-cell>
            <table:table-cell office:value-type="string">
              <text:p>O</text:p>
            </table:table-cell>
            <table:table-cell office:value-type="string">
              <text:p>BICORN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20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4</text:p>
            </table:table-cell>
            <table:table-cell office:value-type="string">
              <text:p>NORM</text:p>
            </table:table-cell>
            <table:table-cell office:value-type="string">
              <text:p>30K</text:p>
            </table:table-cell>
            <table:table-cell office:value-type="string">
              <text:p>MULTI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334</text:p>
            </table:table-cell>
            <table:table-cell office:value-type="string">
              <text:p>O</text:p>
            </table:table-cell>
            <table:table-cell office:value-type="string">
              <text:p>FFUD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4001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43</text:p>
            </table:table-cell>
            <table:table-cell office:value-type="string">
              <text:p>NORM</text:p>
            </table:table-cell>
            <table:table-cell office:value-type="string">
              <text:p>950M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8</text:p>
            </table:table-cell>
            <table:table-cell office:value-type="string">
              <text:p>5</text:p>
            </table:table-cell>
            <table:table-cell office:value-type="string">
              <text:p>IC</text:p>
            </table:table-cell>
            <table:table-cell office:value-type="string">
              <text:p>F3V</text:p>
            </table:table-cell>
            <table:table-cell office:value-type="string">
              <text:p>M3VI</text:p>
            </table:table-cell>
            <table:table-cell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336</text:p>
            </table:table-cell>
            <table:table-cell office:value-type="string">
              <text:p>O</text:p>
            </table:table-cell>
            <table:table-cell office:value-type="string">
              <text:p>BENDO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NS</text:p>
            </table:table-cell>
            <table:table-cell office:value-type="string">
              <text:p>758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58</text:p>
            </table:table-cell>
            <table:table-cell office:value-type="string">
              <text:p>NORM</text:p>
            </table:table-cell>
            <table:table-cell office:value-type="string">
              <text:p>8M</text:p>
            </table:table-cell>
            <table:table-cell office:value-type="string">
              <text:p>TECHN</text:p>
            </table:table-cell>
            <table:table-cell office:value-type="string">
              <text:p>3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AGNI</text:p>
            </table:table-cell>
            <table:table-cell office:value-type="string">
              <text:p>A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table:style-name="ce1" office:value-type="string">
              <text:p>HEX</text:p>
            </table:table-cell>
            <table:table-cell table:style-name="ce1" office:value-type="string">
              <text:p>SUB</text:p>
            </table:table-cell>
            <table:table-cell table:style-name="ce3" office:value-type="string">
              <text:p>WORLD</text:p>
            </table:table-cell>
            <table:table-cell table:style-name="ce1" office:value-type="string">
              <text:p>ALL</text:p>
            </table:table-cell>
            <table:table-cell table:style-name="ce1" office:value-type="string">
              <text:p>TAS</text:p>
            </table:table-cell>
            <table:table-cell table:style-name="ce1" office:value-type="string">
              <text:p>SP</text:p>
            </table:table-cell>
            <table:table-cell table:style-name="ce1" office:value-type="string">
              <text:p>DIA</text:p>
            </table:table-cell>
            <table:table-cell table:style-name="ce1" office:value-type="string">
              <text:p>G</text:p>
            </table:table-cell>
            <table:table-cell table:style-name="ce1" office:value-type="string">
              <text:p>ATM</text:p>
            </table:table-cell>
            <table:table-cell table:style-name="ce1" office:value-type="string">
              <text:p>H%</text:p>
            </table:table-cell>
            <table:table-cell table:style-name="ce1" office:value-type="string">
              <text:p>CLIMATE</text:p>
            </table:table-cell>
            <table:table-cell table:style-name="ce1" office:value-type="string">
              <text:p>POP</text:p>
            </table:table-cell>
            <table:table-cell table:style-name="ce1" office:value-type="string">
              <text:p>GOV</text:p>
            </table:table-cell>
            <table:table-cell table:style-name="ce1" office:value-type="string">
              <text:p>CR</text:p>
            </table:table-cell>
            <table:table-cell table:style-name="ce1" office:value-type="string">
              <text:p>TL</text:p>
            </table:table-cell>
            <table:table-cell table:style-name="ce1" office:value-type="string">
              <text:p>WTN</text:p>
            </table:table-cell>
            <table:table-cell table:style-name="ce1" office:value-type="string">
              <text:p>TRADE</text:p>
            </table:table-cell>
            <table:table-cell table:style-name="ce1" office:value-type="string">
              <text:p>PRI</text:p>
            </table:table-cell>
            <table:table-cell table:number-columns-repeated="2" table:style-name="ce1" office:value-type="string">
              <text:p>COM</text:p>
            </table:table-cell>
            <table:table-cell table:style-name="ce1" office:value-type="string">
              <text:p>GG</text:p>
            </table:table-cell>
            <table:table-cell table:style-name="ce1" office:value-type="string">
              <text:p>PB</text:p>
            </table:table-cell>
            <table:table-cell table:style-name="ce1" office:value-type="string">
              <text:p>AU</text:p>
            </table:table-cell>
            <table:table-cell table:style-name="ce1" office:value-type="string">
              <text:p>MN</text:p>
            </table:table-cell>
            <table:table-cell table:number-columns-repeated="232"/>
          </table:table-row>
          <table:table-row table:style-name="ro1">
            <table:table-cell office:value-type="string">
              <text:p>2534</text:p>
            </table:table-cell>
            <table:table-cell office:value-type="string">
              <text:p>P</text:p>
            </table:table-cell>
            <table:table-cell office:value-type="string">
              <text:p>BURTS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102</text:p>
            </table:table-cell>
            <table:table-cell/>
            <table:table-cell office:value-type="string">
              <text:p>STD</text:p>
            </table:table-cell>
            <table:table-cell office:value-type="string">
              <text:p>23</text:p>
            </table:table-cell>
            <table:table-cell office:value-type="string">
              <text:p>NORM</text:p>
            </table:table-cell>
            <table:table-cell office:value-type="string">
              <text:p>5M</text:p>
            </table:table-cell>
            <table:table-cell office:value-type="string">
              <text:p>SUBJU</text:p>
            </table:table-cell>
            <table:table-cell office:value-type="string">
              <text:p>4</text:p>
            </table:table-cell>
            <table:table-cell office:value-type="string">
              <text:p>8</text:p>
            </table:table-cell>
            <table:table-cell office:value-type="string">
              <text:p>3.5</text:p>
            </table:table-cell>
            <table:table-cell office:value-type="string">
              <text:p>NIRI</text:p>
            </table:table-cell>
            <table:table-cell office:value-type="string">
              <text:p>M4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36</text:p>
            </table:table-cell>
            <table:table-cell office:value-type="string">
              <text:p>P</text:p>
            </table:table-cell>
            <table:table-cell office:value-type="string">
              <text:p>SQUANNIN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040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FROZE</text:p>
            </table:table-cell>
            <table:table-cell office:value-type="string">
              <text:p>800K</text:p>
            </table:table-cell>
            <table:table-cell office:value-type="string">
              <text:p>TECHN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4</text:p>
            </table:table-cell>
            <table:table-cell office:value-type="string">
              <text:p>NIVA</text:p>
            </table:table-cell>
            <table:table-cell office:value-type="string">
              <text:p>F4V</text:p>
            </table:table-cell>
            <table:table-cell office:value-type="string">
              <text:p>M7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537</text:p>
            </table:table-cell>
            <table:table-cell office:value-type="string">
              <text:p>P</text:p>
            </table:table-cell>
            <table:table-cell office:value-type="string">
              <text:p>DOBHA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-S</text:p>
            </table:table-cell>
            <table:table-cell office:value-type="string">
              <text:p>3872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9K</text:p>
            </table:table-cell>
            <table:table-cell office:value-type="string">
              <text:p>TECHN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DEEONIPO</text:p>
            </table:table-cell>
            <table:table-cell office:value-type="string">
              <text:p>G0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538</text:p>
            </table:table-cell>
            <table:table-cell office:value-type="string">
              <text:p>P</text:p>
            </table:table-cell>
            <table:table-cell office:value-type="string">
              <text:p>PYRAMU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457</text:p>
            </table:table-cell>
            <table:table-cell/>
            <table:table-cell office:value-type="string">
              <text:p>STD</text:p>
            </table:table-cell>
            <table:table-cell office:value-type="string">
              <text:p>59</text:p>
            </table:table-cell>
            <table:table-cell office:value-type="string">
              <text:p>NORM</text:p>
            </table:table-cell>
            <table:table-cell office:value-type="string">
              <text:p>8K</text:p>
            </table:table-cell>
            <table:table-cell office:value-type="string">
              <text:p>OLIGA</text:p>
            </table:table-cell>
            <table:table-cell office:value-type="string">
              <text:p>2</text:p>
            </table:table-cell>
            <table:table-cell office:value-type="string">
              <text:p>5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539</text:p>
            </table:table-cell>
            <table:table-cell office:value-type="string">
              <text:p>P</text:p>
            </table:table-cell>
            <table:table-cell office:value-type="string">
              <text:p>THISB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3915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1</text:p>
            </table:table-cell>
            <table:table-cell office:value-type="string">
              <text:p>COLD</text:p>
            </table:table-cell>
            <table:table-cell office:value-type="string">
              <text:p>900K</text:p>
            </table:table-cell>
            <table:table-cell office:value-type="string">
              <text:p>DICTA</text:p>
            </table:table-cell>
            <table:table-cell table:number-columns-repeated="2" office:value-type="string">
              <text:p>6</text:p>
            </table:table-cell>
            <table:table-cell office:value-type="string">
              <text:p>2.5</text:p>
            </table:table-cell>
            <table:table-cell office:value-type="string">
              <text:p>DENIPO</text:p>
            </table:table-cell>
            <table:table-cell office:value-type="string">
              <text:p>F8II</text:p>
            </table:table-cell>
            <table:table-cell table:number-columns-repeated="2"/>
            <table:table-cell table:number-columns-repeated="2"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540</text:p>
            </table:table-cell>
            <table:table-cell office:value-type="string">
              <text:p>P</text:p>
            </table:table-cell>
            <table:table-cell office:value-type="string">
              <text:p>ARAMI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991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92</text:p>
            </table:table-cell>
            <table:table-cell office:value-type="string">
              <text:p>HOT</text:p>
            </table:table-cell>
            <table:table-cell office:value-type="string">
              <text:p>10M</text:p>
            </table:table-cell>
            <table:table-cell office:value-type="string">
              <text:p>MULTI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4.5</text:p>
            </table:table-cell>
            <table:table-cell office:value-type="string">
              <text:p>-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637</text:p>
            </table:table-cell>
            <table:table-cell office:value-type="string">
              <text:p>P</text:p>
            </table:table-cell>
            <table:table-cell office:value-type="string">
              <text:p>ROBI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AST</text:p>
            </table:table-cell>
            <table:table-cell/>
            <table:table-cell office:value-type="string">
              <text:p>NONE</text:p>
            </table:table-cell>
            <table:table-cell office:value-type="string">
              <text:p>0</text:p>
            </table:table-cell>
            <table:table-cell office:value-type="string">
              <text:p>NONE</text:p>
            </table:table-cell>
            <table:table-cell office:value-type="string">
              <text:p>60K</text:p>
            </table:table-cell>
            <table:table-cell office:value-type="string">
              <text:p>BUREA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3</text:p>
            </table:table-cell>
            <table:table-cell office:value-type="string">
              <text:p>ASNI</text:p>
            </table:table-cell>
            <table:table-cell office:value-type="string">
              <text:p>F3V</text:p>
            </table:table-cell>
            <table:table-cell office:value-type="string">
              <text:p>M0D</text:p>
            </table:table-cell>
            <table:table-cell/>
            <table:table-cell office:value-type="string">
              <text:p>2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38</text:p>
            </table:table-cell>
            <table:table-cell office:value-type="string">
              <text:p>P</text:p>
            </table:table-cell>
            <table:table-cell office:value-type="string">
              <text:p>DMAR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7067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80M</text:p>
            </table:table-cell>
            <table:table-cell office:value-type="string">
              <text:p>BUREA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WA</text:p>
            </table:table-cell>
            <table:table-cell office:value-type="string">
              <text:p>M5VF4I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639</text:p>
            </table:table-cell>
            <table:table-cell office:value-type="string">
              <text:p>P</text:p>
            </table:table-cell>
            <table:table-cell office:value-type="string">
              <text:p>KELTCH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5121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50K</text:p>
            </table:table-cell>
            <table:table-cell office:value-type="string">
              <text:p>MILIT</text:p>
            </table:table-cell>
            <table:table-cell office:value-type="string">
              <text:p>4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6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731</text:p>
            </table:table-cell>
            <table:table-cell office:value-type="string">
              <text:p>P</text:p>
            </table:table-cell>
            <table:table-cell office:value-type="string">
              <text:p>TUSSINIA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6153</text:p>
            </table:table-cell>
            <table:table-cell/>
            <table:table-cell office:value-type="string">
              <text:p>STD-T</text:p>
            </table:table-cell>
            <table:table-cell office:value-type="string">
              <text:p>78</text:p>
            </table:table-cell>
            <table:table-cell office:value-type="string">
              <text:p>COOL</text:p>
            </table:table-cell>
            <table:table-cell office:value-type="string">
              <text:p>800</text:p>
            </table:table-cell>
            <table:table-cell office:value-type="string">
              <text:p>ATHDE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2.5</text:p>
            </table:table-cell>
            <table:table-cell office:value-type="string">
              <text:p>EONI</text:p>
            </table:table-cell>
            <table:table-cell office:value-type="string">
              <text:p>K0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733</text:p>
            </table:table-cell>
            <table:table-cell office:value-type="string">
              <text:p>P</text:p>
            </table:table-cell>
            <table:table-cell office:value-type="string">
              <text:p>EDENELT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3978</text:p>
            </table:table-cell>
            <table:table-cell/>
            <table:table-cell office:value-type="string">
              <text:p>STD</text:p>
            </table:table-cell>
            <table:table-cell office:value-type="string">
              <text:p>30</text:p>
            </table:table-cell>
            <table:table-cell office:value-type="string">
              <text:p>NORM</text:p>
            </table:table-cell>
            <table:table-cell office:value-type="string">
              <text:p>700M</text:p>
            </table:table-cell>
            <table:table-cell office:value-type="string">
              <text:p>OLIGA</text:p>
            </table:table-cell>
            <table:table-cell office:value-type="string">
              <text:p>4</text:p>
            </table:table-cell>
            <table:table-cell office:value-type="string">
              <text:p>10</text:p>
            </table:table-cell>
            <table:table-cell office:value-type="string">
              <text:p>5</text:p>
            </table:table-cell>
            <table:table-cell office:value-type="string">
              <text:p>RI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735</text:p>
            </table:table-cell>
            <table:table-cell office:value-type="string">
              <text:p>P</text:p>
            </table:table-cell>
            <table:table-cell office:value-type="string">
              <text:p>CONWAY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8011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3</text:p>
            </table:table-cell>
            <table:table-cell office:value-type="string">
              <text:p>NORM</text:p>
            </table:table-cell>
            <table:table-cell office:value-type="string">
              <text:p>50K</text:p>
            </table:table-cell>
            <table:table-cell office:value-type="string">
              <text:p>BUREA</text:p>
            </table:table-cell>
            <table:table-cell office:value-type="string">
              <text:p>2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F0V</text:p>
            </table:table-cell>
            <table:table-cell office:value-type="string">
              <text:p>M0D</text:p>
            </table:table-cell>
            <table:table-cell/>
            <table:table-cell table:number-columns-repeated="2"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739</text:p>
            </table:table-cell>
            <table:table-cell office:value-type="string">
              <text:p>P</text:p>
            </table:table-cell>
            <table:table-cell office:value-type="string">
              <text:p>DODD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4052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0</text:p>
            </table:table-cell>
            <table:table-cell office:value-type="string">
              <text:p>WARM</text:p>
            </table:table-cell>
            <table:table-cell office:value-type="string">
              <text:p>4B</text:p>
            </table:table-cell>
            <table:table-cell office:value-type="string">
              <text:p>THEOC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4.5</text:p>
            </table:table-cell>
            <table:table-cell office:value-type="string">
              <text:p>HIINPO</text:p>
            </table:table-cell>
            <table:table-cell office:value-type="string">
              <text:p>M7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2832</text:p>
            </table:table-cell>
            <table:table-cell office:value-type="string">
              <text:p>P</text:p>
            </table:table-cell>
            <table:table-cell office:value-type="string">
              <text:p>LEANDE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5966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500</text:p>
            </table:table-cell>
            <table:table-cell office:value-type="string">
              <text:p>REPDE</text:p>
            </table:table-cell>
            <table:table-cell office:value-type="string">
              <text:p>2</text:p>
            </table:table-cell>
            <table:table-cell office:value-type="string">
              <text:p>6</text:p>
            </table:table-cell>
            <table:table-cell office:value-type="string">
              <text:p>1.5</text:p>
            </table:table-cell>
            <table:table-cell office:value-type="string">
              <text:p>EONI</text:p>
            </table:table-cell>
            <table:table-cell office:value-type="string">
              <text:p>M5V</text:p>
            </table:table-cell>
            <table:table-cell office:value-type="string">
              <text:p>M1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833</text:p>
            </table:table-cell>
            <table:table-cell office:value-type="string">
              <text:p>P</text:p>
            </table:table-cell>
            <table:table-cell office:value-type="string">
              <text:p>PEPERNIU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</text:p>
            </table:table-cell>
            <table:table-cell office:value-type="string">
              <text:p>5194</text:p>
            </table:table-cell>
            <table:table-cell/>
            <table:table-cell office:value-type="string">
              <text:p>STD</text:p>
            </table:table-cell>
            <table:table-cell office:value-type="string">
              <text:p>71</text:p>
            </table:table-cell>
            <table:table-cell office:value-type="string">
              <text:p>NORM</text:p>
            </table:table-cell>
            <table:table-cell office:value-type="string">
              <text:p>20K</text:p>
            </table:table-cell>
            <table:table-cell office:value-type="string">
              <text:p>OLIGA</text:p>
            </table:table-cell>
            <table:table-cell office:value-type="string">
              <text:p>0</text:p>
            </table:table-cell>
            <table:table-cell office:value-type="string">
              <text:p>5</text:p>
            </table:table-cell>
            <table:table-cell office:value-type="string">
              <text:p>2</text:p>
            </table:table-cell>
            <table:table-cell office:value-type="string">
              <text:p>NI</text:p>
            </table:table-cell>
            <table:table-cell office:value-type="string">
              <text:p>M1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834</text:p>
            </table:table-cell>
            <table:table-cell office:value-type="string">
              <text:p>P</text:p>
            </table:table-cell>
            <table:table-cell office:value-type="string">
              <text:p>TRALTH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7247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1M</text:p>
            </table:table-cell>
            <table:table-cell office:value-type="string">
              <text:p>OLIGA</text:p>
            </table:table-cell>
            <table:table-cell office:value-type="string">
              <text:p>0</text:p>
            </table:table-cell>
            <table:table-cell office:value-type="string">
              <text:p>6</text:p>
            </table:table-cell>
            <table:table-cell office:value-type="string">
              <text:p>4</text:p>
            </table:table-cell>
            <table:table-cell office:value-type="string">
              <text:p>DENIPO</text:p>
            </table:table-cell>
            <table:table-cell office:value-type="string">
              <text:p>F5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2839</text:p>
            </table:table-cell>
            <table:table-cell office:value-type="string">
              <text:p>P</text:p>
            </table:table-cell>
            <table:table-cell office:value-type="string">
              <text:p>FARQUAHA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-S</text:p>
            </table:table-cell>
            <table:table-cell office:value-type="string">
              <text:p>6072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50</text:p>
            </table:table-cell>
            <table:table-cell office:value-type="string">
              <text:p>WARM</text:p>
            </table:table-cell>
            <table:table-cell office:value-type="string">
              <text:p>20K</text:p>
            </table:table-cell>
            <table:table-cell office:value-type="string">
              <text:p>SUBJU</text:p>
            </table:table-cell>
            <table:table-cell office:value-type="string">
              <text:p>1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33</text:p>
            </table:table-cell>
            <table:table-cell office:value-type="string">
              <text:p>P</text:p>
            </table:table-cell>
            <table:table-cell office:value-type="string">
              <text:p>RAYDRAD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</text:p>
            </table:table-cell>
            <table:table-cell office:value-type="string">
              <text:p>9324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31</text:p>
            </table:table-cell>
            <table:table-cell office:value-type="string">
              <text:p>NORM</text:p>
            </table:table-cell>
            <table:table-cell office:value-type="string">
              <text:p>4M</text:p>
            </table:table-cell>
            <table:table-cell office:value-type="string">
              <text:p>MULTI</text:p>
            </table:table-cell>
            <table:table-cell office:value-type="string">
              <text:p>4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AGNI</text:p>
            </table:table-cell>
            <table:table-cell office:value-type="string">
              <text:p>M7III</text:p>
            </table:table-cell>
            <table:table-cell office:value-type="string">
              <text:p>M9D</text:p>
            </table:table-cell>
            <table:table-cell/>
            <table:table-cell office:value-type="string">
              <text:p>3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34</text:p>
            </table:table-cell>
            <table:table-cell office:value-type="string">
              <text:p>P</text:p>
            </table:table-cell>
            <table:table-cell office:value-type="string">
              <text:p>ZYR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8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49</text:p>
            </table:table-cell>
            <table:table-cell office:value-type="string">
              <text:p>NORM</text:p>
            </table:table-cell>
            <table:table-cell office:value-type="string">
              <text:p>80K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7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8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35</text:p>
            </table:table-cell>
            <table:table-cell office:value-type="string">
              <text:p>P</text:p>
            </table:table-cell>
            <table:table-cell office:value-type="string">
              <text:p>MURCHISON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5183</text:p>
            </table:table-cell>
            <table:table-cell/>
            <table:table-cell office:value-type="string">
              <text:p>THIN-T</text:p>
            </table:table-cell>
            <table:table-cell office:value-type="string">
              <text:p>38</text:p>
            </table:table-cell>
            <table:table-cell office:value-type="string">
              <text:p>COOL</text:p>
            </table:table-cell>
            <table:table-cell office:value-type="string">
              <text:p>70K</text:p>
            </table:table-cell>
            <table:table-cell office:value-type="string">
              <text:p>OLIGA</text:p>
            </table:table-cell>
            <table:table-cell office:value-type="string">
              <text:p>1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M5III</text:p>
            </table:table-cell>
            <table:table-cell office:value-type="string">
              <text:p>M9V</text:p>
            </table:table-cell>
            <table:table-cell/>
            <table:table-cell office:value-type="string">
              <text:p>5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2936</text:p>
            </table:table-cell>
            <table:table-cell office:value-type="string">
              <text:p>P</text:p>
            </table:table-cell>
            <table:table-cell office:value-type="string">
              <text:p>HAMMERMIUM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4873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22</text:p>
            </table:table-cell>
            <table:table-cell office:value-type="string">
              <text:p>COOL</text:p>
            </table:table-cell>
            <table:table-cell office:value-type="string">
              <text:p>70K</text:p>
            </table:table-cell>
            <table:table-cell office:value-type="string">
              <text:p>DICTA</text:p>
            </table:table-cell>
            <table:table-cell office:value-type="string">
              <text:p>6</text:p>
            </table:table-cell>
            <table:table-cell office:value-type="string">
              <text:p>10</text:p>
            </table:table-cell>
            <table:table-cell office:value-type="string">
              <text:p>3.5</text:p>
            </table:table-cell>
            <table:table-cell office:value-type="string">
              <text:p>NIPO</text:p>
            </table:table-cell>
            <table:table-cell office:value-type="string">
              <text:p>M3III</text:p>
            </table:table-cell>
            <table:table-cell table:number-columns-repeated="2"/>
            <table:table-cell office:value-type="string">
              <text:p>5</text:p>
            </table:table-cell>
            <table:table-cell office:value-type="string">
              <text:p>3</text:p>
            </table:table-cell>
            <table:table-cell table:number-columns-repeated="234"/>
          </table:table-row>
          <table:table-row table:style-name="ro1">
            <table:table-cell office:value-type="string">
              <text:p>2940</text:p>
            </table:table-cell>
            <table:table-cell office:value-type="string">
              <text:p>P</text:p>
            </table:table-cell>
            <table:table-cell office:value-type="string">
              <text:p>THORNNASTO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5158</text:p>
            </table:table-cell>
            <table:table-cell/>
            <table:table-cell office:value-type="string">
              <text:p>VTHIN</text:p>
            </table:table-cell>
            <table:table-cell office:value-type="string">
              <text:p>36</text:p>
            </table:table-cell>
            <table:table-cell office:value-type="string">
              <text:p>HOT</text:p>
            </table:table-cell>
            <table:table-cell office:value-type="string">
              <text:p>30K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8</text:p>
            </table:table-cell>
            <table:table-cell office:value-type="string">
              <text:p>2.5</text:p>
            </table:table-cell>
            <table:table-cell office:value-type="string">
              <text:p>NI</text:p>
            </table:table-cell>
            <table:table-cell office:value-type="string">
              <text:p>M1III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32</text:p>
            </table:table-cell>
            <table:table-cell office:value-type="string">
              <text:p>P</text:p>
            </table:table-cell>
            <table:table-cell office:value-type="string">
              <text:p>KATARULU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NW</text:p>
            </table:table-cell>
            <table:table-cell office:value-type="string">
              <text:p>2076</text:p>
            </table:table-cell>
            <table:table-cell/>
            <table:table-cell office:value-type="string">
              <text:p>THIN</text:p>
            </table:table-cell>
            <table:table-cell office:value-type="string">
              <text:p>19</text:p>
            </table:table-cell>
            <table:table-cell office:value-type="string">
              <text:p>ICY</text:p>
            </table:table-cell>
            <table:table-cell office:value-type="string">
              <text:p>2M</text:p>
            </table:table-cell>
            <table:table-cell office:value-type="string">
              <text:p>MILIT</text:p>
            </table:table-cell>
            <table:table-cell office:value-type="string">
              <text:p>2</text:p>
            </table:table-cell>
            <table:table-cell office:value-type="string">
              <text:p>10</text:p>
            </table:table-cell>
            <table:table-cell office:value-type="string">
              <text:p>4</text:p>
            </table:table-cell>
            <table:table-cell office:value-type="string">
              <text:p>NIPO</text:p>
            </table:table-cell>
            <table:table-cell office:value-type="string">
              <text:p>M0V</text:p>
            </table:table-cell>
            <table:table-cell office:value-type="string">
              <text:p>M9D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35</text:p>
            </table:table-cell>
            <table:table-cell office:value-type="string">
              <text:p>P</text:p>
            </table:table-cell>
            <table:table-cell office:value-type="string">
              <text:p>PRILISS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9130</text:p>
            </table:table-cell>
            <table:table-cell/>
            <table:table-cell office:value-type="string">
              <text:p>DENSE</text:p>
            </table:table-cell>
            <table:table-cell office:value-type="string">
              <text:p>50</text:p>
            </table:table-cell>
            <table:table-cell office:value-type="string">
              <text:p>NORM</text:p>
            </table:table-cell>
            <table:table-cell office:value-type="string">
              <text:p>70K</text:p>
            </table:table-cell>
            <table:table-cell office:value-type="string">
              <text:p>BUREA</text:p>
            </table:table-cell>
            <table:table-cell office:value-type="string">
              <text:p>5</text:p>
            </table:table-cell>
            <table:table-cell office:value-type="string">
              <text:p>6</text:p>
            </table:table-cell>
            <table:table-cell office:value-type="string">
              <text:p>3</text:p>
            </table:table-cell>
            <table:table-cell office:value-type="string">
              <text:p>NI</text:p>
            </table:table-cell>
            <table:table-cell office:value-type="string">
              <text:p>K9V</text:p>
            </table:table-cell>
            <table:table-cell table:number-columns-repeated="2"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038</text:p>
            </table:table-cell>
            <table:table-cell office:value-type="string">
              <text:p>P</text:p>
            </table:table-cell>
            <table:table-cell office:value-type="string">
              <text:p>TEE-TEE-TEE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I</text:p>
            </table:table-cell>
            <table:table-cell office:value-type="string">
              <text:p>802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NORM</text:p>
            </table:table-cell>
            <table:table-cell office:value-type="string">
              <text:p>30K</text:p>
            </table:table-cell>
            <table:table-cell office:value-type="string">
              <text:p>OLIGA</text:p>
            </table:table-cell>
            <table:table-cell office:value-type="string">
              <text:p>0</text:p>
            </table:table-cell>
            <table:table-cell office:value-type="string">
              <text:p>9</text:p>
            </table:table-cell>
            <table:table-cell office:value-type="string">
              <text:p>3</text:p>
            </table:table-cell>
            <table:table-cell office:value-type="string">
              <text:p>DENI</text:p>
            </table:table-cell>
            <table:table-cell office:value-type="string">
              <text:p>M2V</text:p>
            </table:table-cell>
            <table:table-cell table:number-columns-repeated="2"/>
            <table:table-cell office:value-type="string">
              <text:p>2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39</text:p>
            </table:table-cell>
            <table:table-cell office:value-type="string">
              <text:p>P</text:p>
            </table:table-cell>
            <table:table-cell office:value-type="string">
              <text:p>YOUGHAL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10429</text:p>
            </table:table-cell>
            <table:table-cell/>
            <table:table-cell office:value-type="string">
              <text:p>EXOTI</text:p>
            </table:table-cell>
            <table:table-cell office:value-type="string">
              <text:p>93</text:p>
            </table:table-cell>
            <table:table-cell office:value-type="string">
              <text:p>NORM</text:p>
            </table:table-cell>
            <table:table-cell office:value-type="string">
              <text:p>9K</text:p>
            </table:table-cell>
            <table:table-cell office:value-type="string">
              <text:p>SUBJU</text:p>
            </table:table-cell>
            <table:table-cell office:value-type="string">
              <text:p>2</text:p>
            </table:table-cell>
            <table:table-cell office:value-type="string">
              <text:p>9</text:p>
            </table:table-cell>
            <table:table-cell office:value-type="string">
              <text:p>3.5</text:p>
            </table:table-cell>
            <table:table-cell office:value-type="string">
              <text:p>EONI</text:p>
            </table:table-cell>
            <table:table-cell office:value-type="string">
              <text:p>M3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040</text:p>
            </table:table-cell>
            <table:table-cell office:value-type="string">
              <text:p>P</text:p>
            </table:table-cell>
            <table:table-cell office:value-type="string">
              <text:p>TENELPHI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I-S</text:p>
            </table:table-cell>
            <table:table-cell office:value-type="string">
              <text:p>7185</text:p>
            </table:table-cell>
            <table:table-cell/>
            <table:table-cell office:value-type="string">
              <text:p>STD</text:p>
            </table:table-cell>
            <table:table-cell office:value-type="string">
              <text:p>100</text:p>
            </table:table-cell>
            <table:table-cell office:value-type="string">
              <text:p>NORM</text:p>
            </table:table-cell>
            <table:table-cell office:value-type="string">
              <text:p>40K</text:p>
            </table:table-cell>
            <table:table-cell office:value-type="string">
              <text:p>MULTI</text:p>
            </table:table-cell>
            <table:table-cell office:value-type="string">
              <text:p>3</text:p>
            </table:table-cell>
            <table:table-cell office:value-type="string">
              <text:p>8</text:p>
            </table:table-cell>
            <table:table-cell office:value-type="string">
              <text:p>3</text:p>
            </table:table-cell>
            <table:table-cell office:value-type="string">
              <text:p>NIWA</text:p>
            </table:table-cell>
            <table:table-cell office:value-type="string">
              <text:p>F4V</text:p>
            </table:table-cell>
            <table:table-cell office:value-type="string">
              <text:p>M0VI</text:p>
            </table:table-cell>
            <table:table-cell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38</text:p>
            </table:table-cell>
            <table:table-cell office:value-type="string">
              <text:p>P</text:p>
            </table:table-cell>
            <table:table-cell office:value-type="string">
              <text:p>ZEPHYR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0</text:p>
            </table:table-cell>
            <table:table-cell office:value-type="string">
              <text:p>8092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52</text:p>
            </table:table-cell>
            <table:table-cell office:value-type="string">
              <text:p>WARM</text:p>
            </table:table-cell>
            <table:table-cell office:value-type="string">
              <text:p>70K</text:p>
            </table:table-cell>
            <table:table-cell office:value-type="string">
              <text:p>MILIT</text:p>
            </table:table-cell>
            <table:table-cell office:value-type="string">
              <text:p>6</text:p>
            </table:table-cell>
            <table:table-cell office:value-type="string">
              <text:p>5</text:p>
            </table:table-cell>
            <table:table-cell office:value-type="string">
              <text:p>-0.5</text:p>
            </table:table-cell>
            <table:table-cell office:value-type="string">
              <text:p>NI</text:p>
            </table:table-cell>
            <table:table-cell office:value-type="string">
              <text:p>M5V</text:p>
            </table:table-cell>
            <table:table-cell table:number-columns-repeated="2"/>
            <table:table-cell office:value-type="string">
              <text:p>4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139</text:p>
            </table:table-cell>
            <table:table-cell office:value-type="string">
              <text:p>P</text:p>
            </table:table-cell>
            <table:table-cell office:value-type="string">
              <text:p>CHAMOIS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-S</text:p>
            </table:table-cell>
            <table:table-cell office:value-type="string">
              <text:p>5245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39</text:p>
            </table:table-cell>
            <table:table-cell office:value-type="string">
              <text:p>WARM</text:p>
            </table:table-cell>
            <table:table-cell office:value-type="string">
              <text:p>6M</text:p>
            </table:table-cell>
            <table:table-cell office:value-type="string">
              <text:p>REPDE</text:p>
            </table:table-cell>
            <table:table-cell office:value-type="string">
              <text:p>1</text:p>
            </table:table-cell>
            <table:table-cell office:value-type="string">
              <text:p>5</text:p>
            </table:table-cell>
            <table:table-cell office:value-type="string">
              <text:p>3.5</text:p>
            </table:table-cell>
            <table:table-cell office:value-type="string">
              <text:p>AGNI</text:p>
            </table:table-cell>
            <table:table-cell office:value-type="string">
              <text:p>F9I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2</text:p>
            </table:table-cell>
            <table:table-cell table:number-columns-repeated="234"/>
          </table:table-row>
          <table:table-row table:style-name="ro1">
            <table:table-cell office:value-type="string">
              <text:p>3233</text:p>
            </table:table-cell>
            <table:table-cell office:value-type="string">
              <text:p>P</text:p>
            </table:table-cell>
            <table:table-cell office:value-type="string">
              <text:p>RAMIVA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IV</text:p>
            </table:table-cell>
            <table:table-cell office:value-type="string">
              <text:p>1144</text:p>
            </table:table-cell>
            <table:table-cell/>
            <table:table-cell office:value-type="string">
              <text:p>TRACE</text:p>
            </table:table-cell>
            <table:table-cell office:value-type="string">
              <text:p>0</text:p>
            </table:table-cell>
            <table:table-cell office:value-type="string">
              <text:p>WARM</text:p>
            </table:table-cell>
            <table:table-cell office:value-type="string">
              <text:p>50M</text:p>
            </table:table-cell>
            <table:table-cell office:value-type="string">
              <text:p>MILIT</text:p>
            </table:table-cell>
            <table:table-cell office:value-type="string">
              <text:p>3</text:p>
            </table:table-cell>
            <table:table-cell office:value-type="string">
              <text:p>8</text:p>
            </table:table-cell>
            <table:table-cell office:value-type="string">
              <text:p>4</text:p>
            </table:table-cell>
            <table:table-cell office:value-type="string">
              <text:p>DENA</text:p>
            </table:table-cell>
            <table:table-cell office:value-type="string">
              <text:p>M9V</text:p>
            </table:table-cell>
            <table:table-cell table:number-columns-repeated="2"/>
            <table:table-cell office:value-type="string">
              <text:p>3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>
            <table:table-cell office:value-type="string">
              <text:p>3235</text:p>
            </table:table-cell>
            <table:table-cell office:value-type="string">
              <text:p>P</text:p>
            </table:table-cell>
            <table:table-cell office:value-type="string">
              <text:p>TRIN*</text:p>
            </table:table-cell>
            <table:table-cell office:value-type="string">
              <text:p>IMP</text:p>
            </table:table-cell>
            <table:table-cell office:value-type="string">
              <text:p>GRN</text:p>
            </table:table-cell>
            <table:table-cell office:value-type="string">
              <text:p>V</text:p>
            </table:table-cell>
            <table:table-cell office:value-type="string">
              <text:p>8216</text:p>
            </table:table-cell>
            <table:table-cell/>
            <table:table-cell office:value-type="string">
              <text:p>DEN-T</text:p>
            </table:table-cell>
            <table:table-cell office:value-type="string">
              <text:p>44</text:p>
            </table:table-cell>
            <table:table-cell office:value-type="string">
              <text:p>COOL</text:p>
            </table:table-cell>
            <table:table-cell office:value-type="string">
              <text:p>22B</text:p>
            </table:table-cell>
            <table:table-cell office:value-type="string">
              <text:p>BUREA</text:p>
            </table:table-cell>
            <table:table-cell office:value-type="string">
              <text:p>3</text:p>
            </table:table-cell>
            <table:table-cell office:value-type="string">
              <text:p>12</text:p>
            </table:table-cell>
            <table:table-cell/>
            <table:table-cell office:value-type="string">
              <text:p>CPHIIN</text:p>
            </table:table-cell>
            <table:table-cell office:value-type="string">
              <text:p>M0V</text:p>
            </table:table-cell>
            <table:table-cell table:number-columns-repeated="2"/>
            <table:table-cell office:value-type="string">
              <text:p>1</text:p>
            </table:table-cell>
            <table:table-cell office:value-type="string">
              <text:p>0</text:p>
            </table:table-cell>
            <table:table-cell table:number-columns-repeated="234"/>
          </table:table-row>
          <table:table-row table:style-name="ro1">
            <table:table-cell office:value-type="string">
              <text:p>3236</text:p>
            </table:table-cell>
            <table:table-cell office:value-type="string">
              <text:p>P</text:p>
            </table:table-cell>
            <table:table-cell office:value-type="string">
              <text:p>HAZEL</text:p>
            </table:table-cell>
            <table:table-cell office:value-type="string">
              <text:p>IMP</text:p>
            </table:table-cell>
            <table:table-cell office:value-type="string">
              <text:p>AMB</text:p>
            </table:table-cell>
            <table:table-cell office:value-type="string">
              <text:p>III</text:p>
            </table:table-cell>
            <table:table-cell office:value-type="string">
              <text:p>6041</text:p>
            </table:table-cell>
            <table:table-cell/>
            <table:table-cell office:value-type="string">
              <text:p>THN-T</text:p>
            </table:table-cell>
            <table:table-cell office:value-type="string">
              <text:p>52</text:p>
            </table:table-cell>
            <table:table-cell office:value-type="string">
              <text:p>NORM</text:p>
            </table:table-cell>
            <table:table-cell office:value-type="string">
              <text:p>80M</text:p>
            </table:table-cell>
            <table:table-cell office:value-type="string">
              <text:p>REPDE</text:p>
            </table:table-cell>
            <table:table-cell office:value-type="string">
              <text:p>4</text:p>
            </table:table-cell>
            <table:table-cell office:value-type="string">
              <text:p>5</text:p>
            </table:table-cell>
            <table:table-cell/>
            <table:table-cell office:value-type="string">
              <text:p>AG</text:p>
            </table:table-cell>
            <table:table-cell office:value-type="string">
              <text:p>A1V</text:p>
            </table:table-cell>
            <table:table-cell office:value-type="string">
              <text:p>M6D</text:p>
            </table:table-cell>
            <table:table-cell/>
            <table:table-cell office:value-type="string">
              <text:p>0</text:p>
            </table:table-cell>
            <table:table-cell office:value-type="string">
              <text:p>1</text:p>
            </table:table-cell>
            <table:table-cell table:number-columns-repeated="234"/>
          </table:table-row>
          <table:table-row table:style-name="ro1" table:number-rows-repeated="15">
            <table:table-cell table:style-name="ce1" table:number-columns-repeated="2"/>
            <table:table-cell table:style-name="ce3"/>
            <table:table-cell table:style-name="ce1" table:number-columns-repeated="21"/>
            <table:table-cell table:number-columns-repeated="232"/>
          </table:table-row>
        </table:table-row-group>
        <table:table-row table:style-name="ro1" table:number-rows-repeated="1048105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2.A1:Sheet2.L4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4" number:min-integer-digits="1"/>
    </number:number-style>
    <number:number-style style:name="N138">
      <number:number number:decimal-places="0" number:min-integer-digits="2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27/06/2012</text:date>, <text:time>22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6-27T22:31:28.59</dc:date>
    <dc:creator>Mark Ferguson</dc:creator>
    <meta:editing-duration>PT40M34S</meta:editing-duration>
    <meta:editing-cycles>2</meta:editing-cycles>
    <meta:document-statistic meta:table-count="3" meta:cell-count="21449" meta:object-count="0"/>
  </office:meta>
</office:document-meta>
</file>